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1.085cm"/>
    </style:style>
    <style:style style:name="co4" style:family="table-column">
      <style:table-column-properties fo:break-before="auto" style:column-width="8.705cm"/>
    </style:style>
    <style:style style:name="co5" style:family="table-column">
      <style:table-column-properties fo:break-before="auto" style:column-width="5.477cm"/>
    </style:style>
    <style:style style:name="co6" style:family="table-column">
      <style:table-column-properties fo:break-before="auto" style:column-width="5.662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4.92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9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1.517cm" fo:break-before="auto" style:use-optimal-row-height="false"/>
    </style:style>
    <style:style style:name="ro9" style:family="table-row">
      <style:table-row-properties style:row-height="1.023cm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non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 style:data-style-name="N100">
      <style:table-cell-properties fo:border-bottom="0.035cm solid #000000" style:diagonal-bl-tr="none" style:diagonal-tl-br="none" fo:wrap-option="wrap" fo:border-left="none" fo:border-right="none" fo:border-top="0.035cm solid #000000" style:vertical-align="bottom"/>
    </style:style>
    <style:style style:name="ce6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</style:style>
    <style:style style:name="ce9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</style:style>
    <style:style style:name="ce10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 style:vertical-align="bottom"/>
    </style:style>
    <style:style style:name="ce11" style:family="table-cell" style:parent-style-name="Default">
      <style:table-cell-properties fo:wrap-option="wrap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035cm solid #000000" fo:background-color="#ffff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</style:style>
    <style:style style:name="ce17" style:family="table-cell" style:parent-style-name="Default">
      <style:table-cell-properties fo:border-bottom="0.035cm solid #000000" fo:background-color="#ffff00" style:diagonal-bl-tr="none" style:diagonal-tl-br="none" fo:wrap-option="wrap" fo:border-left="none" fo:border-right="none" fo:border-top="0.035cm solid #000000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non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/>
    </style:style>
    <style:style style:name="ce23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</style:style>
    <style:style style:name="ce25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</style:style>
    <style:style style:name="ce26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/>
    </style:style>
    <style:style style:name="ce27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3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7" style:family="table-cell" style:parent-style-name="Default" style:data-style-name="N100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order-bottom="0.035cm solid #000000" fo:background-color="#ffff00" style:diagonal-bl-tr="none" style:diagonal-tl-br="none" fo:wrap-option="wrap" fo:border-left="none" fo:border-right="none" fo:border-top="0.035cm solid #000000" style:vertical-align="bottom"/>
    </style:style>
    <style:style style:name="ce39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3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wrap-option="wrap" style:vertical-align="bottom"/>
    </style:style>
    <style:style style:name="ce45" style:family="table-cell" style:parent-style-name="Defaul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</office:automatic-styles>
  <office:body>
    <office:spreadsheet>
      <table:table table:name="Chyby LH _SSV 2009_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6"/>
        <table:table-column table:style-name="co3" table:default-cell-style-name="ce24"/>
        <table:table-column table:style-name="co4" table:default-cell-style-name="ce16"/>
        <table:table-column table:style-name="co5" table:default-cell-style-name="ce14"/>
        <table:table-column table:style-name="co6" table:default-cell-style-name="ce14"/>
        <table:table-column table:style-name="co7" table:default-cell-style-name="ce10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trana</text:p>
          </table:table-cell>
          <table:table-cell table:style-name="ce11" office:value-type="string">
            <text:p>riadok</text:p>
          </table:table-cell>
          <table:table-cell table:style-name="ce18" office:value-type="string">
            <text:p>typ chyby</text:p>
          </table:table-cell>
          <table:table-cell table:style-name="ce11" office:value-type="string">
            <text:p>popis chyby</text:p>
          </table:table-cell>
          <table:table-cell table:style-name="ce11" office:value-type="string">
            <text:p>je uvedené</text:p>
          </table:table-cell>
          <table:table-cell table:style-name="ce11" office:value-type="string">
            <text:p>má byť</text:p>
          </table:table-cell>
          <table:table-cell table:style-name="ce11" office:value-type="string">
            <text:p>pozn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elá LH</text:p>
          </table:table-cell>
          <table:table-cell table:style-name="ce12"/>
          <table:table-cell table:style-name="ce19" office:value-type="string">
            <text:p>3</text:p>
          </table:table-cell>
          <table:table-cell table:style-name="ce12" office:value-type="string">
            <text:p>chybné (nespisovné) slovo ("tohoto"; niekde správne uvádzané "tohto") - navrhujem nahradiť "strojovo" v celom vydaní LH (okrem poézie, t. j. okrem hymnusov)</text:p>
          </table:table-cell>
          <table:table-cell table:style-name="ce12" office:value-type="string">
            <text:p>tohoto</text:p>
          </table:table-cell>
          <table:table-cell table:style-name="ce12" office:value-type="string">
            <text:p>tohto</text:p>
          </table:table-cell>
          <table:table-cell table:style-name="ce12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2"/>
          <table:table-cell table:style-name="ce19"/>
          <table:table-cell table:style-name="ce12" table:number-columns-repeated="4"/>
          <table:table-cell table:number-columns-repeated="1017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4"/>
          <table:table-cell table:number-columns-repeated="1017"/>
        </table:table-row>
        <table:table-row table:style-name="ro4">
          <table:table-cell table:style-name="ce4" office:value-type="string">
            <text:p>ST-SS, 1</text:p>
          </table:table-cell>
          <table:table-cell table:style-name="ce14" office:value-type="string">
            <text:p>1. žalmu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Bože“</text:p>
          </table:table-cell>
          <table:table-cell office:value-type="string">
            <text:p>Bože ty...</text:p>
          </table:table-cell>
          <table:table-cell office:value-type="string">
            <text:p>Bože, t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ST-SS, 2</text:p>
          </table:table-cell>
          <table:table-cell table:style-name="ce14" office:value-type="string">
            <text:p>8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na -&gt; vo</text:p>
          </table:table-cell>
          <table:table-cell table:number-columns-repeated="2" office:value-type="string">
            <text:p>čo sa hýbe na vodách;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ST-SS, 3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svätým -&gt; Svätým (veľké S)</text:p>
          </table:table-cell>
          <table:table-cell table:number-columns-repeated="2" office:value-type="string">
            <text:p>so svätým Duch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ST-SS, 3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bodka na konci vety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ST-SS, 4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hviezdička na konci riadka</text:p>
          </table:table-cell>
          <table:table-cell office:value-type="string">
            <text:p>a naše kroky</text:p>
          </table:table-cell>
          <table:table-cell office:value-type="string">
            <text:p>a naše kroky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ST-II, 1</text:p>
          </table:table-cell>
          <table:table-cell table:style-name="ce14" office:value-type="string">
            <text:p>6. chválospevu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ypadlo slovo „svätých“</text:p>
          </table:table-cell>
          <table:table-cell office:value-type="string">
            <text:p>ústami svojich prorokov,</text:p>
          </table:table-cell>
          <table:table-cell office:value-type="string">
            <text:p>ústami svojich svätých prorokov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ST-II, 2</text:p>
          </table:table-cell>
          <table:table-cell table:style-name="ce14" office:value-type="string">
            <text:p>1. Te Deum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teba, Pane, velebíme, </text:p>
          </table:table-cell>
          <table:table-cell office:value-type="string">
            <text:p>teba, Pane, velebíme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ST-II, 3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vypadlo písmeno „i“</text:p>
          </table:table-cell>
          <table:table-cell office:value-type="string">
            <text:p>nesmerne velebného,</text:p>
          </table:table-cell>
          <table:table-cell office:value-type="string">
            <text:p>nesmierne velebného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X</text:p>
          </table:table-cell>
          <table:table-cell table:style-name="ce14" office:value-type="string">
            <text:p>2. v bode 11.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ludskú</text:p>
          </table:table-cell>
          <table:table-cell office:value-type="string">
            <text:p>ľudskú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XII</text:p>
          </table:table-cell>
          <table:table-cell table:style-name="ce14" office:value-type="string">
            <text:p>5. v bode 122.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XIV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bodka na konci vety má byť čier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XV</text:p>
          </table:table-cell>
          <table:table-cell table:style-name="ce14" office:value-type="string">
            <text:p>4. v bode 253.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v odkaze na SC vypadla čiarka (správne napr. v bode 201, str. XIII)</text:p>
          </table:table-cell>
          <table:table-cell table:style-name="ce27" office:value-type="string">
            <text:p>(SC 28)</text:p>
          </table:table-cell>
          <table:table-cell table:style-name="ce27" office:value-type="string">
            <text:p>(SC, 28)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XVIII-XIX</text:p>
          </table:table-cell>
          <table:table-cell table:style-name="ce14" office:value-type="string">
            <text:p>tabuľk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stĺpec „nedeľný cyklus“ má obsahovať 2 litery (ako uvádza aj str. XX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XX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bodka na konci vety (za „g“) má byť čier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</text:p>
          </table:table-cell>
          <table:table-cell table:style-name="ce14" office:value-type="string">
            <text:p>3. v 1. strofe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verša má byť čiarka</text:p>
          </table:table-cell>
          <table:table-cell office:value-type="string">
            <text:p>svitom zdobíš zore ranné</text:p>
          </table:table-cell>
          <table:table-cell office:value-type="string">
            <text:p>svitom zdobíš zore ranné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</text:p>
          </table:table-cell>
          <table:table-cell table:style-name="ce14" office:value-type="string">
            <text:p>1./2. v Ant. 2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delenie slova „chválospev“</text:p>
          </table:table-cell>
          <table:table-cell office:value-type="string">
            <text:p>chválos-pev</text:p>
          </table:table-cell>
          <table:table-cell office:value-type="string">
            <text:p>chválo-spev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</text:p>
          </table:table-cell>
          <table:table-cell table:style-name="ce14" office:value-type="string">
            <text:p>2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mäkčeň na „ď“</text:p>
          </table:table-cell>
          <table:table-cell office:value-type="string">
            <text:p>Zhodme</text:p>
          </table:table-cell>
          <table:table-cell office:value-type="string">
            <text:p>Zhoďm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4</text:p>
          </table:table-cell>
          <table:table-cell table:style-name="ce14" office:value-type="string">
            <text:p>krátke čít.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biblický odkaz má mať čiarku (nie bodku)</text:p>
          </table:table-cell>
          <table:table-cell table:style-name="ce27" office:value-type="string">
            <text:p>Flp 4. 4-5</text:p>
          </table:table-cell>
          <table:table-cell table:style-name="ce27" office:value-type="string">
            <text:p>Flp 4, 4-5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5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začiatok 3. prosby má byť zarovnaný na ľavý okraj strany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15</text:p>
          </table:table-cell>
          <table:table-cell table:style-name="ce14" office:value-type="string">
            <text:p>14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 poslednej prosbe skomolené slovo (posledné písmeno a -&gt; š)</text:p>
          </table:table-cell>
          <table:table-cell office:value-type="string">
            <text:p>navštívia</text:p>
          </table:table-cell>
          <table:table-cell office:value-type="string">
            <text:p>navštíviš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7</text:p>
          </table:table-cell>
          <table:table-cell table:style-name="ce14" office:value-type="string">
            <text:p>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vety má byť bodka, nie čiarka</text:p>
          </table:table-cell>
          <table:table-cell office:value-type="string">
            <text:p>čo bývaš na Sione, V ten</text:p>
          </table:table-cell>
          <table:table-cell office:value-type="string">
            <text:p>čo bývaš na Sione. V ten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mäkčeň na „ď“</text:p>
          </table:table-cell>
          <table:table-cell office:value-type="string">
            <text:p>Príd.</text:p>
          </table:table-cell>
          <table:table-cell office:value-type="string">
            <text:p>Príď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0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dĺžeň na „í“ v zvolaniu k prosbám</text:p>
          </table:table-cell>
          <table:table-cell office:value-type="string">
            <text:p>Priď tvoje</text:p>
          </table:table-cell>
          <table:table-cell office:value-type="string">
            <text:p>Príď tvoj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</text:p>
          </table:table-cell>
          <table:table-cell table:style-name="ce14" office:value-type="string">
            <text:p>2. v čít. z Ez 34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mäkčeň na „ľ“ (delené slovo na konci riadka)</text:p>
          </table:table-cell>
          <table:table-cell office:value-type="string">
            <text:p>vyhla-dám</text:p>
          </table:table-cell>
          <table:table-cell office:value-type="string">
            <text:p>vyhľa-dám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23</text:p>
          </table:table-cell>
          <table:table-cell table:style-name="ce14" office:value-type="string">
            <text:p>12. a 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začiatok 3. („Otec“) a 4. prosby („Ty“) majú byť zalomené na začiatku riadka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4</text:p>
          </table:table-cell>
          <table:table-cell table:style-name="ce14" office:value-type="string">
            <text:p>odkaz na Iz 7</text:p>
          </table:table-cell>
          <table:table-cell table:style-name="ce21" office:value-type="string">
            <text:p>8</text:p>
          </table:table-cell>
          <table:table-cell table:style-name="ce14" office:value-type="string">
            <text:p>príliš veľká medzera v odkaze Iz 7, 14b-15 za čiark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5</text:p>
          </table:table-cell>
          <table:table-cell table:style-name="ce14" office:value-type="string">
            <text:p>odkaz na Iz 2</text:p>
          </table:table-cell>
          <table:table-cell table:style-name="ce21" office:value-type="string">
            <text:p>8</text:p>
          </table:table-cell>
          <table:table-cell table:style-name="ce14" office:value-type="string">
            <text:p>príliš veľká medzera v odkaze Iz 2, 11 za čiark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7</text:p>
          </table:table-cell>
          <table:table-cell table:style-name="ce14"/>
          <table:table-cell table:style-name="ce21" office:value-type="string">
            <text:p>6</text:p>
          </table:table-cell>
          <table:table-cell table:style-name="ce14"/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27</text:p>
          </table:table-cell>
          <table:table-cell table:style-name="ce14" office:value-type="string">
            <text:p>krátke resp.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2x chýba medzera za červenou hviezdičkou (alebo je veľmi malá)</text:p>
          </table:table-cell>
          <table:table-cell table:number-columns-repeated="2"/>
          <table:table-cell table:style-name="ce14" office:value-type="string">
            <text:p>POSUN?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27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mäkčeň na „ň“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8</text:p>
          </table:table-cell>
          <table:table-cell table:style-name="ce14" office:value-type="string">
            <text:p>1. modlitby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ťa“</text:p>
          </table:table-cell>
          <table:table-cell office:value-type="string">
            <text:p>Prosíme ťa Pane</text:p>
          </table:table-cell>
          <table:table-cell office:value-type="string">
            <text:p>Prosíme ťa, Pan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8</text:p>
          </table:table-cell>
          <table:table-cell table:style-name="ce14" office:value-type="string">
            <text:p>2. krátkeho čít.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skomolené slovo „spravodlivosť“ (l -&gt; i)</text:p>
          </table:table-cell>
          <table:table-cell office:value-type="string">
            <text:p>spravodllvosť</text:p>
          </table:table-cell>
          <table:table-cell office:value-type="string">
            <text:p>spravodlivosť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8</text:p>
          </table:table-cell>
          <table:table-cell table:style-name="ce14"/>
          <table:table-cell table:style-name="ce21" office:value-type="string">
            <text:p>6</text:p>
          </table:table-cell>
          <table:table-cell table:style-name="ce14"/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29</text:p>
          </table:table-cell>
          <table:table-cell table:style-name="ce14" office:value-type="string">
            <text:p>1. prosb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jú 2 čiarky (porov. liturgický preklad Kol 1, 10; Biblia SSV)</text:p>
          </table:table-cell>
          <table:table-cell office:value-type="string">
            <text:p>žili ako sa patrí vzhľadom na Pána a páčili</text:p>
          </table:table-cell>
          <table:table-cell office:value-type="string">
            <text:p>žili, ako sa patrí vzhľadom na Pána, a páčili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29</text:p>
          </table:table-cell>
          <table:table-cell table:style-name="ce14" office:value-type="string">
            <text:p>4. a 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zarovnaná prvá prosba (1. riadok má byť úplne vľavo, 2. odsadený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30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edzera naviac v biblickom odkaze za spojovníkom</text:p>
          </table:table-cell>
          <table:table-cell table:style-name="ce27" office:value-type="string">
            <text:p>Mich 5, 3- 4a</text:p>
          </table:table-cell>
          <table:table-cell table:style-name="ce27" office:value-type="string">
            <text:p>Mich 5, 3-4a</text:p>
          </table:table-cell>
          <table:table-cell table:style-name="ce14" office:value-type="string">
            <text:p>správne str. 6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33</text:p>
          </table:table-cell>
          <table:table-cell table:style-name="ce14" office:value-type="string">
            <text:p>1. prosieb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mäkčeň na „ď“ (na konci 1. riadka uvedenia do prosieb)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3</text:p>
          </table:table-cell>
          <table:table-cell table:style-name="ce14" office:value-type="string">
            <text:p>9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nás“</text:p>
          </table:table-cell>
          <table:table-cell office:value-type="string">
            <text:p>pozdvihni nás hriešnikov,</text:p>
          </table:table-cell>
          <table:table-cell office:value-type="string">
            <text:p>pozdvihni nás, hriešnikov,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37</text:p>
          </table:table-cell>
          <table:table-cell table:style-name="ce14" office:value-type="string">
            <text:p>4. prosieb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prislúbil</text:p>
          </table:table-cell>
          <table:table-cell office:value-type="string">
            <text:p>prisľúbil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37</text:p>
          </table:table-cell>
          <table:table-cell table:style-name="ce14" office:value-type="string">
            <text:p>5. prosieb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edzera naviac pred bodkočiarkou na konci prvej časti 1. prosby</text:p>
          </table:table-cell>
          <table:table-cell office:value-type="string">
            <text:p>spra-vodlivosti ;</text:p>
          </table:table-cell>
          <table:table-cell office:value-type="string">
            <text:p>spra-vodlivosti;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37</text:p>
          </table:table-cell>
          <table:table-cell table:style-name="ce14" office:value-type="string">
            <text:p>6. prosieb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začiatok 2. prosby („Bože, otvor srd-“) má byť zalomený na začiatku riadka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8</text:p>
          </table:table-cell>
          <table:table-cell table:style-name="ce14" office:value-type="string">
            <text:p>krátke čít.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čítanie napoludnie, bodka namiesto čiarky</text:p>
          </table:table-cell>
          <table:table-cell table:style-name="ce27" office:value-type="string">
            <text:p>Iz 4. 3</text:p>
          </table:table-cell>
          <table:table-cell table:style-name="ce27" office:value-type="string">
            <text:p>Iz 4, 3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9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jú 2 čiarky (na str. 118 a 150 sú)</text:p>
          </table:table-cell>
          <table:table-cell office:value-type="string">
            <text:p>tak Pán Boh dá</text:p>
          </table:table-cell>
          <table:table-cell office:value-type="string">
            <text:p>tak Pán, Boh, dá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42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rubrika na konci modlitby cez deň, preklep</text:p>
          </table:table-cell>
          <table:table-cell office:value-type="string">
            <text:p>na ranná chvály</text:p>
          </table:table-cell>
          <table:table-cell office:value-type="string">
            <text:p>na ranné chvál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48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50</text:p>
          </table:table-cell>
          <table:table-cell table:style-name="ce14"/>
          <table:table-cell table:style-name="ce21" office:value-type="string">
            <text:p>8</text:p>
          </table:table-cell>
          <table:table-cell table:style-name="ce14" office:value-type="string">
            <text:p>akoby bola časť čiary oddeľujúcej záhlavie od textu aj červenou farb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0</text:p>
          </table:table-cell>
          <table:table-cell table:style-name="ce14" office:value-type="string">
            <text:p>krátke čít.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čítania akoby nebola čierna (vidno rastrovanie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0</text:p>
          </table:table-cell>
          <table:table-cell table:style-name="ce14" office:value-type="string">
            <text:p>prosby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zvolania k prosbám je šedá (vidno rastrovanie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4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mäkčeň na ď</text:p>
          </table:table-cell>
          <table:table-cell office:value-type="string">
            <text:p>vyslobod</text:p>
          </table:table-cell>
          <table:table-cell office:value-type="string">
            <text:p>vysloboď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5</text:p>
          </table:table-cell>
          <table:table-cell table:style-name="ce14" office:value-type="string">
            <text:p>2. prosb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ybne rozpoznané slovo „očakávame“</text:p>
          </table:table-cell>
          <table:table-cell office:value-type="string">
            <text:p>čo ťa očakávanie</text:p>
          </table:table-cell>
          <table:table-cell office:value-type="string">
            <text:p>čo ťa očakávam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5</text:p>
          </table:table-cell>
          <table:table-cell table:style-name="ce14" office:value-type="string">
            <text:p>3. prosb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pravdepodobne chýba medzera medzi slovami v 3. prosbe</text:p>
          </table:table-cell>
          <table:table-cell office:value-type="string">
            <text:p>zapáľnaše</text:p>
          </table:table-cell>
          <table:table-cell office:value-type="string">
            <text:p>zapáľ naš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5</text:p>
          </table:table-cell>
          <table:table-cell table:style-name="ce14" office:value-type="string">
            <text:p>4. prosb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ybne rozpoznané slovo „uctievame“</text:p>
          </table:table-cell>
          <table:table-cell office:value-type="string">
            <text:p>ťa uctievanie</text:p>
          </table:table-cell>
          <table:table-cell office:value-type="string">
            <text:p>ťa uctievame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55</text:p>
          </table:table-cell>
          <table:table-cell table:style-name="ce14" office:value-type="string">
            <text:p>prosby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zvolania k prosbám a prvej prosby je šedá (vidno rastrovanie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8</text:p>
          </table:table-cell>
          <table:table-cell table:style-name="ce14" office:value-type="string">
            <text:p>príliš veľká medzera v odkaze 1 Kor 4, 5 za číslovkou „1“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9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e rozpoznané slovo „budeme“</text:p>
          </table:table-cell>
          <table:table-cell office:value-type="string">
            <text:p>budenie</text:p>
          </table:table-cell>
          <table:table-cell office:value-type="string">
            <text:p>budem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6</text:p>
          </table:table-cell>
          <table:table-cell table:style-name="ce14" office:value-type="string">
            <text:p>4. krátkeho čít.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hladať</text:p>
          </table:table-cell>
          <table:table-cell office:value-type="string">
            <text:p>hľadať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6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zlutujem</text:p>
          </table:table-cell>
          <table:table-cell office:value-type="string">
            <text:p>zľutuje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1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jú 2 čiarky (na str. 118 a 150 sú)</text:p>
          </table:table-cell>
          <table:table-cell office:value-type="string">
            <text:p>tak Pán Boh dá</text:p>
          </table:table-cell>
          <table:table-cell office:value-type="string">
            <text:p>tak Pán, Boh, dá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72</text:p>
          </table:table-cell>
          <table:table-cell table:style-name="ce14" office:value-type="string">
            <text:p>7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3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dve slová spolu (chýba oddeľujúca medzera)</text:p>
          </table:table-cell>
          <table:table-cell office:value-type="string">
            <text:p>pomne</text:p>
          </table:table-cell>
          <table:table-cell office:value-type="string">
            <text:p>po mn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3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dve slová spolu (chýba oddeľujúca medzera)</text:p>
          </table:table-cell>
          <table:table-cell office:value-type="string">
            <text:p>predomnou</text:p>
          </table:table-cell>
          <table:table-cell office:value-type="string">
            <text:p>predo mnou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73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e rozpoznané slovo „ľudí“ (namiesto ľ obsahuje veľké I)</text:p>
          </table:table-cell>
          <table:table-cell office:value-type="string">
            <text:p>Iudí</text:p>
          </table:table-cell>
          <table:table-cell office:value-type="string">
            <text:p>ľudí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74</text:p>
          </table:table-cell>
          <table:table-cell table:style-name="ce14" office:value-type="string">
            <text:p>invitatórium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„Ant.“ pre antifónu na invitatórium pre 17. decembra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5</text:p>
          </table:table-cell>
          <table:table-cell table:style-name="ce14" office:value-type="string">
            <text:p>krátke čít.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čítania je šedá (vidno rastrovanie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6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prvý riadok je šedý (hoci v podstate celá strana je bledá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7</text:p>
          </table:table-cell>
          <table:table-cell table:style-name="ce14" office:value-type="string">
            <text:p>4. krátkeho čít.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za slovom „úhony“ je čiarka naviac</text:p>
          </table:table-cell>
          <table:table-cell table:number-columns-repeated="2" office:value-type="string">
            <text:p>úhony, vo svätosti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78</text:p>
          </table:table-cell>
          <table:table-cell table:style-name="ce14" office:value-type="string">
            <text:p>pred Ant. 2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na začiatku vety má byť veľké písmeno</text:p>
          </table:table-cell>
          <table:table-cell office:value-type="string">
            <text:p>žalmy</text:p>
          </table:table-cell>
          <table:table-cell office:value-type="string">
            <text:p>Žalm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8</text:p>
          </table:table-cell>
          <table:table-cell table:style-name="ce14" office:value-type="string">
            <text:p>krátke čít.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biblický odkaz má mať čiarku (nie bodku)</text:p>
          </table:table-cell>
          <table:table-cell table:style-name="ce27" office:value-type="string">
            <text:p>Flp 4. 4-5</text:p>
          </table:table-cell>
          <table:table-cell table:style-name="ce27" office:value-type="string">
            <text:p>Flp 4, 4-5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8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v slove „Oznámite“ je „i“ naviac</text:p>
          </table:table-cell>
          <table:table-cell office:value-type="string">
            <text:p>Oznámite</text:p>
          </table:table-cell>
          <table:table-cell office:value-type="string">
            <text:p>Oznámt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9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dĺžeň na „Ó“</text:p>
          </table:table-cell>
          <table:table-cell office:value-type="string">
            <text:p>O Múdrosť</text:p>
          </table:table-cell>
          <table:table-cell office:value-type="string">
            <text:p>Ó Múdrosť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9</text:p>
          </table:table-cell>
          <table:table-cell table:style-name="ce14" office:value-type="string">
            <text:p>3.-5. prosieb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3.-5. riadok sú šedé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79</text:p>
          </table:table-cell>
          <table:table-cell table:style-name="ce14" office:value-type="string">
            <text:p>13. a 1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zarovnaná 3. prosba (1. riadok má byť úplne vľavo, 2. odsadený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84</text:p>
          </table:table-cell>
          <table:table-cell table:style-name="ce14" office:value-type="string">
            <text:p>2. a 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zarovnaný úvod k prosbám (1. riadok má byť úplne vľavo, 2. odsadený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6</text:p>
          </table:table-cell>
          <table:table-cell table:style-name="ce14" office:value-type="string">
            <text:p>odkaz na Ez 34</text:p>
          </table:table-cell>
          <table:table-cell table:style-name="ce21" office:value-type="string">
            <text:p>8</text:p>
          </table:table-cell>
          <table:table-cell table:style-name="ce14" office:value-type="string">
            <text:p>príliš veľká medzera v odkaze Ez 34, 15-16 za čiark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7</text:p>
          </table:table-cell>
          <table:table-cell table:style-name="ce14" office:value-type="string">
            <text:p>krátke resp.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e rozpoznané slovo „budeme“</text:p>
          </table:table-cell>
          <table:table-cell office:value-type="string">
            <text:p>budenie</text:p>
          </table:table-cell>
          <table:table-cell office:value-type="string">
            <text:p>budeme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92</text:p>
          </table:table-cell>
          <table:table-cell table:style-name="ce14" office:value-type="string">
            <text:p>2. a 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zarovnaný úvod k prosbám (1. riadok má byť úplne vľavo, 2. odsadený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93</text:p>
          </table:table-cell>
          <table:table-cell table:style-name="ce14" office:value-type="string">
            <text:p>3. a 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jú 2 čiarky (porov. liturgický preklad Kol 1, 10; Biblia SSV)</text:p>
          </table:table-cell>
          <table:table-cell office:value-type="string">
            <text:p>žili ako sa patrí vzhľadom na Pána a páčili</text:p>
          </table:table-cell>
          <table:table-cell office:value-type="string">
            <text:p>žili, ako sa patrí vzhľadom na Pána, a páčili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94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odsadené pokračovanie čítania (má byť zarovnané na ľavý okraj strany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5</text:p>
          </table:table-cell>
          <table:table-cell table:style-name="ce14" office:value-type="string">
            <text:p>2.-5. zdol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tieto riadky sú šedé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4</text:p>
          </table:table-cell>
          <table:table-cell table:style-name="ce14" office:value-type="string">
            <text:p>7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koniec riadka má mať bodkočiarku (ako str. 43. 121)</text:p>
          </table:table-cell>
          <table:table-cell office:value-type="string">
            <text:p>hriešnikov:</text:p>
          </table:table-cell>
          <table:table-cell office:value-type="string">
            <text:p>hriešnikov;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05</text:p>
          </table:table-cell>
          <table:table-cell table:style-name="ce14" office:value-type="string">
            <text:p>1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 (rubrika pre Modlitbu cez deň)</text:p>
          </table:table-cell>
          <table:table-cell office:value-type="string">
            <text:p>táto nedela</text:p>
          </table:table-cell>
          <table:table-cell office:value-type="string">
            <text:p>táto nedeľ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9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 v slove „ofíciu“</text:p>
          </table:table-cell>
          <table:table-cell office:value-type="string">
            <text:p>oficiu</text:p>
          </table:table-cell>
          <table:table-cell office:value-type="string">
            <text:p>ofíciu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10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rozpoznané slovo „ti“ (dĺžeň naviac)</text:p>
          </table:table-cell>
          <table:table-cell office:value-type="string">
            <text:p>tí</text:p>
          </table:table-cell>
          <table:table-cell office:value-type="string">
            <text:p>t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11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zalomený 1.-2. verš („hľa,“ má byť v 2. verši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11</text:p>
          </table:table-cell>
          <table:table-cell table:style-name="ce14" office:value-type="string">
            <text:p>10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královstve</text:p>
          </table:table-cell>
          <table:table-cell office:value-type="string">
            <text:p>kráľovstve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116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edzera naviac pred bodkočiarkou na konci prvej časti 1. prosby</text:p>
          </table:table-cell>
          <table:table-cell office:value-type="string">
            <text:p>spra-vodlivosti ;</text:p>
          </table:table-cell>
          <table:table-cell office:value-type="string">
            <text:p>spra-vodlivosti;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116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začiatok 2. prosby („Bože, otvor srd-“) má byť zalomený na začiatku ďalšieho riadka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19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bodka naviac za slovom „nám“</text:p>
          </table:table-cell>
          <table:table-cell office:value-type="string">
            <text:p>A daj nám. svoju spásu.</text:p>
          </table:table-cell>
          <table:table-cell office:value-type="string">
            <text:p>A daj nám svoju spásu.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119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edzera naviac pred bodkočiarkou na konci prvej časti poslednej prosby (delené slovo)</text:p>
          </table:table-cell>
          <table:table-cell office:value-type="string">
            <text:p>krá-ľovstve ;</text:p>
          </table:table-cell>
          <table:table-cell office:value-type="string">
            <text:p>krá-ľovstve;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23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bodka na konci vety (za „114 n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26</text:p>
          </table:table-cell>
          <table:table-cell table:style-name="ce14" office:value-type="string">
            <text:p>nadpis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Ň</text:p>
          </table:table-cell>
          <table:table-cell office:value-type="string">
            <text:p>MODLITBA CEZ DEN</text:p>
          </table:table-cell>
          <table:table-cell office:value-type="string">
            <text:p>MODLITBA CEZ DEŇ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27</text:p>
          </table:table-cell>
          <table:table-cell table:style-name="ce14" office:value-type="string">
            <text:p>krátke čít.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edzera chýba pred aj za pomlčkou v referencii</text:p>
          </table:table-cell>
          <table:table-cell table:style-name="ce27" office:value-type="string">
            <text:p>Iz 13, 22–14,1</text:p>
          </table:table-cell>
          <table:table-cell table:style-name="ce27" office:value-type="string">
            <text:p>Iz 13, 22 – 14,1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28</text:p>
          </table:table-cell>
          <table:table-cell table:style-name="ce14" office:value-type="string">
            <text:p>„Ó antifóna“</text:p>
          </table:table-cell>
          <table:table-cell table:style-name="ce21"/>
          <table:table-cell table:style-name="ce14" office:value-type="string">
            <text:p>chýba čiarka v „Ó antifóne“?</text:p>
          </table:table-cell>
          <table:table-cell office:value-type="string">
            <text:p>Ó Výhonok</text:p>
          </table:table-cell>
          <table:table-cell office:value-type="string">
            <text:p>Ó, Výhonok</text:p>
          </table:table-cell>
          <table:table-cell table:style-name="ce14" office:value-type="string">
            <text:p>?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29</text:p>
          </table:table-cell>
          <table:table-cell table:style-name="ce14"/>
          <table:table-cell table:style-name="ce21" office:value-type="string">
            <text:p>4</text:p>
          </table:table-cell>
          <table:table-cell table:style-name="ce14" office:value-type="string">
            <text:p>bodka na konci vety (za „114 n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32</text:p>
          </table:table-cell>
          <table:table-cell table:style-name="ce14" office:value-type="string">
            <text:p>„Ó antifóna“</text:p>
          </table:table-cell>
          <table:table-cell table:style-name="ce21"/>
          <table:table-cell table:style-name="ce14" office:value-type="string">
            <text:p>chýba čiarka v „Ó antifóne“?</text:p>
          </table:table-cell>
          <table:table-cell office:value-type="string">
            <text:p>Ó Kľúč Dávidov</text:p>
          </table:table-cell>
          <table:table-cell office:value-type="string">
            <text:p>Ó, Kľúč Dávidov</text:p>
          </table:table-cell>
          <table:table-cell table:style-name="ce14" office:value-type="string">
            <text:p>?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32</text:p>
          </table:table-cell>
          <table:table-cell table:style-name="ce14"/>
          <table:table-cell table:style-name="ce21" office:value-type="string">
            <text:p>4</text:p>
          </table:table-cell>
          <table:table-cell table:style-name="ce14" office:value-type="string">
            <text:p>bodka na konci vety (za „114 n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33</text:p>
          </table:table-cell>
          <table:table-cell table:style-name="ce14"/>
          <table:table-cell table:style-name="ce21" office:value-type="string">
            <text:p>4</text:p>
          </table:table-cell>
          <table:table-cell table:style-name="ce14" office:value-type="string">
            <text:p>bodka na konci vety (za „114 n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36</text:p>
          </table:table-cell>
          <table:table-cell table:style-name="ce14"/>
          <table:table-cell table:style-name="ce21" office:value-type="string">
            <text:p>4</text:p>
          </table:table-cell>
          <table:table-cell table:style-name="ce14" office:value-type="string">
            <text:p>bodka na konci vety (za „114 n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36</text:p>
          </table:table-cell>
          <table:table-cell table:style-name="ce14" office:value-type="string">
            <text:p>„Ó antifóna“</text:p>
          </table:table-cell>
          <table:table-cell table:style-name="ce21"/>
          <table:table-cell table:style-name="ce14" office:value-type="string">
            <text:p>chýba čiarka v „Ó antifóne“?</text:p>
          </table:table-cell>
          <table:table-cell office:value-type="string">
            <text:p>Ó Hviezda</text:p>
          </table:table-cell>
          <table:table-cell office:value-type="string">
            <text:p>Ó, Hviezda</text:p>
          </table:table-cell>
          <table:table-cell table:style-name="ce14" office:value-type="string">
            <text:p>?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38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bodka na konci vety (za „114 n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39</text:p>
          </table:table-cell>
          <table:table-cell table:style-name="ce14"/>
          <table:table-cell table:style-name="ce21" office:value-type="string">
            <text:p>6</text:p>
          </table:table-cell>
          <table:table-cell table:style-name="ce14"/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41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bodka na konci vety (za „114 n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41</text:p>
          </table:table-cell>
          <table:table-cell table:style-name="ce14" office:value-type="string">
            <text:p>„Ó antifóna“</text:p>
          </table:table-cell>
          <table:table-cell table:style-name="ce21"/>
          <table:table-cell table:style-name="ce14" office:value-type="string">
            <text:p>chýba čiarka v „Ó antifóne“?</text:p>
          </table:table-cell>
          <table:table-cell office:value-type="string">
            <text:p>Ó vytúžený Kráľ</text:p>
          </table:table-cell>
          <table:table-cell office:value-type="string">
            <text:p>Ó, vytúžený Kráľ</text:p>
          </table:table-cell>
          <table:table-cell table:style-name="ce14" office:value-type="string">
            <text:p>?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42</text:p>
          </table:table-cell>
          <table:table-cell table:style-name="ce14" office:value-type="string">
            <text:p>6. zdol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bodka na konci vety (za „114 n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45</text:p>
          </table:table-cell>
          <table:table-cell table:style-name="ce14"/>
          <table:table-cell table:style-name="ce21" office:value-type="string">
            <text:p>4</text:p>
          </table:table-cell>
          <table:table-cell table:style-name="ce14" office:value-type="string">
            <text:p>bodka na konci vety (za „114 n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46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 (1. riadok prosieb)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146</text:p>
          </table:table-cell>
          <table:table-cell table:style-name="ce14" office:value-type="string">
            <text:p>„Ó antifóna“</text:p>
          </table:table-cell>
          <table:table-cell table:style-name="ce21"/>
          <table:table-cell table:style-name="ce14" office:value-type="string">
            <text:p>chýba čiarka v „Ó antifóne“?</text:p>
          </table:table-cell>
          <table:table-cell office:value-type="string">
            <text:p>Ó Emanuel</text:p>
          </table:table-cell>
          <table:table-cell office:value-type="string">
            <text:p>Ó, Emanuel</text:p>
          </table:table-cell>
          <table:table-cell table:style-name="ce14" office:value-type="string">
            <text:p>?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47-150</text:p>
          </table:table-cell>
          <table:table-cell table:style-name="ce14"/>
          <table:table-cell table:style-name="ce21" office:value-type="string">
            <text:p>6</text:p>
          </table:table-cell>
          <table:table-cell table:style-name="ce14"/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53</text:p>
          </table:table-cell>
          <table:table-cell table:style-name="ce14" office:value-type="string">
            <text:p>1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 (1. riadok strofy hymnu)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54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ybne rozpoznané slovo „milovať“ (3. strofa)</text:p>
          </table:table-cell>
          <table:table-cell office:value-type="string">
            <text:p>milovai;</text:p>
          </table:table-cell>
          <table:table-cell office:value-type="string">
            <text:p>milovať;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55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pravý“ (správne: str. 1055)</text:p>
          </table:table-cell>
          <table:table-cell office:value-type="string">
            <text:p>pravý</text:p>
          </table:table-cell>
          <table:table-cell office:value-type="string">
            <text:p>pravý,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158</text:p>
          </table:table-cell>
          <table:table-cell table:style-name="ce14"/>
          <table:table-cell table:style-name="ce21" office:value-type="string">
            <text:p>3</text:p>
          </table:table-cell>
          <table:table-cell table:style-name="ce14" office:value-type="string">
            <text:p>posledný verš („Neplodnej dáva bývať...“) má byť samostatná strofa (správne: str. 1029)</text:p>
          </table:table-cell>
          <table:table-cell table:number-columns-repeated="2"/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62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 v slove „tí“</text:p>
          </table:table-cell>
          <table:table-cell office:value-type="string">
            <text:p>len ti,</text:p>
          </table:table-cell>
          <table:table-cell office:value-type="string">
            <text:p>len tí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2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 v slove „čítaní“</text:p>
          </table:table-cell>
          <table:table-cell office:value-type="string">
            <text:p>čitaní</text:p>
          </table:table-cell>
          <table:table-cell office:value-type="string">
            <text:p>čítaní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2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 po č v slove „hrudí“</text:p>
          </table:table-cell>
          <table:table-cell office:value-type="string">
            <text:p>hrudi</text:p>
          </table:table-cell>
          <table:table-cell office:value-type="string">
            <text:p>hrudí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2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namiesto apostrofu je hviezdička</text:p>
          </table:table-cell>
          <table:table-cell office:value-type="string">
            <text:p>abys*</text:p>
          </table:table-cell>
          <table:table-cell office:value-type="string">
            <text:p>abys‘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3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veľké P chybne v slove „Pomazanému“</text:p>
          </table:table-cell>
          <table:table-cell office:value-type="string">
            <text:p>Pomazanému</text:p>
          </table:table-cell>
          <table:table-cell office:value-type="string">
            <text:p>pomazanému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63</text:p>
          </table:table-cell>
          <table:table-cell table:style-name="ce14" office:value-type="string">
            <text:p>1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vysmieva;*</text:p>
          </table:table-cell>
          <table:table-cell office:value-type="string">
            <text:p>vysmieva;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3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ýba červená pomlčka na konci strofy</text:p>
          </table:table-cell>
          <table:table-cell office:value-type="string">
            <text:p>hlinené.“</text:p>
          </table:table-cell>
          <table:table-cell office:value-type="string">
            <text:p>hlinené.“ –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5</text:p>
          </table:table-cell>
          <table:table-cell table:style-name="ce14"/>
          <table:table-cell table:style-name="ce21" office:value-type="string">
            <text:p>6</text:p>
          </table:table-cell>
          <table:table-cell table:style-name="ce14"/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5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 v slove „kráľovi“</text:p>
          </table:table-cell>
          <table:table-cell office:value-type="string">
            <text:p>královi</text:p>
          </table:table-cell>
          <table:table-cell office:value-type="string">
            <text:p>kráľov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5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5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6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vyvolenými;*</text:p>
          </table:table-cell>
          <table:table-cell office:value-type="string">
            <text:p>vyvolenými;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6</text:p>
          </table:table-cell>
          <table:table-cell table:style-name="ce14" office:value-type="string">
            <text:p>1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odsadiť riadok ešte o jedno odsadenie, ako str. 1234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7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nadpis („Z Knihy...“) je šedou, vidno textúr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7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Pán“</text:p>
          </table:table-cell>
          <table:table-cell office:value-type="string">
            <text:p>Pán Boh:</text:p>
          </table:table-cell>
          <table:table-cell office:value-type="string">
            <text:p>Pán, Boh: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7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ybne rozpoznané slovo „vedľa“</text:p>
          </table:table-cell>
          <table:table-cell office:value-type="string">
            <text:p>vedia</text:p>
          </table:table-cell>
          <table:table-cell office:value-type="string">
            <text:p>vedľ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68</text:p>
          </table:table-cell>
          <table:table-cell table:style-name="ce14" office:value-type="string">
            <text:p>12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ybne rozpoznaná číslovka „1“ (je tam veľké I)</text:p>
          </table:table-cell>
          <table:table-cell office:value-type="string">
            <text:p>Sermo I</text:p>
          </table:table-cell>
          <table:table-cell office:value-type="string">
            <text:p>Sermo 1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70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ožno chýba medzera pred „Dnes“; POSUN?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70</text:p>
          </table:table-cell>
          <table:table-cell table:style-name="ce14" office:value-type="string">
            <text:p>12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bodka na konci vety (za „chválime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70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ď</text:p>
          </table:table-cell>
          <table:table-cell office:value-type="string">
            <text:p>hned</text:p>
          </table:table-cell>
          <table:table-cell office:value-type="string">
            <text:p>hneď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70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bodka na konci vety (za „výsostiach“)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71</text:p>
          </table:table-cell>
          <table:table-cell table:style-name="ce14" office:value-type="string">
            <text:p>8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73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74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ervená pomlčka na konci strofy</text:p>
          </table:table-cell>
          <table:table-cell office:value-type="string">
            <text:p>hriechu.</text:p>
          </table:table-cell>
          <table:table-cell office:value-type="string">
            <text:p>hriechu. –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77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á byť malé „ž“</text:p>
          </table:table-cell>
          <table:table-cell office:value-type="string">
            <text:p>Že on</text:p>
          </table:table-cell>
          <table:table-cell office:value-type="string">
            <text:p>že on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78</text:p>
          </table:table-cell>
          <table:table-cell table:style-name="ce14" office:value-type="string">
            <text:p>záhlavie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písmeno „e“</text:p>
          </table:table-cell>
          <table:table-cell office:value-type="string">
            <text:p>Narodeni Pána</text:p>
          </table:table-cell>
          <table:table-cell office:value-type="string">
            <text:p>Narodenie Pán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0</text:p>
          </table:table-cell>
          <table:table-cell table:style-name="ce14" office:value-type="string">
            <text:p>Žalm 110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text žalmu 110 je šedou, nie čiernou farb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0</text:p>
          </table:table-cell>
          <table:table-cell table:style-name="ce14" office:value-type="string">
            <text:p>8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0</text:p>
          </table:table-cell>
          <table:table-cell table:style-name="ce14" office:value-type="string">
            <text:p>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verš nemá byť odsadený (má byť zarovnaný vľavo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0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červenou pomlčkou (POSUN?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1</text:p>
          </table:table-cell>
          <table:table-cell table:style-name="ce14" office:value-type="string">
            <text:p>červený text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za čiarkou</text:p>
          </table:table-cell>
          <table:table-cell table:style-name="ce27" office:value-type="string">
            <text:p>Kol 1,12-20</text:p>
          </table:table-cell>
          <table:table-cell table:style-name="ce27" office:value-type="string">
            <text:p>Kol 1, 12-20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2</text:p>
          </table:table-cell>
          <table:table-cell table:style-name="ce14" office:value-type="string">
            <text:p>záhlavie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písmeno „e“</text:p>
          </table:table-cell>
          <table:table-cell office:value-type="string">
            <text:p>Narodeni Pána</text:p>
          </table:table-cell>
          <table:table-cell office:value-type="string">
            <text:p>Narodenie Pán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2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3</text:p>
          </table:table-cell>
          <table:table-cell table:style-name="ce14" office:value-type="string">
            <text:p>1. prosb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dve slová spolu (chýba oddeľujúca medzera)</text:p>
          </table:table-cell>
          <table:table-cell office:value-type="string">
            <text:p>svojuCirkev</text:p>
          </table:table-cell>
          <table:table-cell office:value-type="string">
            <text:p>svoju Cirkev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5</text:p>
          </table:table-cell>
          <table:table-cell table:style-name="ce14" office:value-type="string">
            <text:p>6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dĺžeň naviac v slove „prosebné“</text:p>
          </table:table-cell>
          <table:table-cell office:value-type="string">
            <text:p>prosebné</text:p>
          </table:table-cell>
          <table:table-cell office:value-type="string">
            <text:p>prosebn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89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odtial</text:p>
          </table:table-cell>
          <table:table-cell office:value-type="string">
            <text:p>odtiaľ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90</text:p>
          </table:table-cell>
          <table:table-cell table:style-name="ce14" office:value-type="string">
            <text:p>10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dĺžeň naviac v slove „stríehli“ (Ant. v roku A)</text:p>
          </table:table-cell>
          <table:table-cell office:value-type="string">
            <text:p>stríehli</text:p>
          </table:table-cell>
          <table:table-cell office:value-type="string">
            <text:p>striehli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190</text:p>
          </table:table-cell>
          <table:table-cell table:style-name="ce14" office:value-type="string">
            <text:p>prosby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záver 1. až 3. prosby (1. riadok záveru) za červenou pomlčkou má byť zarovnaný pod príslušný text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93</text:p>
          </table:table-cell>
          <table:table-cell table:style-name="ce14" office:value-type="string">
            <text:p>hymnus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textu hymnu je „šedá“, vyblednutá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94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podla</text:p>
          </table:table-cell>
          <table:table-cell office:value-type="string">
            <text:p>podľ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98</text:p>
          </table:table-cell>
          <table:table-cell table:style-name="ce14" office:value-type="string">
            <text:p>5./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delenie slova „temnotách“</text:p>
          </table:table-cell>
          <table:table-cell office:value-type="string">
            <text:p>te-mnotách</text:p>
          </table:table-cell>
          <table:table-cell office:value-type="string">
            <text:p>tem-no-tách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00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pomlčka v krátkom čítaní má byť čiernym písmom</text:p>
          </table:table-cell>
          <table:table-cell table:number-columns-repeated="2" office:value-type="string">
            <text:p>– milosťou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00</text:p>
          </table:table-cell>
          <table:table-cell table:style-name="ce14" office:value-type="string">
            <text:p>1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ísmeno (a -&gt; s)</text:p>
          </table:table-cell>
          <table:table-cell office:value-type="string">
            <text:p>a a láskou</text:p>
          </table:table-cell>
          <table:table-cell office:value-type="string">
            <text:p>a s láskou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00</text:p>
          </table:table-cell>
          <table:table-cell table:style-name="ce14" office:value-type="string">
            <text:p>1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ísmeno</text:p>
          </table:table-cell>
          <table:table-cell office:value-type="string">
            <text:p>i dôverou</text:p>
          </table:table-cell>
          <table:table-cell office:value-type="string">
            <text:p>s dôverou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00</text:p>
          </table:table-cell>
          <table:table-cell table:style-name="ce14" office:value-type="string">
            <text:p>1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č</text:p>
          </table:table-cell>
          <table:table-cell office:value-type="string">
            <text:p>Otce</text:p>
          </table:table-cell>
          <table:table-cell office:value-type="string">
            <text:p>Otč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06</text:p>
          </table:table-cell>
          <table:table-cell table:style-name="ce14" office:value-type="string">
            <text:p>1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table:style-name="ce27" office:value-type="string">
            <text:p>nedela,</text:p>
          </table:table-cell>
          <table:table-cell table:style-name="ce27" office:value-type="string">
            <text:p>nedeľa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08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12</text:p>
          </table:table-cell>
          <table:table-cell table:style-name="ce14" office:value-type="string">
            <text:p>6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</text:p>
          </table:table-cell>
          <table:table-cell office:value-type="string">
            <text:p>údel</text:p>
          </table:table-cell>
          <table:table-cell office:value-type="string">
            <text:p>udeľ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0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ísmeno (Ž -&gt; ž)</text:p>
          </table:table-cell>
          <table:table-cell table:style-name="ce27" office:value-type="string">
            <text:p>Namiesto Žal-</text:p>
          </table:table-cell>
          <table:table-cell table:style-name="ce27" office:value-type="string">
            <text:p>Namiesto žal-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0</text:p>
          </table:table-cell>
          <table:table-cell table:style-name="ce14" office:value-type="string">
            <text:p>2. zdola 2x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ísmeno (Ž -&gt; ž) 2x</text:p>
          </table:table-cell>
          <table:table-cell table:style-name="ce27" office:value-type="string">
            <text:p>brať Žalm 129... Žalmu 127</text:p>
          </table:table-cell>
          <table:table-cell table:style-name="ce27" office:value-type="string">
            <text:p>brať žalm 129... žalmu 127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0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ísmeno (Ž -&gt; ž)</text:p>
          </table:table-cell>
          <table:table-cell table:style-name="ce27" office:value-type="string">
            <text:p>Žalm 131</text:p>
          </table:table-cell>
          <table:table-cell table:style-name="ce27" office:value-type="string">
            <text:p>žalm 131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1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vesel</text:p>
          </table:table-cell>
          <table:table-cell office:value-type="string">
            <text:p>veseľ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2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 (y -&gt; v)</text:p>
          </table:table-cell>
          <table:table-cell office:value-type="string">
            <text:p>syet</text:p>
          </table:table-cell>
          <table:table-cell office:value-type="string">
            <text:p>svet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4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luďom</text:p>
          </table:table-cell>
          <table:table-cell office:value-type="string">
            <text:p>ľuď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5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bodka</text:p>
          </table:table-cell>
          <table:table-cell office:value-type="string">
            <text:p>259 n s</text:p>
          </table:table-cell>
          <table:table-cell office:value-type="string">
            <text:p>259 n. s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5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ísmeno (M -&gt; m)</text:p>
          </table:table-cell>
          <table:table-cell table:style-name="ce27" office:value-type="string">
            <text:p>Modlitbu cez</text:p>
          </table:table-cell>
          <table:table-cell table:style-name="ce27" office:value-type="string">
            <text:p>modlitbu cez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6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za hviezdičkou (alebo posun č-č?)</text:p>
          </table:table-cell>
          <table:table-cell office:value-type="string">
            <text:p>*Aleluja,</text:p>
          </table:table-cell>
          <table:table-cell office:value-type="string">
            <text:p>* Aleluja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29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ísmeno (a -&gt; e)</text:p>
          </table:table-cell>
          <table:table-cell office:value-type="string">
            <text:p>v teba</text:p>
          </table:table-cell>
          <table:table-cell office:value-type="string">
            <text:p>v teb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30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biblický odkaz má mať čiarku (nie bodku)</text:p>
          </table:table-cell>
          <table:table-cell table:style-name="ce27" office:value-type="string">
            <text:p>1 Jn 4. 9</text:p>
          </table:table-cell>
          <table:table-cell table:style-name="ce27" office:value-type="string">
            <text:p>1 Jn 4, 9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32</text:p>
          </table:table-cell>
          <table:table-cell table:style-name="ce14" office:value-type="string">
            <text:p>16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a v slove (vypadlo písmeno „r“)</text:p>
          </table:table-cell>
          <table:table-cell office:value-type="string">
            <text:p>smteľným,</text:p>
          </table:table-cell>
          <table:table-cell office:value-type="string">
            <text:p>smrteľným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33</text:p>
          </table:table-cell>
          <table:table-cell table:style-name="ce14" office:value-type="string">
            <text:p>8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ď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35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ni“</text:p>
          </table:table-cell>
          <table:table-cell office:value-type="string">
            <text:p>ani slnko ani mesiac</text:p>
          </table:table-cell>
          <table:table-cell office:value-type="string">
            <text:p>ani slnko, ani mesiac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243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zvolanie k prosbám nemá byť tučnou kurzívou, len kurz.</text:p>
          </table:table-cell>
          <table:table-cell table:style-name="ce28" office:value-type="string">
            <text:p>Klaniame sa ti, ...</text:p>
          </table:table-cell>
          <table:table-cell table:style-name="ce29" office:value-type="string">
            <text:p>Klaniame sa ti, ..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48</text:p>
          </table:table-cell>
          <table:table-cell table:style-name="ce14" office:value-type="string">
            <text:p>záhlavie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bodka</text:p>
          </table:table-cell>
          <table:table-cell table:style-name="ce27" office:value-type="string">
            <text:p>5 januára</text:p>
          </table:table-cell>
          <table:table-cell table:style-name="ce27" office:value-type="string">
            <text:p>5. januára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255</text:p>
          </table:table-cell>
          <table:table-cell table:style-name="ce14" office:value-type="string">
            <text:p>1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zarovnané pokračovanie 2. prosby (má byť o kúsok vpravo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5" office:value-type="string">
            <text:p>264</text:p>
          </table:table-cell>
          <table:table-cell table:style-name="ce10" office:value-type="string">
            <text:p>8. zdola</text:p>
          </table:table-cell>
          <table:table-cell table:style-name="ce22" office:value-type="string">
            <text:p>3</text:p>
          </table:table-cell>
          <table:table-cell table:style-name="ce10" office:value-type="string">
            <text:p>chýba dĺžeň na „ŕ“</text:p>
          </table:table-cell>
          <table:table-cell table:style-name="ce10" office:value-type="string">
            <text:p>trpne</text:p>
          </table:table-cell>
          <table:table-cell table:style-name="ce10" office:value-type="string">
            <text:p>tŕpn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65</text:p>
          </table:table-cell>
          <table:table-cell table:style-name="ce14" office:value-type="string">
            <text:p>1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Pánovom*</text:p>
          </table:table-cell>
          <table:table-cell office:value-type="string">
            <text:p>Pánovom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66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Bášanu,*</text:p>
          </table:table-cell>
          <table:table-cell office:value-type="string">
            <text:p>Bášanu,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67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miesto čiarky má byť bodka</text:p>
          </table:table-cell>
          <table:table-cell table:style-name="ce27" office:value-type="string">
            <text:p>Porov, 1 Tim</text:p>
          </table:table-cell>
          <table:table-cell table:style-name="ce27" office:value-type="string">
            <text:p>Porov. 1 Ti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67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text má byť červeným písmom, nie kurzívou (str. 1885)</text:p>
          </table:table-cell>
          <table:table-cell table:style-name="ce29" office:value-type="string">
            <text:p>Kristovo tajomstvo a sláva</text:p>
          </table:table-cell>
          <table:table-cell table:style-name="ce27" office:value-type="string">
            <text:p>Kristovo tajomstvo a sláv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69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malé začiatočné písmeno v slove</text:p>
          </table:table-cell>
          <table:table-cell office:value-type="string">
            <text:p>pána</text:p>
          </table:table-cell>
          <table:table-cell office:value-type="string">
            <text:p>Pán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71</text:p>
          </table:table-cell>
          <table:table-cell table:style-name="ce14" office:value-type="string">
            <text:p>krátke čítanie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text krátkeho čítania (prvých 8 riadkov) je šedou farb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71</text:p>
          </table:table-cell>
          <table:table-cell table:style-name="ce14" office:value-type="string">
            <text:p>prosby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text zvolania a 1. riadok 1. prosby sú šedou farb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76</text:p>
          </table:table-cell>
          <table:table-cell table:style-name="ce14" office:value-type="string">
            <text:p>8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královstvo</text:p>
          </table:table-cell>
          <table:table-cell office:value-type="string">
            <text:p>kráľovstvo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80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8</text:p>
          </table:table-cell>
          <table:table-cell table:style-name="ce14" office:value-type="string">
            <text:p>chybne odsadená prosba (má byť pod "ho"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80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hviezdička</text:p>
          </table:table-cell>
          <table:table-cell office:value-type="string">
            <text:p>utláčaným*</text:p>
          </table:table-cell>
          <table:table-cell office:value-type="string">
            <text:p>utláčaným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81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veľké začiatočné písmeno v slove</text:p>
          </table:table-cell>
          <table:table-cell office:value-type="string">
            <text:p>Žije</text:p>
          </table:table-cell>
          <table:table-cell office:value-type="string">
            <text:p>žije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284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text je vysádzaný dvoma farbami (červená, čierna); má byť len čier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88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text má byť väčším čiernym písmom, nie červeným</text:p>
          </table:table-cell>
          <table:table-cell table:style-name="ce27" office:value-type="string">
            <text:p>PREDPOLUDNÍM</text:p>
          </table:table-cell>
          <table:table-cell office:value-type="string">
            <text:p>PREDPOLUDNÍ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89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text nemá byť tučným písmom; chybne zarovnaný</text:p>
          </table:table-cell>
          <table:table-cell table:style-name="ce30" office:value-type="string">
            <text:p>POPOLUDNÍ</text:p>
          </table:table-cell>
          <table:table-cell office:value-type="string">
            <text:p>POPOLUDNÍ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92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ť</text:p>
          </table:table-cell>
          <table:table-cell office:value-type="string">
            <text:p>ta,</text:p>
          </table:table-cell>
          <table:table-cell office:value-type="string">
            <text:p>ťa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293</text:p>
          </table:table-cell>
          <table:table-cell table:style-name="ce14" office:value-type="string">
            <text:p>10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ni“</text:p>
          </table:table-cell>
          <table:table-cell office:value-type="string">
            <text:p>ani slnko ani mesiac</text:p>
          </table:table-cell>
          <table:table-cell office:value-type="string">
            <text:p>ani slnko, ani mesiac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300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šlapajam</text:p>
          </table:table-cell>
          <table:table-cell office:value-type="string">
            <text:p>šľapaja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02</text:p>
          </table:table-cell>
          <table:table-cell table:style-name="ce14" office:value-type="string">
            <text:p>1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oradie slov (opravené podľa str. 1147)</text:p>
          </table:table-cell>
          <table:table-cell table:style-name="ce16" office:value-type="string">
            <text:p>hrnúť sa budú</text:p>
          </table:table-cell>
          <table:table-cell office:value-type="string">
            <text:p>budú sa hrnúť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303</text:p>
          </table:table-cell>
          <table:table-cell table:style-name="ce14" office:value-type="string">
            <text:p>13. zdol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čiarka za červenou zátvorkou má byť čierna</text:p>
          </table:table-cell>
          <table:table-cell table:style-name="ce27" office:value-type="string">
            <text:p>,</text:p>
          </table:table-cell>
          <table:table-cell office:value-type="string">
            <text:p>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6" office:value-type="float" office:value="304">
            <text:p>304</text:p>
          </table:table-cell>
          <table:table-cell table:style-name="ce4" office:value-type="string">
            <text:p>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dĺžeň na í</text:p>
          </table:table-cell>
          <table:table-cell office:value-type="string">
            <text:p>účastí</text:p>
          </table:table-cell>
          <table:table-cell office:value-type="string">
            <text:p>účast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10</text:p>
          </table:table-cell>
          <table:table-cell table:style-name="ce14" office:value-type="string">
            <text:p>1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tme“</text:p>
          </table:table-cell>
          <table:table-cell office:value-type="string">
            <text:p>čo sedia vo tme</text:p>
          </table:table-cell>
          <table:table-cell office:value-type="string">
            <text:p>čo sedia vo tme,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312</text:p>
          </table:table-cell>
          <table:table-cell table:style-name="ce14" office:value-type="string">
            <text:p>záhlavie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vypadlo písmeno "r"</text:p>
          </table:table-cell>
          <table:table-cell table:style-name="ce27" office:value-type="string">
            <text:p>Kista</text:p>
          </table:table-cell>
          <table:table-cell table:style-name="ce27" office:value-type="string">
            <text:p>Krist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17</text:p>
          </table:table-cell>
          <table:table-cell table:style-name="ce14" office:value-type="string">
            <text:p>1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zalúbenie</text:p>
          </table:table-cell>
          <table:table-cell office:value-type="string">
            <text:p>zaľúbeni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17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tme“</text:p>
          </table:table-cell>
          <table:table-cell office:value-type="string">
            <text:p>čo sedia vo tme</text:p>
          </table:table-cell>
          <table:table-cell office:value-type="string">
            <text:p>čo sedia vo tme,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321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text je vysádzaný dvoma farbami (červená, čierna); má byť len čier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21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veľké začiatočné písmeno v slove</text:p>
          </table:table-cell>
          <table:table-cell table:style-name="ce27" office:value-type="string">
            <text:p>Žalmu 95</text:p>
          </table:table-cell>
          <table:table-cell table:style-name="ce27" office:value-type="string">
            <text:p>žalmu 95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21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bodka na konci vety má byť červen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24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pálavu</text:p>
          </table:table-cell>
          <table:table-cell office:value-type="string">
            <text:p>páľavu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27</text:p>
          </table:table-cell>
          <table:table-cell table:style-name="ce14" office:value-type="string">
            <text:p>10. a 9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delenie slova</text:p>
          </table:table-cell>
          <table:table-cell office:value-type="string">
            <text:p>pô-stom</text:p>
          </table:table-cell>
          <table:table-cell office:value-type="string">
            <text:p>pôs-t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329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330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mäkčeň na l</text:p>
          </table:table-cell>
          <table:table-cell office:value-type="string">
            <text:p>Posiľňuj</text:p>
          </table:table-cell>
          <table:table-cell office:value-type="string">
            <text:p>Posilňuj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7" office:value-type="string">
            <text:p>334</text:p>
          </table:table-cell>
          <table:table-cell table:style-name="ce15" office:value-type="string">
            <text:p>12. a 13. zhora</text:p>
          </table:table-cell>
          <table:table-cell table:style-name="ce23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prost-redníctvom</text:p>
          </table:table-cell>
          <table:table-cell/>
          <table:table-cell table:style-name="ce14"/>
          <table:table-cell table:number-columns-repeated="1017"/>
        </table:table-row>
        <table:table-row table:style-name="ro4">
          <table:table-cell office:value-type="string">
            <text:p>340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table:style-name="ce14" office:value-type="string">
            <text:p>chýba čiarka pred „ani“</text:p>
          </table:table-cell>
          <table:table-cell table:style-name="ce16" office:value-type="string">
            <text:p>ani moľ ani hrzda.</text:p>
          </table:table-cell>
          <table:table-cell table:style-name="ce16" office:value-type="string">
            <text:p>ani moľ, ani hrzda.</text:p>
          </table:table-cell>
          <table:table-cell table:style-name="ce16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354</text:p>
          </table:table-cell>
          <table:table-cell office:value-type="string">
            <text:p>5. až 2. zdola</text:p>
          </table:table-cell>
          <table:table-cell office:value-type="string">
            <text:p>5</text:p>
          </table:table-cell>
          <table:table-cell office:value-type="string">
            <text:p>4 riadky sú šedou farbou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office:value-type="string">
            <text:p>363</text:p>
          </table:table-cell>
          <table:table-cell office:value-type="string">
            <text:p>1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365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table:style-name="ce14" office:value-type="string">
            <text:p>namiesto čiarky má byť bodka</text:p>
          </table:table-cell>
          <table:table-cell table:style-name="ce27" office:value-type="string">
            <text:p>Porov, 1 Kr</text:p>
          </table:table-cell>
          <table:table-cell table:style-name="ce27" office:value-type="string">
            <text:p>Porov. 1 Kr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367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ybný znak (3 -&gt; a)</text:p>
          </table:table-cell>
          <table:table-cell table:style-name="ce27" office:value-type="string">
            <text:p>Dt 30, 2-33</text:p>
          </table:table-cell>
          <table:table-cell table:style-name="ce27" office:value-type="string">
            <text:p>Dt 30, 2-3a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370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čiarka za slovom "budem"</text:p>
          </table:table-cell>
          <table:table-cell table:style-name="ce16" office:value-type="string">
            <text:p>budem,</text:p>
          </table:table-cell>
          <table:table-cell table:style-name="ce16" office:value-type="string">
            <text:p>budem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370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nemá byť spojovník v slove</text:p>
          </table:table-cell>
          <table:table-cell table:style-name="ce16" office:value-type="string">
            <text:p>sväto-pôst-</text:p>
          </table:table-cell>
          <table:table-cell table:style-name="ce16" office:value-type="string">
            <text:p>svätopôst-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37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dĺžeň na e</text:p>
          </table:table-cell>
          <table:table-cell table:style-name="ce16" office:value-type="string">
            <text:p>náležité</text:p>
          </table:table-cell>
          <table:table-cell table:style-name="ce16" office:value-type="string">
            <text:p>náležite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37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dĺžeň na e</text:p>
          </table:table-cell>
          <table:table-cell table:style-name="ce16" office:value-type="string">
            <text:p>náležité</text:p>
          </table:table-cell>
          <table:table-cell table:style-name="ce16" office:value-type="string">
            <text:p>náležite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374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16" office:value-type="string">
            <text:p>priďte,</text:p>
          </table:table-cell>
          <table:table-cell table:style-name="ce16" office:value-type="string">
            <text:p>príďte,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378</text:p>
          </table:table-cell>
          <table:table-cell office:value-type="string">
            <text:p>15. zhora/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16" office:value-type="string">
            <text:p>Ved</text:p>
          </table:table-cell>
          <table:table-cell table:style-name="ce16" office:value-type="string">
            <text:p>Veď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379</text:p>
          </table:table-cell>
          <table:table-cell/>
          <table:table-cell office:value-type="string">
            <text:p>6</text:p>
          </table:table-cell>
          <table:table-cell/>
          <table:table-cell table:style-name="ce16" table:number-columns-repeated="3"/>
          <table:table-cell table:number-columns-repeated="1017"/>
        </table:table-row>
        <table:table-row table:style-name="ro4">
          <table:table-cell office:value-type="string">
            <text:p>380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table:style-name="ce27" office:value-type="string">
            <text:p>),</text:p>
          </table:table-cell>
          <table:table-cell table:style-name="ce27" office:value-type="string">
            <text:p>).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38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pohladu</text:p>
          </table:table-cell>
          <table:table-cell table:style-name="ce16" office:value-type="string">
            <text:p>pohľadu</text:p>
          </table:table-cell>
          <table:table-cell table:style-name="ce16"/>
          <table:table-cell table:number-columns-repeated="1017"/>
        </table:table-row>
        <table:table-row table:style-name="ro4">
          <table:table-cell table:style-name="ce7" office:value-type="string">
            <text:p>392, 395</text:p>
          </table:table-cell>
          <table:table-cell table:style-name="ce15" office:value-type="string">
            <text:p>2. a 3. zhora</text:p>
          </table:table-cell>
          <table:table-cell table:style-name="ce23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sprevád-zaj</text:p>
          </table:table-cell>
          <table:table-cell table:style-name="ce16" table:number-columns-repeated="2"/>
          <table:table-cell table:number-columns-repeated="1017"/>
        </table:table-row>
        <table:table-row table:style-name="ro4">
          <table:table-cell office:value-type="string">
            <text:p>398</text:p>
          </table:table-cell>
          <table:table-cell office:value-type="string">
            <text:p>1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400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table:style-name="ce14" office:value-type="string">
            <text:p>namiesto čiarky má byť bodka</text:p>
          </table:table-cell>
          <table:table-cell table:style-name="ce27" office:value-type="string">
            <text:p>Porov, 1 Kr</text:p>
          </table:table-cell>
          <table:table-cell table:style-name="ce27" office:value-type="string">
            <text:p>Porov. 1 Kr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03</text:p>
          </table:table-cell>
          <table:table-cell office:value-type="string">
            <text:p>8. zhora</text:p>
          </table:table-cell>
          <table:table-cell office:value-type="string">
            <text:p>2</text:p>
          </table:table-cell>
          <table:table-cell office:value-type="string">
            <text:p>chybný znak v slove (1 -&gt; I = veľké i)</text:p>
          </table:table-cell>
          <table:table-cell table:style-name="ce27" office:value-type="string">
            <text:p>RESPONZÓR1UM</text:p>
          </table:table-cell>
          <table:table-cell table:style-name="ce27" office:value-type="string">
            <text:p>RESPONZÓRIUM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10</text:p>
          </table:table-cell>
          <table:table-cell table:style-name="ce14" office:value-type="string">
            <text:p>krátke čítanie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text krátkeho čítania (prvých 8 riadkov) je šedou farbou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table-cell office:value-type="string">
            <text:p>410</text:p>
          </table:table-cell>
          <table:table-cell table:style-name="ce14" office:value-type="string">
            <text:p>prosby (13. a 12. zdola)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text zvolania a 1. riadok 1. prosby sú šedou farbou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office:value-type="string">
            <text:p>414</text:p>
          </table:table-cell>
          <table:table-cell office:value-type="string">
            <text:p>3. zhora</text:p>
          </table:table-cell>
          <table:table-cell office:value-type="string">
            <text:p>1</text:p>
          </table:table-cell>
          <table:table-cell office:value-type="string">
            <text:p>vypadli slová! ("pokánie, všetci")</text:p>
          </table:table-cell>
          <table:table-cell table:style-name="ce16" office:value-type="string">
            <text:p>robiť podobne</text:p>
          </table:table-cell>
          <table:table-cell table:style-name="ce16" office:value-type="string">
            <text:p>robiť pokánie, všetci podobne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14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emá byť čiarka za "(mod-)litba"</text:p>
          </table:table-cell>
          <table:table-cell table:style-name="ce16" office:value-type="string">
            <text:p>(mod-)litba, a</text:p>
          </table:table-cell>
          <table:table-cell table:style-name="ce16" office:value-type="string">
            <text:p>(mod-)litba a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18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16" office:value-type="string">
            <text:p>Ved</text:p>
          </table:table-cell>
          <table:table-cell table:style-name="ce16" office:value-type="string">
            <text:p>Veď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22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table:style-name="ce16" office:value-type="string">
            <text:p>vekov,</text:p>
          </table:table-cell>
          <table:table-cell table:style-name="ce16" office:value-type="string">
            <text:p>vekov.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33</text:p>
          </table:table-cell>
          <table:table-cell office:value-type="string">
            <text:p>8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43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table:style-name="ce14" office:value-type="string">
            <text:p>namiesto čiarky má byť bodka</text:p>
          </table:table-cell>
          <table:table-cell table:style-name="ce27" office:value-type="string">
            <text:p>Porov, 1 Kr</text:p>
          </table:table-cell>
          <table:table-cell table:style-name="ce27" office:value-type="string">
            <text:p>Porov. 1 Kr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3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emá byť medzera pred spojovníkom</text:p>
          </table:table-cell>
          <table:table-cell table:style-name="ce27" office:value-type="string">
            <text:p>51 -53a</text:p>
          </table:table-cell>
          <table:table-cell table:style-name="ce27" office:value-type="string">
            <text:p>51-53a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38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16" office:value-type="string">
            <text:p>požíval, Ale Ježiš</text:p>
          </table:table-cell>
          <table:table-cell table:style-name="ce16" office:value-type="string">
            <text:p>požíval. Ale Ježiš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43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16" office:value-type="string">
            <text:p>svojim</text:p>
          </table:table-cell>
          <table:table-cell table:style-name="ce16" office:value-type="string">
            <text:p>svojím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4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<text:s/>nemá byť bodka za "A"</text:p>
          </table:table-cell>
          <table:table-cell table:style-name="ce16" office:value-type="string">
            <text:p>A. ja</text:p>
          </table:table-cell>
          <table:table-cell table:style-name="ce16" office:value-type="string">
            <text:p>A ja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48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 pred „ani“</text:p>
          </table:table-cell>
          <table:table-cell table:style-name="ce16" office:value-type="string">
            <text:p>ani on ani jeho</text:p>
          </table:table-cell>
          <table:table-cell table:style-name="ce16" office:value-type="string">
            <text:p>ani on, ani jeho</text:p>
          </table:table-cell>
          <table:table-cell table:style-name="ce16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449</text:p>
          </table:table-cell>
          <table:table-cell office:value-type="string">
            <text:p>14. zdola</text:p>
          </table:table-cell>
          <table:table-cell office:value-type="string">
            <text:p>2</text:p>
          </table:table-cell>
          <table:table-cell office:value-type="string">
            <text:p>chybné písmenko na konci slova (je tam naviac)</text:p>
          </table:table-cell>
          <table:table-cell table:style-name="ce16" office:value-type="string">
            <text:p>plnšius</text:p>
          </table:table-cell>
          <table:table-cell table:style-name="ce16" office:value-type="string">
            <text:p>plnšiu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57</text:p>
          </table:table-cell>
          <table:table-cell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60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16" office:value-type="string">
            <text:p>vzbud</text:p>
          </table:table-cell>
          <table:table-cell table:style-name="ce16" office:value-type="string">
            <text:p>vzbuď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>
            <text:p>460</text:p>
          </table:table-cell>
          <table:table-cell office:value-type="string">
            <text:p>11. a 12. zhora</text:p>
          </table:table-cell>
          <table:table-cell office:value-type="string">
            <text:p>3</text:p>
          </table:table-cell>
          <table:table-cell office:value-type="string">
            <text:p>chybne zarovnaná prosba (1. riadok má byť na ľavý okraj; 2. riadok odsadený - je to presne opačne)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office:value-type="string">
            <text:p>462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16" office:value-type="string">
            <text:p>dní</text:p>
          </table:table-cell>
          <table:table-cell table:style-name="ce16" office:value-type="string">
            <text:p>dni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66</text:p>
          </table:table-cell>
          <table:table-cell office:value-type="string">
            <text:p>7. zhora</text:p>
          </table:table-cell>
          <table:table-cell office:value-type="string">
            <text:p>2</text:p>
          </table:table-cell>
          <table:table-cell office:value-type="string">
            <text:p>vypadlo písmeno "m" na konci slova</text:p>
          </table:table-cell>
          <table:table-cell table:style-name="ce16" office:value-type="string">
            <text:p>bude</text:p>
          </table:table-cell>
          <table:table-cell table:style-name="ce16" office:value-type="string">
            <text:p>budem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68</text:p>
          </table:table-cell>
          <table:table-cell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469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ybný znak v slove (Ô -&gt; Ó)</text:p>
          </table:table-cell>
          <table:table-cell table:style-name="ce27" office:value-type="string">
            <text:p>RESPONZÔRIUM</text:p>
          </table:table-cell>
          <table:table-cell table:style-name="ce27" office:value-type="string">
            <text:p>RESPONZÓRIUM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69</text:p>
          </table:table-cell>
          <table:table-cell office:value-type="string">
            <text:p>15. zhora/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69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zvelaďuj</text:p>
          </table:table-cell>
          <table:table-cell table:style-name="ce16" office:value-type="string">
            <text:p>zveľaďuj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72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amiesto bodky má byť čiarka</text:p>
          </table:table-cell>
          <table:table-cell table:style-name="ce27" office:value-type="string">
            <text:p>Iz 55. 6-7</text:p>
          </table:table-cell>
          <table:table-cell table:style-name="ce27" office:value-type="string">
            <text:p>Iz 55, 6-7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75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odkial</text:p>
          </table:table-cell>
          <table:table-cell table:style-name="ce16" office:value-type="string">
            <text:p>odkiaľ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82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miesto bodky má byť čiarka</text:p>
          </table:table-cell>
          <table:table-cell table:style-name="ce27" office:value-type="string">
            <text:p>Iz 44. 21-22</text:p>
          </table:table-cell>
          <table:table-cell table:style-name="ce27" office:value-type="string">
            <text:p>Iz 44, 21-22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83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(poru-)šitelným</text:p>
          </table:table-cell>
          <table:table-cell table:style-name="ce16" office:value-type="string">
            <text:p>(poru-)šiteľným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85</text:p>
          </table:table-cell>
          <table:table-cell office:value-type="string">
            <text:p>2. zhora</text:p>
          </table:table-cell>
          <table:table-cell office:value-type="string">
            <text:p>2</text:p>
          </table:table-cell>
          <table:table-cell office:value-type="string">
            <text:p>vypadlo písmeno "m" na konci slova (porov. str. 490)</text:p>
          </table:table-cell>
          <table:table-cell table:style-name="ce16" office:value-type="string">
            <text:p>pomôž ná nad-</text:p>
          </table:table-cell>
          <table:table-cell table:style-name="ce16" office:value-type="string">
            <text:p>pomôž nám nad-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87</text:p>
          </table:table-cell>
          <table:table-cell office:value-type="string">
            <text:p>2. a 3. zhora</text:p>
          </table:table-cell>
          <table:table-cell office:value-type="string">
            <text:p>3</text:p>
          </table:table-cell>
          <table:table-cell office:value-type="string">
            <text:p>chybné delenie slova (porov. str. 485 a 490)</text:p>
          </table:table-cell>
          <table:table-cell table:style-name="ce16" office:value-type="string">
            <text:p>na-dšene</text:p>
          </table:table-cell>
          <table:table-cell table:style-name="ce16" office:value-type="string">
            <text:p>nad-šene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89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amiesto bodky má byť čiarka</text:p>
          </table:table-cell>
          <table:table-cell table:style-name="ce27" office:value-type="string">
            <text:p>Sk 13. 26-30</text:p>
          </table:table-cell>
          <table:table-cell table:style-name="ce27" office:value-type="string">
            <text:p>Sk 13, 26-30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92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94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94</text:p>
          </table:table-cell>
          <table:table-cell office:value-type="string">
            <text:p>1. zdola</text:p>
          </table:table-cell>
          <table:table-cell office:value-type="string">
            <text:p>2</text:p>
          </table:table-cell>
          <table:table-cell office:value-type="string">
            <text:p>chybné slovo (a -&gt; u)</text:p>
          </table:table-cell>
          <table:table-cell table:style-name="ce16" office:value-type="string">
            <text:p>Ježiša,</text:p>
          </table:table-cell>
          <table:table-cell table:style-name="ce16" office:value-type="string">
            <text:p>Ježišu,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96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97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á byť veľké začiatočné písmeno slova</text:p>
          </table:table-cell>
          <table:table-cell table:style-name="ce16" office:value-type="string">
            <text:p>pomáhaj</text:p>
          </table:table-cell>
          <table:table-cell table:style-name="ce16" office:value-type="string">
            <text:p>Pomáhaj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97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ybné písmeno na začiatku slova (P -&gt; D)</text:p>
          </table:table-cell>
          <table:table-cell table:style-name="ce16" office:value-type="string">
            <text:p>Paj,</text:p>
          </table:table-cell>
          <table:table-cell table:style-name="ce16" office:value-type="string">
            <text:p>Daj,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97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16" office:value-type="string">
            <text:p>neprávostí</text:p>
          </table:table-cell>
          <table:table-cell table:style-name="ce16" office:value-type="string">
            <text:p>neprávosti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498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500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500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jú 2 čiarky (lekcionár pre tento text ich má)</text:p>
          </table:table-cell>
          <table:table-cell table:style-name="ce16" office:value-type="string">
            <text:p>Pán Boh mi</text:p>
          </table:table-cell>
          <table:table-cell table:style-name="ce16" office:value-type="string">
            <text:p>Pán, Boh, mi</text:p>
          </table:table-cell>
          <table:table-cell table:style-name="ce16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50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jú 2 čiarky (lekcionár pre tento text ich má)</text:p>
          </table:table-cell>
          <table:table-cell table:style-name="ce16" office:value-type="string">
            <text:p>Pán Boh mi</text:p>
          </table:table-cell>
          <table:table-cell table:style-name="ce16" office:value-type="string">
            <text:p>Pán, Boh, mi</text:p>
          </table:table-cell>
          <table:table-cell table:style-name="ce16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504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511</text:p>
          </table:table-cell>
          <table:table-cell office:value-type="string">
            <text:p>7./8. zhora</text:p>
          </table:table-cell>
          <table:table-cell office:value-type="string">
            <text:p>1</text:p>
          </table:table-cell>
          <table:table-cell office:value-type="string">
            <text:p>vypadlo slovo! ("ma")</text:p>
          </table:table-cell>
          <table:table-cell table:style-name="ce16" office:value-type="string">
            <text:p>skutok / chcete</text:p>
          </table:table-cell>
          <table:table-cell table:style-name="ce16" office:value-type="string">
            <text:p>skutok ma chcete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514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16" office:value-type="string">
            <text:p>svojim</text:p>
          </table:table-cell>
          <table:table-cell table:style-name="ce16" office:value-type="string">
            <text:p>svojím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520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emá byť čiarka za slovom HYMNUS</text:p>
          </table:table-cell>
          <table:table-cell table:style-name="ce27" office:value-type="string">
            <text:p>HYMNUS,</text:p>
          </table:table-cell>
          <table:table-cell table:style-name="ce27" office:value-type="string">
            <text:p>HYMNUS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521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bôl</text:p>
          </table:table-cell>
          <table:table-cell table:style-name="ce16" office:value-type="string">
            <text:p>bôľ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531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dĺžeň na u</text:p>
          </table:table-cell>
          <table:table-cell table:style-name="ce16" office:value-type="string">
            <text:p>Vykúpiteľ</text:p>
          </table:table-cell>
          <table:table-cell table:style-name="ce16" office:value-type="string">
            <text:p>Vykupiteľ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531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má byť malé začiatočné písmeno slova</text:p>
          </table:table-cell>
          <table:table-cell table:style-name="ce16" office:value-type="string">
            <text:p>Že</text:p>
          </table:table-cell>
          <table:table-cell table:style-name="ce16" office:value-type="string">
            <text:p>že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537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čiarka za slovom zmŕtvychvstaním</text:p>
          </table:table-cell>
          <table:table-cell table:style-name="ce16" office:value-type="string">
            <text:p>zmŕtvychvstaním,</text:p>
          </table:table-cell>
          <table:table-cell table:style-name="ce16" office:value-type="string">
            <text:p>zmŕtvychvstaním</text:p>
          </table:table-cell>
          <table:table-cell table:style-name="ce16"/>
          <table:table-cell table:number-columns-repeated="1017"/>
        </table:table-row>
        <table:table-row table:style-name="ro4">
          <table:table-cell office:value-type="string">
            <text:p>540</text:p>
          </table:table-cell>
          <table:table-cell office:value-type="string">
            <text:p>3. zdola</text:p>
          </table:table-cell>
          <table:table-cell office:value-type="string">
            <text:p>4</text:p>
          </table:table-cell>
          <table:table-cell office:value-type="string">
            <text:p>pomlčka v krátkom čítaní má byť čierna, nie červená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office:value-type="string">
            <text:p>54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jú 2 čiarky (lekcionár pre tento text ich má)</text:p>
          </table:table-cell>
          <table:table-cell table:style-name="ce16" office:value-type="string">
            <text:p>Pán Boh mi</text:p>
          </table:table-cell>
          <table:table-cell table:style-name="ce16" office:value-type="string">
            <text:p>Pán, Boh, mi</text:p>
          </table:table-cell>
          <table:table-cell table:style-name="ce16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544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jú 2 čiarky (lekcionár pre tento text ich má)</text:p>
          </table:table-cell>
          <table:table-cell table:style-name="ce16" office:value-type="string">
            <text:p>Pán Boh</text:p>
          </table:table-cell>
          <table:table-cell table:style-name="ce16" office:value-type="string">
            <text:p>Pán, Boh,</text:p>
          </table:table-cell>
          <table:table-cell table:style-name="ce16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553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hladieť</text:p>
          </table:table-cell>
          <table:table-cell office:value-type="string">
            <text:p>hľadieť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58</text:p>
          </table:table-cell>
          <table:table-cell table:style-name="ce14" office:value-type="string">
            <text:p>1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 (posledný riadok hymnu)</text:p>
          </table:table-cell>
          <table:table-cell office:value-type="string">
            <text:p>bôl</text:p>
          </table:table-cell>
          <table:table-cell office:value-type="string">
            <text:p>bôľ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61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Obklučuje</text:p>
          </table:table-cell>
          <table:table-cell office:value-type="string">
            <text:p>Obkľučuj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62</text:p>
          </table:table-cell>
          <table:table-cell table:style-name="ce14" office:value-type="string">
            <text:p>1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verš má byť odsadený („a jemu bude...“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64</text:p>
          </table:table-cell>
          <table:table-cell table:style-name="ce14" office:value-type="string">
            <text:p>10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za „...sa trápim“ malo byť oddelenie ďalšej strofy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64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odkaz na biblické čítanie nemá byť tučným písmom</text:p>
          </table:table-cell>
          <table:table-cell table:style-name="ce31" office:value-type="string">
            <text:p>9, 11-28</text:p>
          </table:table-cell>
          <table:table-cell table:style-name="ce36" office:value-type="string">
            <text:p>9, 11-28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66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odkaz na čítanie nemá byť kurzívou</text:p>
          </table:table-cell>
          <table:table-cell table:style-name="ce32" office:value-type="string">
            <text:p>(Cat. 3, 13-19: SC 50...</text:p>
          </table:table-cell>
          <table:table-cell table:style-name="ce27" office:value-type="string">
            <text:p>(Cat. 3, 13-19: SC 50..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68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</text:p>
          </table:table-cell>
          <table:table-cell office:value-type="string">
            <text:p>poraziteľným</text:p>
          </table:table-cell>
          <table:table-cell office:value-type="string">
            <text:p>porušiteľný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69</text:p>
          </table:table-cell>
          <table:table-cell table:style-name="ce14" office:value-type="string">
            <text:p>záhlavie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a v slove (vypadlo písmeno „n“)</text:p>
          </table:table-cell>
          <table:table-cell table:style-name="ce27" office:value-type="string">
            <text:p>Rané</text:p>
          </table:table-cell>
          <table:table-cell table:style-name="ce27" office:value-type="string">
            <text:p>Ranné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0</text:p>
          </table:table-cell>
          <table:table-cell table:style-name="ce14" office:value-type="string">
            <text:p>1.-12. zhor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záver 51. žalmu má byť čiernym písmom (nie šedý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0</text:p>
          </table:table-cell>
          <table:table-cell table:style-name="ce14" office:value-type="string">
            <text:p>1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za bodkou pred č. 13a</text:p>
          </table:table-cell>
          <table:table-cell table:style-name="ce27" office:value-type="string">
            <text:p>Hab 3, 2-4.13a. 15-19</text:p>
          </table:table-cell>
          <table:table-cell table:style-name="ce27" office:value-type="string">
            <text:p>Hab 3, 2-4. 13a. 15-19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2</text:p>
          </table:table-cell>
          <table:table-cell table:style-name="ce14" office:value-type="string">
            <text:p>1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2</text:p>
          </table:table-cell>
          <table:table-cell table:style-name="ce14" office:value-type="string">
            <text:p>1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vypadlo písmeno „u“</text:p>
          </table:table-cell>
          <table:table-cell office:value-type="string">
            <text:p>Nerobil</text:p>
          </table:table-cell>
          <table:table-cell office:value-type="string">
            <text:p>Neurobil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574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dĺžeň naviac v slove „múky“</text:p>
          </table:table-cell>
          <table:table-cell office:value-type="string">
            <text:p>múky</text:p>
          </table:table-cell>
          <table:table-cell office:value-type="string">
            <text:p>muk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4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kraluje</text:p>
          </table:table-cell>
          <table:table-cell office:value-type="string">
            <text:p>kraľuj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5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office:value-type="string">
            <text:p>stroji</text:p>
          </table:table-cell>
          <table:table-cell office:value-type="string">
            <text:p>strojí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5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Tešitelovi,</text:p>
          </table:table-cell>
          <table:table-cell office:value-type="string">
            <text:p>Tešiteľovi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6</text:p>
          </table:table-cell>
          <table:table-cell table:style-name="ce14" office:value-type="string">
            <text:p>celá stran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namiesto čiernej je text šedou (raster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6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prvé písmeno je aj červené, aj čierne („Tvoju“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7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hľadajú, +</text:p>
          </table:table-cell>
          <table:table-cell office:value-type="string">
            <text:p>hľadajú. +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8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dĺžeň naviac v slove „tí“</text:p>
          </table:table-cell>
          <table:table-cell office:value-type="string">
            <text:p>tí</text:p>
          </table:table-cell>
          <table:table-cell office:value-type="string">
            <text:p>t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9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8</text:p>
          </table:table-cell>
          <table:table-cell table:style-name="ce14" office:value-type="string">
            <text:p>príliš veľké medzery medzi slovami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79</text:p>
          </table:table-cell>
          <table:table-cell table:style-name="ce14" office:value-type="string">
            <text:p>8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by“</text:p>
          </table:table-cell>
          <table:table-cell office:value-type="string">
            <text:p>ani krásy aby</text:p>
          </table:table-cell>
          <table:table-cell office:value-type="string">
            <text:p>ani krásy, ab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0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</text:p>
          </table:table-cell>
          <table:table-cell office:value-type="string">
            <text:p>holo</text:p>
          </table:table-cell>
          <table:table-cell office:value-type="string">
            <text:p>bolo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1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dĺžeň naviac v slove „múky“</text:p>
          </table:table-cell>
          <table:table-cell office:value-type="string">
            <text:p>múky</text:p>
          </table:table-cell>
          <table:table-cell office:value-type="string">
            <text:p>muk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1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Pánovo,</text:p>
          </table:table-cell>
          <table:table-cell office:value-type="string">
            <text:p>Pánovo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3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</text:p>
          </table:table-cell>
          <table:table-cell office:value-type="string">
            <text:p>nám</text:p>
          </table:table-cell>
          <table:table-cell office:value-type="string">
            <text:p>má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3</text:p>
          </table:table-cell>
          <table:table-cell table:style-name="ce14" office:value-type="string">
            <text:p>6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luďom</text:p>
          </table:table-cell>
          <table:table-cell office:value-type="string">
            <text:p>ľuď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3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dvojbodka</text:p>
          </table:table-cell>
          <table:table-cell office:value-type="string">
            <text:p>za človeka:</text:p>
          </table:table-cell>
          <table:table-cell office:value-type="string">
            <text:p>za človeka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4</text:p>
          </table:table-cell>
          <table:table-cell table:style-name="ce14" office:value-type="string">
            <text:p>1.-8. zhor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záver chválospevu má byť čiernym písmom (nie šedý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4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krížik</text:p>
          </table:table-cell>
          <table:table-cell office:value-type="string">
            <text:p>povýšil</text:p>
          </table:table-cell>
          <table:table-cell office:value-type="string">
            <text:p>povýšil +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584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čiarka</text:p>
          </table:table-cell>
          <table:table-cell office:value-type="string">
            <text:p>meno *</text:p>
          </table:table-cell>
          <table:table-cell office:value-type="string">
            <text:p>meno,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5</text:p>
          </table:table-cell>
          <table:table-cell table:style-name="ce14" office:value-type="string">
            <text:p>2./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delenie slova „prosme“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6</text:p>
          </table:table-cell>
          <table:table-cell table:style-name="ce14" office:value-type="string">
            <text:p>10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ísmeno (3. riadok hymnu)</text:p>
          </table:table-cell>
          <table:table-cell office:value-type="string">
            <text:p>Iuďom</text:p>
          </table:table-cell>
          <table:table-cell office:value-type="string">
            <text:p>ľuď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8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ú“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8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9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v slove „Žalm“ má byť malé „ž“</text:p>
          </table:table-cell>
          <table:table-cell table:style-name="ce27" office:value-type="string">
            <text:p>Žalm 95</text:p>
          </table:table-cell>
          <table:table-cell table:style-name="ce27" office:value-type="string">
            <text:p>žalm 95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89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nemá byť červená pomlčka</text:p>
          </table:table-cell>
          <table:table-cell office:value-type="string">
            <text:p>slávy. –</text:p>
          </table:table-cell>
          <table:table-cell office:value-type="string">
            <text:p>slávy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91</text:p>
          </table:table-cell>
          <table:table-cell table:style-name="ce14" office:value-type="string">
            <text:p>7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miesto spojovníka má byť bodka</text:p>
          </table:table-cell>
          <table:table-cell table:style-name="ce27" office:value-type="string">
            <text:p>451- 462-463</text:p>
          </table:table-cell>
          <table:table-cell table:style-name="ce27" office:value-type="string">
            <text:p>451. 462-463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96</text:p>
          </table:table-cell>
          <table:table-cell table:style-name="ce14" office:value-type="string">
            <text:p>odkaz na Iz 38</text:p>
          </table:table-cell>
          <table:table-cell table:style-name="ce21" office:value-type="string">
            <text:p>8</text:p>
          </table:table-cell>
          <table:table-cell table:style-name="ce14" office:value-type="string">
            <text:p>odkaz má byť menším písmom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96</text:p>
          </table:table-cell>
          <table:table-cell table:style-name="ce14" office:value-type="string">
            <text:p>odkaz na Iz 38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miesto čiarky má byť bodka</text:p>
          </table:table-cell>
          <table:table-cell table:style-name="ce27" office:value-type="string">
            <text:p>10-14d,</text:p>
          </table:table-cell>
          <table:table-cell table:style-name="ce27" office:value-type="string">
            <text:p>10-14d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596</text:p>
          </table:table-cell>
          <table:table-cell table:style-name="ce14" office:value-type="string">
            <text:p>12. a 1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verš má byť odsadený („Povedal som... / v krajine...“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00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za slovom „zajatí“ má byť čiarka</text:p>
          </table:table-cell>
          <table:table-cell office:value-type="string">
            <text:p>zajatí:</text:p>
          </table:table-cell>
          <table:table-cell office:value-type="string">
            <text:p>zajatí,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600</text:p>
          </table:table-cell>
          <table:table-cell table:style-name="ce14" office:value-type="string">
            <text:p>7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office:value-type="string">
            <text:p>stroji</text:p>
          </table:table-cell>
          <table:table-cell office:value-type="string">
            <text:p>strojí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02</text:p>
          </table:table-cell>
          <table:table-cell table:style-name="ce14"/>
          <table:table-cell table:style-name="ce21" office:value-type="string">
            <text:p>5</text:p>
          </table:table-cell>
          <table:table-cell table:style-name="ce14" office:value-type="string">
            <text:p>celý text Ž 27 je šedou farb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02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krížikom</text:p>
          </table:table-cell>
          <table:table-cell office:value-type="string">
            <text:p>nešťastia,+</text:p>
          </table:table-cell>
          <table:table-cell office:value-type="string">
            <text:p>nešťastia, +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04</text:p>
          </table:table-cell>
          <table:table-cell table:style-name="ce14" office:value-type="string">
            <text:p>1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605</text:p>
          </table:table-cell>
          <table:table-cell table:style-name="ce14"/>
          <table:table-cell table:style-name="ce21" office:value-type="string">
            <text:p>5</text:p>
          </table:table-cell>
          <table:table-cell table:style-name="ce14" office:value-type="string">
            <text:p>záver Ž 76 je šed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05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05</text:p>
          </table:table-cell>
          <table:table-cell table:style-name="ce14" office:value-type="string">
            <text:p>7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bodka (podľa LH, zv. II, str. 477)</text:p>
          </table:table-cell>
          <table:table-cell office:value-type="string">
            <text:p>podsvetí</text:p>
          </table:table-cell>
          <table:table-cell office:value-type="string">
            <text:p>podsvetí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06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bodka</text:p>
          </table:table-cell>
          <table:table-cell office:value-type="string">
            <text:p>život</text:p>
          </table:table-cell>
          <table:table-cell office:value-type="string">
            <text:p>život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06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bodka</text:p>
          </table:table-cell>
          <table:table-cell office:value-type="string">
            <text:p>zapečatili</text:p>
          </table:table-cell>
          <table:table-cell office:value-type="string">
            <text:p>zapečatili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07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Tešitelovi,</text:p>
          </table:table-cell>
          <table:table-cell office:value-type="string">
            <text:p>Tešiteľovi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08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á byť odsadené pokračovanie verša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13</text:p>
          </table:table-cell>
          <table:table-cell table:style-name="ce14" office:value-type="string">
            <text:p>1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rozdel</text:p>
          </table:table-cell>
          <table:table-cell office:value-type="string">
            <text:p>rozdeľ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17</text:p>
          </table:table-cell>
          <table:table-cell table:style-name="ce14" office:value-type="string">
            <text:p>1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koniec ant. má mať bodku</text:p>
          </table:table-cell>
          <table:table-cell office:value-type="string">
            <text:p>za tebou, +</text:p>
          </table:table-cell>
          <table:table-cell office:value-type="string">
            <text:p>za tebou. +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28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zrútil,*</text:p>
          </table:table-cell>
          <table:table-cell office:value-type="string">
            <text:p>zrútil,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31</text:p>
          </table:table-cell>
          <table:table-cell table:style-name="ce14" office:value-type="string">
            <text:p>9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do“ (podľa str. 637)</text:p>
          </table:table-cell>
          <table:table-cell office:value-type="string">
            <text:p>Bohu do</text:p>
          </table:table-cell>
          <table:table-cell office:value-type="string">
            <text:p>Bohu, do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33</text:p>
          </table:table-cell>
          <table:table-cell table:style-name="ce14" office:value-type="string">
            <text:p>6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jú medzery v biblickom odkaze</text:p>
          </table:table-cell>
          <table:table-cell table:style-name="ce27" office:value-type="string">
            <text:p>19,1-2.5-7</text:p>
          </table:table-cell>
          <table:table-cell table:style-name="ce27" office:value-type="string">
            <text:p>19, 1-2. 5-7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33</text:p>
          </table:table-cell>
          <table:table-cell table:style-name="ce14" office:value-type="string">
            <text:p>1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čiarka za slovom „barance“</text:p>
          </table:table-cell>
          <table:table-cell office:value-type="string">
            <text:p>barance, *</text:p>
          </table:table-cell>
          <table:table-cell office:value-type="string">
            <text:p>barance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35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dvojbodka, nie bodka</text:p>
          </table:table-cell>
          <table:table-cell office:value-type="string">
            <text:p>Otca.</text:p>
          </table:table-cell>
          <table:table-cell office:value-type="string">
            <text:p>Otca: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38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dvojbodka, nie bodkočiarka</text:p>
          </table:table-cell>
          <table:table-cell table:style-name="ce27" office:value-type="string">
            <text:p>oktáve;</text:p>
          </table:table-cell>
          <table:table-cell table:style-name="ce27" office:value-type="string">
            <text:p>oktáve: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38</text:p>
          </table:table-cell>
          <table:table-cell table:style-name="ce14" office:value-type="string">
            <text:p>6. a 5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ybné zalomenie veršov („si“ má byť na 5. riadku)</text:p>
          </table:table-cell>
          <table:table-cell office:value-type="string">
            <text:p>splatil / si za našu...</text:p>
          </table:table-cell>
          <table:table-cell office:value-type="string">
            <text:p>splatil si / za našu..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42</text:p>
          </table:table-cell>
          <table:table-cell table:style-name="ce14" office:value-type="string">
            <text:p>6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43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na konci verša</text:p>
          </table:table-cell>
          <table:table-cell office:value-type="string">
            <text:p>aj Otca</text:p>
          </table:table-cell>
          <table:table-cell office:value-type="string">
            <text:p>aj Otca,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647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krížikom</text:p>
          </table:table-cell>
          <table:table-cell office:value-type="string">
            <text:p>anjelov,+</text:p>
          </table:table-cell>
          <table:table-cell office:value-type="string">
            <text:p>anjelov, +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52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table:style-name="ce27" office:value-type="string">
            <text:p>nedelu</text:p>
          </table:table-cell>
          <table:table-cell table:style-name="ce27" office:value-type="string">
            <text:p>nedeľu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52</text:p>
          </table:table-cell>
          <table:table-cell table:style-name="ce14" office:value-type="string">
            <text:p>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office:value-type="string">
            <text:p>dni</text:p>
          </table:table-cell>
          <table:table-cell office:value-type="string">
            <text:p>dní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653</text:p>
          </table:table-cell>
          <table:table-cell table:style-name="ce14" office:value-type="string">
            <text:p>2. a 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zarovnaná 4. prosba (1. riadok má byť úplne vľavo, 2. odsadený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54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„Otče náš“ má byť na samostatnom riadk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54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text nemá byť tučným písmom (str. 1115)</text:p>
          </table:table-cell>
          <table:table-cell table:style-name="ce33" office:value-type="string">
            <text:p>I (Alef)</text:p>
          </table:table-cell>
          <table:table-cell table:style-name="ce27" office:value-type="string">
            <text:p>I (Alef)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55</text:p>
          </table:table-cell>
          <table:table-cell table:style-name="ce14" office:value-type="string">
            <text:p>7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ú“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56</text:p>
          </table:table-cell>
          <table:table-cell table:style-name="ce14" office:value-type="string">
            <text:p>10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62</text:p>
          </table:table-cell>
          <table:table-cell table:style-name="ce14" office:value-type="string">
            <text:p>1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text nemá byť tučným písmom</text:p>
          </table:table-cell>
          <table:table-cell table:style-name="ce33" office:value-type="string">
            <text:p>II (Bét)</text:p>
          </table:table-cell>
          <table:table-cell table:style-name="ce27" office:value-type="string">
            <text:p>II (Bét)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66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a v slove (ž -&gt; z)</text:p>
          </table:table-cell>
          <table:table-cell office:value-type="string">
            <text:p>kňažstvo</text:p>
          </table:table-cell>
          <table:table-cell office:value-type="string">
            <text:p>kňazstvo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69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text nemá byť tučným písmom</text:p>
          </table:table-cell>
          <table:table-cell table:style-name="ce33" office:value-type="string">
            <text:p>III (Gimel)</text:p>
          </table:table-cell>
          <table:table-cell table:style-name="ce27" office:value-type="string">
            <text:p>III (Gimel)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71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ajú byť použité typografické úvodzovky</text:p>
          </table:table-cell>
          <table:table-cell office:value-type="string">
            <text:p>nezakolíšem."</text:p>
          </table:table-cell>
          <table:table-cell office:value-type="string">
            <text:p>nezakolíšem.“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77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text nemá byť tučným písmom</text:p>
          </table:table-cell>
          <table:table-cell table:style-name="ce33" office:value-type="string">
            <text:p>IV (Dalet)</text:p>
          </table:table-cell>
          <table:table-cell table:style-name="ce27" office:value-type="string">
            <text:p>IV (Dalet)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77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678</text:p>
          </table:table-cell>
          <table:table-cell table:style-name="ce14" office:value-type="string">
            <text:p>1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78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682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682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čiarka za slovom „(bra)tov“</text:p>
          </table:table-cell>
          <table:table-cell office:value-type="string">
            <text:p>tov, a sestry</text:p>
          </table:table-cell>
          <table:table-cell office:value-type="string">
            <text:p>tov a sestr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84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ypadli čísla veršov</text:p>
          </table:table-cell>
          <table:table-cell table:style-name="ce33" office:value-type="string">
            <text:p>Žalm 119</text:p>
          </table:table-cell>
          <table:table-cell table:style-name="ce33" office:value-type="string">
            <text:p>Žalm 119, 33-40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84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text nemá byť tučným písmom (str. 1190)</text:p>
          </table:table-cell>
          <table:table-cell table:style-name="ce33" office:value-type="string">
            <text:p>V (Hé)</text:p>
          </table:table-cell>
          <table:table-cell table:style-name="ce27" office:value-type="string">
            <text:p>V (Hé)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84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ň“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90</text:p>
          </table:table-cell>
          <table:table-cell table:style-name="ce14" office:value-type="string">
            <text:p>záhlavie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á byť veľké „V“</text:p>
          </table:table-cell>
          <table:table-cell table:style-name="ce33" office:value-type="string">
            <text:p>vo veľkonočnej</text:p>
          </table:table-cell>
          <table:table-cell table:style-name="ce33" office:value-type="string">
            <text:p>vo Veľkonočnej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90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a v slove (nemá byť dĺžeň na úvodné „i“)</text:p>
          </table:table-cell>
          <table:table-cell table:style-name="ce27" office:value-type="string">
            <text:p>ínvitatórium</text:p>
          </table:table-cell>
          <table:table-cell table:style-name="ce27" office:value-type="string">
            <text:p>invitatóriu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91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Spasitela,</text:p>
          </table:table-cell>
          <table:table-cell office:value-type="string">
            <text:p>Spasiteľa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92</text:p>
          </table:table-cell>
          <table:table-cell table:style-name="ce14" office:value-type="string">
            <text:p>záhlavie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á byť veľké „V“</text:p>
          </table:table-cell>
          <table:table-cell table:style-name="ce33" office:value-type="string">
            <text:p>vo veľkonočnej</text:p>
          </table:table-cell>
          <table:table-cell table:style-name="ce33" office:value-type="string">
            <text:p>vo Veľkonočnej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94</text:p>
          </table:table-cell>
          <table:table-cell table:style-name="ce14" office:value-type="string">
            <text:p>záhlavie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á byť veľké „V“</text:p>
          </table:table-cell>
          <table:table-cell table:style-name="ce33" office:value-type="string">
            <text:p>vo veľkonočnej</text:p>
          </table:table-cell>
          <table:table-cell table:style-name="ce33" office:value-type="string">
            <text:p>vo Veľkonočnej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95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čiarka za slovom „srdcom“</text:p>
          </table:table-cell>
          <table:table-cell office:value-type="string">
            <text:p>srdcom, veríme</text:p>
          </table:table-cell>
          <table:table-cell office:value-type="string">
            <text:p>srdcom verím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95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medzera pred dvojbodkou</text:p>
          </table:table-cell>
          <table:table-cell office:value-type="string">
            <text:p>(vo)lajme :</text:p>
          </table:table-cell>
          <table:table-cell office:value-type="string">
            <text:p>(vo)lajme: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696</text:p>
          </table:table-cell>
          <table:table-cell table:style-name="ce14" office:value-type="string">
            <text:p>1. a 2. zhor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textu prvých dvoch riadkov je šedá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01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01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ď“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06</text:p>
          </table:table-cell>
          <table:table-cell table:style-name="ce14" office:value-type="string">
            <text:p>10. a 9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delenie slova (porov. LH, zv. II, str. 6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09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office:value-type="string">
            <text:p>našim</text:p>
          </table:table-cell>
          <table:table-cell office:value-type="string">
            <text:p>naší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10</text:p>
          </table:table-cell>
          <table:table-cell table:style-name="ce14" office:value-type="string">
            <text:p>1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velkonočných</text:p>
          </table:table-cell>
          <table:table-cell office:value-type="string">
            <text:p>veľkonočných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13</text:p>
          </table:table-cell>
          <table:table-cell table:style-name="ce14" office:value-type="string">
            <text:p>10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velkonočných</text:p>
          </table:table-cell>
          <table:table-cell office:value-type="string">
            <text:p>veľkonočných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14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office:value-type="string">
            <text:p>svojim</text:p>
          </table:table-cell>
          <table:table-cell office:value-type="string">
            <text:p>svojí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15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718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719</text:p>
          </table:table-cell>
          <table:table-cell table:style-name="ce14" office:value-type="string">
            <text:p>6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veľké písmeno v slove „už“</text:p>
          </table:table-cell>
          <table:table-cell office:value-type="string">
            <text:p>Už ako</text:p>
          </table:table-cell>
          <table:table-cell office:value-type="string">
            <text:p>už ako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25</text:p>
          </table:table-cell>
          <table:table-cell table:style-name="ce14" office:value-type="string">
            <text:p>1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miesto čiarky má byť bodka</text:p>
          </table:table-cell>
          <table:table-cell table:style-name="ce27" office:value-type="string">
            <text:p>Porov,</text:p>
          </table:table-cell>
          <table:table-cell table:style-name="ce27" office:value-type="string">
            <text:p>Porov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35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miesto čiarky má byť bodka</text:p>
          </table:table-cell>
          <table:table-cell table:style-name="ce27" office:value-type="string">
            <text:p>Porov,</text:p>
          </table:table-cell>
          <table:table-cell table:style-name="ce27" office:value-type="string">
            <text:p>Porov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35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a v slove (š -&gt; ň)</text:p>
          </table:table-cell>
          <table:table-cell office:value-type="string">
            <text:p>(odstra-)šuje</text:p>
          </table:table-cell>
          <table:table-cell office:value-type="string">
            <text:p>(odstra-)ňuj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39</text:p>
          </table:table-cell>
          <table:table-cell table:style-name="ce14" office:value-type="string">
            <text:p>6. a 5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40</text:p>
          </table:table-cell>
          <table:table-cell table:style-name="ce14" office:value-type="string">
            <text:p>krátke čít.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textu krátkeho čítania (Hebr 7, 24-27) je šedá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40</text:p>
          </table:table-cell>
          <table:table-cell table:style-name="ce14" office:value-type="string">
            <text:p>2. a 1. zdol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textu prvej prosby je šedá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47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textu prvého riadka prosby je šedá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47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za spojovníkom nemá byť medzera</text:p>
          </table:table-cell>
          <table:table-cell table:style-name="ce27" office:value-type="string">
            <text:p>Sk 2, 32- 36</text:p>
          </table:table-cell>
          <table:table-cell table:style-name="ce27" office:value-type="string">
            <text:p>Sk 2, 32-36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47</text:p>
          </table:table-cell>
          <table:table-cell table:style-name="ce14" office:value-type="string">
            <text:p>7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748</text:p>
          </table:table-cell>
          <table:table-cell table:style-name="ce14" office:value-type="string">
            <text:p>9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dokonalosť“</text:p>
          </table:table-cell>
          <table:table-cell office:value-type="string">
            <text:p>dokonalosť</text:p>
          </table:table-cell>
          <table:table-cell office:value-type="string">
            <text:p>dokonalosť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50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751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ú“</text:p>
          </table:table-cell>
          <table:table-cell office:value-type="string">
            <text:p>zarmutených</text:p>
          </table:table-cell>
          <table:table-cell office:value-type="string">
            <text:p>zarmútených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52</text:p>
          </table:table-cell>
          <table:table-cell table:style-name="ce14" office:value-type="string">
            <text:p>7. a 6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54</text:p>
          </table:table-cell>
          <table:table-cell table:style-name="ce14" office:value-type="string">
            <text:p>14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57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e zarovnaný riadok (má byť odsadený)</text:p>
          </table:table-cell>
          <table:table-cell office:value-type="string">
            <text:p>zem.</text:p>
          </table:table-cell>
          <table:table-cell office:value-type="string">
            <text:p>___zem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62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66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68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skratka má byť červenou</text:p>
          </table:table-cell>
          <table:table-cell office:value-type="string">
            <text:p>M.</text:p>
          </table:table-cell>
          <table:table-cell table:style-name="ce27" office:value-type="string">
            <text:p>M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71</text:p>
          </table:table-cell>
          <table:table-cell table:style-name="ce14" office:value-type="string">
            <text:p>3. a 2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72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velkňazi</text:p>
          </table:table-cell>
          <table:table-cell office:value-type="string">
            <text:p>veľkňaz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76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table:style-name="ce27" office:value-type="string">
            <text:p>Tit</text:p>
          </table:table-cell>
          <table:table-cell table:style-name="ce27" office:value-type="string">
            <text:p>Tít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80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by“</text:p>
          </table:table-cell>
          <table:table-cell office:value-type="string">
            <text:p>(ži-)vota aby</text:p>
          </table:table-cell>
          <table:table-cell office:value-type="string">
            <text:p>(ži-)vota, ab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80</text:p>
          </table:table-cell>
          <table:table-cell table:style-name="ce14" office:value-type="string">
            <text:p>1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780</text:p>
          </table:table-cell>
          <table:table-cell table:style-name="ce14" office:value-type="string">
            <text:p>2. a 1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81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ypadlo slovo „slávme“</text:p>
          </table:table-cell>
          <table:table-cell office:value-type="string">
            <text:p>Preto sviatky</text:p>
          </table:table-cell>
          <table:table-cell office:value-type="string">
            <text:p>Preto slávme sviatk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82</text:p>
          </table:table-cell>
          <table:table-cell table:style-name="ce14" office:value-type="string">
            <text:p>3. a 4. prosb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zarovnanie druhej časti prosieb (po pomlčke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83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784</text:p>
          </table:table-cell>
          <table:table-cell table:style-name="ce14" office:value-type="string">
            <text:p>1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dĺžeň na „a“</text:p>
          </table:table-cell>
          <table:table-cell office:value-type="string">
            <text:p>ibá</text:p>
          </table:table-cell>
          <table:table-cell office:value-type="string">
            <text:p>iba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4" office:value-type="string">
            <text:p>784-785</text:p>
          </table:table-cell>
          <table:table-cell table:style-name="ce14" office:value-type="string">
            <text:p>krátke čít.</text:p>
          </table:table-cell>
          <table:table-cell table:style-name="ce21" office:value-type="string">
            <text:p>8</text:p>
          </table:table-cell>
          <table:table-cell table:style-name="ce14" office:value-type="string">
            <text:p>celé čítanie je jeden odstavec, nemá byť rozdelené na dva odstavce: odstrániť medzeru na konci str. 784 aj odsadenie na str. 785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92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vami“</text:p>
          </table:table-cell>
          <table:table-cell office:value-type="string">
            <text:p>s vami</text:p>
          </table:table-cell>
          <table:table-cell office:value-type="string">
            <text:p>s vami,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794</text:p>
          </table:table-cell>
          <table:table-cell table:style-name="ce14" office:value-type="string">
            <text:p>3. a 4. prosb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zarovnanie druhej časti prosieb (po pomlčke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99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799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slovosled odlišný ako v tej istej modlitbe na str. 810</text:p>
          </table:table-cell>
          <table:table-cell office:value-type="string">
            <text:p>život večný;</text:p>
          </table:table-cell>
          <table:table-cell office:value-type="string">
            <text:p>večný život;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805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dvojbodka, nie bodka</text:p>
          </table:table-cell>
          <table:table-cell office:value-type="string">
            <text:p>Otca.</text:p>
          </table:table-cell>
          <table:table-cell office:value-type="string">
            <text:p>Otca: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12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813</text:p>
          </table:table-cell>
          <table:table-cell table:style-name="ce14" office:value-type="string">
            <text:p>3. a 4. zhor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15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815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nad mŕtvymi aj nad živými.</text:p>
          </table:table-cell>
          <table:table-cell office:value-type="string">
            <text:p>aj nad mŕtvymi, aj nad nad živými.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835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ypadlo slovo „aj“ (napr. str. 802)</text:p>
          </table:table-cell>
          <table:table-cell office:value-type="string">
            <text:p>o sebe vy:</text:p>
          </table:table-cell>
          <table:table-cell office:value-type="string">
            <text:p>o sebe aj vy: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41</text:p>
          </table:table-cell>
          <table:table-cell table:style-name="ce14" office:value-type="string">
            <text:p>1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table:style-name="ce27" office:value-type="string">
            <text:p>Tit</text:p>
          </table:table-cell>
          <table:table-cell table:style-name="ce27" office:value-type="string">
            <text:p>Tít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44/856</text:p>
          </table:table-cell>
          <table:table-cell table:style-name="ce14" office:value-type="string">
            <text:p>1. a 2. strof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odlišná interpunkcia na konci 1. a 2. strofy hymnu</text:p>
          </table:table-cell>
          <table:table-cell table:style-name="ce27"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45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nemá byť červená pomlčka</text:p>
          </table:table-cell>
          <table:table-cell office:value-type="string">
            <text:p>naveky. –</text:p>
          </table:table-cell>
          <table:table-cell office:value-type="string">
            <text:p>naveky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53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srdce.*</text:p>
          </table:table-cell>
          <table:table-cell office:value-type="string">
            <text:p>srdce.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55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á byť veľké „P“</text:p>
          </table:table-cell>
          <table:table-cell office:value-type="string">
            <text:p>pán,</text:p>
          </table:table-cell>
          <table:table-cell office:value-type="string">
            <text:p>Pán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55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čiarka za slovom „naším“</text:p>
          </table:table-cell>
          <table:table-cell office:value-type="string">
            <text:p>naším,</text:p>
          </table:table-cell>
          <table:table-cell office:value-type="string">
            <text:p>naší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62</text:p>
          </table:table-cell>
          <table:table-cell table:style-name="ce14" office:value-type="string">
            <text:p>1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Ty“ (str. 910)</text:p>
          </table:table-cell>
          <table:table-cell office:value-type="string">
            <text:p>Ty darca</text:p>
          </table:table-cell>
          <table:table-cell office:value-type="string">
            <text:p>Ty, darc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65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66</text:p>
          </table:table-cell>
          <table:table-cell table:style-name="ce14" office:value-type="string">
            <text:p>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na konci riadka</text:p>
          </table:table-cell>
          <table:table-cell office:value-type="string">
            <text:p>aj Otca</text:p>
          </table:table-cell>
          <table:table-cell office:value-type="string">
            <text:p>aj Otca,</text:p>
          </table:table-cell>
          <table:table-cell table:style-name="ce14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867/644</text:p>
          </table:table-cell>
          <table:table-cell table:style-name="ce14" office:value-type="string">
            <text:p>2. strof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odlišná interpunkcia v 3. riadku 2. strofy hymn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69</text:p>
          </table:table-cell>
          <table:table-cell table:style-name="ce14" office:value-type="string">
            <text:p>3. a 2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71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871</text:p>
          </table:table-cell>
          <table:table-cell table:style-name="ce14" office:value-type="string">
            <text:p>9. a 8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72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čiarka za slovom „(kto)rí“</text:p>
          </table:table-cell>
          <table:table-cell office:value-type="string">
            <text:p>(kto)rí, ho</text:p>
          </table:table-cell>
          <table:table-cell office:value-type="string">
            <text:p>(kto)rí ho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74</text:p>
          </table:table-cell>
          <table:table-cell table:style-name="ce14" office:value-type="string">
            <text:p>1., 2. a 4. prosb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zarovnanie druhej časti prosieb (po pomlčke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75</text:p>
          </table:table-cell>
          <table:table-cell table:style-name="ce14" office:value-type="string">
            <text:p>9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878</text:p>
          </table:table-cell>
          <table:table-cell table:style-name="ce14" office:value-type="string">
            <text:p>7. a 6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80</text:p>
          </table:table-cell>
          <table:table-cell table:style-name="ce14" office:value-type="string">
            <text:p>13. a 12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</text:p>
          </table:table-cell>
          <table:table-cell office:value-type="string">
            <text:p>omlad-zovala</text:p>
          </table:table-cell>
          <table:table-cell office:value-type="string">
            <text:p>o-mla-dzo-va-l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81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krížikom</text:p>
          </table:table-cell>
          <table:table-cell office:value-type="string">
            <text:p>(Alelu-)ja.+</text:p>
          </table:table-cell>
          <table:table-cell office:value-type="string">
            <text:p>(Alelu-)ja. +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81</text:p>
          </table:table-cell>
          <table:table-cell table:style-name="ce14" office:value-type="string">
            <text:p>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office:value-type="string">
            <text:p>s nim</text:p>
          </table:table-cell>
          <table:table-cell office:value-type="string">
            <text:p>s ní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86</text:p>
          </table:table-cell>
          <table:table-cell table:style-name="ce14" office:value-type="string">
            <text:p>1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dĺžeň na „i“</text:p>
          </table:table-cell>
          <table:table-cell office:value-type="string">
            <text:p>prípoja</text:p>
          </table:table-cell>
          <table:table-cell office:value-type="string">
            <text:p>pripoja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>
            <text:p>892 (2x), 895</text:p>
          </table:table-cell>
          <table:table-cell table:style-name="ce14" office:value-type="string">
            <text:p>2. zhora, 11. zdola, 7. zhor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 (poš-li, zo-šli, zoš-li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94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ypadli slová „za nás“</text:p>
          </table:table-cell>
          <table:table-cell office:value-type="string">
            <text:p>prihovára nevysloviteľnými</text:p>
          </table:table-cell>
          <table:table-cell office:value-type="string">
            <text:p>prihovára za nás nevysloviteľným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94</text:p>
          </table:table-cell>
          <table:table-cell table:style-name="ce14" office:value-type="string">
            <text:p>1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čiarka za slovom „verným“</text:p>
          </table:table-cell>
          <table:table-cell office:value-type="string">
            <text:p>verným,</text:p>
          </table:table-cell>
          <table:table-cell office:value-type="string">
            <text:p>verný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96</text:p>
          </table:table-cell>
          <table:table-cell table:style-name="ce14" office:value-type="string">
            <text:p>1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ť“</text:p>
          </table:table-cell>
          <table:table-cell office:value-type="string">
            <text:p>viest</text:p>
          </table:table-cell>
          <table:table-cell office:value-type="string">
            <text:p>viesť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97</text:p>
          </table:table-cell>
          <table:table-cell table:style-name="ce14" office:value-type="string">
            <text:p>6. a 5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898</text:p>
          </table:table-cell>
          <table:table-cell table:style-name="ce14" office:value-type="string">
            <text:p>1., 2. a 3. prosb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zarovnanie druhej časti prosieb (po pomlčke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00</text:p>
          </table:table-cell>
          <table:table-cell table:style-name="ce14" office:value-type="string">
            <text:p>1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jú 2 čiarky</text:p>
          </table:table-cell>
          <table:table-cell office:value-type="string">
            <text:p>súženia ani prenasledovania ani</text:p>
          </table:table-cell>
          <table:table-cell office:value-type="string">
            <text:p>súženia, ani prenasledovania, an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00</text:p>
          </table:table-cell>
          <table:table-cell table:style-name="ce14" office:value-type="string">
            <text:p>10. a 9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delenie slova (porov. str. 903)</text:p>
          </table:table-cell>
          <table:table-cell office:value-type="string">
            <text:p>zmý-šľali</text:p>
          </table:table-cell>
          <table:table-cell office:value-type="string">
            <text:p>zmýš-ľa-l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00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</text:p>
          </table:table-cell>
          <table:table-cell table:style-name="ce27" office:value-type="string">
            <text:p>Kor12</text:p>
          </table:table-cell>
          <table:table-cell table:style-name="ce27" office:value-type="string">
            <text:p>Kor 12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04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vlúdne.</text:p>
          </table:table-cell>
          <table:table-cell office:value-type="string">
            <text:p>vľúdne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05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906</text:p>
          </table:table-cell>
          <table:table-cell table:style-name="ce14" office:value-type="string">
            <text:p>7. zdola</text:p>
          </table:table-cell>
          <table:table-cell table:style-name="ce21" office:value-type="string">
            <text:p>8</text:p>
          </table:table-cell>
          <table:table-cell table:style-name="ce14" office:value-type="string">
            <text:p>zvolanie k prosbám má byť odsadené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06</text:p>
          </table:table-cell>
          <table:table-cell table:style-name="ce14" office:value-type="string">
            <text:p>9. a 8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07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nad mŕtvymi aj nad živými.</text:p>
          </table:table-cell>
          <table:table-cell office:value-type="string">
            <text:p>aj nad mŕtvymi, aj nad nad živými.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908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zranené,</text:p>
          </table:table-cell>
          <table:table-cell office:value-type="string">
            <text:p>zranené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09</text:p>
          </table:table-cell>
          <table:table-cell table:style-name="ce14" office:value-type="string">
            <text:p>7. a 6. zdola</text:p>
          </table:table-cell>
          <table:table-cell table:style-name="ce21" office:value-type="string">
            <text:p>7</text:p>
          </table:table-cell>
          <table:table-cell table:style-name="ce14"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14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14</text:p>
          </table:table-cell>
          <table:table-cell table:style-name="ce14" office:value-type="string">
            <text:p>1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(roz)ptýl</text:p>
          </table:table-cell>
          <table:table-cell office:value-type="string">
            <text:p>(roz)ptýľ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14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á“</text:p>
          </table:table-cell>
          <table:table-cell office:value-type="string">
            <text:p>vovadzaš</text:p>
          </table:table-cell>
          <table:table-cell office:value-type="string">
            <text:p>vovádzaš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18</text:p>
          </table:table-cell>
          <table:table-cell table:style-name="ce14" office:value-type="string">
            <text:p>1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prislúbený</text:p>
          </table:table-cell>
          <table:table-cell office:value-type="string">
            <text:p>prisľúbený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19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dĺžeň na „e“</text:p>
          </table:table-cell>
          <table:table-cell office:value-type="string">
            <text:p>(nevi)diteľné</text:p>
          </table:table-cell>
          <table:table-cell office:value-type="string">
            <text:p>(nevi)diteľn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20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nemá byť slovo „jeho“</text:p>
          </table:table-cell>
          <table:table-cell office:value-type="string">
            <text:p>všetci jeho bohabojní</text:p>
          </table:table-cell>
          <table:table-cell office:value-type="string">
            <text:p>všetci bohabojní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02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bohabojní:*</text:p>
          </table:table-cell>
          <table:table-cell office:value-type="string">
            <text:p>bohabojní: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20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a v slove (nemá byť na konci „i“, ale bodka)</text:p>
          </table:table-cell>
          <table:table-cell office:value-type="string">
            <text:p>vyslobodili</text:p>
          </table:table-cell>
          <table:table-cell office:value-type="string">
            <text:p>vyslobodil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21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Pánove,</text:p>
          </table:table-cell>
          <table:table-cell office:value-type="string">
            <text:p>Pánove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21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začiatku vety má byť veľké písmeno</text:p>
          </table:table-cell>
          <table:table-cell office:value-type="string">
            <text:p>prísne</text:p>
          </table:table-cell>
          <table:table-cell office:value-type="string">
            <text:p>Prísn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21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 (červenou farbou)</text:p>
          </table:table-cell>
          <table:table-cell office:value-type="string">
            <text:p>(str. 1626)</text:p>
          </table:table-cell>
          <table:table-cell office:value-type="string">
            <text:p>(str. 1626)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22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vypadla bodka (za slovom „Tešiteľ“)</text:p>
          </table:table-cell>
          <table:table-cell office:value-type="string">
            <text:p>Tešiteľ Aleluja.</text:p>
          </table:table-cell>
          <table:table-cell office:value-type="string">
            <text:p>Tešiteľ. Aleluja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24</text:p>
          </table:table-cell>
          <table:table-cell table:style-name="ce14" office:value-type="string">
            <text:p>hymnus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textu hymnu je „šedá“, vyblednutá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24</text:p>
          </table:table-cell>
          <table:table-cell table:style-name="ce14" office:value-type="string">
            <text:p>10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ajú byť použité typografické úvodzovky</text:p>
          </table:table-cell>
          <table:table-cell office:value-type="string">
            <text:p>nohám."</text:p>
          </table:table-cell>
          <table:table-cell office:value-type="string">
            <text:p>nohám.“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28</text:p>
          </table:table-cell>
          <table:table-cell table:style-name="ce14" office:value-type="string">
            <text:p>6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table:style-name="ce27" office:value-type="string">
            <text:p>hovori:</text:p>
          </table:table-cell>
          <table:table-cell table:style-name="ce27" office:value-type="string">
            <text:p>hovorí: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29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ň“</text:p>
          </table:table-cell>
          <table:table-cell office:value-type="string">
            <text:p>priaznou</text:p>
          </table:table-cell>
          <table:table-cell office:value-type="string">
            <text:p>priazňou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33</text:p>
          </table:table-cell>
          <table:table-cell table:style-name="ce14" office:value-type="string">
            <text:p>9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odtial</text:p>
          </table:table-cell>
          <table:table-cell office:value-type="string">
            <text:p>odtiaľ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38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40</text:p>
          </table:table-cell>
          <table:table-cell table:style-name="ce14" office:value-type="string">
            <text:p>1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královstva,</text:p>
          </table:table-cell>
          <table:table-cell office:value-type="string">
            <text:p>kráľovstva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40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42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</text:p>
          </table:table-cell>
          <table:table-cell office:value-type="string">
            <text:p>vyháňaní</text:p>
          </table:table-cell>
          <table:table-cell office:value-type="string">
            <text:p>vyháňa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43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sestra“</text:p>
          </table:table-cell>
          <table:table-cell office:value-type="string">
            <text:p>sestra i matka,</text:p>
          </table:table-cell>
          <table:table-cell office:value-type="string">
            <text:p>sestra, i matka,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946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vietor“</text:p>
          </table:table-cell>
          <table:table-cell office:value-type="string">
            <text:p>i vietor i more</text:p>
          </table:table-cell>
          <table:table-cell office:value-type="string">
            <text:p>i vietor, i more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950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55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mol</text:p>
          </table:table-cell>
          <table:table-cell office:value-type="string">
            <text:p>moľ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55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moľ“</text:p>
          </table:table-cell>
          <table:table-cell office:value-type="string">
            <text:p>mol ani hrdza</text:p>
          </table:table-cell>
          <table:table-cell office:value-type="string">
            <text:p>moľ, ani hrdza.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957</text:p>
          </table:table-cell>
          <table:table-cell table:style-name="ce14" office:value-type="string">
            <text:p>6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osmelujeme</text:p>
          </table:table-cell>
          <table:table-cell office:value-type="string">
            <text:p>osmeľujem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58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ť“</text:p>
          </table:table-cell>
          <table:table-cell office:value-type="string">
            <text:p>darovat</text:p>
          </table:table-cell>
          <table:table-cell office:value-type="string">
            <text:p>darovať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63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sluch“</text:p>
          </table:table-cell>
          <table:table-cell office:value-type="string">
            <text:p>sluch aj nemým</text:p>
          </table:table-cell>
          <table:table-cell office:value-type="string">
            <text:p>sluch, aj nemým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63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dĺžeň na „i“</text:p>
          </table:table-cell>
          <table:table-cell office:value-type="string">
            <text:p>hovorím tí,</text:p>
          </table:table-cell>
          <table:table-cell office:value-type="string">
            <text:p>hovorím ti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66</text:p>
          </table:table-cell>
          <table:table-cell table:style-name="ce14" office:value-type="string">
            <text:p>1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Bohu“</text:p>
          </table:table-cell>
          <table:table-cell office:value-type="string">
            <text:p>aj Bohu aj mamone,</text:p>
          </table:table-cell>
          <table:table-cell office:value-type="string">
            <text:p>aj Bohu, aj mamone,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966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text „V roku A“ má byť červenou farbou</text:p>
          </table:table-cell>
          <table:table-cell table:style-name="ce30" office:value-type="string">
            <text:p>V roku A</text:p>
          </table:table-cell>
          <table:table-cell table:style-name="ce33" office:value-type="string">
            <text:p>V roku 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67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začiatku slova má byť malé písmeno</text:p>
          </table:table-cell>
          <table:table-cell office:value-type="string">
            <text:p>Nemôže</text:p>
          </table:table-cell>
          <table:table-cell office:value-type="string">
            <text:p>nemôž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68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ť“</text:p>
          </table:table-cell>
          <table:table-cell office:value-type="string">
            <text:p>smiat.</text:p>
          </table:table-cell>
          <table:table-cell office:value-type="string">
            <text:p>smiať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68</text:p>
          </table:table-cell>
          <table:table-cell table:style-name="ce14" office:value-type="string">
            <text:p>10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prislúbenú</text:p>
          </table:table-cell>
          <table:table-cell office:value-type="string">
            <text:p>prisľúbenú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70</text:p>
          </table:table-cell>
          <table:table-cell table:style-name="ce14" office:value-type="string">
            <text:p>1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čiarka za slovom „Potom“</text:p>
          </table:table-cell>
          <table:table-cell office:value-type="string">
            <text:p>Potom, príď</text:p>
          </table:table-cell>
          <table:table-cell office:value-type="string">
            <text:p>Potom príď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71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dĺžeň na „i“ (Mt 22,8)</text:p>
          </table:table-cell>
          <table:table-cell office:value-type="string">
            <text:p>hodní</text:p>
          </table:table-cell>
          <table:table-cell office:value-type="string">
            <text:p>hodn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72</text:p>
          </table:table-cell>
          <table:table-cell table:style-name="ce14" office:value-type="string">
            <text:p>11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</text:p>
          </table:table-cell>
          <table:table-cell office:value-type="string">
            <text:p>staf</text:p>
          </table:table-cell>
          <table:table-cell office:value-type="string">
            <text:p>stať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72</text:p>
          </table:table-cell>
          <table:table-cell table:style-name="ce14" office:value-type="string">
            <text:p>1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slovo „čo“ má začínať malým písmenom</text:p>
          </table:table-cell>
          <table:table-cell office:value-type="string">
            <text:p>, Čo</text:p>
          </table:table-cell>
          <table:table-cell office:value-type="string">
            <text:p>, čo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76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76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hladať</text:p>
          </table:table-cell>
          <table:table-cell office:value-type="string">
            <text:p>hľadať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77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ni“</text:p>
          </table:table-cell>
          <table:table-cell office:value-type="string">
            <text:p>ani dňa ani hodiny</text:p>
          </table:table-cell>
          <table:table-cell office:value-type="string">
            <text:p>ani dňa, ani hodiny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980</text:p>
          </table:table-cell>
          <table:table-cell table:style-name="ce14" office:value-type="string">
            <text:p>9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é slovo</text:p>
          </table:table-cell>
          <table:table-cell office:value-type="string">
            <text:p>vyznávanie</text:p>
          </table:table-cell>
          <table:table-cell office:value-type="string">
            <text:p>vyznávam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83</text:p>
          </table:table-cell>
          <table:table-cell table:style-name="ce14" office:value-type="string">
            <text:p>3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ypadlo slovo „kmene“ (str. 982)</text:p>
          </table:table-cell>
          <table:table-cell office:value-type="string">
            <text:p>a jazyky.</text:p>
          </table:table-cell>
          <table:table-cell office:value-type="string">
            <text:p>kmene a jazyky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87</text:p>
          </table:table-cell>
          <table:table-cell table:style-name="ce14" office:value-type="string">
            <text:p>8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š“ (porov. Ž 23 alebo str. 983)</text:p>
          </table:table-cell>
          <table:table-cell office:value-type="string">
            <text:p>pasienky</text:p>
          </table:table-cell>
          <table:table-cell office:value-type="string">
            <text:p>pašienk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88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89</text:p>
          </table:table-cell>
          <table:table-cell table:style-name="ce14" office:value-type="string">
            <text:p>krátke čít.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farba textu krátkeho čítania je „šedá“, vyblednutá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89</text:p>
          </table:table-cell>
          <table:table-cell table:style-name="ce14" office:value-type="string">
            <text:p>14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ypadlo slovo „Žalm“ (je tam len „Ž“)</text:p>
          </table:table-cell>
          <table:table-cell table:style-name="ce33" office:value-type="string">
            <text:p>Ž 110</text:p>
          </table:table-cell>
          <table:table-cell table:style-name="ce33" office:value-type="string">
            <text:p>Žalm 110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91</text:p>
          </table:table-cell>
          <table:table-cell table:style-name="ce14" office:value-type="string">
            <text:p>13. zhor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ybný znak (namiesto „a“ je hviezdička)</text:p>
          </table:table-cell>
          <table:table-cell office:value-type="string">
            <text:p>veky * tvoja</text:p>
          </table:table-cell>
          <table:table-cell office:value-type="string">
            <text:p>veky a tvoja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91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ybne uvedený biblický odkaz</text:p>
          </table:table-cell>
          <table:table-cell table:style-name="ce27" office:value-type="string">
            <text:p>Zjv 19, 1-7</text:p>
          </table:table-cell>
          <table:table-cell table:style-name="ce27" office:value-type="string">
            <text:p>Zjv 19, 1-2. 5-7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97</text:p>
          </table:table-cell>
          <table:table-cell table:style-name="ce14" office:value-type="string">
            <text:p>1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998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verš má byť odsadený („všetkým...“ ako „a Otec“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01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čiarka</text:p>
          </table:table-cell>
          <table:table-cell office:value-type="string">
            <text:p>lásky</text:p>
          </table:table-cell>
          <table:table-cell office:value-type="string">
            <text:p>lásky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02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 (červenou)</text:p>
          </table:table-cell>
          <table:table-cell table:style-name="ce27" office:value-type="string">
            <text:p>),</text:p>
          </table:table-cell>
          <table:table-cell table:style-name="ce27" office:value-type="string">
            <text:p>)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05</text:p>
          </table:table-cell>
          <table:table-cell table:style-name="ce14" office:value-type="string">
            <text:p>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 (LH, zv. III, str. 592)</text:p>
          </table:table-cell>
          <table:table-cell office:value-type="string">
            <text:p>oblohe,</text:p>
          </table:table-cell>
          <table:table-cell office:value-type="string">
            <text:p>oblohe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06</text:p>
          </table:table-cell>
          <table:table-cell table:style-name="ce14" office:value-type="string">
            <text:p>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Boh“ (LH, zv. III, str. 594)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07</text:p>
          </table:table-cell>
          <table:table-cell table:style-name="ce14" office:value-type="string">
            <text:p>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Boh“ (LH, zv. III, str. 595)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14</text:p>
          </table:table-cell>
          <table:table-cell table:style-name="ce14" office:value-type="string">
            <text:p>8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</text:p>
          </table:table-cell>
          <table:table-cell office:value-type="string">
            <text:p>keďzošle</text:p>
          </table:table-cell>
          <table:table-cell office:value-type="string">
            <text:p>keď zošl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14</text:p>
          </table:table-cell>
          <table:table-cell table:style-name="ce14" office:value-type="string">
            <text:p>8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17</text:p>
          </table:table-cell>
          <table:table-cell table:style-name="ce14" office:value-type="string">
            <text:p>7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 modlitbe vypadlo „si Boh a“ (LH, zv. II, str. 605)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18</text:p>
          </table:table-cell>
          <table:table-cell table:style-name="ce14"/>
          <table:table-cell table:style-name="ce21" office:value-type="string">
            <text:p>5</text:p>
          </table:table-cell>
          <table:table-cell table:style-name="ce14" office:value-type="string">
            <text:p>text hymnu je šedou farb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18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čiarka</text:p>
          </table:table-cell>
          <table:table-cell office:value-type="string">
            <text:p>dal</text:p>
          </table:table-cell>
          <table:table-cell office:value-type="string">
            <text:p>dal,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21</text:p>
          </table:table-cell>
          <table:table-cell table:style-name="ce14" office:value-type="string">
            <text:p>6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 modlitbe vypadlo „si Boh a“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21</text:p>
          </table:table-cell>
          <table:table-cell table:style-name="ce14"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čiarka za slovom „Otcom“</text:p>
          </table:table-cell>
          <table:table-cell office:value-type="string">
            <text:p>Otcom, v jednote</text:p>
          </table:table-cell>
          <table:table-cell office:value-type="string">
            <text:p>Otcom v jednote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22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chuť,</text:p>
          </table:table-cell>
          <table:table-cell office:value-type="string">
            <text:p>chuť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24</text:p>
          </table:table-cell>
          <table:table-cell table:style-name="ce14"/>
          <table:table-cell table:style-name="ce21" office:value-type="string">
            <text:p>5</text:p>
          </table:table-cell>
          <table:table-cell table:style-name="ce14" office:value-type="string">
            <text:p>záver Ž 110 je šedou farbou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24</text:p>
          </table:table-cell>
          <table:table-cell table:style-name="ce14" office:value-type="string">
            <text:p>14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velmi</text:p>
          </table:table-cell>
          <table:table-cell office:value-type="string">
            <text:p>veľm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25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sluby</text:p>
          </table:table-cell>
          <table:table-cell office:value-type="string">
            <text:p>sľuby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27</text:p>
          </table:table-cell>
          <table:table-cell table:style-name="ce14" office:value-type="string">
            <text:p>3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v modlitbe vypadlo „si Boh a“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28</text:p>
          </table:table-cell>
          <table:table-cell table:style-name="ce14" office:value-type="string">
            <text:p>1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ď“</text:p>
          </table:table-cell>
          <table:table-cell office:value-type="string">
            <text:p>Ved</text:p>
          </table:table-cell>
          <table:table-cell office:value-type="string">
            <text:p>Veď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29</text:p>
          </table:table-cell>
          <table:table-cell table:style-name="ce14" office:value-type="string">
            <text:p>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verša nemá byť červená pomlčka</text:p>
          </table:table-cell>
          <table:table-cell office:value-type="string">
            <text:p>detí. –</text:p>
          </table:table-cell>
          <table:table-cell office:value-type="string">
            <text:p>detí.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32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ni“</text:p>
          </table:table-cell>
          <table:table-cell office:value-type="string">
            <text:p>ani vrásky ani ničoho</text:p>
          </table:table-cell>
          <table:table-cell office:value-type="string">
            <text:p>ani vrásky, ani ničoho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034</text:p>
          </table:table-cell>
          <table:table-cell table:style-name="ce14"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Ježišu“</text:p>
          </table:table-cell>
          <table:table-cell office:value-type="string">
            <text:p>Ježišu nádej</text:p>
          </table:table-cell>
          <table:table-cell office:value-type="string">
            <text:p>Ježišu, nádej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38</text:p>
          </table:table-cell>
          <table:table-cell table:style-name="ce14" office:value-type="string">
            <text:p>1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text nemá byť červenou (bijú sa tam 2 farby)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42</text:p>
          </table:table-cell>
          <table:table-cell table:style-name="ce14"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emá byť dĺžeň na „i“</text:p>
          </table:table-cell>
          <table:table-cell office:value-type="string">
            <text:p>zosnulí</text:p>
          </table:table-cell>
          <table:table-cell office:value-type="string">
            <text:p>zosnuli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42</text:p>
          </table:table-cell>
          <table:table-cell table:style-name="ce14" office:value-type="string">
            <text:p>6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„ľ“</text:p>
          </table:table-cell>
          <table:table-cell office:value-type="string">
            <text:p>velké</text:p>
          </table:table-cell>
          <table:table-cell office:value-type="string">
            <text:p>veľké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4" office:value-type="string">
            <text:p>1045</text:p>
          </table:table-cell>
          <table:table-cell table:style-name="ce14" office:value-type="string">
            <text:p>5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dĺžeň na „í“</text:p>
          </table:table-cell>
          <table:table-cell table:style-name="ce27" office:value-type="string">
            <text:p>začina</text:p>
          </table:table-cell>
          <table:table-cell table:style-name="ce27" office:value-type="string">
            <text:p>začína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1046</text:p>
          </table:table-cell>
          <table:table-cell table:style-name="ce14" office:value-type="string">
            <text:p>3. a 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v slove „Žalm 95“ má byť malé „ž“</text:p>
          </table:table-cell>
          <table:table-cell table:style-name="ce27" office:value-type="string">
            <text:p>Žalmu 95 ... Žalmom 95</text:p>
          </table:table-cell>
          <table:table-cell table:style-name="ce27" office:value-type="string">
            <text:p>Žalmu 95 ... žalmom 95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1047</text:p>
          </table:table-cell>
          <table:table-cell table:style-name="ce14" office:value-type="string">
            <text:p>12. zhora</text:p>
          </table:table-cell>
          <table:table-cell table:style-name="ce21" office:value-type="string">
            <text:p>2</text:p>
          </table:table-cell>
          <table:table-cell table:style-name="ce14" office:value-type="string">
            <text:p>chybné slovo</text:p>
          </table:table-cell>
          <table:table-cell table:style-name="ce27" office:value-type="string">
            <text:p>beriť</text:p>
          </table:table-cell>
          <table:table-cell table:style-name="ce27" office:value-type="string">
            <text:p>berie</text:p>
          </table:table-cell>
          <table:table-cell table:number-columns-repeated="1018"/>
        </table:table-row>
        <table:table-row table:style-name="ro4">
          <table:table-cell office:value-type="string">
            <text:p>1048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má byť malé začiatočné písmeno slova (čas)</text:p>
          </table:table-cell>
          <table:table-cell table:style-name="ce27" office:value-type="string">
            <text:p>Čas</text:p>
          </table:table-cell>
          <table:table-cell table:style-name="ce27" office:value-type="string">
            <text:p>čas</text:p>
          </table:table-cell>
          <table:table-cell table:number-columns-repeated="1018"/>
        </table:table-row>
        <table:table-row table:style-name="ro4">
          <table:table-cell office:value-type="string">
            <text:p>1048</text:p>
          </table:table-cell>
          <table:table-cell office:value-type="string">
            <text:p>3. zdola</text:p>
          </table:table-cell>
          <table:table-cell office:value-type="string">
            <text:p>4</text:p>
          </table:table-cell>
          <table:table-cell office:value-type="string">
            <text:p>biblický odkaz má byť červenou (porov. str. 1059)</text:p>
          </table:table-cell>
          <table:table-cell office:value-type="string">
            <text:p>Lk 1, 68-79</text:p>
          </table:table-cell>
          <table:table-cell table:style-name="ce27" office:value-type="string">
            <text:p>Lk 1, 68-79</text:p>
          </table:table-cell>
          <table:table-cell table:number-columns-repeated="1018"/>
        </table:table-row>
        <table:table-row table:style-name="ro4">
          <table:table-cell office:value-type="string">
            <text:p>1049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7" office:value-type="string">
            <text:p>častí</text:p>
          </table:table-cell>
          <table:table-cell table:style-name="ce27" office:value-type="string">
            <text:p>časti</text:p>
          </table:table-cell>
          <table:table-cell table:number-columns-repeated="1018"/>
        </table:table-row>
        <table:table-row table:style-name="ro4">
          <table:table-cell office:value-type="string">
            <text:p>1051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text nemá byť čiernou farbou (porov. napr. zv. IV LH)</text:p>
          </table:table-cell>
          <table:table-cell office:value-type="string">
            <text:p>modlitbe Pána</text:p>
          </table:table-cell>
          <table:table-cell table:style-name="ce27" office:value-type="string">
            <text:p>modlitbe Pána</text:p>
          </table:table-cell>
          <table:table-cell table:number-columns-repeated="1018"/>
        </table:table-row>
        <table:table-row table:style-name="ro4">
          <table:table-cell office:value-type="string">
            <text:p>1051</text:p>
          </table:table-cell>
          <table:table-cell office:value-type="string">
            <text:p>15. zhora</text:p>
          </table:table-cell>
          <table:table-cell office:value-type="string">
            <text:p>1</text:p>
          </table:table-cell>
          <table:table-cell office:value-type="string">
            <text:p>vypadla časť textu ("si Boh a"; porov. str. 149)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number-columns-repeated="1018"/>
        </table:table-row>
        <table:table-row table:style-name="ro4">
          <table:table-cell office:value-type="string">
            <text:p>1052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7" office:value-type="string">
            <text:p>zakonči</text:p>
          </table:table-cell>
          <table:table-cell table:style-name="ce27" office:value-type="string">
            <text:p>zakončí</text:p>
          </table:table-cell>
          <table:table-cell table:number-columns-repeated="1018"/>
        </table:table-row>
        <table:table-row table:style-name="ro4">
          <table:table-cell office:value-type="string">
            <text:p>1053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 na konci riadka (str. 154)</text:p>
          </table:table-cell>
          <table:table-cell office:value-type="string">
            <text:p>ranné</text:p>
          </table:table-cell>
          <table:table-cell office:value-type="string">
            <text:p>ranné,</text:p>
          </table:table-cell>
          <table:table-cell table:number-columns-repeated="1018"/>
        </table:table-row>
        <table:table-row table:style-name="ro4">
          <table:table-cell office:value-type="string">
            <text:p>1054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1018"/>
        </table:table-row>
        <table:table-row table:style-name="ro4">
          <table:table-cell office:value-type="string">
            <text:p>1057</text:p>
          </table:table-cell>
          <table:table-cell office:value-type="string">
            <text:p>7. zhora</text:p>
          </table:table-cell>
          <table:table-cell office:value-type="string">
            <text:p>4</text:p>
          </table:table-cell>
          <table:table-cell office:value-type="string">
            <text:p>bodka na konci riadka má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1057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kraluješ</text:p>
          </table:table-cell>
          <table:table-cell office:value-type="string">
            <text:p>kraľuješ</text:p>
          </table:table-cell>
          <table:table-cell table:number-columns-repeated="1018"/>
        </table:table-row>
        <table:table-row table:style-name="ro4">
          <table:table-cell office:value-type="string">
            <text:p>1058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number-columns-repeated="1018"/>
        </table:table-row>
        <table:table-row table:style-name="ro4">
          <table:table-cell office:value-type="string">
            <text:p>1059</text:p>
          </table:table-cell>
          <table:table-cell office:value-type="string">
            <text:p>8. zhora</text:p>
          </table:table-cell>
          <table:table-cell office:value-type="string">
            <text:p>2</text:p>
          </table:table-cell>
          <table:table-cell office:value-type="string">
            <text:p>chybne rozpoznané slovo (i -&gt; l, malé L)</text:p>
          </table:table-cell>
          <table:table-cell table:style-name="ce27" office:value-type="string">
            <text:p>aiebo</text:p>
          </table:table-cell>
          <table:table-cell table:style-name="ce27" office:value-type="string">
            <text:p>alebo</text:p>
          </table:table-cell>
          <table:table-cell table:number-columns-repeated="1018"/>
        </table:table-row>
        <table:table-row table:style-name="ro4">
          <table:table-cell office:value-type="string">
            <text:p>1060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"Sláva Otcu" má byť zarovnané na ľavý okraj strany</text:p>
          </table:table-cell>
          <table:table-cell table:number-columns-repeated="1020"/>
        </table:table-row>
        <table:table-row table:style-name="ro4">
          <table:table-cell office:value-type="string">
            <text:p>106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7" office:value-type="string">
            <text:p>oficia</text:p>
          </table:table-cell>
          <table:table-cell table:style-name="ce27" office:value-type="string">
            <text:p>ofícia</text:p>
          </table:table-cell>
          <table:table-cell table:number-columns-repeated="1018"/>
        </table:table-row>
        <table:table-row table:style-name="ro4">
          <table:table-cell office:value-type="string">
            <text:p>1061</text:p>
          </table:table-cell>
          <table:table-cell office:value-type="string">
            <text:p>14. zdola</text:p>
          </table:table-cell>
          <table:table-cell office:value-type="string">
            <text:p>4</text:p>
          </table:table-cell>
          <table:table-cell office:value-type="string">
            <text:p>text nemá byť čiernou farbou (porov. napr. zv. IV LH)</text:p>
          </table:table-cell>
          <table:table-cell office:value-type="string">
            <text:p>modlitbe Pána</text:p>
          </table:table-cell>
          <table:table-cell table:style-name="ce27" office:value-type="string">
            <text:p>modlitbe Pána</text:p>
          </table:table-cell>
          <table:table-cell table:number-columns-repeated="1018"/>
        </table:table-row>
        <table:table-row table:style-name="ro4">
          <table:table-cell office:value-type="string">
            <text:p>1062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chýba bodka (má byť červenou farbou)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1063</text:p>
          </table:table-cell>
          <table:table-cell table:style-name="ce14" office:value-type="string">
            <text:p>2. zdol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číslo strany "XIX" má byť čiernou farbou (porov. LH IV)</text:p>
          </table:table-cell>
          <table:table-cell table:style-name="ce27" office:value-type="string">
            <text:p>XIX</text:p>
          </table:table-cell>
          <table:table-cell office:value-type="string">
            <text:p>XIX</text:p>
          </table:table-cell>
          <table:table-cell table:number-columns-repeated="1018"/>
        </table:table-row>
        <table:table-row table:style-name="ro4">
          <table:table-cell office:value-type="string">
            <text:p>1066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omôcť,*</text:p>
          </table:table-cell>
          <table:table-cell office:value-type="string">
            <text:p>pomôcť, *</text:p>
          </table:table-cell>
          <table:table-cell table:number-columns-repeated="1018"/>
        </table:table-row>
        <table:table-row table:style-name="ro4">
          <table:table-cell office:value-type="string">
            <text:p>1066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kadidlo*</text:p>
          </table:table-cell>
          <table:table-cell office:value-type="string">
            <text:p>kadidlo *</text:p>
          </table:table-cell>
          <table:table-cell table:number-columns-repeated="1018"/>
        </table:table-row>
        <table:table-row table:style-name="ro4">
          <table:table-cell office:value-type="string">
            <text:p>1066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ľudmi</text:p>
          </table:table-cell>
          <table:table-cell office:value-type="string">
            <text:p>ľuďmi</text:p>
          </table:table-cell>
          <table:table-cell table:number-columns-repeated="1018"/>
        </table:table-row>
        <table:table-row table:style-name="ro4">
          <table:table-cell office:value-type="string">
            <text:p>1067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ždycky*</text:p>
          </table:table-cell>
          <table:table-cell office:value-type="string">
            <text:p>vždycky *</text:p>
          </table:table-cell>
          <table:table-cell table:number-columns-repeated="1018"/>
        </table:table-row>
        <table:table-row table:style-name="ro4">
          <table:table-cell office:value-type="string">
            <text:p>1067</text:p>
          </table:table-cell>
          <table:table-cell office:value-type="string">
            <text:p>9. a 10. zdola</text:p>
          </table:table-cell>
          <table:table-cell office:value-type="string">
            <text:p>1</text:p>
          </table:table-cell>
          <table:table-cell office:value-type="string">
            <text:p>chýba predložka v</text:p>
          </table:table-cell>
          <table:table-cell office:value-type="string">
            <text:p>podiel / krajine</text:p>
          </table:table-cell>
          <table:table-cell office:value-type="string">
            <text:p>podiel v krajine</text:p>
          </table:table-cell>
          <table:table-cell table:number-columns-repeated="1018"/>
        </table:table-row>
        <table:table-row table:style-name="ro4">
          <table:table-cell office:value-type="string">
            <text:p>1068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ne rozpoznané slovo</text:p>
          </table:table-cell>
          <table:table-cell office:value-type="string">
            <text:p>tni</text:p>
          </table:table-cell>
          <table:table-cell office:value-type="string">
            <text:p>mi</text:p>
          </table:table-cell>
          <table:table-cell table:number-columns-repeated="1018"/>
        </table:table-row>
        <table:table-row table:style-name="ro4">
          <table:table-cell office:value-type="string">
            <text:p>1069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na konci riadka chýba hviezdička (po medzere)</text:p>
          </table:table-cell>
          <table:table-cell office:value-type="string">
            <text:p>ľuďom;</text:p>
          </table:table-cell>
          <table:table-cell office:value-type="string">
            <text:p>ľuďom; *</text:p>
          </table:table-cell>
          <table:table-cell table:number-columns-repeated="1018"/>
        </table:table-row>
        <table:table-row table:style-name="ro2">
          <table:table-cell office:value-type="string">
            <text:p>1070</text:p>
          </table:table-cell>
          <table:table-cell office:value-type="string">
            <text:p>1. a 2. zdola</text:p>
          </table:table-cell>
          <table:table-cell office:value-type="string">
            <text:p>8</text:p>
          </table:table-cell>
          <table:table-cell office:value-type="string">
            <text:p>má byť väčšia medzera medzi riadkami; 1. riadok zdola má byť samostatným odstavcom (ako napr. na str. 1081), teda má byť viac odsadený</text:p>
          </table:table-cell>
          <table:table-cell table:number-columns-repeated="1020"/>
        </table:table-row>
        <table:table-row table:style-name="ro4">
          <table:table-cell office:value-type="string">
            <text:p>1071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number-columns-repeated="1018"/>
        </table:table-row>
        <table:table-row table:style-name="ro4">
          <table:table-cell office:value-type="string">
            <text:p>1071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073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čiarka za slovom "túžim"</text:p>
          </table:table-cell>
          <table:table-cell office:value-type="string">
            <text:p>túžim, uzrieť</text:p>
          </table:table-cell>
          <table:table-cell office:value-type="string">
            <text:p>túžim uzrieť</text:p>
          </table:table-cell>
          <table:table-cell table:number-columns-repeated="1018"/>
        </table:table-row>
        <table:table-row table:style-name="ro4">
          <table:table-cell office:value-type="string">
            <text:p>1073</text:p>
          </table:table-cell>
          <table:table-cell office:value-type="string">
            <text:p>11. zdola</text:p>
          </table:table-cell>
          <table:table-cell office:value-type="string">
            <text:p>2</text:p>
          </table:table-cell>
          <table:table-cell office:value-type="string">
            <text:p>chybne rozpoznané písmeno (i -&gt; a)</text:p>
          </table:table-cell>
          <table:table-cell office:value-type="string">
            <text:p>i túžim</text:p>
          </table:table-cell>
          <table:table-cell office:value-type="string">
            <text:p>a túžim</text:p>
          </table:table-cell>
          <table:table-cell table:number-columns-repeated="1018"/>
        </table:table-row>
        <table:table-row table:style-name="ro4">
          <table:table-cell office:value-type="string">
            <text:p>1074</text:p>
          </table:table-cell>
          <table:table-cell office:value-type="string">
            <text:p>7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mäkčeň na ľ</text:p>
          </table:table-cell>
          <table:table-cell office:value-type="string">
            <text:p>pálava;</text:p>
          </table:table-cell>
          <table:table-cell office:value-type="string">
            <text:p>páľava;</text:p>
          </table:table-cell>
          <table:table-cell table:number-columns-repeated="1018"/>
        </table:table-row>
        <table:table-row table:style-name="ro4">
          <table:table-cell office:value-type="string">
            <text:p>1075</text:p>
          </table:table-cell>
          <table:table-cell office:value-type="string">
            <text:p>7. zhora</text:p>
          </table:table-cell>
          <table:table-cell office:value-type="string">
            <text:p>4</text:p>
          </table:table-cell>
          <table:table-cell office:value-type="string">
            <text:p>text "Sláva Otcu" má byť čiernou farbou</text:p>
          </table:table-cell>
          <table:table-cell table:number-columns-repeated="1020"/>
        </table:table-row>
        <table:table-row table:style-name="ro4">
          <table:table-cell office:value-type="string">
            <text:p>1075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svojim</text:p>
          </table:table-cell>
          <table:table-cell office:value-type="string">
            <text:p>svojím</text:p>
          </table:table-cell>
          <table:table-cell table:number-columns-repeated="1018"/>
        </table:table-row>
        <table:table-row table:style-name="ro4">
          <table:table-cell office:value-type="string">
            <text:p>1076</text:p>
          </table:table-cell>
          <table:table-cell office:value-type="string">
            <text:p>9. zhora</text:p>
          </table:table-cell>
          <table:table-cell office:value-type="string">
            <text:p>2</text:p>
          </table:table-cell>
          <table:table-cell office:value-type="string">
            <text:p>chybne rozpoznaný znak (veľké I -&gt; 1)</text:p>
          </table:table-cell>
          <table:table-cell table:style-name="ce27" office:value-type="string">
            <text:p>Zjv 7, 10. I2</text:p>
          </table:table-cell>
          <table:table-cell table:style-name="ce27" office:value-type="string">
            <text:p>Zjv 7, 10. 12</text:p>
          </table:table-cell>
          <table:table-cell table:number-columns-repeated="1018"/>
        </table:table-row>
        <table:table-row table:style-name="ro4">
          <table:table-cell office:value-type="string">
            <text:p>1077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bodka za slovom "Aleluja" (čiernou farbou)</text:p>
          </table:table-cell>
          <table:table-cell office:value-type="string">
            <text:p>Aleluja</text:p>
          </table:table-cell>
          <table:table-cell office:value-type="string">
            <text:p>Aleluja.</text:p>
          </table:table-cell>
          <table:table-cell table:number-columns-repeated="1018"/>
        </table:table-row>
        <table:table-row table:style-name="ro4">
          <table:table-cell office:value-type="string">
            <text:p>1078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nepriatelov.</text:p>
          </table:table-cell>
          <table:table-cell office:value-type="string">
            <text:p>nepriateľov.</text:p>
          </table:table-cell>
          <table:table-cell table:number-columns-repeated="1018"/>
        </table:table-row>
        <table:table-row table:style-name="ro4">
          <table:table-cell office:value-type="string">
            <text:p>1079</text:p>
          </table:table-cell>
          <table:table-cell office:value-type="string">
            <text:p>záhlavie</text:p>
          </table:table-cell>
          <table:table-cell office:value-type="string">
            <text:p>1</text:p>
          </table:table-cell>
          <table:table-cell office:value-type="string">
            <text:p>chybné záhlavie</text:p>
          </table:table-cell>
          <table:table-cell table:style-name="ce27" office:value-type="string">
            <text:p>Nedeľa – ranné chvály</text:p>
          </table:table-cell>
          <table:table-cell table:style-name="ce27" office:value-type="string">
            <text:p>Nedeľa – modlitba cez deň</text:p>
          </table:table-cell>
          <table:table-cell table:number-columns-repeated="1018"/>
        </table:table-row>
        <table:table-row table:style-name="ro4">
          <table:table-cell office:value-type="string">
            <text:p>1079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number-columns-repeated="1018"/>
        </table:table-row>
        <table:table-row table:style-name="ro4">
          <table:table-cell office:value-type="string">
            <text:p>107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number-columns-repeated="1018"/>
        </table:table-row>
        <table:table-row table:style-name="ro4">
          <table:table-cell office:value-type="string">
            <text:p>1079</text:p>
          </table:table-cell>
          <table:table-cell office:value-type="string">
            <text:p>7. zhora</text:p>
          </table:table-cell>
          <table:table-cell office:value-type="string">
            <text:p>1</text:p>
          </table:table-cell>
          <table:table-cell office:value-type="string">
            <text:p>chybne rozpoznané slovo (í -&gt; ĺ; dlhé L namiesto í)</text:p>
          </table:table-cell>
          <table:table-cell office:value-type="string">
            <text:p>vzbíkli</text:p>
          </table:table-cell>
          <table:table-cell office:value-type="string">
            <text:p>vzbĺkli</text:p>
          </table:table-cell>
          <table:table-cell table:number-columns-repeated="1018"/>
        </table:table-row>
        <table:table-row table:style-name="ro4">
          <table:table-cell office:value-type="string">
            <text:p>1079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na konci riadka má byť dvojbodka, nie bodka</text:p>
          </table:table-cell>
          <table:table-cell office:value-type="string">
            <text:p>spravodlivých.</text:p>
          </table:table-cell>
          <table:table-cell office:value-type="string">
            <text:p>spravodlivých:</text:p>
          </table:table-cell>
          <table:table-cell table:number-columns-repeated="1018"/>
        </table:table-row>
        <table:table-row table:style-name="ro4">
          <table:table-cell office:value-type="string">
            <text:p>1080</text:p>
          </table:table-cell>
          <table:table-cell office:value-type="string">
            <text:p>11. zdola</text:p>
          </table:table-cell>
          <table:table-cell office:value-type="string">
            <text:p>1</text:p>
          </table:table-cell>
          <table:table-cell office:value-type="string">
            <text:p>chybne rozpoznané slovo (r -&gt; t)</text:p>
          </table:table-cell>
          <table:table-cell office:value-type="string">
            <text:p>vervami</text:p>
          </table:table-cell>
          <table:table-cell office:value-type="string">
            <text:p>vetvami</text:p>
          </table:table-cell>
          <table:table-cell table:number-columns-repeated="1018"/>
        </table:table-row>
        <table:table-row table:style-name="ro4">
          <table:table-cell office:value-type="string">
            <text:p>1081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náuke,</text:p>
          </table:table-cell>
          <table:table-cell office:value-type="string">
            <text:p>náuke.</text:p>
          </table:table-cell>
          <table:table-cell table:number-columns-repeated="1018"/>
        </table:table-row>
        <table:table-row table:style-name="ro4">
          <table:table-cell office:value-type="string">
            <text:p>1082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083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kraľovat,</text:p>
          </table:table-cell>
          <table:table-cell office:value-type="string">
            <text:p>kraľovať,</text:p>
          </table:table-cell>
          <table:table-cell table:number-columns-repeated="1018"/>
        </table:table-row>
        <table:table-row table:style-name="ro4">
          <table:table-cell office:value-type="string">
            <text:p>108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nepriatelov *</text:p>
          </table:table-cell>
          <table:table-cell office:value-type="string">
            <text:p>nepriateľov *</text:p>
          </table:table-cell>
          <table:table-cell table:number-columns-repeated="1018"/>
        </table:table-row>
        <table:table-row table:style-name="ro4">
          <table:table-cell office:value-type="string">
            <text:p>1085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á byť malé "v" vo vete</text:p>
          </table:table-cell>
          <table:table-cell table:style-name="ce27" office:value-type="string">
            <text:p>V zá-</text:p>
          </table:table-cell>
          <table:table-cell table:style-name="ce27" office:value-type="string">
            <text:p>v zá-</text:p>
          </table:table-cell>
          <table:table-cell table:number-columns-repeated="1018"/>
        </table:table-row>
        <table:table-row table:style-name="ro4">
          <table:table-cell office:value-type="string">
            <text:p>1085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velkí</text:p>
          </table:table-cell>
          <table:table-cell table:style-name="ce16" office:value-type="string">
            <text:p>veľkí</text:p>
          </table:table-cell>
          <table:table-cell table:number-columns-repeated="1018"/>
        </table:table-row>
        <table:table-row table:style-name="ro4">
          <table:table-cell office:value-type="string">
            <text:p>1087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1087</text:p>
          </table:table-cell>
          <table:table-cell office:value-type="string">
            <text:p>8. zdola</text:p>
          </table:table-cell>
          <table:table-cell office:value-type="string">
            <text:p>8</text:p>
          </table:table-cell>
          <table:table-cell office:value-type="string">
            <text:p>chybne zarovanané pokračovanie prosby (má byť pod "bou,")</text:p>
          </table:table-cell>
          <table:table-cell table:number-columns-repeated="1020"/>
        </table:table-row>
        <table:table-row table:style-name="ro4">
          <table:table-cell office:value-type="string">
            <text:p>1088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number-columns-repeated="1018"/>
        </table:table-row>
        <table:table-row table:style-name="ro4">
          <table:table-cell office:value-type="string">
            <text:p>1088</text:p>
          </table:table-cell>
          <table:table-cell office:value-type="string">
            <text:p>6. zdola</text:p>
          </table:table-cell>
          <table:table-cell office:value-type="string">
            <text:p>8</text:p>
          </table:table-cell>
          <table:table-cell office:value-type="string">
            <text:p>chybne zarovananý verš (má byť pod "zo svetla")</text:p>
          </table:table-cell>
          <table:table-cell table:number-columns-repeated="1020"/>
        </table:table-row>
        <table:table-row table:style-name="ro4">
          <table:table-cell office:value-type="string">
            <text:p>1089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1018"/>
        </table:table-row>
        <table:table-row table:style-name="ro4">
          <table:table-cell office:value-type="string">
            <text:p>1089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má byť malé "s" v slove (str. 1356)</text:p>
          </table:table-cell>
          <table:table-cell office:value-type="string">
            <text:p>so Svetlom</text:p>
          </table:table-cell>
          <table:table-cell office:value-type="string">
            <text:p>so svetlom</text:p>
          </table:table-cell>
          <table:table-cell table:number-columns-repeated="1018"/>
        </table:table-row>
        <table:table-row table:style-name="ro4">
          <table:table-cell office:value-type="string">
            <text:p>1089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prídže</text:p>
          </table:table-cell>
          <table:table-cell office:value-type="string">
            <text:p>príďže</text:p>
          </table:table-cell>
          <table:table-cell table:number-columns-repeated="1018"/>
        </table:table-row>
        <table:table-row table:style-name="ro4">
          <table:table-cell office:value-type="string">
            <text:p>1090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number-columns-repeated="1018"/>
        </table:table-row>
        <table:table-row table:style-name="ro4">
          <table:table-cell office:value-type="string">
            <text:p>1090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number-columns-repeated="1018"/>
        </table:table-row>
        <table:table-row table:style-name="ro4">
          <table:table-cell office:value-type="string">
            <text:p>1091</text:p>
          </table:table-cell>
          <table:table-cell office:value-type="string">
            <text:p>Ž 5</text:p>
          </table:table-cell>
          <table:table-cell office:value-type="string">
            <text:p>5</text:p>
          </table:table-cell>
          <table:table-cell office:value-type="string">
            <text:p>text Ž 5 na tejto strane je šedou farbou</text:p>
          </table:table-cell>
          <table:table-cell table:number-columns-repeated="1020"/>
        </table:table-row>
        <table:table-row table:style-name="ro4">
          <table:table-cell office:value-type="string">
            <text:p>1091</text:p>
          </table:table-cell>
          <table:table-cell office:value-type="string">
            <text:p>3. zdola</text:p>
          </table:table-cell>
          <table:table-cell office:value-type="string">
            <text:p>8</text:p>
          </table:table-cell>
          <table:table-cell office:value-type="string">
            <text:p>text biblického odkazu nemá byť zarovnaný vpravo</text:p>
          </table:table-cell>
          <table:table-cell table:number-columns-repeated="1020"/>
        </table:table-row>
        <table:table-row table:style-name="ro4">
          <table:table-cell office:value-type="string">
            <text:p>1093</text:p>
          </table:table-cell>
          <table:table-cell office:value-type="string">
            <text:p>3. zhora</text:p>
          </table:table-cell>
          <table:table-cell office:value-type="string">
            <text:p>8</text:p>
          </table:table-cell>
          <table:table-cell office:value-type="string">
            <text:p>riadok má byť odsadený (pod "zahrmel")</text:p>
          </table:table-cell>
          <table:table-cell table:number-columns-repeated="1020"/>
        </table:table-row>
        <table:table-row table:style-name="ro1">
          <table:table-cell office:value-type="string">
            <text:p>1094</text:p>
          </table:table-cell>
          <table:table-cell office:value-type="string">
            <text:p>3. zdola</text:p>
          </table:table-cell>
          <table:table-cell office:value-type="string">
            <text:p>8</text:p>
          </table:table-cell>
          <table:table-cell office:value-type="string">
            <text:p>chybne zarovanané pokračovanie prosby (má byť pod "na naše")</text:p>
          </table:table-cell>
          <table:table-cell table:number-columns-repeated="1020"/>
        </table:table-row>
        <table:table-row table:style-name="ro4">
          <table:table-cell office:value-type="string">
            <text:p>1096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srdce.*</text:p>
          </table:table-cell>
          <table:table-cell office:value-type="string">
            <text:p>srdce. *</text:p>
          </table:table-cell>
          <table:table-cell table:number-columns-repeated="1018"/>
        </table:table-row>
        <table:table-row table:style-name="ro4">
          <table:table-cell office:value-type="string">
            <text:p>1097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dopustil,*</text:p>
          </table:table-cell>
          <table:table-cell office:value-type="string">
            <text:p>dopustil, *</text:p>
          </table:table-cell>
          <table:table-cell table:number-columns-repeated="1018"/>
        </table:table-row>
        <table:table-row table:style-name="ro4">
          <table:table-cell office:value-type="string">
            <text:p>1097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hriešnikov, +</text:p>
          </table:table-cell>
          <table:table-cell office:value-type="string">
            <text:p>hriešnikov. +</text:p>
          </table:table-cell>
          <table:table-cell table:number-columns-repeated="1018"/>
        </table:table-row>
        <table:table-row table:style-name="ro4">
          <table:table-cell office:value-type="string">
            <text:p>1098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spravodlivosť*</text:p>
          </table:table-cell>
          <table:table-cell office:value-type="string">
            <text:p>spravodlivosť *</text:p>
          </table:table-cell>
          <table:table-cell table:number-columns-repeated="1018"/>
        </table:table-row>
        <table:table-row table:style-name="ro4">
          <table:table-cell office:value-type="string">
            <text:p>1103</text:p>
          </table:table-cell>
          <table:table-cell office:value-type="string">
            <text:p>Ž 15</text:p>
          </table:table-cell>
          <table:table-cell office:value-type="string">
            <text:p>5</text:p>
          </table:table-cell>
          <table:table-cell office:value-type="string">
            <text:p>text celého Ž 15 (vrátane Hebr 12, 22) je šedou farbou</text:p>
          </table:table-cell>
          <table:table-cell table:number-columns-repeated="1020"/>
        </table:table-row>
        <table:table-row table:style-name="ro4">
          <table:table-cell office:value-type="string">
            <text:p>110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emá byť čiarka za slovom "tvojom"</text:p>
          </table:table-cell>
          <table:table-cell office:value-type="string">
            <text:p>tvojom, svätom</text:p>
          </table:table-cell>
          <table:table-cell office:value-type="string">
            <text:p>tvojom svätom</text:p>
          </table:table-cell>
          <table:table-cell table:number-columns-repeated="1018"/>
        </table:table-row>
        <table:table-row table:style-name="ro4">
          <table:table-cell office:value-type="string">
            <text:p>1103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škodu, +</text:p>
          </table:table-cell>
          <table:table-cell office:value-type="string">
            <text:p>škodu. +</text:p>
          </table:table-cell>
          <table:table-cell table:number-columns-repeated="1018"/>
        </table:table-row>
        <table:table-row table:style-name="ro1">
          <table:table-cell office:value-type="string">
            <text:p>1104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ybne rozpoznaný znak (na konci riadka má byť spojovník, nie bodka)</text:p>
          </table:table-cell>
          <table:table-cell office:value-type="string">
            <text:p>vy.</text:p>
          </table:table-cell>
          <table:table-cell office:value-type="string">
            <text:p>vy-</text:p>
          </table:table-cell>
          <table:table-cell table:number-columns-repeated="1018"/>
        </table:table-row>
        <table:table-row table:style-name="ro4">
          <table:table-cell office:value-type="string">
            <text:p>110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number-columns-repeated="1018"/>
        </table:table-row>
        <table:table-row table:style-name="ro4">
          <table:table-cell office:value-type="string">
            <text:p>1105</text:p>
          </table:table-cell>
          <table:table-cell office:value-type="string">
            <text:p>12. zdola</text:p>
          </table:table-cell>
          <table:table-cell office:value-type="string">
            <text:p>2</text:p>
          </table:table-cell>
          <table:table-cell office:value-type="string">
            <text:p>chybne rozpoznané slovo</text:p>
          </table:table-cell>
          <table:table-cell office:value-type="string">
            <text:p>oko</text:p>
          </table:table-cell>
          <table:table-cell office:value-type="string">
            <text:p>ako</text:p>
          </table:table-cell>
          <table:table-cell table:number-columns-repeated="1018"/>
        </table:table-row>
        <table:table-row table:style-name="ro4">
          <table:table-cell office:value-type="string">
            <text:p>1105</text:p>
          </table:table-cell>
          <table:table-cell office:value-type="string">
            <text:p>13. a 12. zdola</text:p>
          </table:table-cell>
          <table:table-cell office:value-type="string">
            <text:p>3</text:p>
          </table:table-cell>
          <table:table-cell office:value-type="string">
            <text:p>chybné delenie slova</text:p>
          </table:table-cell>
          <table:table-cell office:value-type="string">
            <text:p>mú-drosti</text:p>
          </table:table-cell>
          <table:table-cell office:value-type="string">
            <text:p>múd-ro-sti</text:p>
          </table:table-cell>
          <table:table-cell table:number-columns-repeated="1018"/>
        </table:table-row>
        <table:table-row table:style-name="ro4">
          <table:table-cell office:value-type="string">
            <text:p>1105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nemá byť dĺžen na i</text:p>
          </table:table-cell>
          <table:table-cell office:value-type="string">
            <text:p>chápavostí</text:p>
          </table:table-cell>
          <table:table-cell office:value-type="string">
            <text:p>chápavosti</text:p>
          </table:table-cell>
          <table:table-cell table:number-columns-repeated="1018"/>
        </table:table-row>
        <table:table-row table:style-name="ro4">
          <table:table-cell office:value-type="string">
            <text:p>110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Tešitelovi</text:p>
          </table:table-cell>
          <table:table-cell office:value-type="string">
            <text:p>Tešiteľovi</text:p>
          </table:table-cell>
          <table:table-cell table:number-columns-repeated="1018"/>
        </table:table-row>
        <table:table-row table:style-name="ro4">
          <table:table-cell office:value-type="string">
            <text:p>1108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má byť malé "ž" v slove "Žalm"</text:p>
          </table:table-cell>
          <table:table-cell table:style-name="ce27" office:value-type="string">
            <text:p>Žalm 95</text:p>
          </table:table-cell>
          <table:table-cell table:style-name="ce27" office:value-type="string">
            <text:p>žalm 95</text:p>
          </table:table-cell>
          <table:table-cell table:number-columns-repeated="1018"/>
        </table:table-row>
        <table:table-row table:style-name="ro1">
          <table:table-cell office:value-type="string">
            <text:p>1109</text:p>
          </table:table-cell>
          <table:table-cell office:value-type="string">
            <text:p>4. zhora</text:p>
          </table:table-cell>
          <table:table-cell office:value-type="string">
            <text:p>8</text:p>
          </table:table-cell>
          <table:table-cell office:value-type="string">
            <text:p>text odkazu v zátvorke má byť bezprostredne za textom, nie zarovnaný na pravý okraj</text:p>
          </table:table-cell>
          <table:table-cell table:number-columns-repeated="1020"/>
        </table:table-row>
        <table:table-row table:style-name="ro4">
          <table:table-cell office:value-type="string">
            <text:p>1111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ním.*</text:p>
          </table:table-cell>
          <table:table-cell office:value-type="string">
            <text:p>ním. *</text:p>
          </table:table-cell>
          <table:table-cell table:number-columns-repeated="1018"/>
        </table:table-row>
        <table:table-row table:style-name="ro4">
          <table:table-cell office:value-type="string">
            <text:p>1113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dedičstvo,</text:p>
          </table:table-cell>
          <table:table-cell office:value-type="string">
            <text:p>dedičstvo.</text:p>
          </table:table-cell>
          <table:table-cell table:number-columns-repeated="1018"/>
        </table:table-row>
        <table:table-row table:style-name="ro4">
          <table:table-cell office:value-type="string">
            <text:p>1115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ybný znak v slove (Ô -&gt; Ó)</text:p>
          </table:table-cell>
          <table:table-cell table:style-name="ce27" office:value-type="string">
            <text:p>PSALMÔDIA</text:p>
          </table:table-cell>
          <table:table-cell table:style-name="ce27" office:value-type="string">
            <text:p>PSALMÓDIA</text:p>
          </table:table-cell>
          <table:table-cell table:number-columns-repeated="1018"/>
        </table:table-row>
        <table:table-row table:style-name="ro4">
          <table:table-cell office:value-type="string">
            <text:p>1116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Blažení ti,</text:p>
          </table:table-cell>
          <table:table-cell office:value-type="string">
            <text:p>Blažení tí,</text:p>
          </table:table-cell>
          <table:table-cell table:number-columns-repeated="1018"/>
        </table:table-row>
        <table:table-row table:style-name="ro4">
          <table:table-cell office:value-type="string">
            <text:p>1116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To sú ti,</text:p>
          </table:table-cell>
          <table:table-cell office:value-type="string">
            <text:p>To sú tí,</text:p>
          </table:table-cell>
          <table:table-cell table:number-columns-repeated="1018"/>
        </table:table-row>
        <table:table-row table:style-name="ro4">
          <table:table-cell office:value-type="string">
            <text:p>1116</text:p>
          </table:table-cell>
          <table:table-cell office:value-type="string">
            <text:p>14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number-columns-repeated="1018"/>
        </table:table-row>
        <table:table-row table:style-name="ro4">
          <table:table-cell office:value-type="string">
            <text:p>1116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nemá byť dĺžeň na a</text:p>
          </table:table-cell>
          <table:table-cell office:value-type="string">
            <text:p>náplní</text:p>
          </table:table-cell>
          <table:table-cell office:value-type="string">
            <text:p>naplní</text:p>
          </table:table-cell>
          <table:table-cell table:number-columns-repeated="1018"/>
        </table:table-row>
        <table:table-row table:style-name="ro4">
          <table:table-cell office:value-type="string">
            <text:p>1118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1018"/>
        </table:table-row>
        <table:table-row table:style-name="ro4">
          <table:table-cell office:value-type="string">
            <text:p>1120</text:p>
          </table:table-cell>
          <table:table-cell office:value-type="string">
            <text:p>6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e rozpoznané slovo „spĺňa“ (ľ -&gt; ĺ)</text:p>
          </table:table-cell>
          <table:table-cell office:value-type="string">
            <text:p>spľňa</text:p>
          </table:table-cell>
          <table:table-cell office:value-type="string">
            <text:p>spĺňa</text:p>
          </table:table-cell>
          <table:table-cell table:number-columns-repeated="1018"/>
        </table:table-row>
        <table:table-row table:style-name="ro4">
          <table:table-cell office:value-type="string">
            <text:p>1122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kone,*</text:p>
          </table:table-cell>
          <table:table-cell office:value-type="string">
            <text:p>kone, *</text:p>
          </table:table-cell>
          <table:table-cell table:number-columns-repeated="1018"/>
        </table:table-row>
        <table:table-row table:style-name="ro4">
          <table:table-cell office:value-type="string">
            <text:p>1122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adnú,*</text:p>
          </table:table-cell>
          <table:table-cell office:value-type="string">
            <text:p>padnú, *</text:p>
          </table:table-cell>
          <table:table-cell table:number-columns-repeated="1018"/>
        </table:table-row>
        <table:table-row table:style-name="ro4">
          <table:table-cell office:value-type="string">
            <text:p>1122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kráľovi*</text:p>
          </table:table-cell>
          <table:table-cell office:value-type="string">
            <text:p>kráľovi *</text:p>
          </table:table-cell>
          <table:table-cell table:number-columns-repeated="1018"/>
        </table:table-row>
        <table:table-row table:style-name="ro4">
          <table:table-cell office:value-type="string">
            <text:p>1122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raduje*</text:p>
          </table:table-cell>
          <table:table-cell office:value-type="string">
            <text:p>raduje *</text:p>
          </table:table-cell>
          <table:table-cell table:number-columns-repeated="1018"/>
        </table:table-row>
        <table:table-row table:style-name="ro4">
          <table:table-cell office:value-type="string">
            <text:p>1122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srdca*</text:p>
          </table:table-cell>
          <table:table-cell office:value-type="string">
            <text:p>srdca *</text:p>
          </table:table-cell>
          <table:table-cell table:number-columns-repeated="1018"/>
        </table:table-row>
        <table:table-row table:style-name="ro4">
          <table:table-cell office:value-type="string">
            <text:p>1122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ožehnaním,*</text:p>
          </table:table-cell>
          <table:table-cell office:value-type="string">
            <text:p>požehnaním, *</text:p>
          </table:table-cell>
          <table:table-cell table:number-columns-repeated="1018"/>
        </table:table-row>
        <table:table-row table:style-name="ro4">
          <table:table-cell office:value-type="string">
            <text:p>1122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daroval,*</text:p>
          </table:table-cell>
          <table:table-cell office:value-type="string">
            <text:p>daroval, *</text:p>
          </table:table-cell>
          <table:table-cell table:number-columns-repeated="1018"/>
        </table:table-row>
        <table:table-row table:style-name="ro4">
          <table:table-cell office:value-type="string">
            <text:p>1123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bodkočiarka na konci riadka</text:p>
          </table:table-cell>
          <table:table-cell table:style-name="ce27" office:value-type="string">
            <text:p>Zjv 4, 11</text:p>
          </table:table-cell>
          <table:table-cell table:style-name="ce27" office:value-type="string">
            <text:p>Zjv 4, 11;</text:p>
          </table:table-cell>
          <table:table-cell table:number-columns-repeated="1018"/>
        </table:table-row>
        <table:table-row table:style-name="ro4">
          <table:table-cell office:value-type="string">
            <text:p>1124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1125</text:p>
          </table:table-cell>
          <table:table-cell table:style-name="ce17" office:value-type="string">
            <text:p>3. a 4. zhora</text:p>
          </table:table-cell>
          <table:table-cell table:style-name="ce23" office:value-type="string">
            <text:p>7</text:p>
          </table:table-cell>
          <table:table-cell table:style-name="ce15" office:value-type="string">
            <text:p>chybné delenie slova</text:p>
          </table:table-cell>
          <table:table-cell table:style-name="ce15" office:value-type="string">
            <text:p>pro-sme</text:p>
          </table:table-cell>
          <table:table-cell table:number-columns-repeated="1019"/>
        </table:table-row>
        <table:table-row table:style-name="ro4">
          <table:table-cell office:value-type="string">
            <text:p>1126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table:style-name="ce14" office:value-type="string">
            <text:p>chybne rozpoznané slovo „invitatórium“ (á -&gt; ó)</text:p>
          </table:table-cell>
          <table:table-cell table:style-name="ce27" office:value-type="string">
            <text:p>invitatárium</text:p>
          </table:table-cell>
          <table:table-cell table:style-name="ce27" office:value-type="string">
            <text:p>invitatórium</text:p>
          </table:table-cell>
          <table:table-cell table:number-columns-repeated="1018"/>
        </table:table-row>
        <table:table-row table:style-name="ro4">
          <table:table-cell office:value-type="string">
            <text:p>1126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mäkčeň na š</text:p>
          </table:table-cell>
          <table:table-cell office:value-type="string">
            <text:p>nás</text:p>
          </table:table-cell>
          <table:table-cell office:value-type="string">
            <text:p>náš</text:p>
          </table:table-cell>
          <table:table-cell table:number-columns-repeated="1018"/>
        </table:table-row>
        <table:table-row table:style-name="ro4">
          <table:table-cell office:value-type="string">
            <text:p>1127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lou</text:p>
          </table:table-cell>
          <table:table-cell office:value-type="string">
            <text:p>mysľou</text:p>
          </table:table-cell>
          <table:table-cell table:number-columns-repeated="1018"/>
        </table:table-row>
        <table:table-row table:style-name="ro4">
          <table:table-cell office:value-type="string">
            <text:p>1127</text:p>
          </table:table-cell>
          <table:table-cell office:value-type="string">
            <text:p>9. zhora</text:p>
          </table:table-cell>
          <table:table-cell/>
          <table:table-cell office:value-type="string">
            <text:p>chýba čiarka za Ó</text:p>
          </table:table-cell>
          <table:table-cell office:value-type="string">
            <text:p>Ó Kriste</text:p>
          </table:table-cell>
          <table:table-cell office:value-type="string">
            <text:p>Ó, Kriste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127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table:style-name="ce29" office:value-type="string">
            <text:p>mat</text:p>
          </table:table-cell>
          <table:table-cell table:style-name="ce29" office:value-type="string">
            <text:p>mať</text:p>
          </table:table-cell>
          <table:table-cell table:number-columns-repeated="1018"/>
        </table:table-row>
        <table:table-row table:style-name="ro4">
          <table:table-cell office:value-type="string">
            <text:p>1127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nemá byť medzera a čiarka na konci riadka</text:p>
          </table:table-cell>
          <table:table-cell office:value-type="string">
            <text:p>hriešnikovi ,</text:p>
          </table:table-cell>
          <table:table-cell office:value-type="string">
            <text:p>hriešnikovi</text:p>
          </table:table-cell>
          <table:table-cell table:number-columns-repeated="1018"/>
        </table:table-row>
        <table:table-row table:style-name="ro4">
          <table:table-cell office:value-type="string">
            <text:p>112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v biblickom odkaze nemá byť "a"</text:p>
          </table:table-cell>
          <table:table-cell table:style-name="ce27" office:value-type="string">
            <text:p>Jdt 16, 1-2a.</text:p>
          </table:table-cell>
          <table:table-cell table:style-name="ce27" office:value-type="string">
            <text:p>Jdt 16, 1-2.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129</text:p>
          </table:table-cell>
          <table:table-cell office:value-type="string">
            <text:p>chválospev</text:p>
          </table:table-cell>
          <table:table-cell office:value-type="string">
            <text:p>5</text:p>
          </table:table-cell>
          <table:table-cell office:value-type="string">
            <text:p>farba chválospevu je šedá (vyblednutá) oproti ant.</text:p>
          </table:table-cell>
          <table:table-cell table:number-columns-repeated="1020"/>
        </table:table-row>
        <table:table-row table:style-name="ro4">
          <table:table-cell office:value-type="string">
            <text:p>1131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amiesto čiarky má byť bodka za "15a"</text:p>
          </table:table-cell>
          <table:table-cell table:style-name="ce27" office:value-type="string">
            <text:p>Tob 4, 15a, 16ab. 19a</text:p>
          </table:table-cell>
          <table:table-cell table:style-name="ce27" office:value-type="string">
            <text:p>Tob 4, 15a. 16ab. 19a</text:p>
          </table:table-cell>
          <table:table-cell table:number-columns-repeated="1018"/>
        </table:table-row>
        <table:table-row table:style-name="ro4">
          <table:table-cell office:value-type="string">
            <text:p>1131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del</text:p>
          </table:table-cell>
          <table:table-cell office:value-type="string">
            <text:p>deľ</text:p>
          </table:table-cell>
          <table:table-cell table:number-columns-repeated="1018"/>
        </table:table-row>
        <table:table-row table:style-name="ro4">
          <table:table-cell office:value-type="string">
            <text:p>1132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čiarka za slovom "čistým"</text:p>
          </table:table-cell>
          <table:table-cell office:value-type="string">
            <text:p>čistým,</text:p>
          </table:table-cell>
          <table:table-cell office:value-type="string">
            <text:p>čistým</text:p>
          </table:table-cell>
          <table:table-cell table:number-columns-repeated="1018"/>
        </table:table-row>
        <table:table-row table:style-name="ro4">
          <table:table-cell office:value-type="string">
            <text:p>1132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134</text:p>
          </table:table-cell>
          <table:table-cell office:value-type="string">
            <text:p>16. (14. zdola)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peri</text:p>
          </table:table-cell>
          <table:table-cell office:value-type="string">
            <text:p>perí</text:p>
          </table:table-cell>
          <table:table-cell table:number-columns-repeated="1018"/>
        </table:table-row>
        <table:table-row table:style-name="ro4">
          <table:table-cell office:value-type="string">
            <text:p>1135</text:p>
          </table:table-cell>
          <table:table-cell office:value-type="string">
            <text:p>9. zhora</text:p>
          </table:table-cell>
          <table:table-cell office:value-type="string">
            <text:p>1</text:p>
          </table:table-cell>
          <table:table-cell office:value-type="string">
            <text:p>chybne rozpoznané slovo "levíča"</text:p>
          </table:table-cell>
          <table:table-cell office:value-type="string">
            <text:p>levica</text:p>
          </table:table-cell>
          <table:table-cell office:value-type="string">
            <text:p>levíča</text:p>
          </table:table-cell>
          <table:table-cell table:number-columns-repeated="1018"/>
        </table:table-row>
        <table:table-row table:style-name="ro4">
          <table:table-cell office:value-type="string">
            <text:p>1138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á byť malé začiatočné písmeno v slove "štvrtého"</text:p>
          </table:table-cell>
          <table:table-cell office:value-type="string">
            <text:p>Štvrtého</text:p>
          </table:table-cell>
          <table:table-cell office:value-type="string">
            <text:p>štvrtého</text:p>
          </table:table-cell>
          <table:table-cell table:number-columns-repeated="1018"/>
        </table:table-row>
        <table:table-row table:style-name="ro4">
          <table:table-cell office:value-type="string">
            <text:p>1138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chybne rozpoznané slovo "Boží"</text:p>
          </table:table-cell>
          <table:table-cell table:style-name="ce29" office:value-type="string">
            <text:p>Bosí</text:p>
          </table:table-cell>
          <table:table-cell table:style-name="ce29" office:value-type="string">
            <text:p>Boží</text:p>
          </table:table-cell>
          <table:table-cell table:number-columns-repeated="1018"/>
        </table:table-row>
        <table:table-row table:style-name="ro4">
          <table:table-cell office:value-type="string">
            <text:p>1139</text:p>
          </table:table-cell>
          <table:table-cell office:value-type="string">
            <text:p>15. zdol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nešťastia,+</text:p>
          </table:table-cell>
          <table:table-cell office:value-type="string">
            <text:p>nešťastia, +</text:p>
          </table:table-cell>
          <table:table-cell table:number-columns-repeated="1018"/>
        </table:table-row>
        <table:table-row table:style-name="ro4">
          <table:table-cell office:value-type="string">
            <text:p>1139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nepriateľov,*</text:p>
          </table:table-cell>
          <table:table-cell office:value-type="string">
            <text:p>nepriateľov, *</text:p>
          </table:table-cell>
          <table:table-cell table:number-columns-repeated="1018"/>
        </table:table-row>
        <table:table-row table:style-name="ro4">
          <table:table-cell office:value-type="string">
            <text:p>1140</text:p>
          </table:table-cell>
          <table:table-cell office:value-type="string">
            <text:p>4. zhora</text:p>
          </table:table-cell>
          <table:table-cell office:value-type="string">
            <text:p>8</text:p>
          </table:table-cell>
          <table:table-cell office:value-type="string">
            <text:p>má byť väčšie písmo v citáte</text:p>
          </table:table-cell>
          <table:table-cell table:number-columns-repeated="1020"/>
        </table:table-row>
        <table:table-row table:style-name="ro4">
          <table:table-cell office:value-type="string">
            <text:p>1140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Hladajte</text:p>
          </table:table-cell>
          <table:table-cell office:value-type="string">
            <text:p>Hľadajte</text:p>
          </table:table-cell>
          <table:table-cell table:number-columns-repeated="1018"/>
        </table:table-row>
        <table:table-row table:style-name="ro4">
          <table:table-cell office:value-type="string">
            <text:p>1141</text:p>
          </table:table-cell>
          <table:table-cell office:value-type="string">
            <text:p>13. zhora</text:p>
          </table:table-cell>
          <table:table-cell office:value-type="string">
            <text:p>1</text:p>
          </table:table-cell>
          <table:table-cell office:value-type="string">
            <text:p>chybne rozpoznané slovo "súcimi"</text:p>
          </table:table-cell>
          <table:table-cell office:value-type="string">
            <text:p>súcitní</text:p>
          </table:table-cell>
          <table:table-cell office:value-type="string">
            <text:p>súcimi</text:p>
          </table:table-cell>
          <table:table-cell table:number-columns-repeated="1018"/>
        </table:table-row>
        <table:table-row table:style-name="ro4">
          <table:table-cell office:value-type="string">
            <text:p>1141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143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čiarka za slovom "všetkom"</text:p>
          </table:table-cell>
          <table:table-cell office:value-type="string">
            <text:p>všetkom,</text:p>
          </table:table-cell>
          <table:table-cell office:value-type="string">
            <text:p>všetkom</text:p>
          </table:table-cell>
          <table:table-cell table:number-columns-repeated="1018"/>
        </table:table-row>
        <table:table-row table:style-name="ro1">
          <table:table-cell office:value-type="string">
            <text:p>1143</text:p>
          </table:table-cell>
          <table:table-cell office:value-type="string">
            <text:p>8. zhora</text:p>
          </table:table-cell>
          <table:table-cell office:value-type="string">
            <text:p>8</text:p>
          </table:table-cell>
          <table:table-cell office:value-type="string">
            <text:p>príliš dlhá pomlčka na začiatku riadka (zrejme je pred ňou spojovník)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144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dĺžeň na ó</text:p>
          </table:table-cell>
          <table:table-cell table:style-name="ce27" office:value-type="string">
            <text:p>invitatorium</text:p>
          </table:table-cell>
          <table:table-cell table:style-name="ce27" office:value-type="string">
            <text:p>invitatórium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144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dĺžeň na ó</text:p>
          </table:table-cell>
          <table:table-cell table:style-name="ce27" office:value-type="string">
            <text:p>invitatorium</text:p>
          </table:table-cell>
          <table:table-cell table:style-name="ce27" office:value-type="string">
            <text:p>invitatórium</text:p>
          </table:table-cell>
          <table:table-cell table:number-columns-repeated="1018"/>
        </table:table-row>
        <table:table-row table:style-name="ro4">
          <table:table-cell office:value-type="string">
            <text:p>114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9" office:value-type="string">
            <text:p>utrpeni.</text:p>
          </table:table-cell>
          <table:table-cell table:style-name="ce29" office:value-type="string">
            <text:p>utrpení.</text:p>
          </table:table-cell>
          <table:table-cell table:number-columns-repeated="1018"/>
        </table:table-row>
        <table:table-row table:style-name="ro4">
          <table:table-cell office:value-type="string">
            <text:p>1146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zahanbi</text:p>
          </table:table-cell>
          <table:table-cell office:value-type="string">
            <text:p>zahanbí</text:p>
          </table:table-cell>
          <table:table-cell table:number-columns-repeated="1018"/>
        </table:table-row>
        <table:table-row table:style-name="ro4">
          <table:table-cell office:value-type="string">
            <text:p>1147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9" office:value-type="string">
            <text:p>detí.</text:p>
          </table:table-cell>
          <table:table-cell table:style-name="ce29" office:value-type="string">
            <text:p>deti.</text:p>
          </table:table-cell>
          <table:table-cell table:number-columns-repeated="1018"/>
        </table:table-row>
        <table:table-row table:style-name="ro4">
          <table:table-cell office:value-type="string">
            <text:p>1147</text:p>
          </table:table-cell>
          <table:table-cell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majú byť použité typografické úvodzovky</text:p>
          </table:table-cell>
          <table:table-cell office:value-type="string">
            <text:p>stádo."</text:p>
          </table:table-cell>
          <table:table-cell office:value-type="string">
            <text:p>stádo.“</text:p>
          </table:table-cell>
          <table:table-cell table:number-columns-repeated="1018"/>
        </table:table-row>
        <table:table-row table:style-name="ro4">
          <table:table-cell office:value-type="string">
            <text:p>1148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148</text:p>
          </table:table-cell>
          <table:table-cell office:value-type="string">
            <text:p>3. zdola</text:p>
          </table:table-cell>
          <table:table-cell office:value-type="string">
            <text:p>8</text:p>
          </table:table-cell>
          <table:table-cell office:value-type="string">
            <text:p>chybne odsadený riadok (má byť pod "je mestom")</text:p>
          </table:table-cell>
          <table:table-cell table:number-columns-repeated="1020"/>
        </table:table-row>
        <table:table-row table:style-name="ro4">
          <table:table-cell office:value-type="string">
            <text:p>1149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má byť malé začiatočné písmeno v slove "že"</text:p>
          </table:table-cell>
          <table:table-cell office:value-type="string">
            <text:p>Že</text:p>
          </table:table-cell>
          <table:table-cell office:value-type="string">
            <text:p>že</text:p>
          </table:table-cell>
          <table:table-cell table:number-columns-repeated="1018"/>
        </table:table-row>
        <table:table-row table:style-name="ro4">
          <table:table-cell office:value-type="string">
            <text:p>1150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table:style-name="ce29" office:value-type="string">
            <text:p>posvät</text:p>
          </table:table-cell>
          <table:table-cell table:style-name="ce29" office:value-type="string">
            <text:p>posväť</text:p>
          </table:table-cell>
          <table:table-cell table:number-columns-repeated="1018"/>
        </table:table-row>
        <table:table-row table:style-name="ro4">
          <table:table-cell office:value-type="string">
            <text:p>115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milosrdenstve,*</text:p>
          </table:table-cell>
          <table:table-cell office:value-type="string">
            <text:p>milosrdenstve, *</text:p>
          </table:table-cell>
          <table:table-cell table:number-columns-repeated="1018"/>
        </table:table-row>
        <table:table-row table:style-name="ro4">
          <table:table-cell office:value-type="string">
            <text:p>1154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tiesni.</text:p>
          </table:table-cell>
          <table:table-cell office:value-type="string">
            <text:p>tiesní.</text:p>
          </table:table-cell>
          <table:table-cell table:number-columns-repeated="1018"/>
        </table:table-row>
        <table:table-row table:style-name="ro4">
          <table:table-cell office:value-type="string">
            <text:p>1156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7" office:value-type="string">
            <text:p>ordínáriu.</text:p>
          </table:table-cell>
          <table:table-cell table:style-name="ce27" office:value-type="string">
            <text:p>ordináriu.</text:p>
          </table:table-cell>
          <table:table-cell table:number-columns-repeated="1018"/>
        </table:table-row>
        <table:table-row table:style-name="ro4">
          <table:table-cell office:value-type="string">
            <text:p>1157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29" office:value-type="string">
            <text:p>vdaky</text:p>
          </table:table-cell>
          <table:table-cell table:style-name="ce29" office:value-type="string">
            <text:p>vďaky</text:p>
          </table:table-cell>
          <table:table-cell table:number-columns-repeated="1018"/>
        </table:table-row>
        <table:table-row table:style-name="ro4">
          <table:table-cell office:value-type="string">
            <text:p>1157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slobodil*</text:p>
          </table:table-cell>
          <table:table-cell office:value-type="string">
            <text:p>vyslobodil *</text:p>
          </table:table-cell>
          <table:table-cell table:number-columns-repeated="1018"/>
        </table:table-row>
        <table:table-row table:style-name="ro4">
          <table:table-cell office:value-type="string">
            <text:p>1161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chybné slovo (vypadlo "j")</text:p>
          </table:table-cell>
          <table:table-cell office:value-type="string">
            <text:p>a vy,</text:p>
          </table:table-cell>
          <table:table-cell table:style-name="ce16" office:value-type="string">
            <text:p>aj vy,</text:p>
          </table:table-cell>
          <table:table-cell table:number-columns-repeated="1018"/>
        </table:table-row>
        <table:table-row table:style-name="ro4">
          <table:table-cell office:value-type="string">
            <text:p>1162</text:p>
          </table:table-cell>
          <table:table-cell office:value-type="string">
            <text:p>13. zdola</text:p>
          </table:table-cell>
          <table:table-cell office:value-type="string">
            <text:p>4</text:p>
          </table:table-cell>
          <table:table-cell office:value-type="string">
            <text:p>hviezdička v krátkom resp. má byť červenou farbou</text:p>
          </table:table-cell>
          <table:table-cell office:value-type="string">
            <text:p>*</text:p>
          </table:table-cell>
          <table:table-cell table:style-name="ce27" office:value-type="string">
            <text:p>*</text:p>
          </table:table-cell>
          <table:table-cell table:number-columns-repeated="1018"/>
        </table:table-row>
        <table:table-row table:style-name="ro4">
          <table:table-cell office:value-type="string">
            <text:p>1164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tys'</text:p>
          </table:table-cell>
          <table:table-cell office:value-type="string">
            <text:p>tys’</text:p>
          </table:table-cell>
          <table:table-cell table:number-columns-repeated="1018"/>
        </table:table-row>
        <table:table-row table:style-name="ro4">
          <table:table-cell office:value-type="string">
            <text:p>1165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chybne rozpoznané slovo "si"</text:p>
          </table:table-cell>
          <table:table-cell office:value-type="string">
            <text:p>ti</text:p>
          </table:table-cell>
          <table:table-cell office:value-type="string">
            <text:p>si</text:p>
          </table:table-cell>
          <table:table-cell table:number-columns-repeated="1018"/>
        </table:table-row>
        <table:table-row table:style-name="ro4">
          <table:table-cell office:value-type="string">
            <text:p>1167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nemá byť čiarka za slovom "svojho"</text:p>
          </table:table-cell>
          <table:table-cell office:value-type="string">
            <text:p>svojho,</text:p>
          </table:table-cell>
          <table:table-cell office:value-type="string">
            <text:p>svojho</text:p>
          </table:table-cell>
          <table:table-cell table:number-columns-repeated="1018"/>
        </table:table-row>
        <table:table-row table:style-name="ro4">
          <table:table-cell office:value-type="string">
            <text:p>1168</text:p>
          </table:table-cell>
          <table:table-cell office:value-type="string">
            <text:p>3. a 4. zhora</text:p>
          </table:table-cell>
          <table:table-cell office:value-type="string">
            <text:p>4</text:p>
          </table:table-cell>
          <table:table-cell office:value-type="string">
            <text:p>odkaz v zátvorke nemá byť kurzívou</text:p>
          </table:table-cell>
          <table:table-cell table:style-name="ce29" office:value-type="string">
            <text:p>(Porov. / Flp 2, 10)</text:p>
          </table:table-cell>
          <table:table-cell office:value-type="string">
            <text:p>(Porov. / Flp 2, 10)</text:p>
          </table:table-cell>
          <table:table-cell table:number-columns-repeated="1018"/>
        </table:table-row>
        <table:table-row table:style-name="ro4">
          <table:table-cell office:value-type="string">
            <text:p>1168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sú ti,</text:p>
          </table:table-cell>
          <table:table-cell office:value-type="string">
            <text:p>sú tí,</text:p>
          </table:table-cell>
          <table:table-cell table:number-columns-repeated="1018"/>
        </table:table-row>
        <table:table-row table:style-name="ro4">
          <table:table-cell office:value-type="string">
            <text:p>1170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má byť malé "ž" v slove "Žalm"</text:p>
          </table:table-cell>
          <table:table-cell table:style-name="ce27" office:value-type="string">
            <text:p>Žalm 95</text:p>
          </table:table-cell>
          <table:table-cell table:style-name="ce27" office:value-type="string">
            <text:p>žalm 95</text:p>
          </table:table-cell>
          <table:table-cell table:number-columns-repeated="1018"/>
        </table:table-row>
        <table:table-row table:style-name="ro4">
          <table:table-cell office:value-type="string">
            <text:p>1170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chválte</text:p>
          </table:table-cell>
          <table:table-cell office:value-type="string">
            <text:p>chváľte</text:p>
          </table:table-cell>
          <table:table-cell table:number-columns-repeated="1018"/>
        </table:table-row>
        <table:table-row table:style-name="ro4">
          <table:table-cell office:value-type="string">
            <text:p>1171</text:p>
          </table:table-cell>
          <table:table-cell office:value-type="string">
            <text:p>1. až 4. zhora</text:p>
          </table:table-cell>
          <table:table-cell office:value-type="string">
            <text:p>5</text:p>
          </table:table-cell>
          <table:table-cell office:value-type="string">
            <text:p>text krátkeho čítania je šedý, rastrovaný</text:p>
          </table:table-cell>
          <table:table-cell table:number-columns-repeated="1020"/>
        </table:table-row>
        <table:table-row table:style-name="ro4">
          <table:table-cell office:value-type="string">
            <text:p>1171</text:p>
          </table:table-cell>
          <table:table-cell office:value-type="string">
            <text:p>11. až 9. zdola</text:p>
          </table:table-cell>
          <table:table-cell office:value-type="string">
            <text:p>5</text:p>
          </table:table-cell>
          <table:table-cell office:value-type="string">
            <text:p>zvolanie a úvod 1. prosby sú šedou farbou (rastrované)</text:p>
          </table:table-cell>
          <table:table-cell table:number-columns-repeated="1020"/>
        </table:table-row>
        <table:table-row table:style-name="ro4">
          <table:table-cell office:value-type="string">
            <text:p>1177</text:p>
          </table:table-cell>
          <table:table-cell office:value-type="string">
            <text:p>5. zdola</text:p>
          </table:table-cell>
          <table:table-cell office:value-type="string">
            <text:p>1</text:p>
          </table:table-cell>
          <table:table-cell office:value-type="string">
            <text:p>chybne rozpoznané slovo "ordináriu"</text:p>
          </table:table-cell>
          <table:table-cell table:style-name="ce27" office:value-type="string">
            <text:p>ordinánu</text:p>
          </table:table-cell>
          <table:table-cell table:style-name="ce27" office:value-type="string">
            <text:p>ordináriu</text:p>
          </table:table-cell>
          <table:table-cell table:number-columns-repeated="1018"/>
        </table:table-row>
        <table:table-row table:style-name="ro4">
          <table:table-cell office:value-type="string">
            <text:p>1179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emá byť čiarka za slovom "šťastným"</text:p>
          </table:table-cell>
          <table:table-cell office:value-type="string">
            <text:p>šťastným,</text:p>
          </table:table-cell>
          <table:table-cell office:value-type="string">
            <text:p>šťastným</text:p>
          </table:table-cell>
          <table:table-cell table:number-columns-repeated="1018"/>
        </table:table-row>
        <table:table-row table:style-name="ro4">
          <table:table-cell office:value-type="string">
            <text:p>1181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na konci verša namiesto čiarky má byť bodka</text:p>
          </table:table-cell>
          <table:table-cell office:value-type="string">
            <text:p>spaľuje,</text:p>
          </table:table-cell>
          <table:table-cell office:value-type="string">
            <text:p>spaľuje.</text:p>
          </table:table-cell>
          <table:table-cell table:number-columns-repeated="1018"/>
        </table:table-row>
        <table:table-row table:style-name="ro4">
          <table:table-cell office:value-type="string">
            <text:p>1182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álubu</text:p>
          </table:table-cell>
          <table:table-cell office:value-type="string">
            <text:p>záľubu</text:p>
          </table:table-cell>
          <table:table-cell table:number-columns-repeated="1018"/>
        </table:table-row>
        <table:table-row table:style-name="ro4">
          <table:table-cell office:value-type="string">
            <text:p>1183</text:p>
          </table:table-cell>
          <table:table-cell office:value-type="string">
            <text:p>11. zhora</text:p>
          </table:table-cell>
          <table:table-cell office:value-type="string">
            <text:p>8</text:p>
          </table:table-cell>
          <table:table-cell office:value-type="string">
            <text:p>chybne zarovnané (odsadené) pokračovanie 1. prosby</text:p>
          </table:table-cell>
          <table:table-cell table:number-columns-repeated="1020"/>
        </table:table-row>
        <table:table-row table:style-name="ro4">
          <table:table-cell office:value-type="string">
            <text:p>1187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ane.*</text:p>
          </table:table-cell>
          <table:table-cell office:value-type="string">
            <text:p>Pane. *</text:p>
          </table:table-cell>
          <table:table-cell table:number-columns-repeated="1018"/>
        </table:table-row>
        <table:table-row table:style-name="ro4">
          <table:table-cell office:value-type="string">
            <text:p>1188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a konci antifóny namiesto čiarky má byť bodka</text:p>
          </table:table-cell>
          <table:table-cell office:value-type="string">
            <text:p>národy,</text:p>
          </table:table-cell>
          <table:table-cell office:value-type="string">
            <text:p>národy.</text:p>
          </table:table-cell>
          <table:table-cell table:number-columns-repeated="1018"/>
        </table:table-row>
        <table:table-row table:style-name="ro4">
          <table:table-cell office:value-type="string">
            <text:p>1188</text:p>
          </table:table-cell>
          <table:table-cell office:value-type="string">
            <text:p>10. až 12. zhora</text:p>
          </table:table-cell>
          <table:table-cell office:value-type="string">
            <text:p>5</text:p>
          </table:table-cell>
          <table:table-cell office:value-type="string">
            <text:p>citát a prvý riadok žalmu sú šedou farbou (rastrované)</text:p>
          </table:table-cell>
          <table:table-cell table:number-columns-repeated="1020"/>
        </table:table-row>
        <table:table-row table:style-name="ro4">
          <table:table-cell office:value-type="string">
            <text:p>1189</text:p>
          </table:table-cell>
          <table:table-cell office:value-type="string">
            <text:p>4. a 6. zhora</text:p>
          </table:table-cell>
          <table:table-cell office:value-type="string">
            <text:p>4</text:p>
          </table:table-cell>
          <table:table-cell office:value-type="string">
            <text:p>špeciálne znaky "R." a "V." nemajú byť tučným písmom</text:p>
          </table:table-cell>
          <table:table-cell table:number-columns-repeated="1020"/>
        </table:table-row>
        <table:table-row table:style-name="ro4">
          <table:table-cell office:value-type="string">
            <text:p>1189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riad</text:p>
          </table:table-cell>
          <table:table-cell office:value-type="string">
            <text:p>riaď</text:p>
          </table:table-cell>
          <table:table-cell table:number-columns-repeated="1018"/>
        </table:table-row>
        <table:table-row table:style-name="ro4">
          <table:table-cell office:value-type="string">
            <text:p>119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 konci verša namiesto čiarky má byť bodka</text:p>
          </table:table-cell>
          <table:table-cell office:value-type="string">
            <text:p>obľúbil,</text:p>
          </table:table-cell>
          <table:table-cell office:value-type="string">
            <text:p>obľúbil.</text:p>
          </table:table-cell>
          <table:table-cell table:number-columns-repeated="1018"/>
        </table:table-row>
        <table:table-row table:style-name="ro4">
          <table:table-cell office:value-type="string">
            <text:p>1194</text:p>
          </table:table-cell>
          <table:table-cell office:value-type="string">
            <text:p>9. zhora</text:p>
          </table:table-cell>
          <table:table-cell office:value-type="string">
            <text:p>1</text:p>
          </table:table-cell>
          <table:table-cell table:style-name="ce14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number-columns-repeated="1018"/>
        </table:table-row>
        <table:table-row table:style-name="ro4">
          <table:table-cell office:value-type="string">
            <text:p>1196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nim</text:p>
          </table:table-cell>
          <table:table-cell office:value-type="string">
            <text:p>ním</text:p>
          </table:table-cell>
          <table:table-cell table:number-columns-repeated="1018"/>
        </table:table-row>
        <table:table-row table:style-name="ro4">
          <table:table-cell office:value-type="string">
            <text:p>119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kalichu,*</text:p>
          </table:table-cell>
          <table:table-cell office:value-type="string">
            <text:p>kalichu, *</text:p>
          </table:table-cell>
          <table:table-cell table:number-columns-repeated="1018"/>
        </table:table-row>
        <table:table-row table:style-name="ro4">
          <table:table-cell office:value-type="string">
            <text:p>1199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na konci verša namiesto čiarky má byť bod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number-columns-repeated="1018"/>
        </table:table-row>
        <table:table-row table:style-name="ro4">
          <table:table-cell office:value-type="string">
            <text:p>1199</text:p>
          </table:table-cell>
          <table:table-cell office:value-type="string">
            <text:p>1. zdola</text:p>
          </table:table-cell>
          <table:table-cell office:value-type="string">
            <text:p>8</text:p>
          </table:table-cell>
          <table:table-cell office:value-type="string">
            <text:p>riadok má byť viac odsadený (ako "bol pokladaný")</text:p>
          </table:table-cell>
          <table:table-cell table:number-columns-repeated="1020"/>
        </table:table-row>
        <table:table-row table:style-name="ro4">
          <table:table-cell office:value-type="string">
            <text:p>1201</text:p>
          </table:table-cell>
          <table:table-cell office:value-type="string">
            <text:p>1. a 2. zhora</text:p>
          </table:table-cell>
          <table:table-cell office:value-type="string">
            <text:p>5</text:p>
          </table:table-cell>
          <table:table-cell office:value-type="string">
            <text:p>farba textu prvých 2 riadkov je šedá</text:p>
          </table:table-cell>
          <table:table-cell table:number-columns-repeated="1020"/>
        </table:table-row>
        <table:table-row table:style-name="ro4">
          <table:table-cell office:value-type="string">
            <text:p>1201</text:p>
          </table:table-cell>
          <table:table-cell office:value-type="string">
            <text:p>14. a 15. zhora</text:p>
          </table:table-cell>
          <table:table-cell office:value-type="string">
            <text:p>8</text:p>
          </table:table-cell>
          <table:table-cell office:value-type="string">
            <text:p>riadky majú byť odsadené a medzi nimi väčšia medzera</text:p>
          </table:table-cell>
          <table:table-cell table:number-columns-repeated="1020"/>
        </table:table-row>
        <table:table-row table:style-name="ro4">
          <table:table-cell office:value-type="string">
            <text:p>1202</text:p>
          </table:table-cell>
          <table:table-cell office:value-type="string">
            <text:p>1. a 2. zhora</text:p>
          </table:table-cell>
          <table:table-cell office:value-type="string">
            <text:p>4</text:p>
          </table:table-cell>
          <table:table-cell office:value-type="string">
            <text:p>text rubriky má byť menším písmom, červeným</text:p>
          </table:table-cell>
          <table:table-cell table:number-columns-repeated="1020"/>
        </table:table-row>
        <table:table-row table:style-name="ro4">
          <table:table-cell office:value-type="string">
            <text:p>1202</text:p>
          </table:table-cell>
          <table:table-cell office:value-type="string">
            <text:p>6. a 7. zhora</text:p>
          </table:table-cell>
          <table:table-cell office:value-type="string">
            <text:p>2</text:p>
          </table:table-cell>
          <table:table-cell office:value-type="string">
            <text:p>chybne zalomený verš ("a" má byť už na konci 6. riadka)</text:p>
          </table:table-cell>
          <table:table-cell office:value-type="string">
            <text:p>moc / a dobrotu</text:p>
          </table:table-cell>
          <table:table-cell office:value-type="string">
            <text:p>moc a / dobrotu</text:p>
          </table:table-cell>
          <table:table-cell table:number-columns-repeated="1018"/>
        </table:table-row>
        <table:table-row table:style-name="ro4">
          <table:table-cell office:value-type="string">
            <text:p>1203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number-columns-repeated="1018"/>
        </table:table-row>
        <table:table-row table:style-name="ro4">
          <table:table-cell office:value-type="string">
            <text:p>1204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ánovom.*</text:p>
          </table:table-cell>
          <table:table-cell office:value-type="string">
            <text:p>Pánovom. *</text:p>
          </table:table-cell>
          <table:table-cell table:number-columns-repeated="1018"/>
        </table:table-row>
        <table:table-row table:style-name="ro4">
          <table:table-cell office:value-type="string">
            <text:p>1204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čiarka za slovom "Pán"</text:p>
          </table:table-cell>
          <table:table-cell office:value-type="string">
            <text:p>Pán je</text:p>
          </table:table-cell>
          <table:table-cell office:value-type="string">
            <text:p>Pán, je</text:p>
          </table:table-cell>
          <table:table-cell table:number-columns-repeated="1018"/>
        </table:table-row>
        <table:table-row table:style-name="ro4">
          <table:table-cell office:value-type="string">
            <text:p>1208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na konci riadka (za zátvorkami) nemá byť bodka</text:p>
          </table:table-cell>
          <table:table-cell office:value-type="string">
            <text:p>17).</text:p>
          </table:table-cell>
          <table:table-cell office:value-type="string">
            <text:p>17)</text:p>
          </table:table-cell>
          <table:table-cell table:number-columns-repeated="1018"/>
        </table:table-row>
        <table:table-row table:style-name="ro4">
          <table:table-cell office:value-type="string">
            <text:p>1208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íst</text:p>
          </table:table-cell>
          <table:table-cell office:value-type="string">
            <text:p>ísť</text:p>
          </table:table-cell>
          <table:table-cell table:number-columns-repeated="1018"/>
        </table:table-row>
        <table:table-row table:style-name="ro4">
          <table:table-cell office:value-type="string">
            <text:p>1209</text:p>
          </table:table-cell>
          <table:table-cell office:value-type="string">
            <text:p>6. zdola</text:p>
          </table:table-cell>
          <table:table-cell office:value-type="string">
            <text:p>1</text:p>
          </table:table-cell>
          <table:table-cell office:value-type="string">
            <text:p>chybne rozpoznané slovo (nemá byť dĺžeň na u)</text:p>
          </table:table-cell>
          <table:table-cell office:value-type="string">
            <text:p>lúky</text:p>
          </table:table-cell>
          <table:table-cell office:value-type="string">
            <text:p>luky</text:p>
          </table:table-cell>
          <table:table-cell table:number-columns-repeated="1018"/>
        </table:table-row>
        <table:table-row table:style-name="ro4">
          <table:table-cell office:value-type="string">
            <text:p>1209</text:p>
          </table:table-cell>
          <table:table-cell office:value-type="string">
            <text:p>5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210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number-columns-repeated="1018"/>
        </table:table-row>
        <table:table-row table:style-name="ro4">
          <table:table-cell office:value-type="string">
            <text:p>121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pred číslovkou 5 za bodkou má byť medzera</text:p>
          </table:table-cell>
          <table:table-cell table:style-name="ce27" office:value-type="string">
            <text:p>Rim 5, 1-2.5</text:p>
          </table:table-cell>
          <table:table-cell table:style-name="ce27" office:value-type="string">
            <text:p>Rim 5, 1-2. 5</text:p>
          </table:table-cell>
          <table:table-cell table:number-columns-repeated="1018"/>
        </table:table-row>
        <table:table-row table:style-name="ro4">
          <table:table-cell office:value-type="string">
            <text:p>1211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začiatku riadka má byť malé písmeno</text:p>
          </table:table-cell>
          <table:table-cell office:value-type="string">
            <text:p>A sám</text:p>
          </table:table-cell>
          <table:table-cell office:value-type="string">
            <text:p>a sám</text:p>
          </table:table-cell>
          <table:table-cell table:number-columns-repeated="1018"/>
        </table:table-row>
        <table:table-row table:style-name="ro4">
          <table:table-cell office:value-type="string">
            <text:p>1213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ýba "Porov." pred bibli. odkazom (str. 1083, 1349)</text:p>
          </table:table-cell>
          <table:table-cell office:value-type="string">
            <text:p>(1 Kor</text:p>
          </table:table-cell>
          <table:table-cell office:value-type="string">
            <text:p>(Porov. 1 Kor</text:p>
          </table:table-cell>
          <table:table-cell table:number-columns-repeated="1018"/>
        </table:table-row>
        <table:table-row table:style-name="ro4">
          <table:table-cell office:value-type="string">
            <text:p>1213</text:p>
          </table:table-cell>
          <table:table-cell office:value-type="string">
            <text:p>9. zhora</text:p>
          </table:table-cell>
          <table:table-cell office:value-type="string">
            <text:p>8</text:p>
          </table:table-cell>
          <table:table-cell office:value-type="string">
            <text:p>chybne odsadený riadok (má byť pod "pred východom")</text:p>
          </table:table-cell>
          <table:table-cell table:number-columns-repeated="1020"/>
        </table:table-row>
        <table:table-row table:style-name="ro4">
          <table:table-cell office:value-type="string">
            <text:p>1214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vernost.</text:p>
          </table:table-cell>
          <table:table-cell office:value-type="string">
            <text:p>vernosť.</text:p>
          </table:table-cell>
          <table:table-cell table:number-columns-repeated="1018"/>
        </table:table-row>
        <table:table-row table:style-name="ro4">
          <table:table-cell office:value-type="string">
            <text:p>1215</text:p>
          </table:table-cell>
          <table:table-cell office:value-type="string">
            <text:p>6. a 7. zdola</text:p>
          </table:table-cell>
          <table:table-cell office:value-type="string">
            <text:p>8</text:p>
          </table:table-cell>
          <table:table-cell office:value-type="string">
            <text:p>biblický odkaz má byť menším písmom</text:p>
          </table:table-cell>
          <table:table-cell table:number-columns-repeated="1020"/>
        </table:table-row>
        <table:table-row table:style-name="ro4">
          <table:table-cell office:value-type="string">
            <text:p>1219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office:value-type="string">
            <text:p>Ó darca</text:p>
          </table:table-cell>
          <table:table-cell office:value-type="string">
            <text:p>Ó, darca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221</text:p>
          </table:table-cell>
          <table:table-cell office:value-type="string">
            <text:p>11. zhora</text:p>
          </table:table-cell>
          <table:table-cell office:value-type="string">
            <text:p>1</text:p>
          </table:table-cell>
          <table:table-cell office:value-type="string">
            <text:p>chybne rozpoznané slovo "sláviacich"</text:p>
          </table:table-cell>
          <table:table-cell office:value-type="string">
            <text:p>staviacich</text:p>
          </table:table-cell>
          <table:table-cell office:value-type="string">
            <text:p>sláviacich</text:p>
          </table:table-cell>
          <table:table-cell table:number-columns-repeated="1018"/>
        </table:table-row>
        <table:table-row table:style-name="ro4">
          <table:table-cell office:value-type="string">
            <text:p>1224</text:p>
          </table:table-cell>
          <table:table-cell office:value-type="string">
            <text:p>Ž 19</text:p>
          </table:table-cell>
          <table:table-cell office:value-type="string">
            <text:p>5</text:p>
          </table:table-cell>
          <table:table-cell office:value-type="string">
            <text:p>text žalmu aj citátu sú šedou farbou (raster)</text:p>
          </table:table-cell>
          <table:table-cell table:number-columns-repeated="1020"/>
        </table:table-row>
        <table:table-row table:style-name="ro4">
          <table:table-cell office:value-type="string">
            <text:p>1227</text:p>
          </table:table-cell>
          <table:table-cell office:value-type="string">
            <text:p>7. zhora</text:p>
          </table:table-cell>
          <table:table-cell office:value-type="string">
            <text:p>2</text:p>
          </table:table-cell>
          <table:table-cell office:value-type="string">
            <text:p>chybný znak (0 -&gt; O, namiesto veľkého o je znak nula)</text:p>
          </table:table-cell>
          <table:table-cell office:value-type="string">
            <text:p>0 tvojej</text:p>
          </table:table-cell>
          <table:table-cell office:value-type="string">
            <text:p>O tvojej</text:p>
          </table:table-cell>
          <table:table-cell table:number-columns-repeated="1018"/>
        </table:table-row>
        <table:table-row table:style-name="ro1">
          <table:table-cell office:value-type="string">
            <text:p>1228</text:p>
          </table:table-cell>
          <table:table-cell office:value-type="string">
            <text:p>3. až 1. zdola</text:p>
          </table:table-cell>
          <table:table-cell office:value-type="string">
            <text:p>8</text:p>
          </table:table-cell>
          <table:table-cell office:value-type="string">
            <text:p>chybne odstadené 3 riadky (majú byť ešte o jeden tab); správne pozri str. 576</text:p>
          </table:table-cell>
          <table:table-cell table:number-columns-repeated="1020"/>
        </table:table-row>
        <table:table-row table:style-name="ro4">
          <table:table-cell office:value-type="string">
            <text:p>1229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hľadajú, +</text:p>
          </table:table-cell>
          <table:table-cell office:value-type="string">
            <text:p>hľadajú. +</text:p>
          </table:table-cell>
          <table:table-cell table:number-columns-repeated="1018"/>
        </table:table-row>
        <table:table-row table:style-name="ro4">
          <table:table-cell office:value-type="string">
            <text:p>1229</text:p>
          </table:table-cell>
          <table:table-cell office:value-type="string">
            <text:p>11. zdola</text:p>
          </table:table-cell>
          <table:table-cell office:value-type="string">
            <text:p>8</text:p>
          </table:table-cell>
          <table:table-cell office:value-type="string">
            <text:p>riadok má byť odsadený (pod "príď mi"), pozri str. 577</text:p>
          </table:table-cell>
          <table:table-cell table:number-columns-repeated="1020"/>
        </table:table-row>
        <table:table-row table:style-name="ro4">
          <table:table-cell office:value-type="string">
            <text:p>1233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number-columns-repeated="1018"/>
        </table:table-row>
        <table:table-row table:style-name="ro4">
          <table:table-cell office:value-type="string">
            <text:p>1233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number-columns-repeated="1018"/>
        </table:table-row>
        <table:table-row table:style-name="ro4">
          <table:table-cell office:value-type="string">
            <text:p>1236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237</text:p>
          </table:table-cell>
          <table:table-cell office:value-type="string">
            <text:p>1. zhora</text:p>
          </table:table-cell>
          <table:table-cell office:value-type="string">
            <text:p>2</text:p>
          </table:table-cell>
          <table:table-cell office:value-type="string">
            <text:p>chybný slovosled</text:p>
          </table:table-cell>
          <table:table-cell office:value-type="string">
            <text:p>ako slovo Božie;</text:p>
          </table:table-cell>
          <table:table-cell office:value-type="string">
            <text:p>ako Božie slovo;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240</text:p>
          </table:table-cell>
          <table:table-cell office:value-type="string">
            <text:p>hymnus</text:p>
          </table:table-cell>
          <table:table-cell office:value-type="string">
            <text:p>5</text:p>
          </table:table-cell>
          <table:table-cell office:value-type="string">
            <text:p>text hymnu je šedou farbou (vyblednutý/raster)</text:p>
          </table:table-cell>
          <table:table-cell table:number-columns-repeated="1020"/>
        </table:table-row>
        <table:table-row table:style-name="ro4">
          <table:table-cell office:value-type="string">
            <text:p>1240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bodka na konci riadka</text:p>
          </table:table-cell>
          <table:table-cell office:value-type="string">
            <text:p>Aleluja</text:p>
          </table:table-cell>
          <table:table-cell office:value-type="string">
            <text:p>Aleluja.</text:p>
          </table:table-cell>
          <table:table-cell table:number-columns-repeated="1018"/>
        </table:table-row>
        <table:table-row table:style-name="ro4">
          <table:table-cell office:value-type="string">
            <text:p>1241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útočište, +</text:p>
          </table:table-cell>
          <table:table-cell office:value-type="string">
            <text:p>útočište. +</text:p>
          </table:table-cell>
          <table:table-cell table:number-columns-repeated="1018"/>
        </table:table-row>
        <table:table-row table:style-name="ro4">
          <table:table-cell office:value-type="string">
            <text:p>1241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lesaním,*</text:p>
          </table:table-cell>
          <table:table-cell office:value-type="string">
            <text:p>plesaním, *</text:p>
          </table:table-cell>
          <table:table-cell table:number-columns-repeated="1018"/>
        </table:table-row>
        <table:table-row table:style-name="ro4">
          <table:table-cell office:value-type="string">
            <text:p>1244</text:p>
          </table:table-cell>
          <table:table-cell office:value-type="string">
            <text:p>celá strana</text:p>
          </table:table-cell>
          <table:table-cell table:style-name="ce21" office:value-type="string">
            <text:p>5</text:p>
          </table:table-cell>
          <table:table-cell table:style-name="ce14" office:value-type="string">
            <text:p>namiesto čiernej je text šedou (vyblednutý)</text:p>
          </table:table-cell>
          <table:table-cell table:number-columns-repeated="1020"/>
        </table:table-row>
        <table:table-row table:style-name="ro4">
          <table:table-cell office:value-type="string">
            <text:p>1249</text:p>
          </table:table-cell>
          <table:table-cell office:value-type="string">
            <text:p>2. a 3. zhora</text:p>
          </table:table-cell>
          <table:table-cell office:value-type="string">
            <text:p>8</text:p>
          </table:table-cell>
          <table:table-cell office:value-type="string">
            <text:p>medzi veršami má byť voľný riadok</text:p>
          </table:table-cell>
          <table:table-cell table:number-columns-repeated="1020"/>
        </table:table-row>
        <table:table-row table:style-name="ro4">
          <table:table-cell office:value-type="string">
            <text:p>1250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bolí sme</text:p>
          </table:table-cell>
          <table:table-cell office:value-type="string">
            <text:p>boli sme</text:p>
          </table:table-cell>
          <table:table-cell table:number-columns-repeated="1018"/>
        </table:table-row>
        <table:table-row table:style-name="ro4">
          <table:table-cell office:value-type="string">
            <text:p>1252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table:style-name="ce14" office:value-type="string">
            <text:p>chýba čiarka za slovom „Bohu“</text:p>
          </table:table-cell>
          <table:table-cell office:value-type="string">
            <text:p>aj Bohu aj mamone.</text:p>
          </table:table-cell>
          <table:table-cell office:value-type="string">
            <text:p>aj Bohu, aj mamone.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253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table:style-name="ce14" office:value-type="string">
            <text:p>chýba čiarka za slovom „Bohu“</text:p>
          </table:table-cell>
          <table:table-cell office:value-type="string">
            <text:p>aj Bohu aj mamone.</text:p>
          </table:table-cell>
          <table:table-cell office:value-type="string">
            <text:p>aj Bohu, aj mamone.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253</text:p>
          </table:table-cell>
          <table:table-cell office:value-type="string">
            <text:p>2. zdola</text:p>
          </table:table-cell>
          <table:table-cell office:value-type="string">
            <text:p>1</text:p>
          </table:table-cell>
          <table:table-cell office:value-type="string">
            <text:p>chybne rozpoznané slovo (má byť dĺžeň na ú)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number-columns-repeated="1018"/>
        </table:table-row>
        <table:table-row table:style-name="ro4">
          <table:table-cell office:value-type="string">
            <text:p>1255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258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1258</text:p>
          </table:table-cell>
          <table:table-cell office:value-type="string">
            <text:p>8. a 7. zdola</text:p>
          </table:table-cell>
          <table:table-cell office:value-type="string">
            <text:p>3</text:p>
          </table:table-cell>
          <table:table-cell office:value-type="string">
            <text:p>chybne zalomený verš ("slnko" má byť až na ďalšom riadku); správne str. 1524</text:p>
          </table:table-cell>
          <table:table-cell office:value-type="string">
            <text:p>rozdávaš slnko, / že môžu</text:p>
          </table:table-cell>
          <table:table-cell office:value-type="string">
            <text:p>rozdávaš / slnko, že môžu</text:p>
          </table:table-cell>
          <table:table-cell table:number-columns-repeated="1018"/>
        </table:table-row>
        <table:table-row table:style-name="ro4">
          <table:table-cell office:value-type="string">
            <text:p>1261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vôd,+</text:p>
          </table:table-cell>
          <table:table-cell office:value-type="string">
            <text:p>vôd, +</text:p>
          </table:table-cell>
          <table:table-cell table:number-columns-repeated="1018"/>
        </table:table-row>
        <table:table-row table:style-name="ro4">
          <table:table-cell office:value-type="string">
            <text:p>1262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chlieb,*</text:p>
          </table:table-cell>
          <table:table-cell office:value-type="string">
            <text:p>chlieb, *</text:p>
          </table:table-cell>
          <table:table-cell table:number-columns-repeated="1018"/>
        </table:table-row>
        <table:table-row table:style-name="ro4">
          <table:table-cell office:value-type="string">
            <text:p>1263</text:p>
          </table:table-cell>
          <table:table-cell office:value-type="string">
            <text:p>1. až 3. riadok</text:p>
          </table:table-cell>
          <table:table-cell office:value-type="string">
            <text:p>5</text:p>
          </table:table-cell>
          <table:table-cell office:value-type="string">
            <text:p>prvé tri riadky sú šedou (raster)</text:p>
          </table:table-cell>
          <table:table-cell table:number-columns-repeated="1020"/>
        </table:table-row>
        <table:table-row table:style-name="ro4">
          <table:table-cell office:value-type="string">
            <text:p>1263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263</text:p>
          </table:table-cell>
          <table:table-cell office:value-type="string">
            <text:p>12. a 11. zdola</text:p>
          </table:table-cell>
          <table:table-cell office:value-type="string">
            <text:p>5</text:p>
          </table:table-cell>
          <table:table-cell office:value-type="string">
            <text:p>text citátu je šedou farbou (raster)</text:p>
          </table:table-cell>
          <table:table-cell table:number-columns-repeated="1020"/>
        </table:table-row>
        <table:table-row table:style-name="ro1">
          <table:table-cell office:value-type="string">
            <text:p>1263</text:p>
          </table:table-cell>
          <table:table-cell office:value-type="string">
            <text:p>11. zdola</text:p>
          </table:table-cell>
          <table:table-cell office:value-type="string">
            <text:p>8</text:p>
          </table:table-cell>
          <table:table-cell office:value-type="string">
            <text:p>text odkazu v zátvorke má byť bezprostredne za textom, nie zarovnaný na pravý okraj</text:p>
          </table:table-cell>
          <table:table-cell table:number-columns-repeated="1020"/>
        </table:table-row>
        <table:table-row table:style-name="ro4">
          <table:table-cell office:value-type="string">
            <text:p>1264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za slovom "jasaj"</text:p>
          </table:table-cell>
          <table:table-cell office:value-type="string">
            <text:p>jasaj zem.</text:p>
          </table:table-cell>
          <table:table-cell office:value-type="string">
            <text:p>jasaj, zem.</text:p>
          </table:table-cell>
          <table:table-cell table:number-columns-repeated="1018"/>
        </table:table-row>
        <table:table-row table:style-name="ro4">
          <table:table-cell office:value-type="string">
            <text:p>1266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270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nemá byť bodka za slovom "Vy"</text:p>
          </table:table-cell>
          <table:table-cell office:value-type="string">
            <text:p>Vy. po-</text:p>
          </table:table-cell>
          <table:table-cell office:value-type="string">
            <text:p>Vy po-</text:p>
          </table:table-cell>
          <table:table-cell table:number-columns-repeated="1018"/>
        </table:table-row>
        <table:table-row table:style-name="ro4">
          <table:table-cell office:value-type="string">
            <text:p>1271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na konci riadka má byť bodka (LH, zv. IV, str. 861)</text:p>
          </table:table-cell>
          <table:table-cell office:value-type="string">
            <text:p>srdce</text:p>
          </table:table-cell>
          <table:table-cell office:value-type="string">
            <text:p>srdce.</text:p>
          </table:table-cell>
          <table:table-cell table:number-columns-repeated="1018"/>
        </table:table-row>
        <table:table-row table:style-name="ro4">
          <table:table-cell office:value-type="string">
            <text:p>1274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275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má byť malé "ž" v slove "Žalm"</text:p>
          </table:table-cell>
          <table:table-cell table:style-name="ce27" office:value-type="string">
            <text:p>Žalm 95</text:p>
          </table:table-cell>
          <table:table-cell table:style-name="ce27" office:value-type="string">
            <text:p>žalm 95</text:p>
          </table:table-cell>
          <table:table-cell table:number-columns-repeated="1018"/>
        </table:table-row>
        <table:table-row table:style-name="ro4">
          <table:table-cell office:value-type="string">
            <text:p>1275</text:p>
          </table:table-cell>
          <table:table-cell office:value-type="string">
            <text:p>13. zdola</text:p>
          </table:table-cell>
          <table:table-cell office:value-type="string">
            <text:p>8</text:p>
          </table:table-cell>
          <table:table-cell office:value-type="string">
            <text:p>riadok verša má byť odsadený (ako "a spravuješ")</text:p>
          </table:table-cell>
          <table:table-cell table:number-columns-repeated="1020"/>
        </table:table-row>
        <table:table-row table:style-name="ro4">
          <table:table-cell office:value-type="string">
            <text:p>1277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hviezdička na konci riadka</text:p>
          </table:table-cell>
          <table:table-cell office:value-type="string">
            <text:p>z mŕtvych,</text:p>
          </table:table-cell>
          <table:table-cell office:value-type="string">
            <text:p>z mŕtvych, *</text:p>
          </table:table-cell>
          <table:table-cell table:number-columns-repeated="1018"/>
        </table:table-row>
        <table:table-row table:style-name="ro4">
          <table:table-cell office:value-type="string">
            <text:p>1278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milost</text:p>
          </table:table-cell>
          <table:table-cell office:value-type="string">
            <text:p>milosť</text:p>
          </table:table-cell>
          <table:table-cell table:number-columns-repeated="1018"/>
        </table:table-row>
        <table:table-row table:style-name="ro4">
          <table:table-cell office:value-type="string">
            <text:p>127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table:style-name="ce27" office:value-type="string">
            <text:p>),</text:p>
          </table:table-cell>
          <table:table-cell table:style-name="ce27" office:value-type="string">
            <text:p>).</text:p>
          </table:table-cell>
          <table:table-cell table:number-columns-repeated="1018"/>
        </table:table-row>
        <table:table-row table:style-name="ro4">
          <table:table-cell office:value-type="string">
            <text:p>1279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283</text:p>
          </table:table-cell>
          <table:table-cell office:value-type="string">
            <text:p>chválospev</text:p>
          </table:table-cell>
          <table:table-cell office:value-type="string">
            <text:p>5</text:p>
          </table:table-cell>
          <table:table-cell office:value-type="string">
            <text:p>text chválospevu na tejto strane je šedý (raster)</text:p>
          </table:table-cell>
          <table:table-cell table:number-columns-repeated="1020"/>
        </table:table-row>
        <table:table-row table:style-name="ro4">
          <table:table-cell table:style-name="ce9" office:value-type="string">
            <text:p>1283</text:p>
          </table:table-cell>
          <table:table-cell table:style-name="ce17"/>
          <table:table-cell table:style-name="ce25"/>
          <table:table-cell table:style-name="ce17" office:value-type="string">
            <text:p>delenie slova: ja-drom</text:p>
          </table:table-cell>
          <table:table-cell table:number-columns-repeated="1020"/>
        </table:table-row>
        <table:table-row table:style-name="ro4">
          <table:table-cell office:value-type="string">
            <text:p>1283</text:p>
          </table:table-cell>
          <table:table-cell office:value-type="string">
            <text:p>8. až 6. zdola</text:p>
          </table:table-cell>
          <table:table-cell office:value-type="string">
            <text:p>5</text:p>
          </table:table-cell>
          <table:table-cell office:value-type="string">
            <text:p>citát a prvý riadok Ž 81 sú čedou farbou</text:p>
          </table:table-cell>
          <table:table-cell table:number-columns-repeated="1020"/>
        </table:table-row>
        <table:table-row table:style-name="ro4">
          <table:table-cell office:value-type="string">
            <text:p>1283</text:p>
          </table:table-cell>
          <table:table-cell/>
          <table:table-cell office:value-type="string">
            <text:p>8</text:p>
          </table:table-cell>
          <table:table-cell office:value-type="string">
            <text:p>biblický odkaz v zátvorke nemá byť zarovnaný vpravo</text:p>
          </table:table-cell>
          <table:table-cell table:number-columns-repeated="1020"/>
        </table:table-row>
        <table:table-row table:style-name="ro4">
          <table:table-cell office:value-type="string">
            <text:p>1284</text:p>
          </table:table-cell>
          <table:table-cell office:value-type="string">
            <text:p>žalm</text:p>
          </table:table-cell>
          <table:table-cell office:value-type="string">
            <text:p>5</text:p>
          </table:table-cell>
          <table:table-cell office:value-type="string">
            <text:p>celý text Ž 81 na tejto strane je šedou farbou</text:p>
          </table:table-cell>
          <table:table-cell table:number-columns-repeated="1020"/>
        </table:table-row>
        <table:table-row table:style-name="ro4">
          <table:table-cell office:value-type="string">
            <text:p>1288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urobil;*</text:p>
          </table:table-cell>
          <table:table-cell office:value-type="string">
            <text:p>urobil; *</text:p>
          </table:table-cell>
          <table:table-cell table:number-columns-repeated="1018"/>
        </table:table-row>
        <table:table-row table:style-name="ro4">
          <table:table-cell office:value-type="string">
            <text:p>129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moja,+</text:p>
          </table:table-cell>
          <table:table-cell office:value-type="string">
            <text:p>moja, +</text:p>
          </table:table-cell>
          <table:table-cell table:number-columns-repeated="1018"/>
        </table:table-row>
        <table:table-row table:style-name="ro4">
          <table:table-cell table:style-name="ce9" office:value-type="string">
            <text:p>1293</text:p>
          </table:table-cell>
          <table:table-cell table:style-name="ce17" office:value-type="string">
            <text:p>7. a 8. zdola</text:p>
          </table:table-cell>
          <table:table-cell table:style-name="ce25"/>
          <table:table-cell table:style-name="ce17" office:value-type="string">
            <text:p>delenie slova kadidlo</text:p>
          </table:table-cell>
          <table:table-cell table:style-name="ce15" office:value-type="string">
            <text:p>kadi-dlo</text:p>
          </table:table-cell>
          <table:table-cell table:style-name="ce15" office:value-type="string">
            <text:p>kadid-lo</text:p>
          </table:table-cell>
          <table:table-cell table:number-columns-repeated="1018"/>
        </table:table-row>
        <table:table-row table:style-name="ro4">
          <table:table-cell office:value-type="string">
            <text:p>1294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kraľovať*</text:p>
          </table:table-cell>
          <table:table-cell office:value-type="string">
            <text:p>kraľovať *</text:p>
          </table:table-cell>
          <table:table-cell table:number-columns-repeated="1018"/>
        </table:table-row>
        <table:table-row table:style-name="ro4">
          <table:table-cell office:value-type="string">
            <text:p>1299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office:value-type="string">
            <text:p>Ó Bože</text:p>
          </table:table-cell>
          <table:table-cell office:value-type="string">
            <text:p>Ó, Bože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304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edzera v biblickom odkaze za čiarkou</text:p>
          </table:table-cell>
          <table:table-cell office:value-type="string">
            <text:p>Zjv 21,9</text:p>
          </table:table-cell>
          <table:table-cell office:value-type="string">
            <text:p>Zjv 21, 9</text:p>
          </table:table-cell>
          <table:table-cell table:number-columns-repeated="1018"/>
        </table:table-row>
        <table:table-row table:style-name="ro4">
          <table:table-cell office:value-type="string">
            <text:p>1304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1018"/>
        </table:table-row>
        <table:table-row table:style-name="ro4">
          <table:table-cell office:value-type="string">
            <text:p>1308</text:p>
          </table:table-cell>
          <table:table-cell office:value-type="string">
            <text:p>žalm</text:p>
          </table:table-cell>
          <table:table-cell office:value-type="string">
            <text:p>5</text:p>
          </table:table-cell>
          <table:table-cell office:value-type="string">
            <text:p>celý text Ž 59 na tejto strane je šedou farbou</text:p>
          </table:table-cell>
          <table:table-cell table:number-columns-repeated="1020"/>
        </table:table-row>
        <table:table-row table:style-name="ro4">
          <table:table-cell office:value-type="string">
            <text:p>1308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priestupok ani hriech; *</text:p>
          </table:table-cell>
          <table:table-cell office:value-type="string">
            <text:p>ani priestupok, ani hriech; *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311</text:p>
          </table:table-cell>
          <table:table-cell office:value-type="string">
            <text:p>4. a 5. zhora</text:p>
          </table:table-cell>
          <table:table-cell office:value-type="string">
            <text:p>1</text:p>
          </table:table-cell>
          <table:table-cell office:value-type="string">
            <text:p>vypadlo slovo "nás" (správne str. 1573)</text:p>
          </table:table-cell>
          <table:table-cell office:value-type="string">
            <text:p>a pred budúcimi / chráň.</text:p>
          </table:table-cell>
          <table:table-cell office:value-type="string">
            <text:p>a pred budúcimi nás chráň.</text:p>
          </table:table-cell>
          <table:table-cell table:number-columns-repeated="1018"/>
        </table:table-row>
        <table:table-row table:style-name="ro4">
          <table:table-cell office:value-type="string">
            <text:p>1313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vojst</text:p>
          </table:table-cell>
          <table:table-cell office:value-type="string">
            <text:p>vojsť</text:p>
          </table:table-cell>
          <table:table-cell table:number-columns-repeated="1018"/>
        </table:table-row>
        <table:table-row table:style-name="ro4">
          <table:table-cell office:value-type="string">
            <text:p>1313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1018"/>
        </table:table-row>
        <table:table-row table:style-name="ro4">
          <table:table-cell office:value-type="string">
            <text:p>1315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žíznit,</text:p>
          </table:table-cell>
          <table:table-cell office:value-type="string">
            <text:p>žízniť,</text:p>
          </table:table-cell>
          <table:table-cell table:number-columns-repeated="1018"/>
        </table:table-row>
        <table:table-row table:style-name="ro4">
          <table:table-cell office:value-type="string">
            <text:p>131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(dorá-)žat</text:p>
          </table:table-cell>
          <table:table-cell office:value-type="string">
            <text:p>(dorá-)žať</text:p>
          </table:table-cell>
          <table:table-cell table:number-columns-repeated="1018"/>
        </table:table-row>
        <table:table-row table:style-name="ro4">
          <table:table-cell office:value-type="string">
            <text:p>131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319</text:p>
          </table:table-cell>
          <table:table-cell office:value-type="string">
            <text:p>5. zhora</text:p>
          </table:table-cell>
          <table:table-cell office:value-type="string">
            <text:p>4</text:p>
          </table:table-cell>
          <table:table-cell office:value-type="string">
            <text:p>za skratkou "Ant" má byť bodka červenou farbou</text:p>
          </table:table-cell>
          <table:table-cell table:number-columns-repeated="1020"/>
        </table:table-row>
        <table:table-row table:style-name="ro4">
          <table:table-cell office:value-type="string">
            <text:p>132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Tys'</text:p>
          </table:table-cell>
          <table:table-cell office:value-type="string">
            <text:p>Tys’</text:p>
          </table:table-cell>
          <table:table-cell table:number-columns-repeated="1018"/>
        </table:table-row>
        <table:table-row table:style-name="ro4">
          <table:table-cell office:value-type="string">
            <text:p>1320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number-columns-repeated="1018"/>
        </table:table-row>
        <table:table-row table:style-name="ro4">
          <table:table-cell office:value-type="string">
            <text:p>1331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apál</text:p>
          </table:table-cell>
          <table:table-cell office:value-type="string">
            <text:p>zapáľ</text:p>
          </table:table-cell>
          <table:table-cell table:number-columns-repeated="1018"/>
        </table:table-row>
        <table:table-row table:style-name="ro4">
          <table:table-cell office:value-type="string">
            <text:p>133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uponížíl,</text:p>
          </table:table-cell>
          <table:table-cell office:value-type="string">
            <text:p>uponížil,</text:p>
          </table:table-cell>
          <table:table-cell table:number-columns-repeated="1018"/>
        </table:table-row>
        <table:table-row table:style-name="ro4">
          <table:table-cell office:value-type="string">
            <text:p>1335</text:p>
          </table:table-cell>
          <table:table-cell office:value-type="string">
            <text:p>3. zdola</text:p>
          </table:table-cell>
          <table:table-cell office:value-type="string">
            <text:p>8</text:p>
          </table:table-cell>
          <table:table-cell office:value-type="string">
            <text:p>riadok verša má byť odsadený (ako "bol pokladaný")</text:p>
          </table:table-cell>
          <table:table-cell table:number-columns-repeated="1020"/>
        </table:table-row>
        <table:table-row table:style-name="ro4">
          <table:table-cell office:value-type="string">
            <text:p>1335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znával:*</text:p>
          </table:table-cell>
          <table:table-cell office:value-type="string">
            <text:p>vyznával: *</text:p>
          </table:table-cell>
          <table:table-cell table:number-columns-repeated="1018"/>
        </table:table-row>
        <table:table-row table:style-name="ro4">
          <table:table-cell office:value-type="string">
            <text:p>1337</text:p>
          </table:table-cell>
          <table:table-cell office:value-type="string">
            <text:p>13. zhora/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number-columns-repeated="1018"/>
        </table:table-row>
        <table:table-row table:style-name="ro4">
          <table:table-cell office:value-type="string">
            <text:p>1339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namiesto "jasajme" má byť "plesajme" (SSV)</text:p>
          </table:table-cell>
          <table:table-cell office:value-type="string">
            <text:p>a jasajme,</text:p>
          </table:table-cell>
          <table:table-cell office:value-type="string">
            <text:p>a plesajm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339</text:p>
          </table:table-cell>
          <table:table-cell office:value-type="string">
            <text:p>6. zhora</text:p>
          </table:table-cell>
          <table:table-cell office:value-type="string">
            <text:p>4</text:p>
          </table:table-cell>
          <table:table-cell office:value-type="string">
            <text:p>krížik na začiatku veršového riadka má byť červený</text:p>
          </table:table-cell>
          <table:table-cell table:number-columns-repeated="1020"/>
        </table:table-row>
        <table:table-row table:style-name="ro4">
          <table:table-cell office:value-type="string">
            <text:p>1341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má byť veľké začiatočné písmeno v slove "Požehnaný"</text:p>
          </table:table-cell>
          <table:table-cell office:value-type="string">
            <text:p>požehnaný</text:p>
          </table:table-cell>
          <table:table-cell office:value-type="string">
            <text:p>Požehnaný</text:p>
          </table:table-cell>
          <table:table-cell table:number-columns-repeated="1018"/>
        </table:table-row>
        <table:table-row table:style-name="ro4">
          <table:table-cell office:value-type="string">
            <text:p>1341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a konci riadka má byť bodka (červenou farbou).</text:p>
          </table:table-cell>
          <table:table-cell table:number-columns-repeated="1020"/>
        </table:table-row>
        <table:table-row table:style-name="ro4">
          <table:table-cell office:value-type="string">
            <text:p>1341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number-columns-repeated="1018"/>
        </table:table-row>
        <table:table-row table:style-name="ro4">
          <table:table-cell office:value-type="string">
            <text:p>1343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dosial</text:p>
          </table:table-cell>
          <table:table-cell office:value-type="string">
            <text:p>dosiaľ</text:p>
          </table:table-cell>
          <table:table-cell table:number-columns-repeated="1018"/>
        </table:table-row>
        <table:table-row table:style-name="ro4">
          <table:table-cell office:value-type="string">
            <text:p>1344</text:p>
          </table:table-cell>
          <table:table-cell office:value-type="string">
            <text:p>13. a 14. zhora</text:p>
          </table:table-cell>
          <table:table-cell office:value-type="string">
            <text:p>5</text:p>
          </table:table-cell>
          <table:table-cell office:value-type="string">
            <text:p>text citátu je šedou farbou (raster)</text:p>
          </table:table-cell>
          <table:table-cell table:number-columns-repeated="1020"/>
        </table:table-row>
        <table:table-row table:style-name="ro4">
          <table:table-cell office:value-type="string">
            <text:p>1349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number-columns-repeated="1018"/>
        </table:table-row>
        <table:table-row table:style-name="ro1">
          <table:table-cell office:value-type="string">
            <text:p>1350</text:p>
          </table:table-cell>
          <table:table-cell office:value-type="string">
            <text:p>celá strana</text:p>
          </table:table-cell>
          <table:table-cell office:value-type="string">
            <text:p>3</text:p>
          </table:table-cell>
          <table:table-cell office:value-type="string">
            <text:p>chýba medzera pred hviezdičkou (1., 4., 6. zhora; 12., 10., 7., 4., 2. zdola)</text:p>
          </table:table-cell>
          <table:table-cell table:number-columns-repeated="1020"/>
        </table:table-row>
        <table:table-row table:style-name="ro4">
          <table:table-cell office:value-type="string">
            <text:p>1350</text:p>
          </table:table-cell>
          <table:table-cell office:value-type="string">
            <text:p>14. zdola</text:p>
          </table:table-cell>
          <table:table-cell office:value-type="string">
            <text:p>1</text:p>
          </table:table-cell>
          <table:table-cell office:value-type="string">
            <text:p>chybne rozpoznané slovo (o -&gt; i)</text:p>
          </table:table-cell>
          <table:table-cell table:style-name="ce29" office:value-type="string">
            <text:p>obdovuhodné</text:p>
          </table:table-cell>
          <table:table-cell table:style-name="ce29" office:value-type="string">
            <text:p>obdivuhodné</text:p>
          </table:table-cell>
          <table:table-cell table:number-columns-repeated="1018"/>
        </table:table-row>
        <table:table-row table:style-name="ro1">
          <table:table-cell office:value-type="string">
            <text:p>1351</text:p>
          </table:table-cell>
          <table:table-cell office:value-type="string">
            <text:p>celá strana</text:p>
          </table:table-cell>
          <table:table-cell office:value-type="string">
            <text:p>3</text:p>
          </table:table-cell>
          <table:table-cell office:value-type="string">
            <text:p>chýba medzera pred hviezdičkou (2., 5., 7., 9., 11. zhora; 4. zdola)</text:p>
          </table:table-cell>
          <table:table-cell table:number-columns-repeated="1020"/>
        </table:table-row>
        <table:table-row table:style-name="ro4">
          <table:table-cell office:value-type="string">
            <text:p>1351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a začiatku slova/riadka má byť malé písmeno</text:p>
          </table:table-cell>
          <table:table-cell office:value-type="string">
            <text:p>Jeho</text:p>
          </table:table-cell>
          <table:table-cell office:value-type="string">
            <text:p>jeho</text:p>
          </table:table-cell>
          <table:table-cell table:number-columns-repeated="1018"/>
        </table:table-row>
        <table:table-row table:style-name="ro4">
          <table:table-cell table:style-name="ce9" office:value-type="string">
            <text:p>1351</text:p>
          </table:table-cell>
          <table:table-cell table:style-name="ce17" office:value-type="string">
            <text:p>9. a 10. zdola</text:p>
          </table:table-cell>
          <table:table-cell table:style-name="ce25"/>
          <table:table-cell table:style-name="ce17" office:value-type="string">
            <text:p>zlé delenie slova</text:p>
          </table:table-cell>
          <table:table-cell table:style-name="ce15" office:value-type="string">
            <text:p>zá-tvorkách</text:p>
          </table:table-cell>
          <table:table-cell table:style-name="ce15" office:value-type="string">
            <text:p>zát-vorkách</text:p>
          </table:table-cell>
          <table:table-cell table:number-columns-repeated="1018"/>
        </table:table-row>
        <table:table-row table:style-name="ro4">
          <table:table-cell office:value-type="string">
            <text:p>1352</text:p>
          </table:table-cell>
          <table:table-cell office:value-type="string">
            <text:p>chválospev</text:p>
          </table:table-cell>
          <table:table-cell office:value-type="string">
            <text:p>3</text:p>
          </table:table-cell>
          <table:table-cell office:value-type="string">
            <text:p>text chválospevu Zjv 19 nemá byť odsadený od okraja</text:p>
          </table:table-cell>
          <table:table-cell table:number-columns-repeated="1020"/>
        </table:table-row>
        <table:table-row table:style-name="ro4">
          <table:table-cell office:value-type="string">
            <text:p>1352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šlapajach.</text:p>
          </table:table-cell>
          <table:table-cell office:value-type="string">
            <text:p>šľapajach.</text:p>
          </table:table-cell>
          <table:table-cell table:number-columns-repeated="1018"/>
        </table:table-row>
        <table:table-row table:style-name="ro4">
          <table:table-cell office:value-type="string">
            <text:p>1358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tisíce, +</text:p>
          </table:table-cell>
          <table:table-cell office:value-type="string">
            <text:p>tisíce. +</text:p>
          </table:table-cell>
          <table:table-cell table:number-columns-repeated="1018"/>
        </table:table-row>
        <table:table-row table:style-name="ro1">
          <table:table-cell office:value-type="string">
            <text:p>1359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namiesto 6-tkovej jednoduchej úvodzovky má byť typografický (9-tkový) apostrof</text:p>
          </table:table-cell>
          <table:table-cell office:value-type="string">
            <text:p>Hor‘</text:p>
          </table:table-cell>
          <table:table-cell office:value-type="string">
            <text:p>Hor’</text:p>
          </table:table-cell>
          <table:table-cell table:number-columns-repeated="1018"/>
        </table:table-row>
        <table:table-row table:style-name="ro4">
          <table:table-cell office:value-type="string">
            <text:p>1361</text:p>
          </table:table-cell>
          <table:table-cell office:value-type="string">
            <text:p>3. zhor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number-columns-repeated="1018"/>
        </table:table-row>
        <table:table-row table:style-name="ro4">
          <table:table-cell office:value-type="string">
            <text:p>1362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emá byť čiarka za slovom "Pána"</text:p>
          </table:table-cell>
          <table:table-cell office:value-type="string">
            <text:p>Pána, Ježiša</text:p>
          </table:table-cell>
          <table:table-cell office:value-type="string">
            <text:p>Pána Ježiša</text:p>
          </table:table-cell>
          <table:table-cell table:number-columns-repeated="1018"/>
        </table:table-row>
        <table:table-row table:style-name="ro4">
          <table:table-cell office:value-type="string">
            <text:p>136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odnes,*</text:p>
          </table:table-cell>
          <table:table-cell office:value-type="string">
            <text:p>podnes, *</text:p>
          </table:table-cell>
          <table:table-cell table:number-columns-repeated="1018"/>
        </table:table-row>
        <table:table-row table:style-name="ro4">
          <table:table-cell office:value-type="string">
            <text:p>1366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veladíš</text:p>
          </table:table-cell>
          <table:table-cell office:value-type="string">
            <text:p>Zveľadíš</text:p>
          </table:table-cell>
          <table:table-cell table:number-columns-repeated="1018"/>
        </table:table-row>
        <table:table-row table:style-name="ro4">
          <table:table-cell office:value-type="string">
            <text:p>1366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table:style-name="ce27" office:value-type="string">
            <text:p>),</text:p>
          </table:table-cell>
          <table:table-cell table:style-name="ce27" office:value-type="string">
            <text:p>).</text:p>
          </table:table-cell>
          <table:table-cell table:number-columns-repeated="1018"/>
        </table:table-row>
        <table:table-row table:style-name="ro4">
          <table:table-cell office:value-type="string">
            <text:p>1368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7" office:value-type="string">
            <text:p>ordináríu.</text:p>
          </table:table-cell>
          <table:table-cell table:style-name="ce27" office:value-type="string">
            <text:p>ordináriu.</text:p>
          </table:table-cell>
          <table:table-cell table:number-columns-repeated="1018"/>
        </table:table-row>
        <table:table-row table:style-name="ro4">
          <table:table-cell office:value-type="string">
            <text:p>136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number-columns-repeated="1018"/>
        </table:table-row>
        <table:table-row table:style-name="ro4">
          <table:table-cell office:value-type="string">
            <text:p>1369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ýba písmeno n</text:p>
          </table:table-cell>
          <table:table-cell table:style-name="ce27" office:value-type="string">
            <text:p>Podelok</text:p>
          </table:table-cell>
          <table:table-cell table:style-name="ce27" office:value-type="string">
            <text:p>Pondelok</text:p>
          </table:table-cell>
          <table:table-cell table:number-columns-repeated="1018"/>
        </table:table-row>
        <table:table-row table:style-name="ro4">
          <table:table-cell office:value-type="string">
            <text:p>1372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number-columns-repeated="1018"/>
        </table:table-row>
        <table:table-row table:style-name="ro4">
          <table:table-cell office:value-type="string">
            <text:p>137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emá byť čiarka za slovom "zrána"</text:p>
          </table:table-cell>
          <table:table-cell office:value-type="string">
            <text:p>zrána, k tebe</text:p>
          </table:table-cell>
          <table:table-cell office:value-type="string">
            <text:p>zrána k tebe</text:p>
          </table:table-cell>
          <table:table-cell table:number-columns-repeated="1018"/>
        </table:table-row>
        <table:table-row table:style-name="ro4">
          <table:table-cell office:value-type="string">
            <text:p>1378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edzera za bodkou v biblickom odkaze</text:p>
          </table:table-cell>
          <table:table-cell table:number-columns-repeated="2" table:style-name="ce27" office:value-type="string">
            <text:p>7-9.12</text:p>
          </table:table-cell>
          <table:table-cell table:number-columns-repeated="1018"/>
        </table:table-row>
        <table:table-row table:style-name="ro4">
          <table:table-cell office:value-type="string">
            <text:p>1378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hladá</text:p>
          </table:table-cell>
          <table:table-cell table:style-name="ce16" office:value-type="string">
            <text:p>hľadá</text:p>
          </table:table-cell>
          <table:table-cell table:number-columns-repeated="1018"/>
        </table:table-row>
        <table:table-row table:style-name="ro4">
          <table:table-cell office:value-type="string">
            <text:p>1380</text:p>
          </table:table-cell>
          <table:table-cell office:value-type="string">
            <text:p>3. a 2. zdola</text:p>
          </table:table-cell>
          <table:table-cell office:value-type="string">
            <text:p>8</text:p>
          </table:table-cell>
          <table:table-cell office:value-type="string">
            <text:p>úvod k prvej prosbe má byť opačne zarovnaný</text:p>
          </table:table-cell>
          <table:table-cell table:number-columns-repeated="1020"/>
        </table:table-row>
        <table:table-row table:style-name="ro4">
          <table:table-cell office:value-type="string">
            <text:p>1382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387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number-columns-repeated="1018"/>
        </table:table-row>
        <table:table-row table:style-name="ro4">
          <table:table-cell office:value-type="string">
            <text:p>1387</text:p>
          </table:table-cell>
          <table:table-cell office:value-type="string">
            <text:p>4. a 3. zdola</text:p>
          </table:table-cell>
          <table:table-cell office:value-type="string">
            <text:p>8</text:p>
          </table:table-cell>
          <table:table-cell office:value-type="string">
            <text:p>chybne zalomený 1. a 2. r. verša (správne str. 1120)</text:p>
          </table:table-cell>
          <table:table-cell office:value-type="string">
            <text:p>...očisť, / zhoj balzamom...</text:p>
          </table:table-cell>
          <table:table-cell office:value-type="string">
            <text:p>...očisť, zhoj / balzamom...</text:p>
          </table:table-cell>
          <table:table-cell table:number-columns-repeated="1018"/>
        </table:table-row>
        <table:table-row table:style-name="ro4">
          <table:table-cell office:value-type="string">
            <text:p>1389</text:p>
          </table:table-cell>
          <table:table-cell office:value-type="string">
            <text:p>14. zdola</text:p>
          </table:table-cell>
          <table:table-cell office:value-type="string">
            <text:p>8</text:p>
          </table:table-cell>
          <table:table-cell office:value-type="string">
            <text:p>príliš veľká medzera za čiarkou</text:p>
          </table:table-cell>
          <table:table-cell office:value-type="string">
            <text:p>odo mňa, __lebo</text:p>
          </table:table-cell>
          <table:table-cell office:value-type="string">
            <text:p>odo mňa, lebo</text:p>
          </table:table-cell>
          <table:table-cell table:number-columns-repeated="1018"/>
        </table:table-row>
        <table:table-row table:style-name="ro4">
          <table:table-cell office:value-type="string">
            <text:p>1389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emá byť dĺžeň na e</text:p>
          </table:table-cell>
          <table:table-cell office:value-type="string">
            <text:p>povýšené.</text:p>
          </table:table-cell>
          <table:table-cell office:value-type="string">
            <text:p>povýšene.</text:p>
          </table:table-cell>
          <table:table-cell table:number-columns-repeated="1018"/>
        </table:table-row>
        <table:table-row table:style-name="ro4">
          <table:table-cell office:value-type="string">
            <text:p>1390</text:p>
          </table:table-cell>
          <table:table-cell office:value-type="string">
            <text:p>12. zhora</text:p>
          </table:table-cell>
          <table:table-cell office:value-type="string">
            <text:p>8</text:p>
          </table:table-cell>
          <table:table-cell office:value-type="string">
            <text:p>príliš veľká medzera za čiarkou pred hviezdičkou</text:p>
          </table:table-cell>
          <table:table-cell office:value-type="string">
            <text:p>veci, ___*</text:p>
          </table:table-cell>
          <table:table-cell office:value-type="string">
            <text:p>veci, *</text:p>
          </table:table-cell>
          <table:table-cell table:number-columns-repeated="1018"/>
        </table:table-row>
        <table:table-row table:style-name="ro1">
          <table:table-cell office:value-type="string">
            <text:p>1394</text:p>
          </table:table-cell>
          <table:table-cell office:value-type="string">
            <text:p>6. zdola</text:p>
          </table:table-cell>
          <table:table-cell office:value-type="string">
            <text:p>8</text:p>
          </table:table-cell>
          <table:table-cell office:value-type="string">
            <text:p>odkaz v zátvorke má byť priamo za textom citátu, nie zarovnaný</text:p>
          </table:table-cell>
          <table:table-cell table:number-columns-repeated="1020"/>
        </table:table-row>
        <table:table-row table:style-name="ro4">
          <table:table-cell office:value-type="string">
            <text:p>1394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office:value-type="string">
            <text:p>Ó Kriste</text:p>
          </table:table-cell>
          <table:table-cell office:value-type="string">
            <text:p>Ó, Kriste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395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môj;*</text:p>
          </table:table-cell>
          <table:table-cell office:value-type="string">
            <text:p>môj; *</text:p>
          </table:table-cell>
          <table:table-cell table:number-columns-repeated="1018"/>
        </table:table-row>
        <table:table-row table:style-name="ro4">
          <table:table-cell office:value-type="string">
            <text:p>1407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409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1018"/>
        </table:table-row>
        <table:table-row table:style-name="ro4">
          <table:table-cell office:value-type="string">
            <text:p>1409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nemá byť čiarka za slovom "zemi"</text:p>
          </table:table-cell>
          <table:table-cell office:value-type="string">
            <text:p>na zemi, aj čo je</text:p>
          </table:table-cell>
          <table:table-cell office:value-type="string">
            <text:p>na zemi aj čo je</text:p>
          </table:table-cell>
          <table:table-cell table:number-columns-repeated="1018"/>
        </table:table-row>
        <table:table-row table:style-name="ro4">
          <table:table-cell office:value-type="string">
            <text:p>141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bodka za skratkou "Porov"</text:p>
          </table:table-cell>
          <table:table-cell table:style-name="ce27" office:value-type="string">
            <text:p>Porov</text:p>
          </table:table-cell>
          <table:table-cell table:style-name="ce27" office:value-type="string">
            <text:p>Porov.</text:p>
          </table:table-cell>
          <table:table-cell table:number-columns-repeated="1018"/>
        </table:table-row>
        <table:table-row table:style-name="ro4">
          <table:table-cell office:value-type="string">
            <text:p>1410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má byť sg. od "tvár" (chyba LH)</text:p>
          </table:table-cell>
          <table:table-cell office:value-type="string">
            <text:p>tvári</text:p>
          </table:table-cell>
          <table:table-cell office:value-type="string">
            <text:p>tváre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414</text:p>
          </table:table-cell>
          <table:table-cell office:value-type="string">
            <text:p>2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za slovom „Pán“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table:number-columns-repeated="1018"/>
        </table:table-row>
        <table:table-row table:style-name="ro4">
          <table:table-cell office:value-type="string">
            <text:p>1419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vypadlo písmeno "i" v slove "modlitba"</text:p>
          </table:table-cell>
          <table:table-cell table:style-name="ce27" office:value-type="string">
            <text:p>modltba</text:p>
          </table:table-cell>
          <table:table-cell table:style-name="ce27" office:value-type="string">
            <text:p>modlitba</text:p>
          </table:table-cell>
          <table:table-cell table:number-columns-repeated="1018"/>
        </table:table-row>
        <table:table-row table:style-name="ro4">
          <table:table-cell office:value-type="string">
            <text:p>1423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zahynú,</text:p>
          </table:table-cell>
          <table:table-cell office:value-type="string">
            <text:p>zahynú.</text:p>
          </table:table-cell>
          <table:table-cell table:number-columns-repeated="1018"/>
        </table:table-row>
        <table:table-row table:style-name="ro4">
          <table:table-cell office:value-type="string">
            <text:p>1428</text:p>
          </table:table-cell>
          <table:table-cell office:value-type="string">
            <text:p>4. zdola</text:p>
          </table:table-cell>
          <table:table-cell office:value-type="string">
            <text:p>8</text:p>
          </table:table-cell>
          <table:table-cell office:value-type="string">
            <text:p>v odkaze má byť spojovník, nie pomlčka</text:p>
          </table:table-cell>
          <table:table-cell table:style-name="ce27" office:value-type="string">
            <text:p>10b–12a</text:p>
          </table:table-cell>
          <table:table-cell table:style-name="ce27" office:value-type="string">
            <text:p>10b-12a</text:p>
          </table:table-cell>
          <table:table-cell table:number-columns-repeated="1018"/>
        </table:table-row>
        <table:table-row table:style-name="ro4">
          <table:table-cell office:value-type="string">
            <text:p>1429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table:style-name="ce14" office:value-type="string">
            <text:p>chýba čiarka na konci verša (riadka)</text:p>
          </table:table-cell>
          <table:table-cell office:value-type="string">
            <text:p>spása</text:p>
          </table:table-cell>
          <table:table-cell office:value-type="string">
            <text:p>spása,</text:p>
          </table:table-cell>
          <table:table-cell table:number-columns-repeated="1018"/>
        </table:table-row>
        <table:table-row table:style-name="ro4">
          <table:table-cell office:value-type="string">
            <text:p>1430</text:p>
          </table:table-cell>
          <table:table-cell office:value-type="string">
            <text:p>5. a 6. zhora</text:p>
          </table:table-cell>
          <table:table-cell office:value-type="string">
            <text:p>4</text:p>
          </table:table-cell>
          <table:table-cell office:value-type="string">
            <text:p>hviezdičky majú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1432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1018"/>
        </table:table-row>
        <table:table-row table:style-name="ro4">
          <table:table-cell office:value-type="string">
            <text:p>1440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Nevzďaluj</text:p>
          </table:table-cell>
          <table:table-cell office:value-type="string">
            <text:p>Nevzďaľuj</text:p>
          </table:table-cell>
          <table:table-cell table:number-columns-repeated="1018"/>
        </table:table-row>
        <table:table-row table:style-name="ro4">
          <table:table-cell office:value-type="string">
            <text:p>1441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klučuje</text:p>
          </table:table-cell>
          <table:table-cell office:value-type="string">
            <text:p>Obkľučuje</text:p>
          </table:table-cell>
          <table:table-cell table:number-columns-repeated="1018"/>
        </table:table-row>
        <table:table-row table:style-name="ro1">
          <table:table-cell office:value-type="string">
            <text:p>1443</text:p>
          </table:table-cell>
          <table:table-cell office:value-type="string">
            <text:p>10. zdola</text:p>
          </table:table-cell>
          <table:table-cell office:value-type="string">
            <text:p>8</text:p>
          </table:table-cell>
          <table:table-cell office:value-type="string">
            <text:p>posledný riadok žalmu má byť o jeden TAB zarovnaný vľavo (ako "a jeho...")</text:p>
          </table:table-cell>
          <table:table-cell table:number-columns-repeated="1020"/>
        </table:table-row>
        <table:table-row table:style-name="ro4">
          <table:table-cell office:value-type="string">
            <text:p>1446</text:p>
          </table:table-cell>
          <table:table-cell office:value-type="string">
            <text:p>1. až 8. zhora</text:p>
          </table:table-cell>
          <table:table-cell office:value-type="string">
            <text:p>5</text:p>
          </table:table-cell>
          <table:table-cell office:value-type="string">
            <text:p>text dvoch veršov hymnu je šedou (raster)</text:p>
          </table:table-cell>
          <table:table-cell table:number-columns-repeated="1020"/>
        </table:table-row>
        <table:table-row table:style-name="ro4">
          <table:table-cell office:value-type="string">
            <text:p>1446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má byť malé začiatočné písmeno slova (ako str. 1447)</text:p>
          </table:table-cell>
          <table:table-cell office:value-type="string">
            <text:p>Spasiteľ</text:p>
          </table:table-cell>
          <table:table-cell office:value-type="string">
            <text:p>spasiteľ</text:p>
          </table:table-cell>
          <table:table-cell table:number-columns-repeated="1018"/>
        </table:table-row>
        <table:table-row table:style-name="ro4">
          <table:table-cell office:value-type="string">
            <text:p>1447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Bášanu,*</text:p>
          </table:table-cell>
          <table:table-cell office:value-type="string">
            <text:p>Bášanu, *</text:p>
          </table:table-cell>
          <table:table-cell table:number-columns-repeated="1018"/>
        </table:table-row>
        <table:table-row table:style-name="ro4">
          <table:table-cell office:value-type="string">
            <text:p>1448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má byť čiarka za "oči"</text:p>
          </table:table-cell>
          <table:table-cell office:value-type="string">
            <text:p>oči a nevidia</text:p>
          </table:table-cell>
          <table:table-cell office:value-type="string">
            <text:p>oči, a nevidia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453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namiesto pomlčky má byť spojovník (str. 1185)</text:p>
          </table:table-cell>
          <table:table-cell table:style-name="ce27" office:value-type="string">
            <text:p>145–152</text:p>
          </table:table-cell>
          <table:table-cell table:style-name="ce27" office:value-type="string">
            <text:p>145-152</text:p>
          </table:table-cell>
          <table:table-cell table:number-columns-repeated="1018"/>
        </table:table-row>
        <table:table-row table:style-name="ro4">
          <table:table-cell office:value-type="string">
            <text:p>1453</text:p>
          </table:table-cell>
          <table:table-cell office:value-type="string">
            <text:p>9. zdola</text:p>
          </table:table-cell>
          <table:table-cell office:value-type="string">
            <text:p>1</text:p>
          </table:table-cell>
          <table:table-cell office:value-type="string">
            <text:p>úplne na konci riadka je znak naviac (bodkočiarka)</text:p>
          </table:table-cell>
          <table:table-cell office:value-type="string">
            <text:p>pomoc, * ;</text:p>
          </table:table-cell>
          <table:table-cell office:value-type="string">
            <text:p>pomoc, *</text:p>
          </table:table-cell>
          <table:table-cell table:number-columns-repeated="1018"/>
        </table:table-row>
        <table:table-row table:style-name="ro4">
          <table:table-cell office:value-type="string">
            <text:p>1454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služobnice,+</text:p>
          </table:table-cell>
          <table:table-cell office:value-type="string">
            <text:p>služobnice, +</text:p>
          </table:table-cell>
          <table:table-cell table:number-columns-repeated="1018"/>
        </table:table-row>
        <table:table-row table:style-name="ro4">
          <table:table-cell office:value-type="string">
            <text:p>1458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miesto pomlčky má byť spojovník</text:p>
          </table:table-cell>
          <table:table-cell table:style-name="ce27" office:value-type="string">
            <text:p>121–128</text:p>
          </table:table-cell>
          <table:table-cell table:style-name="ce27" office:value-type="string">
            <text:p>121-128</text:p>
          </table:table-cell>
          <table:table-cell table:number-columns-repeated="1018"/>
        </table:table-row>
        <table:table-row table:style-name="ro4">
          <table:table-cell office:value-type="string">
            <text:p>1459</text:p>
          </table:table-cell>
          <table:table-cell office:value-type="string">
            <text:p>3. zhora</text:p>
          </table:table-cell>
          <table:table-cell office:value-type="string">
            <text:p>5</text:p>
          </table:table-cell>
          <table:table-cell office:value-type="string">
            <text:p>text citácie je šedou farbou (raster)</text:p>
          </table:table-cell>
          <table:table-cell table:number-columns-repeated="1020"/>
        </table:table-row>
        <table:table-row table:style-name="ro4">
          <table:table-cell office:value-type="string">
            <text:p>1459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hlaďte</text:p>
          </table:table-cell>
          <table:table-cell office:value-type="string">
            <text:p>hľaďte</text:p>
          </table:table-cell>
          <table:table-cell table:number-columns-repeated="1018"/>
        </table:table-row>
        <table:table-row table:style-name="ro4">
          <table:table-cell office:value-type="string">
            <text:p>1462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apál</text:p>
          </table:table-cell>
          <table:table-cell office:value-type="string">
            <text:p>zapáľ</text:p>
          </table:table-cell>
          <table:table-cell table:number-columns-repeated="1018"/>
        </table:table-row>
        <table:table-row table:style-name="ro4">
          <table:table-cell office:value-type="string">
            <text:p>1464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hviezdička na konci riadka</text:p>
          </table:table-cell>
          <table:table-cell office:value-type="string">
            <text:p>Pánove,</text:p>
          </table:table-cell>
          <table:table-cell office:value-type="string">
            <text:p>Pánove, *</text:p>
          </table:table-cell>
          <table:table-cell table:number-columns-repeated="1018"/>
        </table:table-row>
        <table:table-row table:style-name="ro4">
          <table:table-cell office:value-type="string">
            <text:p>1466</text:p>
          </table:table-cell>
          <table:table-cell office:value-type="string">
            <text:p>6. zhora</text:p>
          </table:table-cell>
          <table:table-cell office:value-type="string">
            <text:p>8</text:p>
          </table:table-cell>
          <table:table-cell office:value-type="string">
            <text:p>riadok má byť menej (o jeden TAB) odsadený</text:p>
          </table:table-cell>
          <table:table-cell table:number-columns-repeated="1020"/>
        </table:table-row>
        <table:table-row table:style-name="ro4">
          <table:table-cell office:value-type="string">
            <text:p>1466</text:p>
          </table:table-cell>
          <table:table-cell office:value-type="string">
            <text:p>7. zhora</text:p>
          </table:table-cell>
          <table:table-cell office:value-type="string">
            <text:p>8</text:p>
          </table:table-cell>
          <table:table-cell office:value-type="string">
            <text:p>riadok má byť viac <text:s/>(o jeden TAB) odsadený (str. 1199)</text:p>
          </table:table-cell>
          <table:table-cell table:number-columns-repeated="1020"/>
        </table:table-row>
        <table:table-row table:style-name="ro4">
          <table:table-cell office:value-type="string">
            <text:p>1470</text:p>
          </table:table-cell>
          <table:table-cell office:value-type="string">
            <text:p>14. zhora</text:p>
          </table:table-cell>
          <table:table-cell office:value-type="string">
            <text:p>1</text:p>
          </table:table-cell>
          <table:table-cell office:value-type="string">
            <text:p>chybne rozpoznané slovo (í -&gt; ĺ; dlhé L namiesto í)</text:p>
          </table:table-cell>
          <table:table-cell office:value-type="string">
            <text:p>vzbíkli</text:p>
          </table:table-cell>
          <table:table-cell office:value-type="string">
            <text:p>vzbĺkli</text:p>
          </table:table-cell>
          <table:table-cell table:number-columns-repeated="1018"/>
        </table:table-row>
        <table:table-row table:style-name="ro4">
          <table:table-cell office:value-type="string">
            <text:p>1470</text:p>
          </table:table-cell>
          <table:table-cell office:value-type="string">
            <text:p>15. zdola</text:p>
          </table:table-cell>
          <table:table-cell office:value-type="string">
            <text:p>3</text:p>
          </table:table-cell>
          <table:table-cell office:value-type="string">
            <text:p>chýba hviezdička na konci riadka</text:p>
          </table:table-cell>
          <table:table-cell office:value-type="string">
            <text:p>zrútil,</text:p>
          </table:table-cell>
          <table:table-cell office:value-type="string">
            <text:p>zrútil, *</text:p>
          </table:table-cell>
          <table:table-cell table:number-columns-repeated="1018"/>
        </table:table-row>
        <table:table-row table:style-name="ro4">
          <table:table-cell office:value-type="string">
            <text:p>1471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čiarka za slovom „Pán“ (správne str. 1080, 1346)</text:p>
          </table:table-cell>
          <table:table-cell office:value-type="string">
            <text:p>Boh, Pán je</text:p>
          </table:table-cell>
          <table:table-cell office:value-type="string">
            <text:p>Boh, Pán, je</text:p>
          </table:table-cell>
          <table:table-cell table:number-columns-repeated="1018"/>
        </table:table-row>
        <table:table-row table:style-name="ro4">
          <table:table-cell office:value-type="string">
            <text:p>1473</text:p>
          </table:table-cell>
          <table:table-cell office:value-type="string">
            <text:p>8. zhora</text:p>
          </table:table-cell>
          <table:table-cell office:value-type="string">
            <text:p>8</text:p>
          </table:table-cell>
          <table:table-cell office:value-type="string">
            <text:p>príliš veľká medzera</text:p>
          </table:table-cell>
          <table:table-cell table:style-name="ce27" office:value-type="string">
            <text:p>8. __11-13</text:p>
          </table:table-cell>
          <table:table-cell table:style-name="ce27" office:value-type="string">
            <text:p>8._11-13</text:p>
          </table:table-cell>
          <table:table-cell table:number-columns-repeated="1018"/>
        </table:table-row>
        <table:table-row table:style-name="ro4">
          <table:table-cell office:value-type="string">
            <text:p>1476</text:p>
          </table:table-cell>
          <table:table-cell office:value-type="string">
            <text:p>11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table:style-name="ce14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476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tebe,*</text:p>
          </table:table-cell>
          <table:table-cell office:value-type="string">
            <text:p>tebe, *</text:p>
          </table:table-cell>
          <table:table-cell table:number-columns-repeated="1018"/>
        </table:table-row>
        <table:table-row table:style-name="ro4">
          <table:table-cell office:value-type="string">
            <text:p>1477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number-columns-repeated="1018"/>
        </table:table-row>
        <table:table-row table:style-name="ro4">
          <table:table-cell office:value-type="string">
            <text:p>1477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 (červená)</text:p>
          </table:table-cell>
          <table:table-cell table:style-name="ce27" office:value-type="string">
            <text:p>),</text:p>
          </table:table-cell>
          <table:table-cell table:style-name="ce27" office:value-type="string">
            <text:p>).</text:p>
          </table:table-cell>
          <table:table-cell table:number-columns-repeated="1018"/>
        </table:table-row>
        <table:table-row table:style-name="ro1">
          <table:table-cell office:value-type="string">
            <text:p>1479</text:p>
          </table:table-cell>
          <table:table-cell office:value-type="string">
            <text:p>4. a 5. zhora</text:p>
          </table:table-cell>
          <table:table-cell office:value-type="string">
            <text:p>2</text:p>
          </table:table-cell>
          <table:table-cell office:value-type="string">
            <text:p>chybne zalomený verš ("jas" má byť už na konci 4. riadka); správne str. 1212</text:p>
          </table:table-cell>
          <table:table-cell office:value-type="string">
            <text:p>svetlo, / jas, keď</text:p>
          </table:table-cell>
          <table:table-cell office:value-type="string">
            <text:p>svetlo, jas, / keď</text:p>
          </table:table-cell>
          <table:table-cell table:number-columns-repeated="1018"/>
        </table:table-row>
        <table:table-row table:style-name="ro4">
          <table:table-cell office:value-type="string">
            <text:p>1482</text:p>
          </table:table-cell>
          <table:table-cell office:value-type="string">
            <text:p>7. zdola</text:p>
          </table:table-cell>
          <table:table-cell office:value-type="string">
            <text:p>8</text:p>
          </table:table-cell>
          <table:table-cell office:value-type="string">
            <text:p>biblický citát má byť menším písmom</text:p>
          </table:table-cell>
          <table:table-cell table:number-columns-repeated="1020"/>
        </table:table-row>
        <table:table-row table:style-name="ro4">
          <table:table-cell office:value-type="string">
            <text:p>1485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office:value-type="string">
            <text:p>Ó darca</text:p>
          </table:table-cell>
          <table:table-cell office:value-type="string">
            <text:p>Ó, darca</text:p>
          </table:table-cell>
          <table:table-cell table:number-columns-repeated="1018"/>
        </table:table-row>
        <table:table-row table:style-name="ro1">
          <table:table-cell office:value-type="string">
            <text:p>1486</text:p>
          </table:table-cell>
          <table:table-cell office:value-type="string">
            <text:p>11. a 12: zhora</text:p>
          </table:table-cell>
          <table:table-cell office:value-type="string">
            <text:p>2</text:p>
          </table:table-cell>
          <table:table-cell office:value-type="string">
            <text:p>chybne zalomený verš ("buď" má byť už na konci 11. riadka); správne str. 1220</text:p>
          </table:table-cell>
          <table:table-cell office:value-type="string">
            <text:p>sláva / buď aj Duchu</text:p>
          </table:table-cell>
          <table:table-cell office:value-type="string">
            <text:p>sláva buď / aj Duchu</text:p>
          </table:table-cell>
          <table:table-cell table:number-columns-repeated="1018"/>
        </table:table-row>
        <table:table-row table:style-name="ro4">
          <table:table-cell office:value-type="string">
            <text:p>1487</text:p>
          </table:table-cell>
          <table:table-cell office:value-type="string">
            <text:p>celá strana</text:p>
          </table:table-cell>
          <table:table-cell office:value-type="string">
            <text:p>5</text:p>
          </table:table-cell>
          <table:table-cell office:value-type="string">
            <text:p>text Ž 90 je šedou farbou, vyblednutý (raster)</text:p>
          </table:table-cell>
          <table:table-cell table:number-columns-repeated="1020"/>
        </table:table-row>
        <table:table-row table:style-name="ro4">
          <table:table-cell office:value-type="string">
            <text:p>1487</text:p>
          </table:table-cell>
          <table:table-cell office:value-type="string">
            <text:p>5. zdola</text:p>
          </table:table-cell>
          <table:table-cell office:value-type="string">
            <text:p>1</text:p>
          </table:table-cell>
          <table:table-cell office:value-type="string">
            <text:p>úplne na konci riadka je znak naviac (krížik)</text:p>
          </table:table-cell>
          <table:table-cell office:value-type="string">
            <text:p>milosťou * +</text:p>
          </table:table-cell>
          <table:table-cell office:value-type="string">
            <text:p>milosťou *</text:p>
          </table:table-cell>
          <table:table-cell table:number-columns-repeated="1018"/>
        </table:table-row>
        <table:table-row table:style-name="ro4">
          <table:table-cell office:value-type="string">
            <text:p>1487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hviezdička na konci riadka</text:p>
          </table:table-cell>
          <table:table-cell office:value-type="string">
            <text:p>meškať?</text:p>
          </table:table-cell>
          <table:table-cell office:value-type="string">
            <text:p>meškať? *</text:p>
          </table:table-cell>
          <table:table-cell table:number-columns-repeated="1018"/>
        </table:table-row>
        <table:table-row table:style-name="ro4">
          <table:table-cell office:value-type="string">
            <text:p>1487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chýba červená pomlčka</text:p>
          </table:table-cell>
          <table:table-cell table:number-columns-repeated="1020"/>
        </table:table-row>
        <table:table-row table:style-name="ro4">
          <table:table-cell office:value-type="string">
            <text:p>1488</text:p>
          </table:table-cell>
          <table:table-cell office:value-type="string">
            <text:p>1. zhora</text:p>
          </table:table-cell>
          <table:table-cell office:value-type="string">
            <text:p>2</text:p>
          </table:table-cell>
          <table:table-cell office:value-type="string">
            <text:p>na konci riadka chýba čierna hviezdička</text:p>
          </table:table-cell>
          <table:table-cell office:value-type="string">
            <text:p>služobníkom</text:p>
          </table:table-cell>
          <table:table-cell office:value-type="string">
            <text:p>služobníkom *</text:p>
          </table:table-cell>
          <table:table-cell table:number-columns-repeated="1018"/>
        </table:table-row>
        <table:table-row table:style-name="ro4">
          <table:table-cell office:value-type="string">
            <text:p>1488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avyše čiarka</text:p>
          </table:table-cell>
          <table:table-cell office:value-type="string">
            <text:p>hneď zrána, nás naplň</text:p>
          </table:table-cell>
          <table:table-cell office:value-type="string">
            <text:p>hneď zrána nás naplň</text:p>
          </table:table-cell>
          <table:table-cell table:number-columns-repeated="1018"/>
        </table:table-row>
        <table:table-row table:style-name="ro4">
          <table:table-cell office:value-type="string">
            <text:p>148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9" office:value-type="string">
            <text:p>Božim</text:p>
          </table:table-cell>
          <table:table-cell table:style-name="ce29" office:value-type="string">
            <text:p>Božím</text:p>
          </table:table-cell>
          <table:table-cell table:number-columns-repeated="1018"/>
        </table:table-row>
        <table:table-row table:style-name="ro4">
          <table:table-cell office:value-type="string">
            <text:p>1490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za slovom "svetla" má byť bodka, nie čiarka</text:p>
          </table:table-cell>
          <table:table-cell table:style-name="ce29" office:value-type="string">
            <text:p>svetla,</text:p>
          </table:table-cell>
          <table:table-cell table:style-name="ce29" office:value-type="string">
            <text:p>svetla.</text:p>
          </table:table-cell>
          <table:table-cell table:number-columns-repeated="1018"/>
        </table:table-row>
        <table:table-row table:style-name="ro4">
          <table:table-cell office:value-type="string">
            <text:p>1490</text:p>
          </table:table-cell>
          <table:table-cell office:value-type="string">
            <text:p>5. zhora</text:p>
          </table:table-cell>
          <table:table-cell office:value-type="string">
            <text:p>4</text:p>
          </table:table-cell>
          <table:table-cell office:value-type="string">
            <text:p>biblický odkaz nemá byť kurzívou (správne str. 1446)</text:p>
          </table:table-cell>
          <table:table-cell table:style-name="ce29" office:value-type="string">
            <text:p>(1 Pt 2, 9)</text:p>
          </table:table-cell>
          <table:table-cell office:value-type="string">
            <text:p>(1 Pt 2, 9)</text:p>
          </table:table-cell>
          <table:table-cell table:number-columns-repeated="1018"/>
        </table:table-row>
        <table:table-row table:style-name="ro4">
          <table:table-cell office:value-type="string">
            <text:p>1490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Bášanu,*</text:p>
          </table:table-cell>
          <table:table-cell office:value-type="string">
            <text:p>Bášanu, *</text:p>
          </table:table-cell>
          <table:table-cell table:number-columns-repeated="1018"/>
        </table:table-row>
        <table:table-row table:style-name="ro4">
          <table:table-cell office:value-type="string">
            <text:p>1492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chybne rozpoznané slovo (ni -&gt; m)</text:p>
          </table:table-cell>
          <table:table-cell office:value-type="string">
            <text:p>vzdávanie</text:p>
          </table:table-cell>
          <table:table-cell office:value-type="string">
            <text:p>vzdávame</text:p>
          </table:table-cell>
          <table:table-cell table:number-columns-repeated="1018"/>
        </table:table-row>
        <table:table-row table:style-name="ro4">
          <table:table-cell office:value-type="string">
            <text:p>1492</text:p>
          </table:table-cell>
          <table:table-cell office:value-type="string">
            <text:p>7./8. a 10./11.</text:p>
          </table:table-cell>
          <table:table-cell office:value-type="string">
            <text:p>8</text:p>
          </table:table-cell>
          <table:table-cell office:value-type="string">
            <text:p>riadky by mali byť zarovnané pod seba (čierny text)</text:p>
          </table:table-cell>
          <table:table-cell table:number-columns-repeated="1020"/>
        </table:table-row>
        <table:table-row table:style-name="ro4">
          <table:table-cell office:value-type="string">
            <text:p>1492</text:p>
          </table:table-cell>
          <table:table-cell office:value-type="string">
            <text:p>14. zhora</text:p>
          </table:table-cell>
          <table:table-cell office:value-type="string">
            <text:p>1</text:p>
          </table:table-cell>
          <table:table-cell office:value-type="string">
            <text:p>chybne rozpoznané slová (šiju -&gt; si ju)</text:p>
          </table:table-cell>
          <table:table-cell office:value-type="string">
            <text:p>šiju</text:p>
          </table:table-cell>
          <table:table-cell office:value-type="string">
            <text:p>si ju</text:p>
          </table:table-cell>
          <table:table-cell table:number-columns-repeated="1018"/>
        </table:table-row>
        <table:table-row table:style-name="ro4">
          <table:table-cell office:value-type="string">
            <text:p>1493</text:p>
          </table:table-cell>
          <table:table-cell office:value-type="string">
            <text:p>záhlavie</text:p>
          </table:table-cell>
          <table:table-cell office:value-type="string">
            <text:p>8</text:p>
          </table:table-cell>
          <table:table-cell office:value-type="string">
            <text:p>príliš veľká medzera</text:p>
          </table:table-cell>
          <table:table-cell table:style-name="ce27" office:value-type="string">
            <text:p>Pondelok__ – mo...</text:p>
          </table:table-cell>
          <table:table-cell table:style-name="ce27" office:value-type="string">
            <text:p>Pondelok – mo...</text:p>
          </table:table-cell>
          <table:table-cell table:number-columns-repeated="1018"/>
        </table:table-row>
        <table:table-row table:style-name="ro4">
          <table:table-cell office:value-type="string">
            <text:p>1494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súd</text:p>
          </table:table-cell>
          <table:table-cell office:value-type="string">
            <text:p>súď</text:p>
          </table:table-cell>
          <table:table-cell table:number-columns-repeated="1018"/>
        </table:table-row>
        <table:table-row table:style-name="ro4">
          <table:table-cell office:value-type="string">
            <text:p>1495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lstivého</text:p>
          </table:table-cell>
          <table:table-cell office:value-type="string">
            <text:p>ľstivého</text:p>
          </table:table-cell>
          <table:table-cell table:number-columns-repeated="1018"/>
        </table:table-row>
        <table:table-row table:style-name="ro4">
          <table:table-cell office:value-type="string">
            <text:p>1501</text:p>
          </table:table-cell>
          <table:table-cell office:value-type="string">
            <text:p>8. zdola</text:p>
          </table:table-cell>
          <table:table-cell office:value-type="string">
            <text:p>1</text:p>
          </table:table-cell>
          <table:table-cell office:value-type="string">
            <text:p>písmeno naviac (na začiatku riadka; správne str. 1502)</text:p>
          </table:table-cell>
          <table:table-cell office:value-type="string">
            <text:p>i my</text:p>
          </table:table-cell>
          <table:table-cell office:value-type="string">
            <text:p>my</text:p>
          </table:table-cell>
          <table:table-cell table:number-columns-repeated="1018"/>
        </table:table-row>
        <table:table-row table:style-name="ro4">
          <table:table-cell office:value-type="string">
            <text:p>1502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number-columns-repeated="1018"/>
        </table:table-row>
        <table:table-row table:style-name="ro4">
          <table:table-cell office:value-type="string">
            <text:p>1503</text:p>
          </table:table-cell>
          <table:table-cell office:value-type="string">
            <text:p>11. zdola</text:p>
          </table:table-cell>
          <table:table-cell office:value-type="string">
            <text:p>2</text:p>
          </table:table-cell>
          <table:table-cell office:value-type="string">
            <text:p>za slovom "národom" nemá byť čiarka</text:p>
          </table:table-cell>
          <table:table-cell office:value-type="string">
            <text:p>národom, hlásala</text:p>
          </table:table-cell>
          <table:table-cell office:value-type="string">
            <text:p>národom hlásala</text:p>
          </table:table-cell>
          <table:table-cell table:number-columns-repeated="1018"/>
        </table:table-row>
        <table:table-row table:style-name="ro4">
          <table:table-cell office:value-type="string">
            <text:p>1504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v konklúzii modlitby chýbajú slová "s Bohom Otcom"</text:p>
          </table:table-cell>
          <table:table-cell office:value-type="string">
            <text:p>kraľuješ v jednote</text:p>
          </table:table-cell>
          <table:table-cell office:value-type="string">
            <text:p>kraľuješ s Bohom Otcom v jednote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506</text:p>
          </table:table-cell>
          <table:table-cell office:value-type="string">
            <text:p>záhlavie</text:p>
          </table:table-cell>
          <table:table-cell office:value-type="string">
            <text:p>1</text:p>
          </table:table-cell>
          <table:table-cell office:value-type="string">
            <text:p>chybný text</text:p>
          </table:table-cell>
          <table:table-cell table:style-name="ce27" office:value-type="string">
            <text:p>Prvý týždeň</text:p>
          </table:table-cell>
          <table:table-cell table:style-name="ce27" office:value-type="string">
            <text:p>Štvrtý týždeň</text:p>
          </table:table-cell>
          <table:table-cell table:number-columns-repeated="1018"/>
        </table:table-row>
        <table:table-row table:style-name="ro4">
          <table:table-cell office:value-type="string">
            <text:p>1508</text:p>
          </table:table-cell>
          <table:table-cell office:value-type="string">
            <text:p>9. zhora</text:p>
          </table:table-cell>
          <table:table-cell office:value-type="string">
            <text:p>2</text:p>
          </table:table-cell>
          <table:table-cell office:value-type="string">
            <text:p>chybne rozpoznaná číslovka (veľké I -&gt; 1)</text:p>
          </table:table-cell>
          <table:table-cell table:style-name="ce27" office:value-type="string">
            <text:p>34-4I</text:p>
          </table:table-cell>
          <table:table-cell table:style-name="ce27" office:value-type="string">
            <text:p>34-41</text:p>
          </table:table-cell>
          <table:table-cell table:number-columns-repeated="1018"/>
        </table:table-row>
        <table:table-row table:style-name="ro4">
          <table:table-cell office:value-type="string">
            <text:p>1512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ý text (vypadlo písmeno t v slove)</text:p>
          </table:table-cell>
          <table:table-cell table:style-name="ce27" office:value-type="string">
            <text:p>Štvrý</text:p>
          </table:table-cell>
          <table:table-cell table:style-name="ce27" office:value-type="string">
            <text:p>Štvrtý</text:p>
          </table:table-cell>
          <table:table-cell table:number-columns-repeated="1018"/>
        </table:table-row>
        <table:table-row table:style-name="ro4">
          <table:table-cell office:value-type="string">
            <text:p>1518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1018"/>
        </table:table-row>
        <table:table-row table:style-name="ro1">
          <table:table-cell office:value-type="string">
            <text:p>1518</text:p>
          </table:table-cell>
          <table:table-cell office:value-type="string">
            <text:p>12. a 13. zhora</text:p>
          </table:table-cell>
          <table:table-cell office:value-type="string">
            <text:p>2</text:p>
          </table:table-cell>
          <table:table-cell office:value-type="string">
            <text:p>chybne zalomený verš ("navnikli" má byť až na začiatku 13. riadka); správne str. 1251</text:p>
          </table:table-cell>
          <table:table-cell office:value-type="string">
            <text:p>satana nevnikli / v srdce</text:p>
          </table:table-cell>
          <table:table-cell office:value-type="string">
            <text:p>satana / nevnikli v srdce</text:p>
          </table:table-cell>
          <table:table-cell table:number-columns-repeated="1018"/>
        </table:table-row>
        <table:table-row table:style-name="ro4">
          <table:table-cell office:value-type="string">
            <text:p>1519</text:p>
          </table:table-cell>
          <table:table-cell office:value-type="string">
            <text:p>4. zdola</text:p>
          </table:table-cell>
          <table:table-cell office:value-type="string">
            <text:p>2</text:p>
          </table:table-cell>
          <table:table-cell office:value-type="string">
            <text:p>chýba písmeno m</text:p>
          </table:table-cell>
          <table:table-cell table:style-name="ce27" office:value-type="string">
            <text:p>Veľkonočno</text:p>
          </table:table-cell>
          <table:table-cell table:style-name="ce27" office:value-type="string">
            <text:p>Veľkonočnom</text:p>
          </table:table-cell>
          <table:table-cell table:number-columns-repeated="1018"/>
        </table:table-row>
        <table:table-row table:style-name="ro4">
          <table:table-cell office:value-type="string">
            <text:p>1520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1018"/>
        </table:table-row>
        <table:table-row table:style-name="ro4">
          <table:table-cell office:value-type="string">
            <text:p>1521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 konci riadka (pred krížikom) má byť bodka, nie čiarka</text:p>
          </table:table-cell>
          <table:table-cell table:style-name="ce16" office:value-type="string">
            <text:p>dokončí, +</text:p>
          </table:table-cell>
          <table:table-cell table:style-name="ce16" office:value-type="string">
            <text:p>dokončí. +</text:p>
          </table:table-cell>
          <table:table-cell table:number-columns-repeated="1018"/>
        </table:table-row>
        <table:table-row table:style-name="ro4">
          <table:table-cell office:value-type="string">
            <text:p>1524</text:p>
          </table:table-cell>
          <table:table-cell/>
          <table:table-cell office:value-type="string">
            <text:p>6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2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konci riadka (pred krížikom) má byť bodka, nie čiarka</text:p>
          </table:table-cell>
          <table:table-cell table:style-name="ce16" office:value-type="string">
            <text:p>srdce, +</text:p>
          </table:table-cell>
          <table:table-cell table:style-name="ce16" office:value-type="string">
            <text:p>srdce. +</text:p>
          </table:table-cell>
          <table:table-cell table:number-columns-repeated="1018"/>
        </table:table-row>
        <table:table-row table:style-name="ro4">
          <table:table-cell office:value-type="string">
            <text:p>1525</text:p>
          </table:table-cell>
          <table:table-cell office:value-type="string">
            <text:p>5. až 2. zdola</text:p>
          </table:table-cell>
          <table:table-cell office:value-type="string">
            <text:p>5</text:p>
          </table:table-cell>
          <table:table-cell office:value-type="string">
            <text:p>text citátu (a asi aj prvých 2 riadkov žalmu) je šedou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27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edzera za čiarkou v biblickom odkaze</text:p>
          </table:table-cell>
          <table:table-cell table:style-name="ce16" office:value-type="string">
            <text:p>Zjv 21,2</text:p>
          </table:table-cell>
          <table:table-cell table:style-name="ce16" office:value-type="string">
            <text:p>Zjv 21, 2</text:p>
          </table:table-cell>
          <table:table-cell table:number-columns-repeated="1018"/>
        </table:table-row>
        <table:table-row table:style-name="ro4">
          <table:table-cell office:value-type="string">
            <text:p>1527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16" office:value-type="string">
            <text:p>nerozhori</text:p>
          </table:table-cell>
          <table:table-cell table:style-name="ce16" office:value-type="string">
            <text:p>nerozhorí</text:p>
          </table:table-cell>
          <table:table-cell table:number-columns-repeated="1018"/>
        </table:table-row>
        <table:table-row table:style-name="ro4">
          <table:table-cell office:value-type="string">
            <text:p>1529</text:p>
          </table:table-cell>
          <table:table-cell office:value-type="string">
            <text:p>citát a žalm</text:p>
          </table:table-cell>
          <table:table-cell office:value-type="string">
            <text:p>5</text:p>
          </table:table-cell>
          <table:table-cell office:value-type="string">
            <text:p>text citátu a celého žalmu 146 je šedou farbou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30</text:p>
          </table:table-cell>
          <table:table-cell office:value-type="string">
            <text:p>3. zhora</text:p>
          </table:table-cell>
          <table:table-cell office:value-type="string">
            <text:p>1</text:p>
          </table:table-cell>
          <table:table-cell office:value-type="string">
            <text:p>v biblickom odkaze vypadla skratka knihy Dt</text:p>
          </table:table-cell>
          <table:table-cell table:style-name="ce27" office:value-type="string">
            <text:p>4, 39-40a</text:p>
          </table:table-cell>
          <table:table-cell table:style-name="ce27" office:value-type="string">
            <text:p>Dt 4, 39-40a</text:p>
          </table:table-cell>
          <table:table-cell table:number-columns-repeated="1018"/>
        </table:table-row>
        <table:table-row table:style-name="ro4">
          <table:table-cell office:value-type="string">
            <text:p>1533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a konci riadka (pred zátvorkou) má byť bodka, nie čiarka</text:p>
          </table:table-cell>
          <table:table-cell table:style-name="ce16" office:value-type="string">
            <text:p>posvätenie, (1 Sol</text:p>
          </table:table-cell>
          <table:table-cell table:style-name="ce16" office:value-type="string">
            <text:p>posvätenie. (1 Sol</text:p>
          </table:table-cell>
          <table:table-cell table:number-columns-repeated="1018"/>
        </table:table-row>
        <table:table-row table:style-name="ro4">
          <table:table-cell office:value-type="string">
            <text:p>1534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na konci riadka chýba krížik</text:p>
          </table:table-cell>
          <table:table-cell table:style-name="ce16" office:value-type="string">
            <text:p>vzdelávaš</text:p>
          </table:table-cell>
          <table:table-cell table:style-name="ce16" office:value-type="string">
            <text:p>vzdelávaš *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535</text:p>
          </table:table-cell>
          <table:table-cell office:value-type="string">
            <text:p>9. zdola</text:p>
          </table:table-cell>
          <table:table-cell office:value-type="string">
            <text:p>2</text:p>
          </table:table-cell>
          <table:table-cell office:value-type="string">
            <text:p>chybne rozpoznané slovo (n -&gt; v)</text:p>
          </table:table-cell>
          <table:table-cell table:style-name="ce16" office:value-type="string">
            <text:p>no</text:p>
          </table:table-cell>
          <table:table-cell table:style-name="ce16" office:value-type="string">
            <text:p>vo</text:p>
          </table:table-cell>
          <table:table-cell table:number-columns-repeated="1018"/>
        </table:table-row>
        <table:table-row table:style-name="ro4">
          <table:table-cell office:value-type="string">
            <text:p>153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16" office:value-type="string">
            <text:p>vdaky</text:p>
          </table:table-cell>
          <table:table-cell table:style-name="ce16" office:value-type="string">
            <text:p>vďaky</text:p>
          </table:table-cell>
          <table:table-cell table:number-columns-repeated="1018"/>
        </table:table-row>
        <table:table-row table:style-name="ro4">
          <table:table-cell office:value-type="string">
            <text:p>1536</text:p>
          </table:table-cell>
          <table:table-cell office:value-type="string">
            <text:p>6. zdola</text:p>
          </table:table-cell>
          <table:table-cell office:value-type="string">
            <text:p>2</text:p>
          </table:table-cell>
          <table:table-cell table:style-name="ce14" office:value-type="string">
            <text:p>v modlitbe vypadlo „si Boh a“</text:p>
          </table:table-cell>
          <table:table-cell table:style-name="ce16" office:value-type="string">
            <text:p>ty žiješ</text:p>
          </table:table-cell>
          <table:table-cell table:style-name="ce16" office:value-type="string">
            <text:p>ty si Boh a žiješ</text:p>
          </table:table-cell>
          <table:table-cell table:number-columns-repeated="1018"/>
        </table:table-row>
        <table:table-row table:style-name="ro4">
          <table:table-cell office:value-type="string">
            <text:p>1538</text:p>
          </table:table-cell>
          <table:table-cell office:value-type="string">
            <text:p>5. a 6. zhora</text:p>
          </table:table-cell>
          <table:table-cell office:value-type="string">
            <text:p>5</text:p>
          </table:table-cell>
          <table:table-cell office:value-type="string">
            <text:p>text citátu je šedou farbou (raster)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39</text:p>
          </table:table-cell>
          <table:table-cell office:value-type="string">
            <text:p>1. až 3. zhora</text:p>
          </table:table-cell>
          <table:table-cell office:value-type="string">
            <text:p>5</text:p>
          </table:table-cell>
          <table:table-cell office:value-type="string">
            <text:p>koniec prvej časti žalmu je šedou farbou (raster)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39</text:p>
          </table:table-cell>
          <table:table-cell office:value-type="string">
            <text:p>13. zdola</text:p>
          </table:table-cell>
          <table:table-cell office:value-type="string">
            <text:p>2</text:p>
          </table:table-cell>
          <table:table-cell office:value-type="string">
            <text:p>na konci riadka je hviezdička naviac</text:p>
          </table:table-cell>
          <table:table-cell table:style-name="ce16" office:value-type="string">
            <text:p>zázračne; + *</text:p>
          </table:table-cell>
          <table:table-cell table:style-name="ce16" office:value-type="string">
            <text:p>zázračne; +</text:p>
          </table:table-cell>
          <table:table-cell table:number-columns-repeated="1018"/>
        </table:table-row>
        <table:table-row table:style-name="ro4">
          <table:table-cell office:value-type="string">
            <text:p>1539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table:style-name="ce16" office:value-type="string">
            <text:p>dni,*</text:p>
          </table:table-cell>
          <table:table-cell table:style-name="ce16" office:value-type="string">
            <text:p>dni, *</text:p>
          </table:table-cell>
          <table:table-cell table:number-columns-repeated="1018"/>
        </table:table-row>
        <table:table-row table:style-name="ro4">
          <table:table-cell office:value-type="string">
            <text:p>1540</text:p>
          </table:table-cell>
          <table:table-cell office:value-type="string">
            <text:p>11. zhora</text:p>
          </table:table-cell>
          <table:table-cell office:value-type="string">
            <text:p>1</text:p>
          </table:table-cell>
          <table:table-cell office:value-type="string">
            <text:p>preklep (na -&gt; m)</text:p>
          </table:table-cell>
          <table:table-cell table:style-name="ce27" office:value-type="string">
            <text:p>Veľkonočnona</text:p>
          </table:table-cell>
          <table:table-cell table:style-name="ce27" office:value-type="string">
            <text:p>Veľkonočnom</text:p>
          </table:table-cell>
          <table:table-cell table:number-columns-repeated="1018"/>
        </table:table-row>
        <table:table-row table:style-name="ro4">
          <table:table-cell office:value-type="string">
            <text:p>1541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1018"/>
        </table:table-row>
        <table:table-row table:style-name="ro4">
          <table:table-cell office:value-type="string">
            <text:p>1545</text:p>
          </table:table-cell>
          <table:table-cell office:value-type="string">
            <text:p>5. zdola</text:p>
          </table:table-cell>
          <table:table-cell/>
          <table:table-cell office:value-type="string">
            <text:p>chýba medzera pred hviezdičkou</text:p>
          </table:table-cell>
          <table:table-cell table:style-name="ce16" office:value-type="string">
            <text:p>prosbu,*</text:p>
          </table:table-cell>
          <table:table-cell table:style-name="ce16" office:value-type="string">
            <text:p>prosbu, *</text:p>
          </table:table-cell>
          <table:table-cell table:number-columns-repeated="1018"/>
        </table:table-row>
        <table:table-row table:style-name="ro4">
          <table:table-cell office:value-type="string">
            <text:p>1546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rozmýšlam</text:p>
          </table:table-cell>
          <table:table-cell table:style-name="ce16" office:value-type="string">
            <text:p>rozmýšľam</text:p>
          </table:table-cell>
          <table:table-cell table:number-columns-repeated="1018"/>
        </table:table-row>
        <table:table-row table:style-name="ro4">
          <table:table-cell office:value-type="string">
            <text:p>1546</text:p>
          </table:table-cell>
          <table:table-cell office:value-type="string">
            <text:p>10. zdola</text:p>
          </table:table-cell>
          <table:table-cell office:value-type="string">
            <text:p>1</text:p>
          </table:table-cell>
          <table:table-cell office:value-type="string">
            <text:p>chybne rozpoznané slovo (o -&gt; ô, l -&gt; ľ)</text:p>
          </table:table-cell>
          <table:table-cell office:value-type="string">
            <text:p>volu</text:p>
          </table:table-cell>
          <table:table-cell office:value-type="string">
            <text:p>vôľu</text:p>
          </table:table-cell>
          <table:table-cell table:number-columns-repeated="1018"/>
        </table:table-row>
        <table:table-row table:style-name="ro4">
          <table:table-cell office:value-type="string">
            <text:p>1546</text:p>
          </table:table-cell>
          <table:table-cell office:value-type="string">
            <text:p>5. zdola</text:p>
          </table:table-cell>
          <table:table-cell office:value-type="string">
            <text:p>8</text:p>
          </table:table-cell>
          <table:table-cell office:value-type="string">
            <text:p>verš má byť odsadený (správne napr. 1609)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48</text:p>
          </table:table-cell>
          <table:table-cell office:value-type="string">
            <text:p>citát a žalm</text:p>
          </table:table-cell>
          <table:table-cell office:value-type="string">
            <text:p>5</text:p>
          </table:table-cell>
          <table:table-cell office:value-type="string">
            <text:p>text citátu a celého žalmu 147, 1-11 je šedou farbou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49</text:p>
          </table:table-cell>
          <table:table-cell/>
          <table:table-cell office:value-type="string">
            <text:p>6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49</text:p>
          </table:table-cell>
          <table:table-cell office:value-type="string">
            <text:p>9. zdola</text:p>
          </table:table-cell>
          <table:table-cell office:value-type="string">
            <text:p>2</text:p>
          </table:table-cell>
          <table:table-cell office:value-type="string">
            <text:p>chybný znak (0 -&gt; O, namiesto veľkého o je znak nula)</text:p>
          </table:table-cell>
          <table:table-cell table:style-name="ce16" office:value-type="string">
            <text:p>0 te-(be)</text:p>
          </table:table-cell>
          <table:table-cell table:style-name="ce16" office:value-type="string">
            <text:p>O te-(be)</text:p>
          </table:table-cell>
          <table:table-cell table:number-columns-repeated="1018"/>
        </table:table-row>
        <table:table-row table:style-name="ro4">
          <table:table-cell office:value-type="string">
            <text:p>1553</text:p>
          </table:table-cell>
          <table:table-cell office:value-type="string">
            <text:p>citát a žalm</text:p>
          </table:table-cell>
          <table:table-cell office:value-type="string">
            <text:p>5</text:p>
          </table:table-cell>
          <table:table-cell office:value-type="string">
            <text:p>text citátu a celého žalmu 129 je šedou farbou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53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table:style-name="ce16" office:value-type="string">
            <text:p>znášat.</text:p>
          </table:table-cell>
          <table:table-cell table:style-name="ce16" office:value-type="string">
            <text:p>znášať.</text:p>
          </table:table-cell>
          <table:table-cell table:number-columns-repeated="1018"/>
        </table:table-row>
        <table:table-row table:style-name="ro4">
          <table:table-cell office:value-type="string">
            <text:p>1553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za slovom "hrsť"</text:p>
          </table:table-cell>
          <table:table-cell table:style-name="ce16" office:value-type="string">
            <text:p>hrsť *</text:p>
          </table:table-cell>
          <table:table-cell table:style-name="ce16" office:value-type="string">
            <text:p>hrsť, *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55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miesto bodky má byť čiarka v biblickom odkaze</text:p>
          </table:table-cell>
          <table:table-cell table:style-name="ce27" office:value-type="string">
            <text:p>1 Jn 3. 23-24</text:p>
          </table:table-cell>
          <table:table-cell table:style-name="ce27" office:value-type="string">
            <text:p>1 Jn 3, 23-24</text:p>
          </table:table-cell>
          <table:table-cell table:number-columns-repeated="1018"/>
        </table:table-row>
        <table:table-row table:style-name="ro4">
          <table:table-cell office:value-type="string">
            <text:p>1557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table:style-name="ce16" office:value-type="string">
            <text:p>bojovat.</text:p>
          </table:table-cell>
          <table:table-cell table:style-name="ce16" office:value-type="string">
            <text:p>bojovať.</text:p>
          </table:table-cell>
          <table:table-cell table:number-columns-repeated="1018"/>
        </table:table-row>
        <table:table-row table:style-name="ro4">
          <table:table-cell office:value-type="string">
            <text:p>1557</text:p>
          </table:table-cell>
          <table:table-cell/>
          <table:table-cell office:value-type="string">
            <text:p>6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58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 za slovom "vyhnanstva"</text:p>
          </table:table-cell>
          <table:table-cell table:style-name="ce16" office:value-type="string">
            <text:p>vyhnanstva *</text:p>
          </table:table-cell>
          <table:table-cell table:style-name="ce16" office:value-type="string">
            <text:p>vyhnanstva, *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562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ponáhlaj</text:p>
          </table:table-cell>
          <table:table-cell table:style-name="ce16" office:value-type="string">
            <text:p>ponáhľaj</text:p>
          </table:table-cell>
          <table:table-cell table:number-columns-repeated="1018"/>
        </table:table-row>
        <table:table-row table:style-name="ro4">
          <table:table-cell office:value-type="string">
            <text:p>1562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table:style-name="ce16" office:value-type="string">
            <text:p>Ó Bože</text:p>
          </table:table-cell>
          <table:table-cell table:style-name="ce16" office:value-type="string">
            <text:p>Ó, Bože</text:p>
          </table:table-cell>
          <table:table-cell table:number-columns-repeated="1018"/>
        </table:table-row>
        <table:table-row table:style-name="ro4">
          <table:table-cell office:value-type="string">
            <text:p>1565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table:style-name="ce16" office:value-type="string">
            <text:p>Jeruzalema,</text:p>
          </table:table-cell>
          <table:table-cell table:style-name="ce16" office:value-type="string">
            <text:p>Jeruzalema.</text:p>
          </table:table-cell>
          <table:table-cell table:number-columns-repeated="1018"/>
        </table:table-row>
        <table:table-row table:style-name="ro4">
          <table:table-cell office:value-type="string">
            <text:p>1566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Královi, +</text:p>
          </table:table-cell>
          <table:table-cell table:style-name="ce16" office:value-type="string">
            <text:p>Kráľovi, +</text:p>
          </table:table-cell>
          <table:table-cell table:number-columns-repeated="1018"/>
        </table:table-row>
        <table:table-row table:style-name="ro4">
          <table:table-cell office:value-type="string">
            <text:p>1567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16" office:value-type="string">
            <text:p>Pod,</text:p>
          </table:table-cell>
          <table:table-cell table:style-name="ce16" office:value-type="string">
            <text:p>Poď,</text:p>
          </table:table-cell>
          <table:table-cell table:number-columns-repeated="1018"/>
        </table:table-row>
        <table:table-row table:style-name="ro4">
          <table:table-cell office:value-type="string">
            <text:p>1575</text:p>
          </table:table-cell>
          <table:table-cell office:value-type="string">
            <text:p>hymnus</text:p>
          </table:table-cell>
          <table:table-cell office:value-type="string">
            <text:p>5</text:p>
          </table:table-cell>
          <table:table-cell office:value-type="string">
            <text:p>text hymnusu je šedou farbou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575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čiarka za slovom "bol"</text:p>
          </table:table-cell>
          <table:table-cell table:style-name="ce16" office:value-type="string">
            <text:p>bol Svätý.</text:p>
          </table:table-cell>
          <table:table-cell table:style-name="ce16" office:value-type="string">
            <text:p>bol, Svätý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576</text:p>
          </table:table-cell>
          <table:table-cell office:value-type="string">
            <text:p>záhlavie</text:p>
          </table:table-cell>
          <table:table-cell office:value-type="string">
            <text:p>1</text:p>
          </table:table-cell>
          <table:table-cell office:value-type="string">
            <text:p>chybný text</text:p>
          </table:table-cell>
          <table:table-cell table:style-name="ce27" office:value-type="string">
            <text:p>Prvý týždeň</text:p>
          </table:table-cell>
          <table:table-cell table:style-name="ce27" office:value-type="string">
            <text:p>Štvrtý týždeň</text:p>
          </table:table-cell>
          <table:table-cell table:number-columns-repeated="1018"/>
        </table:table-row>
        <table:table-row table:style-name="ro4">
          <table:table-cell office:value-type="string">
            <text:p>157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table:style-name="ce16" office:value-type="string">
            <text:p>klaňať,*</text:p>
          </table:table-cell>
          <table:table-cell table:style-name="ce16" office:value-type="string">
            <text:p>klaňať, *</text:p>
          </table:table-cell>
          <table:table-cell table:number-columns-repeated="1018"/>
        </table:table-row>
        <table:table-row table:style-name="ro4">
          <table:table-cell office:value-type="string">
            <text:p>1579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dĺžeň na é (správne: LH zv. IV, str. 1226)</text:p>
          </table:table-cell>
          <table:table-cell table:style-name="ce16" office:value-type="string">
            <text:p>eleison.</text:p>
          </table:table-cell>
          <table:table-cell table:style-name="ce16" office:value-type="string">
            <text:p>eléison.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581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luďom</text:p>
          </table:table-cell>
          <table:table-cell table:style-name="ce16"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1583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emá byť čiarka za slovom "večná"</text:p>
          </table:table-cell>
          <table:table-cell table:style-name="ce16" office:value-type="string">
            <text:p>večná, záhuba</text:p>
          </table:table-cell>
          <table:table-cell table:style-name="ce16" office:value-type="string">
            <text:p>večná záhuba</text:p>
          </table:table-cell>
          <table:table-cell table:number-columns-repeated="1018"/>
        </table:table-row>
        <table:table-row table:style-name="ro4">
          <table:table-cell office:value-type="string">
            <text:p>1586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edzera za čiarkou v biblickom odkaze</text:p>
          </table:table-cell>
          <table:table-cell table:style-name="ce27" office:value-type="string">
            <text:p>2 Pt 3,13-15a</text:p>
          </table:table-cell>
          <table:table-cell table:style-name="ce27" office:value-type="string">
            <text:p>2 Pt 3, 13-15a</text:p>
          </table:table-cell>
          <table:table-cell table:number-columns-repeated="1018"/>
        </table:table-row>
        <table:table-row table:style-name="ro4">
          <table:table-cell office:value-type="string">
            <text:p>1587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chýba slovo "je"</text:p>
          </table:table-cell>
          <table:table-cell table:style-name="ce16" office:value-type="string">
            <text:p>ktorý Boh</text:p>
          </table:table-cell>
          <table:table-cell table:style-name="ce16" office:value-type="string">
            <text:p>ktorý je Boh</text:p>
          </table:table-cell>
          <table:table-cell table:number-columns-repeated="1018"/>
        </table:table-row>
        <table:table-row table:style-name="ro4">
          <table:table-cell office:value-type="string">
            <text:p>1587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kraluje</text:p>
          </table:table-cell>
          <table:table-cell table:style-name="ce16" office:value-type="string">
            <text:p>kraľuje</text:p>
          </table:table-cell>
          <table:table-cell table:number-columns-repeated="1018"/>
        </table:table-row>
        <table:table-row table:style-name="ro4">
          <table:table-cell office:value-type="string">
            <text:p>1589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a konci riadka má byť výkričník, nie bodka (str. 1233)</text:p>
          </table:table-cell>
          <table:table-cell table:style-name="ce16" office:value-type="string">
            <text:p>ústrety.</text:p>
          </table:table-cell>
          <table:table-cell table:style-name="ce16" office:value-type="string">
            <text:p>ústrety!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589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number-columns-repeated="1018"/>
        </table:table-row>
        <table:table-row table:style-name="ro4">
          <table:table-cell office:value-type="string">
            <text:p>1590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number-columns-repeated="1018"/>
        </table:table-row>
        <table:table-row table:style-name="ro1">
          <table:table-cell office:value-type="string">
            <text:p>1593</text:p>
          </table:table-cell>
          <table:table-cell office:value-type="string">
            <text:p>7. zhora</text:p>
          </table:table-cell>
          <table:table-cell office:value-type="string">
            <text:p>2</text:p>
          </table:table-cell>
          <table:table-cell office:value-type="string">
            <text:p>nemá byť bodka za č.strany v zátvorke, ale až - ako červená bodka - za zátvorkou</text:p>
          </table:table-cell>
          <table:table-cell table:number-columns-repeated="1020"/>
        </table:table-row>
        <table:table-row table:style-name="ro4">
          <table:table-cell office:value-type="string">
            <text:p>1595</text:p>
          </table:table-cell>
          <table:table-cell office:value-type="string">
            <text:p>1. zdola</text:p>
          </table:table-cell>
          <table:table-cell office:value-type="string">
            <text:p>4</text:p>
          </table:table-cell>
          <table:table-cell office:value-type="string">
            <text:p>bodka na konci riadka má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1598</text:p>
          </table:table-cell>
          <table:table-cell office:value-type="string">
            <text:p>6. zdola</text:p>
          </table:table-cell>
          <table:table-cell office:value-type="string">
            <text:p>4</text:p>
          </table:table-cell>
          <table:table-cell office:value-type="string">
            <text:p>hviezdička na konci riadka má byť čiernou farbou</text:p>
          </table:table-cell>
          <table:table-cell table:number-columns-repeated="1020"/>
        </table:table-row>
        <table:table-row table:style-name="ro4">
          <table:table-cell office:value-type="string">
            <text:p>1600</text:p>
          </table:table-cell>
          <table:table-cell office:value-type="string">
            <text:p>3. zhora</text:p>
          </table:table-cell>
          <table:table-cell table:style-name="ce21" office:value-type="string">
            <text:p>4</text:p>
          </table:table-cell>
          <table:table-cell table:style-name="ce14" office:value-type="string">
            <text:p>text "Bože, príď" nemá byť červenou (bijú sa tam 2 farby)</text:p>
          </table:table-cell>
          <table:table-cell table:number-columns-repeated="2" office:value-type="string">
            <text:p>Bože, príď</text:p>
          </table:table-cell>
          <table:table-cell table:number-columns-repeated="1018"/>
        </table:table-row>
        <table:table-row table:style-name="ro4">
          <table:table-cell office:value-type="string">
            <text:p>1605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table:number-columns-repeated="1020"/>
        </table:table-row>
        <table:table-row table:style-name="ro4">
          <table:table-cell office:value-type="string">
            <text:p>1606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vypadlo písmeno "p" v slove "Kompletórium"</text:p>
          </table:table-cell>
          <table:table-cell table:style-name="ce27" office:value-type="string">
            <text:p>Komletórium</text:p>
          </table:table-cell>
          <table:table-cell table:style-name="ce27" office:value-type="string">
            <text:p>Kompletórium</text:p>
          </table:table-cell>
          <table:table-cell table:number-columns-repeated="1018"/>
        </table:table-row>
        <table:table-row table:style-name="ro4">
          <table:table-cell office:value-type="string">
            <text:p>1606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miesto čiarky má byť za skratkou bodka</text:p>
          </table:table-cell>
          <table:table-cell table:style-name="ce27" office:value-type="string">
            <text:p>Porov,</text:p>
          </table:table-cell>
          <table:table-cell table:style-name="ce27" office:value-type="string">
            <text:p>Porov.</text:p>
          </table:table-cell>
          <table:table-cell table:number-columns-repeated="1018"/>
        </table:table-row>
        <table:table-row table:style-name="ro4">
          <table:table-cell office:value-type="string">
            <text:p>1606</text:p>
          </table:table-cell>
          <table:table-cell office:value-type="string">
            <text:p>7. a 9. zhora</text:p>
          </table:table-cell>
          <table:table-cell office:value-type="string">
            <text:p>4</text:p>
          </table:table-cell>
          <table:table-cell office:value-type="string">
            <text:p>hviezdičky majú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1608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vypadlo písmeno "p" v slove "Kompletórium"</text:p>
          </table:table-cell>
          <table:table-cell table:style-name="ce27" office:value-type="string">
            <text:p>Komletórium</text:p>
          </table:table-cell>
          <table:table-cell table:style-name="ce27" office:value-type="string">
            <text:p>Kompletórium</text:p>
          </table:table-cell>
          <table:table-cell table:number-columns-repeated="1018"/>
        </table:table-row>
        <table:table-row table:style-name="ro4">
          <table:table-cell office:value-type="string">
            <text:p>1609</text:p>
          </table:table-cell>
          <table:table-cell office:value-type="string">
            <text:p>1. zdola</text:p>
          </table:table-cell>
          <table:table-cell office:value-type="string">
            <text:p>1</text:p>
          </table:table-cell>
          <table:table-cell office:value-type="string">
            <text:p>nemá byť písmeno "V" na začiatku riadka</text:p>
          </table:table-cell>
          <table:table-cell office:value-type="string">
            <text:p>(svojho) / V ducha.</text:p>
          </table:table-cell>
          <table:table-cell office:value-type="string">
            <text:p>(svojho) / ducha.</text:p>
          </table:table-cell>
          <table:table-cell table:number-columns-repeated="1018"/>
        </table:table-row>
        <table:table-row table:style-name="ro4">
          <table:table-cell office:value-type="string">
            <text:p>1610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vypadlo písmeno "p" v slove "Kompletórium"</text:p>
          </table:table-cell>
          <table:table-cell table:style-name="ce27" office:value-type="string">
            <text:p>Komletórium</text:p>
          </table:table-cell>
          <table:table-cell table:style-name="ce27" office:value-type="string">
            <text:p>Kompletórium</text:p>
          </table:table-cell>
          <table:table-cell table:number-columns-repeated="1018"/>
        </table:table-row>
        <table:table-row table:style-name="ro4">
          <table:table-cell office:value-type="string">
            <text:p>1612</text:p>
          </table:table-cell>
          <table:table-cell office:value-type="string">
            <text:p>9. zhora</text:p>
          </table:table-cell>
          <table:table-cell office:value-type="string">
            <text:p>2</text:p>
          </table:table-cell>
          <table:table-cell office:value-type="string">
            <text:p>chybne uvedené verše (správne: LH zv. IV, str. 1259)</text:p>
          </table:table-cell>
          <table:table-cell table:style-name="ce27" office:value-type="string">
            <text:p>Žalm 31, 1-6</text:p>
          </table:table-cell>
          <table:table-cell table:style-name="ce27" office:value-type="string">
            <text:p>Žalm 31, 2-6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616</text:p>
          </table:table-cell>
          <table:table-cell office:value-type="string">
            <text:p>6. zdola</text:p>
          </table:table-cell>
          <table:table-cell office:value-type="string">
            <text:p>2</text:p>
          </table:table-cell>
          <table:table-cell office:value-type="string">
            <text:p>vypadla hviezdička na konci riadka (verša)</text:p>
          </table:table-cell>
          <table:table-cell office:value-type="string">
            <text:p>kalichu,</text:p>
          </table:table-cell>
          <table:table-cell office:value-type="string">
            <text:p>kalichu, *</text:p>
          </table:table-cell>
          <table:table-cell table:number-columns-repeated="1018"/>
        </table:table-row>
        <table:table-row table:style-name="ro4">
          <table:table-cell office:value-type="string">
            <text:p>1616</text:p>
          </table:table-cell>
          <table:table-cell office:value-type="string">
            <text:p>8. zhora</text:p>
          </table:table-cell>
          <table:table-cell office:value-type="string">
            <text:p>2</text:p>
          </table:table-cell>
          <table:table-cell office:value-type="string">
            <text:p>má byť malé "ž" v slove "života"</text:p>
          </table:table-cell>
          <table:table-cell office:value-type="string">
            <text:p>Života</text:p>
          </table:table-cell>
          <table:table-cell office:value-type="string">
            <text:p>života</text:p>
          </table:table-cell>
          <table:table-cell table:number-columns-repeated="1018"/>
        </table:table-row>
        <table:table-row table:style-name="ro4">
          <table:table-cell office:value-type="string">
            <text:p>1616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number-columns-repeated="1018"/>
        </table:table-row>
        <table:table-row table:style-name="ro4">
          <table:table-cell office:value-type="string">
            <text:p>1621</text:p>
          </table:table-cell>
          <table:table-cell office:value-type="string">
            <text:p>5. zhora</text:p>
          </table:table-cell>
          <table:table-cell office:value-type="string">
            <text:p>2</text:p>
          </table:table-cell>
          <table:table-cell office:value-type="string">
            <text:p>nemá byť čiarka za slovom "Porúčam"</text:p>
          </table:table-cell>
          <table:table-cell office:value-type="string">
            <text:p>Porúčam, svojho</text:p>
          </table:table-cell>
          <table:table-cell office:value-type="string">
            <text:p>Porúčam svojho</text:p>
          </table:table-cell>
          <table:table-cell table:number-columns-repeated="1018"/>
        </table:table-row>
        <table:table-row table:style-name="ro4">
          <table:table-cell office:value-type="string">
            <text:p>1622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v záverečnej formule vypadli slová</text:p>
          </table:table-cell>
          <table:table-cell office:value-type="string">
            <text:p>Lebo on s tebou</text:p>
          </table:table-cell>
          <table:table-cell office:value-type="string">
            <text:p>Lebo on je Boh a s tebou</text:p>
          </table:table-cell>
          <table:table-cell table:number-columns-repeated="1018"/>
        </table:table-row>
        <table:table-row table:style-name="ro4">
          <table:table-cell office:value-type="string">
            <text:p>1624</text:p>
          </table:table-cell>
          <table:table-cell office:value-type="string">
            <text:p>14. zdola</text:p>
          </table:table-cell>
          <table:table-cell office:value-type="string">
            <text:p>1</text:p>
          </table:table-cell>
          <table:table-cell office:value-type="string">
            <text:p>chybne rozpoznané slovo</text:p>
          </table:table-cell>
          <table:table-cell office:value-type="string">
            <text:p>utiekanie,</text:p>
          </table:table-cell>
          <table:table-cell office:value-type="string">
            <text:p>utiekame,</text:p>
          </table:table-cell>
          <table:table-cell table:number-columns-repeated="1018"/>
        </table:table-row>
        <table:table-row table:style-name="ro4">
          <table:table-cell office:value-type="string">
            <text:p>1627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žíznit,</text:p>
          </table:table-cell>
          <table:table-cell office:value-type="string">
            <text:p>žízniť,</text:p>
          </table:table-cell>
          <table:table-cell table:number-columns-repeated="1018"/>
        </table:table-row>
        <table:table-row table:style-name="ro4">
          <table:table-cell office:value-type="string">
            <text:p>1627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(dorá-)žat</text:p>
          </table:table-cell>
          <table:table-cell office:value-type="string">
            <text:p>(dorá-)žať</text:p>
          </table:table-cell>
          <table:table-cell table:number-columns-repeated="1018"/>
        </table:table-row>
        <table:table-row table:style-name="ro4">
          <table:table-cell office:value-type="string">
            <text:p>1627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627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pride</text:p>
          </table:table-cell>
          <table:table-cell office:value-type="string">
            <text:p>príde</text:p>
          </table:table-cell>
          <table:table-cell table:number-columns-repeated="1018"/>
        </table:table-row>
        <table:table-row table:style-name="ro4">
          <table:table-cell office:value-type="string">
            <text:p>1629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lovníkov.</text:p>
          </table:table-cell>
          <table:table-cell office:value-type="string">
            <text:p>poľovníkov.</text:p>
          </table:table-cell>
          <table:table-cell table:number-columns-repeated="1018"/>
        </table:table-row>
        <table:table-row table:style-name="ro4">
          <table:table-cell office:value-type="string">
            <text:p>1630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Jeruzalem,+</text:p>
          </table:table-cell>
          <table:table-cell office:value-type="string">
            <text:p>Jeruzalem, +</text:p>
          </table:table-cell>
          <table:table-cell table:number-columns-repeated="1018"/>
        </table:table-row>
        <table:table-row table:style-name="ro4">
          <table:table-cell office:value-type="string">
            <text:p>1630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účast</text:p>
          </table:table-cell>
          <table:table-cell office:value-type="string">
            <text:p>účasť</text:p>
          </table:table-cell>
          <table:table-cell table:number-columns-repeated="1018"/>
        </table:table-row>
        <table:table-row table:style-name="ro4">
          <table:table-cell office:value-type="string">
            <text:p>1632</text:p>
          </table:table-cell>
          <table:table-cell office:value-type="string">
            <text:p>2. zdola</text:p>
          </table:table-cell>
          <table:table-cell office:value-type="string">
            <text:p>8</text:p>
          </table:table-cell>
          <table:table-cell office:value-type="string">
            <text:p>posledný riadok Ž 128 má byť odsadený</text:p>
          </table:table-cell>
          <table:table-cell table:number-columns-repeated="1020"/>
        </table:table-row>
        <table:table-row table:style-name="ro4">
          <table:table-cell office:value-type="string">
            <text:p>1636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637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640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ybný znak (0 -&gt; o, namiesto malého o je znak nula)</text:p>
          </table:table-cell>
          <table:table-cell office:value-type="string">
            <text:p>0 sobáši</text:p>
          </table:table-cell>
          <table:table-cell office:value-type="string">
            <text:p>o sobáši</text:p>
          </table:table-cell>
          <table:table-cell table:number-columns-repeated="1018"/>
        </table:table-row>
        <table:table-row table:style-name="ro4">
          <table:table-cell office:value-type="string">
            <text:p>1642</text:p>
          </table:table-cell>
          <table:table-cell office:value-type="string">
            <text:p>11. zdola</text:p>
          </table:table-cell>
          <table:table-cell office:value-type="string">
            <text:p>8</text:p>
          </table:table-cell>
          <table:table-cell office:value-type="string">
            <text:p>veľká medzera pred číslom verša</text:p>
          </table:table-cell>
          <table:table-cell office:value-type="string">
            <text:p>1 Pt 4, _13-14</text:p>
          </table:table-cell>
          <table:table-cell office:value-type="string">
            <text:p>1 Pt 4, 13-14</text:p>
          </table:table-cell>
          <table:table-cell table:number-columns-repeated="1018"/>
        </table:table-row>
        <table:table-row table:style-name="ro4">
          <table:table-cell office:value-type="string">
            <text:p>1643</text:p>
          </table:table-cell>
          <table:table-cell office:value-type="string">
            <text:p>1. zdola</text:p>
          </table:table-cell>
          <table:table-cell office:value-type="string">
            <text:p>1</text:p>
          </table:table-cell>
          <table:table-cell office:value-type="string">
            <text:p>navyše slovo</text:p>
          </table:table-cell>
          <table:table-cell office:value-type="string">
            <text:p>Carihraduich ich</text:p>
          </table:table-cell>
          <table:table-cell office:value-type="string">
            <text:p>Carihradu ich</text:p>
          </table:table-cell>
          <table:table-cell table:number-columns-repeated="1018"/>
        </table:table-row>
        <table:table-row table:style-name="ro4">
          <table:table-cell office:value-type="string">
            <text:p>1644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dĺžeň</text:p>
          </table:table-cell>
          <table:table-cell office:value-type="string">
            <text:p>Korvinovi</text:p>
          </table:table-cell>
          <table:table-cell office:value-type="string">
            <text:p>Korvínovi</text:p>
          </table:table-cell>
          <table:table-cell table:number-columns-repeated="1018"/>
        </table:table-row>
        <table:table-row table:style-name="ro4">
          <table:table-cell office:value-type="string">
            <text:p>1645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647</text:p>
          </table:table-cell>
          <table:table-cell office:value-type="string">
            <text:p>1. zhora</text:p>
          </table:table-cell>
          <table:table-cell office:value-type="string">
            <text:p>4</text:p>
          </table:table-cell>
          <table:table-cell office:value-type="string">
            <text:p>za slovom Benediktus ma byť dvojbodka červenej farby</text:p>
          </table:table-cell>
          <table:table-cell table:number-columns-repeated="1020"/>
        </table:table-row>
        <table:table-row table:style-name="ro4">
          <table:table-cell office:value-type="string">
            <text:p>1647</text:p>
          </table:table-cell>
          <table:table-cell office:value-type="string">
            <text:p>15. zdola</text:p>
          </table:table-cell>
          <table:table-cell office:value-type="string">
            <text:p>1</text:p>
          </table:table-cell>
          <table:table-cell office:value-type="string">
            <text:p>chybné slovo (o -&gt; a)</text:p>
          </table:table-cell>
          <table:table-cell office:value-type="string">
            <text:p>Zo stôl</text:p>
          </table:table-cell>
          <table:table-cell office:value-type="string">
            <text:p>Za stôl</text:p>
          </table:table-cell>
          <table:table-cell table:number-columns-repeated="1018"/>
        </table:table-row>
        <table:table-row table:style-name="ro4">
          <table:table-cell office:value-type="string">
            <text:p>1649</text:p>
          </table:table-cell>
          <table:table-cell office:value-type="string">
            <text:p>3. zhora</text:p>
          </table:table-cell>
          <table:table-cell office:value-type="string">
            <text:p>1</text:p>
          </table:table-cell>
          <table:table-cell office:value-type="string">
            <text:p>chybné slovo (s -&gt; a)</text:p>
          </table:table-cell>
          <table:table-cell office:value-type="string">
            <text:p>s ja som prvý</text:p>
          </table:table-cell>
          <table:table-cell office:value-type="string">
            <text:p>a ja som prvý</text:p>
          </table:table-cell>
          <table:table-cell table:number-columns-repeated="1018"/>
        </table:table-row>
        <table:table-row table:style-name="ro4">
          <table:table-cell office:value-type="string">
            <text:p>1649</text:p>
          </table:table-cell>
          <table:table-cell office:value-type="string">
            <text:p>6. zdola</text:p>
          </table:table-cell>
          <table:table-cell office:value-type="string">
            <text:p>4</text:p>
          </table:table-cell>
          <table:table-cell office:value-type="string">
            <text:p>text má byť čiernou farbou, nie tučným písmom</text:p>
          </table:table-cell>
          <table:table-cell table:style-name="ce33" office:value-type="string">
            <text:p>VEŠPERY</text:p>
          </table:table-cell>
          <table:table-cell office:value-type="string">
            <text:p>VEŠPERY</text:p>
          </table:table-cell>
          <table:table-cell table:number-columns-repeated="1018"/>
        </table:table-row>
        <table:table-row table:style-name="ro4">
          <table:table-cell office:value-type="string">
            <text:p>1653</text:p>
          </table:table-cell>
          <table:table-cell office:value-type="string">
            <text:p>4.-8. zhora</text:p>
          </table:table-cell>
          <table:table-cell office:value-type="string">
            <text:p>8</text:p>
          </table:table-cell>
          <table:table-cell office:value-type="string">
            <text:p>celý odsek (životopis) má byť menším písmom, nie tučným</text:p>
          </table:table-cell>
          <table:table-cell table:number-columns-repeated="1020"/>
        </table:table-row>
        <table:table-row table:style-name="ro4">
          <table:table-cell office:value-type="string">
            <text:p>1655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á byť krátke i namiesto í</text:p>
          </table:table-cell>
          <table:table-cell table:style-name="ce27" office:value-type="string">
            <text:p>Cirkví</text:p>
          </table:table-cell>
          <table:table-cell table:style-name="ce27" office:value-type="string">
            <text:p>Cirkvi</text:p>
          </table:table-cell>
          <table:table-cell table:number-columns-repeated="1018"/>
        </table:table-row>
        <table:table-row table:style-name="ro1">
          <table:table-cell office:value-type="string">
            <text:p>1659</text:p>
          </table:table-cell>
          <table:table-cell office:value-type="string">
            <text:p>6. zdola</text:p>
          </table:table-cell>
          <table:table-cell office:value-type="string">
            <text:p>8</text:p>
          </table:table-cell>
          <table:table-cell office:value-type="string">
            <text:p>posledný riadok hymnu Flp 2 má byť viac odsadený (ako "stal sa podobný")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661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663</text:p>
          </table:table-cell>
          <table:table-cell office:value-type="string">
            <text:p>1. zhora</text:p>
          </table:table-cell>
          <table:table-cell office:value-type="string">
            <text:p>8</text:p>
          </table:table-cell>
          <table:table-cell office:value-type="string">
            <text:p>veľká medzera pred číslom verša</text:p>
          </table:table-cell>
          <table:table-cell office:value-type="string">
            <text:p>Mal 3, _1</text:p>
          </table:table-cell>
          <table:table-cell office:value-type="string">
            <text:p>Mal 3, 1</text:p>
          </table:table-cell>
          <table:table-cell table:number-columns-repeated="1018"/>
        </table:table-row>
        <table:table-row table:style-name="ro4">
          <table:table-cell office:value-type="string">
            <text:p>1663</text:p>
          </table:table-cell>
          <table:table-cell office:value-type="string">
            <text:p>3. zdola</text:p>
          </table:table-cell>
          <table:table-cell office:value-type="string">
            <text:p>2</text:p>
          </table:table-cell>
          <table:table-cell office:value-type="string">
            <text:p>medzera navyše v slove "očakávali"</text:p>
          </table:table-cell>
          <table:table-cell office:value-type="string">
            <text:p>očakával i</text:p>
          </table:table-cell>
          <table:table-cell office:value-type="string">
            <text:p>očakávali</text:p>
          </table:table-cell>
          <table:table-cell table:number-columns-repeated="1018"/>
        </table:table-row>
        <table:table-row table:style-name="ro4">
          <table:table-cell office:value-type="string">
            <text:p>1665</text:p>
          </table:table-cell>
          <table:table-cell office:value-type="string">
            <text:p>2. zhora</text:p>
          </table:table-cell>
          <table:table-cell office:value-type="string">
            <text:p>8</text:p>
          </table:table-cell>
          <table:table-cell office:value-type="string">
            <text:p>veľká medzera pred číslom verša</text:p>
          </table:table-cell>
          <table:table-cell office:value-type="string">
            <text:p>Iz 42, _13</text:p>
          </table:table-cell>
          <table:table-cell office:value-type="string">
            <text:p>Iz 42, 13</text:p>
          </table:table-cell>
          <table:table-cell table:number-columns-repeated="1018"/>
        </table:table-row>
        <table:table-row table:style-name="ro4">
          <table:table-cell office:value-type="string">
            <text:p>1667</text:p>
          </table:table-cell>
          <table:table-cell office:value-type="string">
            <text:p>7. zhora</text:p>
          </table:table-cell>
          <table:table-cell office:value-type="string">
            <text:p>8</text:p>
          </table:table-cell>
          <table:table-cell office:value-type="string">
            <text:p>verš má byť ešte viac odsadený (ako "pred východom")</text:p>
          </table:table-cell>
          <table:table-cell table:number-columns-repeated="1020"/>
        </table:table-row>
        <table:table-row table:style-name="ro4">
          <table:table-cell office:value-type="string">
            <text:p>1669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1018"/>
        </table:table-row>
        <table:table-row table:style-name="ro4">
          <table:table-cell office:value-type="string">
            <text:p>1686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n v slove klúče</text:p>
          </table:table-cell>
          <table:table-cell office:value-type="string">
            <text:p>klúče</text:p>
          </table:table-cell>
          <table:table-cell office:value-type="string">
            <text:p>kľúče</text:p>
          </table:table-cell>
          <table:table-cell table:number-columns-repeated="1018"/>
        </table:table-row>
        <table:table-row table:style-name="ro4">
          <table:table-cell office:value-type="string">
            <text:p>1689</text:p>
          </table:table-cell>
          <table:table-cell office:value-type="string">
            <text:p>9. zhora</text:p>
          </table:table-cell>
          <table:table-cell office:value-type="string">
            <text:p>8</text:p>
          </table:table-cell>
          <table:table-cell office:value-type="string">
            <text:p>veľká medzera medzi slovami: spoločnej časti</text:p>
          </table:table-cell>
          <table:table-cell office:value-type="string">
            <text:p>spoločnej _časti</text:p>
          </table:table-cell>
          <table:table-cell office:value-type="string">
            <text:p>spoločnej časti</text:p>
          </table:table-cell>
          <table:table-cell table:number-columns-repeated="1018"/>
        </table:table-row>
        <table:table-row table:style-name="ro4">
          <table:table-cell office:value-type="string">
            <text:p>1690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spoluvyznavačov</text:p>
          </table:table-cell>
          <table:table-cell office:value-type="string">
            <text:p>spoluvyznávačov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691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čiarka za zátvorkou</text:p>
          </table:table-cell>
          <table:table-cell office:value-type="string">
            <text:p>(str. 2288) alebo</text:p>
          </table:table-cell>
          <table:table-cell office:value-type="string">
            <text:p>(str. 2288), alebo</text:p>
          </table:table-cell>
          <table:table-cell table:number-columns-repeated="1018"/>
        </table:table-row>
        <table:table-row table:style-name="ro4">
          <table:table-cell office:value-type="string">
            <text:p>1692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Frantíšku</text:p>
          </table:table-cell>
          <table:table-cell office:value-type="string">
            <text:p>Františku</text:p>
          </table:table-cell>
          <table:table-cell table:number-columns-repeated="1018"/>
        </table:table-row>
        <table:table-row table:style-name="ro4">
          <table:table-cell office:value-type="string">
            <text:p>1697</text:p>
          </table:table-cell>
          <table:table-cell office:value-type="string">
            <text:p>záhlavie</text:p>
          </table:table-cell>
          <table:table-cell office:value-type="string">
            <text:p>1</text:p>
          </table:table-cell>
          <table:table-cell office:value-type="string">
            <text:p>chybný text</text:p>
          </table:table-cell>
          <table:table-cell table:style-name="ce27" office:value-type="string">
            <text:p>Streda - ranné chvály</text:p>
          </table:table-cell>
          <table:table-cell table:style-name="ce27" office:value-type="string">
            <text:p>19. marca</text:p>
          </table:table-cell>
          <table:table-cell table:number-columns-repeated="1018"/>
        </table:table-row>
        <table:table-row table:style-name="ro4">
          <table:table-cell office:value-type="string">
            <text:p>1700</text:p>
          </table:table-cell>
          <table:table-cell office:value-type="string">
            <text:p>2. zhora</text:p>
          </table:table-cell>
          <table:table-cell office:value-type="string">
            <text:p>8</text:p>
          </table:table-cell>
          <table:table-cell office:value-type="string">
            <text:p>veľká medzera medzi slovami: ti česť</text:p>
          </table:table-cell>
          <table:table-cell office:value-type="string">
            <text:p>ti _česť</text:p>
          </table:table-cell>
          <table:table-cell office:value-type="string">
            <text:p>ti česť</text:p>
          </table:table-cell>
          <table:table-cell table:number-columns-repeated="1018"/>
        </table:table-row>
        <table:table-row table:style-name="ro4">
          <table:table-cell office:value-type="string">
            <text:p>1703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704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ženích</text:p>
          </table:table-cell>
          <table:table-cell office:value-type="string">
            <text:p>ó, ženích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706</text:p>
          </table:table-cell>
          <table:table-cell office:value-type="string">
            <text:p>8. zhora</text:p>
          </table:table-cell>
          <table:table-cell office:value-type="string">
            <text:p>1</text:p>
          </table:table-cell>
          <table:table-cell office:value-type="string">
            <text:p>chybne rozpoznané slovo (veľké I -&gt; ľ)</text:p>
          </table:table-cell>
          <table:table-cell office:value-type="string">
            <text:p>Iudia</text:p>
          </table:table-cell>
          <table:table-cell office:value-type="string">
            <text:p>ľudia</text:p>
          </table:table-cell>
          <table:table-cell table:number-columns-repeated="1018"/>
        </table:table-row>
        <table:table-row table:style-name="ro4">
          <table:table-cell office:value-type="string">
            <text:p>1710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navyše písmeno</text:p>
          </table:table-cell>
          <table:table-cell table:style-name="ce27" office:value-type="string">
            <text:p>25. maraca</text:p>
          </table:table-cell>
          <table:table-cell table:style-name="ce27" office:value-type="string">
            <text:p>25. marca</text:p>
          </table:table-cell>
          <table:table-cell table:number-columns-repeated="1018"/>
        </table:table-row>
        <table:table-row table:style-name="ro4">
          <table:table-cell office:value-type="string">
            <text:p>1713</text:p>
          </table:table-cell>
          <table:table-cell office:value-type="string">
            <text:p>12. zhora</text:p>
          </table:table-cell>
          <table:table-cell office:value-type="string">
            <text:p>4</text:p>
          </table:table-cell>
          <table:table-cell office:value-type="string">
            <text:p>zátvorka na konci riadka má byť červená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718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avyše čiarka za slovom žezla</text:p>
          </table:table-cell>
          <table:table-cell office:value-type="string">
            <text:p>žezla, rozšíri</text:p>
          </table:table-cell>
          <table:table-cell office:value-type="string">
            <text:p>žezla rozšíri</text:p>
          </table:table-cell>
          <table:table-cell table:number-columns-repeated="1018"/>
        </table:table-row>
        <table:table-row table:style-name="ro4">
          <table:table-cell office:value-type="string">
            <text:p>1719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720</text:p>
          </table:table-cell>
          <table:table-cell office:value-type="string">
            <text:p>14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1018"/>
        </table:table-row>
        <table:table-row table:style-name="ro4">
          <table:table-cell office:value-type="string">
            <text:p>1726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čiarka za zátvorkou</text:p>
          </table:table-cell>
          <table:table-cell office:value-type="string">
            <text:p>(str. 2214) alebo</text:p>
          </table:table-cell>
          <table:table-cell office:value-type="string">
            <text:p>(str. 2214), alebo</text:p>
          </table:table-cell>
          <table:table-cell table:number-columns-repeated="1018"/>
        </table:table-row>
        <table:table-row table:style-name="ro4">
          <table:table-cell office:value-type="string">
            <text:p>1729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čiarka za zátvorkou (str. 1747 ju má)</text:p>
          </table:table-cell>
          <table:table-cell office:value-type="string">
            <text:p>(str. 2214) alebo</text:p>
          </table:table-cell>
          <table:table-cell office:value-type="string">
            <text:p>(str. 2214), alebo</text:p>
          </table:table-cell>
          <table:table-cell table:number-columns-repeated="1018"/>
        </table:table-row>
        <table:table-row table:style-name="ro4">
          <table:table-cell office:value-type="string">
            <text:p>1730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čiarka za zátvorkou</text:p>
          </table:table-cell>
          <table:table-cell office:value-type="string">
            <text:p>(str. 2193) alebo</text:p>
          </table:table-cell>
          <table:table-cell office:value-type="string">
            <text:p>(str. 2193), alebo</text:p>
          </table:table-cell>
          <table:table-cell table:number-columns-repeated="1018"/>
        </table:table-row>
        <table:table-row table:style-name="ro4">
          <table:table-cell office:value-type="string">
            <text:p>1733</text:p>
          </table:table-cell>
          <table:table-cell office:value-type="string">
            <text:p>8. zdola</text:p>
          </table:table-cell>
          <table:table-cell office:value-type="string">
            <text:p>8</text:p>
          </table:table-cell>
          <table:table-cell office:value-type="string">
            <text:p>veľké medzery v odvolávke (za číslom 1 a 15)</text:p>
          </table:table-cell>
          <table:table-cell table:style-name="ce27" office:value-type="string">
            <text:p>1_ Kor 15, _1-a. 3-4</text:p>
          </table:table-cell>
          <table:table-cell table:style-name="ce27" office:value-type="string">
            <text:p>1 Kor 15, 1-a. 3-4</text:p>
          </table:table-cell>
          <table:table-cell table:number-columns-repeated="1018"/>
        </table:table-row>
        <table:table-row table:style-name="ro4">
          <table:table-cell office:value-type="string">
            <text:p>1734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hviezdička má byť červenou farbou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738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hlasovatela</text:p>
          </table:table-cell>
          <table:table-cell office:value-type="string">
            <text:p>ohlasovateľa</text:p>
          </table:table-cell>
          <table:table-cell table:number-columns-repeated="1018"/>
        </table:table-row>
        <table:table-row table:style-name="ro4">
          <table:table-cell office:value-type="string">
            <text:p>1743</text:p>
          </table:table-cell>
          <table:table-cell office:value-type="string">
            <text:p>11. zdola</text:p>
          </table:table-cell>
          <table:table-cell office:value-type="string">
            <text:p>4</text:p>
          </table:table-cell>
          <table:table-cell office:value-type="string">
            <text:p>hviezdička má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1743</text:p>
          </table:table-cell>
          <table:table-cell office:value-type="string">
            <text:p>9. zdola</text:p>
          </table:table-cell>
          <table:table-cell office:value-type="string">
            <text:p>4</text:p>
          </table:table-cell>
          <table:table-cell office:value-type="string">
            <text:p>hviezdička má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1745</text:p>
          </table:table-cell>
          <table:table-cell office:value-type="string">
            <text:p>6. zdola</text:p>
          </table:table-cell>
          <table:table-cell office:value-type="string">
            <text:p>8</text:p>
          </table:table-cell>
          <table:table-cell office:value-type="string">
            <text:p>veľká medzera za "Alebo:"</text:p>
          </table:table-cell>
          <table:table-cell table:number-columns-repeated="1020"/>
        </table:table-row>
        <table:table-row table:style-name="ro4">
          <table:table-cell office:value-type="string">
            <text:p>1746</text:p>
          </table:table-cell>
          <table:table-cell office:value-type="string">
            <text:p>10. zdola</text:p>
          </table:table-cell>
          <table:table-cell office:value-type="string">
            <text:p>8</text:p>
          </table:table-cell>
          <table:table-cell office:value-type="string">
            <text:p>veľká medzera medzi slovami: "ty si"</text:p>
          </table:table-cell>
          <table:table-cell office:value-type="string">
            <text:p>ty__ si</text:p>
          </table:table-cell>
          <table:table-cell office:value-type="string">
            <text:p>ty si</text:p>
          </table:table-cell>
          <table:table-cell table:number-columns-repeated="1018"/>
        </table:table-row>
        <table:table-row table:style-name="ro4">
          <table:table-cell office:value-type="string">
            <text:p>1748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má byť veľké písmeno na začiatku slova</text:p>
          </table:table-cell>
          <table:table-cell office:value-type="string">
            <text:p>židov</text:p>
          </table:table-cell>
          <table:table-cell office:value-type="string">
            <text:p>Židov</text:p>
          </table:table-cell>
          <table:table-cell table:number-columns-repeated="1018"/>
        </table:table-row>
        <table:table-row table:style-name="ro4">
          <table:table-cell office:value-type="string">
            <text:p>1748</text:p>
          </table:table-cell>
          <table:table-cell office:value-type="string">
            <text:p>10. zdola</text:p>
          </table:table-cell>
          <table:table-cell office:value-type="string">
            <text:p>8</text:p>
          </table:table-cell>
          <table:table-cell office:value-type="string">
            <text:p>veľká medzera medzi slovami: "spoločnej časti"</text:p>
          </table:table-cell>
          <table:table-cell table:number-columns-repeated="1020"/>
        </table:table-row>
        <table:table-row table:style-name="ro4">
          <table:table-cell office:value-type="string">
            <text:p>1751</text:p>
          </table:table-cell>
          <table:table-cell office:value-type="string">
            <text:p>8. zhora</text:p>
          </table:table-cell>
          <table:table-cell office:value-type="string">
            <text:p>8</text:p>
          </table:table-cell>
          <table:table-cell office:value-type="string">
            <text:p>veľká medzera v súradniciach medzi "4, 11"</text:p>
          </table:table-cell>
          <table:table-cell table:number-columns-repeated="1020"/>
        </table:table-row>
        <table:table-row table:style-name="ro4">
          <table:table-cell office:value-type="string">
            <text:p>175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7" office:value-type="string">
            <text:p>obdobi</text:p>
          </table:table-cell>
          <table:table-cell table:style-name="ce27" office:value-type="string">
            <text:p>období</text:p>
          </table:table-cell>
          <table:table-cell table:number-columns-repeated="1018"/>
        </table:table-row>
        <table:table-row table:style-name="ro4">
          <table:table-cell office:value-type="string">
            <text:p>175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má byť dvojbodka namiesto čiarky</text:p>
          </table:table-cell>
          <table:table-cell table:style-name="ce27" office:value-type="string">
            <text:p>duchovných pastierov, pre kňazov</text:p>
          </table:table-cell>
          <table:table-cell table:style-name="ce27" office:value-type="string">
            <text:p>duchovných pastierov: pre kňazov</text:p>
          </table:table-cell>
          <table:table-cell table:number-columns-repeated="1018"/>
        </table:table-row>
        <table:table-row table:style-name="ro4">
          <table:table-cell office:value-type="string">
            <text:p>1755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má byť dvojbodka namiesto bodky</text:p>
          </table:table-cell>
          <table:table-cell table:style-name="ce27" office:value-type="string">
            <text:p>čo nasleduje.</text:p>
          </table:table-cell>
          <table:table-cell table:style-name="ce27" office:value-type="string">
            <text:p>čo nasleduje:</text:p>
          </table:table-cell>
          <table:table-cell table:number-columns-repeated="1018"/>
        </table:table-row>
        <table:table-row table:style-name="ro4">
          <table:table-cell office:value-type="string">
            <text:p>1757</text:p>
          </table:table-cell>
          <table:table-cell office:value-type="string">
            <text:p>4. zhora</text:p>
          </table:table-cell>
          <table:table-cell office:value-type="string">
            <text:p>8</text:p>
          </table:table-cell>
          <table:table-cell office:value-type="string">
            <text:p>veľká medzera v súradniciach medzi "1, 19"</text:p>
          </table:table-cell>
          <table:table-cell table:number-columns-repeated="1020"/>
        </table:table-row>
        <table:table-row table:style-name="ro4">
          <table:table-cell office:value-type="string">
            <text:p>1757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vyznavačov</text:p>
          </table:table-cell>
          <table:table-cell office:value-type="string">
            <text:p>vyznávačov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759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Ján</text:p>
          </table:table-cell>
          <table:table-cell office:value-type="string">
            <text:p>ó, svätý Ján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759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učitel</text:p>
          </table:table-cell>
          <table:table-cell office:value-type="string">
            <text:p>učiteľ</text:p>
          </table:table-cell>
          <table:table-cell table:number-columns-repeated="1018"/>
        </table:table-row>
        <table:table-row table:style-name="ro4">
          <table:table-cell office:value-type="string">
            <text:p>1759</text:p>
          </table:table-cell>
          <table:table-cell office:value-type="string">
            <text:p>15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Ján</text:p>
          </table:table-cell>
          <table:table-cell office:value-type="string">
            <text:p>ó, svätý Ján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759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Ján</text:p>
          </table:table-cell>
          <table:table-cell office:value-type="string">
            <text:p>ó, svätý Ján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760</text:p>
          </table:table-cell>
          <table:table-cell table:style-name="ce14" office:value-type="string">
            <text:p>2. zhora</text:p>
          </table:table-cell>
          <table:table-cell table:style-name="ce21"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Ján</text:p>
          </table:table-cell>
          <table:table-cell office:value-type="string">
            <text:p>ó, svätý Ján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760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Ján</text:p>
          </table:table-cell>
          <table:table-cell office:value-type="string">
            <text:p>ó, svätý Ján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1760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766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má byť dvojbodka namiesto čiarky</text:p>
          </table:table-cell>
          <table:table-cell table:style-name="ce27" office:value-type="string">
            <text:p>duchovných pastierov, pre bis-</text:p>
          </table:table-cell>
          <table:table-cell table:style-name="ce27" office:value-type="string">
            <text:p>duchovných pastierov: pre bis-</text:p>
          </table:table-cell>
          <table:table-cell table:number-columns-repeated="1018"/>
        </table:table-row>
        <table:table-row table:style-name="ro4">
          <table:table-cell office:value-type="string">
            <text:p>1769</text:p>
          </table:table-cell>
          <table:table-cell office:value-type="string">
            <text:p>7. zdola</text:p>
          </table:table-cell>
          <table:table-cell office:value-type="string">
            <text:p>1</text:p>
          </table:table-cell>
          <table:table-cell office:value-type="string">
            <text:p>chybne rozpoznané slovo (f -&gt; ľ)</text:p>
          </table:table-cell>
          <table:table-cell table:style-name="ce16" office:value-type="string">
            <text:p>kráf</text:p>
          </table:table-cell>
          <table:table-cell table:style-name="ce16" office:value-type="string">
            <text:p>kráľ</text:p>
          </table:table-cell>
          <table:table-cell table:number-columns-repeated="1018"/>
        </table:table-row>
        <table:table-row table:style-name="ro4">
          <table:table-cell office:value-type="string">
            <text:p>1770</text:p>
          </table:table-cell>
          <table:table-cell office:value-type="string">
            <text:p>2. zhora</text:p>
          </table:table-cell>
          <table:table-cell office:value-type="string">
            <text:p>2</text:p>
          </table:table-cell>
          <table:table-cell office:value-type="string">
            <text:p>chýba koniec zátvorky</text:p>
          </table:table-cell>
          <table:table-cell table:style-name="ce27" office:value-type="string">
            <text:p>Veľkonočnom období</text:p>
          </table:table-cell>
          <table:table-cell table:style-name="ce27" office:value-type="string">
            <text:p>Veľkonočnom období)</text:p>
          </table:table-cell>
          <table:table-cell table:number-columns-repeated="1018"/>
        </table:table-row>
        <table:table-row table:style-name="ro4">
          <table:table-cell office:value-type="string">
            <text:p>1770</text:p>
          </table:table-cell>
          <table:table-cell office:value-type="string">
            <text:p>7. zdola</text:p>
          </table:table-cell>
          <table:table-cell office:value-type="string">
            <text:p>2</text:p>
          </table:table-cell>
          <table:table-cell office:value-type="string">
            <text:p>chýba koniec zátvorky</text:p>
          </table:table-cell>
          <table:table-cell table:style-name="ce27" office:value-type="string">
            <text:p>Veľkonočnom období</text:p>
          </table:table-cell>
          <table:table-cell table:style-name="ce27" office:value-type="string">
            <text:p>Veľkonočnom období)</text:p>
          </table:table-cell>
          <table:table-cell table:number-columns-repeated="1018"/>
        </table:table-row>
        <table:table-row table:style-name="ro4">
          <table:table-cell office:value-type="string">
            <text:p>1770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(str. 2193) alebo</text:p>
          </table:table-cell>
          <table:table-cell office:value-type="string">
            <text:p>(str. 2193), alebo</text:p>
          </table:table-cell>
          <table:table-cell table:number-columns-repeated="1018"/>
        </table:table-row>
        <table:table-row table:style-name="ro4">
          <table:table-cell office:value-type="string">
            <text:p>1774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dla Písem</text:p>
          </table:table-cell>
          <table:table-cell office:value-type="string">
            <text:p>podľa Písem</text:p>
          </table:table-cell>
          <table:table-cell table:number-columns-repeated="1018"/>
        </table:table-row>
        <table:table-row table:style-name="ro4">
          <table:table-cell office:value-type="string">
            <text:p>177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dĺžeň na e</text:p>
          </table:table-cell>
          <table:table-cell office:value-type="string">
            <text:p>trvalé radujú</text:p>
          </table:table-cell>
          <table:table-cell office:value-type="string">
            <text:p>trvale radujú</text:p>
          </table:table-cell>
          <table:table-cell table:number-columns-repeated="1018"/>
        </table:table-row>
        <table:table-row table:style-name="ro4">
          <table:table-cell office:value-type="string">
            <text:p>1775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keď ta</text:p>
          </table:table-cell>
          <table:table-cell office:value-type="string">
            <text:p>keď ťa</text:p>
          </table:table-cell>
          <table:table-cell table:number-columns-repeated="1018"/>
        </table:table-row>
        <table:table-row table:style-name="ro4">
          <table:table-cell office:value-type="string">
            <text:p>1776</text:p>
          </table:table-cell>
          <table:table-cell office:value-type="string">
            <text:p>3. zdola</text:p>
          </table:table-cell>
          <table:table-cell office:value-type="string">
            <text:p>4</text:p>
          </table:table-cell>
          <table:table-cell office:value-type="string">
            <text:p>zátvorka za Aleluja má byť červená, nie čierna</text:p>
          </table:table-cell>
          <table:table-cell table:number-columns-repeated="1020"/>
        </table:table-row>
        <table:table-row table:style-name="ro4">
          <table:table-cell office:value-type="string">
            <text:p>1779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zlý dátum (má byť "13. júna")</text:p>
          </table:table-cell>
          <table:table-cell table:style-name="ce33" office:value-type="string">
            <text:p>11. júna</text:p>
          </table:table-cell>
          <table:table-cell table:style-name="ce33" office:value-type="string">
            <text:p>13. júna</text:p>
          </table:table-cell>
          <table:table-cell table:number-columns-repeated="1018"/>
        </table:table-row>
        <table:table-row table:style-name="ro4">
          <table:table-cell office:value-type="string">
            <text:p>1781</text:p>
          </table:table-cell>
          <table:table-cell office:value-type="string">
            <text:p>4. zdola</text:p>
          </table:table-cell>
          <table:table-cell office:value-type="string">
            <text:p>1</text:p>
          </table:table-cell>
          <table:table-cell office:value-type="string">
            <text:p>chybne rozpoznané slovo (T -&gt; P)</text:p>
          </table:table-cell>
          <table:table-cell office:value-type="string">
            <text:p>Točas služby</text:p>
          </table:table-cell>
          <table:table-cell office:value-type="string">
            <text:p>Počas služby</text:p>
          </table:table-cell>
          <table:table-cell table:number-columns-repeated="1018"/>
        </table:table-row>
        <table:table-row table:style-name="ro4">
          <table:table-cell office:value-type="string">
            <text:p>1783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Ked bol</text:p>
          </table:table-cell>
          <table:table-cell office:value-type="string">
            <text:p>Keď bol</text:p>
          </table:table-cell>
          <table:table-cell table:number-columns-repeated="1018"/>
        </table:table-row>
        <table:table-row table:style-name="ro4">
          <table:table-cell office:value-type="string">
            <text:p>1789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number-columns-repeated="1018"/>
        </table:table-row>
        <table:table-row table:style-name="ro4">
          <table:table-cell office:value-type="string">
            <text:p>1794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má byť dvojbodka za slovom pastierov</text:p>
          </table:table-cell>
          <table:table-cell table:style-name="ce27" office:value-type="string">
            <text:p>pastierov, pre biskupov</text:p>
          </table:table-cell>
          <table:table-cell table:style-name="ce27" office:value-type="string">
            <text:p>pastierov: pre biskupov</text:p>
          </table:table-cell>
          <table:table-cell table:number-columns-repeated="1018"/>
        </table:table-row>
        <table:table-row table:style-name="ro4">
          <table:table-cell office:value-type="string">
            <text:p>1794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7" office:value-type="string">
            <text:p>učitelov</text:p>
          </table:table-cell>
          <table:table-cell table:style-name="ce27" office:value-type="string">
            <text:p>učiteľov</text:p>
          </table:table-cell>
          <table:table-cell table:number-columns-repeated="1018"/>
        </table:table-row>
        <table:table-row table:style-name="ro4">
          <table:table-cell office:value-type="string">
            <text:p>1796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klúče</text:p>
          </table:table-cell>
          <table:table-cell table:style-name="ce16" office:value-type="string">
            <text:p>kľúče</text:p>
          </table:table-cell>
          <table:table-cell table:number-columns-repeated="1018"/>
        </table:table-row>
        <table:table-row table:style-name="ro4">
          <table:table-cell office:value-type="string">
            <text:p>1798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klúče</text:p>
          </table:table-cell>
          <table:table-cell table:style-name="ce16" office:value-type="string">
            <text:p>kľúče</text:p>
          </table:table-cell>
          <table:table-cell table:number-columns-repeated="1018"/>
        </table:table-row>
        <table:table-row table:style-name="ro4">
          <table:table-cell office:value-type="string">
            <text:p>1804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klúče</text:p>
          </table:table-cell>
          <table:table-cell table:style-name="ce16" office:value-type="string">
            <text:p>kľúče</text:p>
          </table:table-cell>
          <table:table-cell table:number-columns-repeated="1018"/>
        </table:table-row>
        <table:table-row table:style-name="ro4">
          <table:table-cell office:value-type="string">
            <text:p>1805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učitel</text:p>
          </table:table-cell>
          <table:table-cell table:style-name="ce16" office:value-type="string">
            <text:p>učiteľ</text:p>
          </table:table-cell>
          <table:table-cell table:number-columns-repeated="1018"/>
        </table:table-row>
        <table:table-row table:style-name="ro4">
          <table:table-cell table:style-name="ce10" office:value-type="string">
            <text:p>1810</text:p>
          </table:table-cell>
          <table:table-cell table:style-name="ce10" office:value-type="string">
            <text:p>15. zdola</text:p>
          </table:table-cell>
          <table:table-cell table:style-name="ce26" office:value-type="float" office:value="2">
            <text:p>2</text:p>
          </table:table-cell>
          <table:table-cell table:style-name="ce10" office:value-type="string">
            <text:p>chýba písmeno e</text:p>
          </table:table-cell>
          <table:table-cell table:style-name="ce10" office:value-type="string">
            <text:p>napodobňujme</text:p>
          </table:table-cell>
          <table:table-cell table:style-name="ce10" office:value-type="string">
            <text:p>napodobňujeme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1812</text:p>
          </table:table-cell>
          <table:table-cell table:style-name="ce10" office:value-type="string">
            <text:p>4. zhora</text:p>
          </table:table-cell>
          <table:table-cell table:style-name="ce26" office:value-type="float" office:value="3">
            <text:p>3</text:p>
          </table:table-cell>
          <table:table-cell table:style-name="ce10" office:value-type="string">
            <text:p>namiesto bodky má byť čiarka v biblickom odkaze</text:p>
          </table:table-cell>
          <table:table-cell table:style-name="ce34" office:value-type="string">
            <text:p>Múd 7. 27-28</text:p>
          </table:table-cell>
          <table:table-cell table:style-name="ce34" office:value-type="string">
            <text:p>Múd 7, 27-28</text:p>
          </table:table-cell>
          <table:table-cell table:number-columns-repeated="1018"/>
        </table:table-row>
        <table:table-row table:style-name="ro4">
          <table:table-cell office:value-type="string">
            <text:p>1813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má byť krátke i</text:p>
          </table:table-cell>
          <table:table-cell office:value-type="string">
            <text:p>Zacharíášovho</text:p>
          </table:table-cell>
          <table:table-cell office:value-type="string">
            <text:p>Zachariášovho</text:p>
          </table:table-cell>
          <table:table-cell table:number-columns-repeated="1018"/>
        </table:table-row>
        <table:table-row table:style-name="ro4">
          <table:table-cell table:style-name="ce9" office:value-type="string">
            <text:p>1814</text:p>
          </table:table-cell>
          <table:table-cell table:style-name="ce17" office:value-type="string">
            <text:p>7.-8. zhora</text:p>
          </table:table-cell>
          <table:table-cell table:style-name="ce25"/>
          <table:table-cell table:style-name="ce17" office:value-type="string">
            <text:p>delenie slova "prosme"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38"/>
          <table:table-cell table:number-columns-repeated="1017"/>
        </table:table-row>
        <table:table-row table:style-name="ro4">
          <table:table-cell office:value-type="string">
            <text:p>1818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má byť krátke i</text:p>
          </table:table-cell>
          <table:table-cell table:style-name="ce27" office:value-type="string">
            <text:p>Antífóny</text:p>
          </table:table-cell>
          <table:table-cell table:style-name="ce27" office:value-type="string">
            <text:p>Antifóny</text:p>
          </table:table-cell>
          <table:table-cell table:number-columns-repeated="1018"/>
        </table:table-row>
        <table:table-row table:style-name="ro4">
          <table:table-cell office:value-type="string">
            <text:p>1819</text:p>
          </table:table-cell>
          <table:table-cell office:value-type="string">
            <text:p>6. zhora</text:p>
          </table:table-cell>
          <table:table-cell office:value-type="string">
            <text:p>2</text:p>
          </table:table-cell>
          <table:table-cell office:value-type="string">
            <text:p>chybne rozpoznané slovo (f namiesto ľ)</text:p>
          </table:table-cell>
          <table:table-cell office:value-type="string">
            <text:p>portugalského kráfa</text:p>
          </table:table-cell>
          <table:table-cell office:value-type="string">
            <text:p>portugalského kráľa</text:p>
          </table:table-cell>
          <table:table-cell table:number-columns-repeated="1018"/>
        </table:table-row>
        <table:table-row table:style-name="ro4">
          <table:table-cell office:value-type="string">
            <text:p>1821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Cyril</text:p>
          </table:table-cell>
          <table:table-cell office:value-type="string">
            <text:p>Ó, svätý Cyril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821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Cyril</text:p>
          </table:table-cell>
          <table:table-cell office:value-type="string">
            <text:p>Ó, svätý Cyril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823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sklúčených</text:p>
          </table:table-cell>
          <table:table-cell office:value-type="string">
            <text:p>skľúčených</text:p>
          </table:table-cell>
          <table:table-cell table:number-columns-repeated="1018"/>
        </table:table-row>
        <table:table-row table:style-name="ro4">
          <table:table-cell office:value-type="string">
            <text:p>1824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emá byť čiarka na konci riad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number-columns-repeated="1018"/>
        </table:table-row>
        <table:table-row table:style-name="ro4">
          <table:table-cell office:value-type="string">
            <text:p>1826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krásne</text:p>
          </table:table-cell>
          <table:table-cell office:value-type="string">
            <text:p>Ó, krásne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828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velaď</text:p>
          </table:table-cell>
          <table:table-cell office:value-type="string">
            <text:p>zveľaď</text:p>
          </table:table-cell>
          <table:table-cell table:number-columns-repeated="1018"/>
        </table:table-row>
        <table:table-row table:style-name="ro4">
          <table:table-cell office:value-type="string">
            <text:p>1830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avyše čiarka</text:p>
          </table:table-cell>
          <table:table-cell office:value-type="string">
            <text:p>zväzkom,</text:p>
          </table:table-cell>
          <table:table-cell office:value-type="string">
            <text:p>zväzkom</text:p>
          </table:table-cell>
          <table:table-cell table:number-columns-repeated="1018"/>
        </table:table-row>
        <table:table-row table:style-name="ro4">
          <table:table-cell office:value-type="string">
            <text:p>1830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rola</text:p>
          </table:table-cell>
          <table:table-cell office:value-type="string">
            <text:p>roľa</text:p>
          </table:table-cell>
          <table:table-cell table:number-columns-repeated="1018"/>
        </table:table-row>
        <table:table-row table:style-name="ro4">
          <table:table-cell office:value-type="string">
            <text:p>1833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bodka namiesto čiarky</text:p>
          </table:table-cell>
          <table:table-cell office:value-type="string">
            <text:p>(str. 2214). alebo svätých</text:p>
          </table:table-cell>
          <table:table-cell office:value-type="string">
            <text:p>(str. 2214), alebo svätých</text:p>
          </table:table-cell>
          <table:table-cell table:number-columns-repeated="1018"/>
        </table:table-row>
        <table:table-row table:style-name="ro4">
          <table:table-cell office:value-type="string">
            <text:p>1833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(str. 2294)</text:p>
          </table:table-cell>
          <table:table-cell office:value-type="string">
            <text:p>(str. 2294),</text:p>
          </table:table-cell>
          <table:table-cell table:number-columns-repeated="1018"/>
        </table:table-row>
        <table:table-row table:style-name="ro4">
          <table:table-cell office:value-type="string">
            <text:p>1841</text:p>
          </table:table-cell>
          <table:table-cell office:value-type="string">
            <text:p>8. zdola</text:p>
          </table:table-cell>
          <table:table-cell office:value-type="string">
            <text:p>1</text:p>
          </table:table-cell>
          <table:table-cell office:value-type="string">
            <text:p>chýba predložka "s"</text:p>
          </table:table-cell>
          <table:table-cell office:value-type="string">
            <text:p>a tebou</text:p>
          </table:table-cell>
          <table:table-cell office:value-type="string">
            <text:p>a s tebou</text:p>
          </table:table-cell>
          <table:table-cell table:number-columns-repeated="1018"/>
        </table:table-row>
        <table:table-row table:style-name="ro4">
          <table:table-cell office:value-type="string">
            <text:p>1842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(str. 2214) alebo</text:p>
          </table:table-cell>
          <table:table-cell office:value-type="string">
            <text:p>(str. 2214), alebo</text:p>
          </table:table-cell>
          <table:table-cell table:number-columns-repeated="1018"/>
        </table:table-row>
        <table:table-row table:style-name="ro4">
          <table:table-cell office:value-type="string">
            <text:p>1854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dĺžeň na i</text:p>
          </table:table-cell>
          <table:table-cell office:value-type="string">
            <text:p>čnosti</text:p>
          </table:table-cell>
          <table:table-cell office:value-type="string">
            <text:p>čností</text:p>
          </table:table-cell>
          <table:table-cell table:number-columns-repeated="1018"/>
        </table:table-row>
        <table:table-row table:style-name="ro4">
          <table:table-cell office:value-type="string">
            <text:p>1855</text:p>
          </table:table-cell>
          <table:table-cell office:value-type="string">
            <text:p>15. zhora</text:p>
          </table:table-cell>
          <table:table-cell office:value-type="string">
            <text:p>2</text:p>
          </table:table-cell>
          <table:table-cell office:value-type="string">
            <text:p>chýba predložka "v"</text:p>
          </table:table-cell>
          <table:table-cell office:value-type="string">
            <text:p>v Compostelle Španielsku</text:p>
          </table:table-cell>
          <table:table-cell office:value-type="string">
            <text:p>v Compostelle v Španielsku</text:p>
          </table:table-cell>
          <table:table-cell table:number-columns-repeated="1018"/>
        </table:table-row>
        <table:table-row table:style-name="ro4">
          <table:table-cell office:value-type="string">
            <text:p>1856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nesmiernom</text:p>
          </table:table-cell>
          <table:table-cell office:value-type="string">
            <text:p>nesmiernom,</text:p>
          </table:table-cell>
          <table:table-cell table:number-columns-repeated="1018"/>
        </table:table-row>
        <table:table-row table:style-name="ro4">
          <table:table-cell office:value-type="string">
            <text:p>1857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emá byť mäkčeň na l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1858</text:p>
          </table:table-cell>
          <table:table-cell office:value-type="string">
            <text:p>2. zhora</text:p>
          </table:table-cell>
          <table:table-cell office:value-type="string">
            <text:p>2</text:p>
          </table:table-cell>
          <table:table-cell office:value-type="string">
            <text:p>chýba predložka "z"</text:p>
          </table:table-cell>
          <table:table-cell table:style-name="ce27" office:value-type="string">
            <text:p>sú bežného dňa</text:p>
          </table:table-cell>
          <table:table-cell table:style-name="ce27" office:value-type="string">
            <text:p>sú z bežného dňa</text:p>
          </table:table-cell>
          <table:table-cell table:number-columns-repeated="1018"/>
        </table:table-row>
        <table:table-row table:style-name="ro4">
          <table:table-cell office:value-type="string">
            <text:p>1858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ybný znak v slove (Ô -&gt; Ó)</text:p>
          </table:table-cell>
          <table:table-cell table:style-name="ce27" office:value-type="string">
            <text:p>RESPONZÔRIUM</text:p>
          </table:table-cell>
          <table:table-cell table:style-name="ce27" office:value-type="string">
            <text:p>RESPONZÓRIUM</text:p>
          </table:table-cell>
          <table:table-cell table:number-columns-repeated="1018"/>
        </table:table-row>
        <table:table-row table:style-name="ro4">
          <table:table-cell office:value-type="string">
            <text:p>1860</text:p>
          </table:table-cell>
          <table:table-cell office:value-type="string">
            <text:p>1.,6.,9. zdola</text:p>
          </table:table-cell>
          <table:table-cell office:value-type="string">
            <text:p>6</text:p>
          </table:table-cell>
          <table:table-cell office:value-type="string">
            <text:p>posun červenej a čiernej farby (hviezdičky, zátvorka)</text:p>
          </table:table-cell>
          <table:table-cell table:number-columns-repeated="1020"/>
        </table:table-row>
        <table:table-row table:style-name="ro4">
          <table:table-cell office:value-type="string">
            <text:p>1865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tys' bdela</text:p>
          </table:table-cell>
          <table:table-cell office:value-type="string">
            <text:p>tys’ bdela</text:p>
          </table:table-cell>
          <table:table-cell table:number-columns-repeated="1018"/>
        </table:table-row>
        <table:table-row table:style-name="ro4">
          <table:table-cell office:value-type="string">
            <text:p>1866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má byť dvojbodka namiesto čiarky</text:p>
          </table:table-cell>
          <table:table-cell table:style-name="ce27" office:value-type="string">
            <text:p>pastierov, pre biskupov</text:p>
          </table:table-cell>
          <table:table-cell table:style-name="ce27" office:value-type="string">
            <text:p>pastierov: pre biskupov</text:p>
          </table:table-cell>
          <table:table-cell table:number-columns-repeated="1018"/>
        </table:table-row>
        <table:table-row table:style-name="ro4">
          <table:table-cell office:value-type="string">
            <text:p>1866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elmi</text:p>
          </table:table-cell>
          <table:table-cell office:value-type="string">
            <text:p>veľmi</text:p>
          </table:table-cell>
          <table:table-cell table:number-columns-repeated="1018"/>
        </table:table-row>
        <table:table-row table:style-name="ro4">
          <table:table-cell office:value-type="string">
            <text:p>1868</text:p>
          </table:table-cell>
          <table:table-cell office:value-type="string">
            <text:p>2., 3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number-columns-repeated="1020"/>
        </table:table-row>
        <table:table-row table:style-name="ro4">
          <table:table-cell office:value-type="string">
            <text:p>1869</text:p>
          </table:table-cell>
          <table:table-cell office:value-type="string">
            <text:p>14. zhor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number-columns-repeated="1020"/>
        </table:table-row>
        <table:table-row table:style-name="ro4">
          <table:table-cell office:value-type="string">
            <text:p>1869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DE' L...</text:p>
          </table:table-cell>
          <table:table-cell office:value-type="string">
            <text:p>DE’ L...</text:p>
          </table:table-cell>
          <table:table-cell table:number-columns-repeated="1018"/>
        </table:table-row>
        <table:table-row table:style-name="ro4">
          <table:table-cell office:value-type="string">
            <text:p>1874</text:p>
          </table:table-cell>
          <table:table-cell office:value-type="string">
            <text:p>1. zhora</text:p>
          </table:table-cell>
          <table:table-cell office:value-type="string">
            <text:p>2</text:p>
          </table:table-cell>
          <table:table-cell office:value-type="string">
            <text:p>chybne rozpoznané slovo (i namiesto ľ)</text:p>
          </table:table-cell>
          <table:table-cell office:value-type="string">
            <text:p>vedia</text:p>
          </table:table-cell>
          <table:table-cell office:value-type="string">
            <text:p>vedľa</text:p>
          </table:table-cell>
          <table:table-cell table:number-columns-repeated="1018"/>
        </table:table-row>
        <table:table-row table:style-name="ro4">
          <table:table-cell office:value-type="string">
            <text:p>1874</text:p>
          </table:table-cell>
          <table:table-cell office:value-type="string">
            <text:p>4. zdola</text:p>
          </table:table-cell>
          <table:table-cell office:value-type="string">
            <text:p>2</text:p>
          </table:table-cell>
          <table:table-cell office:value-type="string">
            <text:p>chybný biblický odkaz (správne napr. str. 2117)</text:p>
          </table:table-cell>
          <table:table-cell table:style-name="ce27" office:value-type="string">
            <text:p>Zjv 19, 1-7</text:p>
          </table:table-cell>
          <table:table-cell table:style-name="ce27" office:value-type="string">
            <text:p>Zjv 19, 1-2. 5-7</text:p>
          </table:table-cell>
          <table:table-cell table:number-columns-repeated="1018"/>
        </table:table-row>
        <table:table-row table:style-name="ro4">
          <table:table-cell office:value-type="string">
            <text:p>1877</text:p>
          </table:table-cell>
          <table:table-cell office:value-type="string">
            <text:p>7., 9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879</text:p>
          </table:table-cell>
          <table:table-cell office:value-type="string">
            <text:p>4. zdola</text:p>
          </table:table-cell>
          <table:table-cell office:value-type="string">
            <text:p>4</text:p>
          </table:table-cell>
          <table:table-cell office:value-type="string">
            <text:p>zvolanie k prosbám nemá byť tučným písmom (boldom)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883</text:p>
          </table:table-cell>
          <table:table-cell office:value-type="string">
            <text:p>1. zdola</text:p>
          </table:table-cell>
          <table:table-cell office:value-type="string">
            <text:p>8</text:p>
          </table:table-cell>
          <table:table-cell office:value-type="string">
            <text:p>riadok má byť viac odsadený (ako "pred východom")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891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ušlachtilý</text:p>
          </table:table-cell>
          <table:table-cell table:style-name="ce16" office:value-type="string">
            <text:p>usľachtilý</text:p>
          </table:table-cell>
          <table:table-cell table:number-columns-repeated="1018"/>
        </table:table-row>
        <table:table-row table:style-name="ro4">
          <table:table-cell office:value-type="string">
            <text:p>1894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bodka na konci riadka (červenou farbou)</text:p>
          </table:table-cell>
          <table:table-cell table:style-name="ce16" office:value-type="string">
            <text:p>(str. 2206)</text:p>
          </table:table-cell>
          <table:table-cell table:style-name="ce16" office:value-type="string">
            <text:p>(str. 2206).</text:p>
          </table:table-cell>
          <table:table-cell table:number-columns-repeated="1018"/>
        </table:table-row>
        <table:table-row table:style-name="ro4">
          <table:table-cell office:value-type="string">
            <text:p>1897</text:p>
          </table:table-cell>
          <table:table-cell office:value-type="string">
            <text:p>4. zdola</text:p>
          </table:table-cell>
          <table:table-cell office:value-type="string">
            <text:p>1</text:p>
          </table:table-cell>
          <table:table-cell office:value-type="string">
            <text:p>vynechané slovo</text:p>
          </table:table-cell>
          <table:table-cell table:style-name="ce16" office:value-type="string">
            <text:p>O ťa prosíme</text:p>
          </table:table-cell>
          <table:table-cell table:style-name="ce16" office:value-type="string">
            <text:p>O to ťa prosíme</text:p>
          </table:table-cell>
          <table:table-cell table:number-columns-repeated="1018"/>
        </table:table-row>
        <table:table-row table:style-name="ro4">
          <table:table-cell office:value-type="string">
            <text:p>1900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chybne rozpoznané slovo (u -&gt; y)</text:p>
          </table:table-cell>
          <table:table-cell table:style-name="ce16" office:value-type="string">
            <text:p>Tu si nám dal</text:p>
          </table:table-cell>
          <table:table-cell table:style-name="ce16" office:value-type="string">
            <text:p>Ty si nám dal</text:p>
          </table:table-cell>
          <table:table-cell table:number-columns-repeated="1018"/>
        </table:table-row>
        <table:table-row table:style-name="ro4">
          <table:table-cell office:value-type="string">
            <text:p>1905</text:p>
          </table:table-cell>
          <table:table-cell office:value-type="string">
            <text:p>6. zhora</text:p>
          </table:table-cell>
          <table:table-cell office:value-type="string">
            <text:p>4</text:p>
          </table:table-cell>
          <table:table-cell office:value-type="string">
            <text:p>názov hymnu má byť čiernou farbou (nie čevenou)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07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krála</text:p>
          </table:table-cell>
          <table:table-cell table:style-name="ce16" office:value-type="string">
            <text:p>kráľa</text:p>
          </table:table-cell>
          <table:table-cell table:number-columns-repeated="1018"/>
        </table:table-row>
        <table:table-row table:style-name="ro4">
          <table:table-cell office:value-type="string">
            <text:p>1908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vela</text:p>
          </table:table-cell>
          <table:table-cell table:style-name="ce16" office:value-type="string">
            <text:p>veľa</text:p>
          </table:table-cell>
          <table:table-cell table:number-columns-repeated="1018"/>
        </table:table-row>
        <table:table-row table:style-name="ro4">
          <table:table-cell office:value-type="string">
            <text:p>1909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na konci riadku</text:p>
          </table:table-cell>
          <table:table-cell table:style-name="ce16" office:value-type="string">
            <text:p>zo spásy</text:p>
          </table:table-cell>
          <table:table-cell table:style-name="ce16" office:value-type="string">
            <text:p>zo spásy,</text:p>
          </table:table-cell>
          <table:table-cell table:number-columns-repeated="1018"/>
        </table:table-row>
        <table:table-row table:style-name="ro4">
          <table:table-cell office:value-type="string">
            <text:p>1910</text:p>
          </table:table-cell>
          <table:table-cell office:value-type="string">
            <text:p>11. zdola</text:p>
          </table:table-cell>
          <table:table-cell office:value-type="string">
            <text:p>1</text:p>
          </table:table-cell>
          <table:table-cell office:value-type="string">
            <text:p>chybne rozpoznané slovo (v -&gt; y)</text:p>
          </table:table-cell>
          <table:table-cell table:style-name="ce27" office:value-type="string">
            <text:p>chválv.</text:p>
          </table:table-cell>
          <table:table-cell table:style-name="ce27" office:value-type="string">
            <text:p>chvály.</text:p>
          </table:table-cell>
          <table:table-cell table:number-columns-repeated="1018"/>
        </table:table-row>
        <table:table-row table:style-name="ro4">
          <table:table-cell office:value-type="string">
            <text:p>1910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nemá byť dĺžeň na e</text:p>
          </table:table-cell>
          <table:table-cell table:style-name="ce16" office:value-type="string">
            <text:p>svedomité</text:p>
          </table:table-cell>
          <table:table-cell table:style-name="ce16" office:value-type="string">
            <text:p>svedomite</text:p>
          </table:table-cell>
          <table:table-cell table:number-columns-repeated="1018"/>
        </table:table-row>
        <table:table-row table:style-name="ro4">
          <table:table-cell office:value-type="string">
            <text:p>1917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16" office:value-type="string">
            <text:p>v Rime</text:p>
          </table:table-cell>
          <table:table-cell table:style-name="ce16" office:value-type="string">
            <text:p>v Ríme</text:p>
          </table:table-cell>
          <table:table-cell table:number-columns-repeated="1018"/>
        </table:table-row>
        <table:table-row table:style-name="ro4">
          <table:table-cell office:value-type="string">
            <text:p>1917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dĺžeň na í (správne LH, zv. IV, str. 1383)</text:p>
          </table:table-cell>
          <table:table-cell table:style-name="ce16" office:value-type="string">
            <text:p>Patricia</text:p>
          </table:table-cell>
          <table:table-cell table:style-name="ce16" office:value-type="string">
            <text:p>Patrícia</text:p>
          </table:table-cell>
          <table:table-cell table:number-columns-repeated="1018"/>
        </table:table-row>
        <table:table-row table:style-name="ro4">
          <table:table-cell office:value-type="string">
            <text:p>1924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7" office:value-type="string">
            <text:p>mučenika</text:p>
          </table:table-cell>
          <table:table-cell table:style-name="ce27" office:value-type="string">
            <text:p>mučeníka</text:p>
          </table:table-cell>
          <table:table-cell table:number-columns-repeated="1018"/>
        </table:table-row>
        <table:table-row table:style-name="ro4">
          <table:table-cell office:value-type="string">
            <text:p>1926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chýba písmeno a</text:p>
          </table:table-cell>
          <table:table-cell table:style-name="ce35" office:value-type="string">
            <text:p>30. august</text:p>
          </table:table-cell>
          <table:table-cell table:style-name="ce27" office:value-type="string">
            <text:p>30. augusta</text:p>
          </table:table-cell>
          <table:table-cell table:number-columns-repeated="1018"/>
        </table:table-row>
        <table:table-row table:style-name="ro4">
          <table:table-cell office:value-type="string">
            <text:p>1927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16" office:value-type="string">
            <text:p>Rima</text:p>
          </table:table-cell>
          <table:table-cell table:style-name="ce16" office:value-type="string">
            <text:p>Ríma</text:p>
          </table:table-cell>
          <table:table-cell table:number-columns-repeated="1018"/>
        </table:table-row>
        <table:table-row table:style-name="ro4">
          <table:table-cell office:value-type="string">
            <text:p>1933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emá byť čiarka za slovom "hrozná"</text:p>
          </table:table-cell>
          <table:table-cell table:style-name="ce16" office:value-type="string">
            <text:p>hrozná, ako</text:p>
          </table:table-cell>
          <table:table-cell table:style-name="ce16" office:value-type="string">
            <text:p>hrozná ako</text:p>
          </table:table-cell>
          <table:table-cell table:number-columns-repeated="1018"/>
        </table:table-row>
        <table:table-row table:style-name="ro4">
          <table:table-cell office:value-type="string">
            <text:p>1937</text:p>
          </table:table-cell>
          <table:table-cell office:value-type="string">
            <text:p>3. zhora</text:p>
          </table:table-cell>
          <table:table-cell office:value-type="string">
            <text:p>2</text:p>
          </table:table-cell>
          <table:table-cell office:value-type="string">
            <text:p>chýba písmeno e</text:p>
          </table:table-cell>
          <table:table-cell table:style-name="ce16" office:value-type="string">
            <text:p>oslavujme</text:p>
          </table:table-cell>
          <table:table-cell table:style-name="ce16" office:value-type="string">
            <text:p>oslavujeme</text:p>
          </table:table-cell>
          <table:table-cell table:number-columns-repeated="1018"/>
        </table:table-row>
        <table:table-row table:style-name="ro4">
          <table:table-cell office:value-type="string">
            <text:p>1937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má byť dvojbodka namiesto čiarky</text:p>
          </table:table-cell>
          <table:table-cell table:style-name="ce27" office:value-type="string">
            <text:p>pastierov, pre biskupov</text:p>
          </table:table-cell>
          <table:table-cell table:style-name="ce27" office:value-type="string">
            <text:p>pastierov: pre biskupov</text:p>
          </table:table-cell>
          <table:table-cell table:number-columns-repeated="1018"/>
        </table:table-row>
        <table:table-row table:style-name="ro4">
          <table:table-cell office:value-type="string">
            <text:p>1949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nemá byť čiarka za slovom "žezla"</text:p>
          </table:table-cell>
          <table:table-cell table:style-name="ce16" office:value-type="string">
            <text:p>žezla, rozšíri</text:p>
          </table:table-cell>
          <table:table-cell table:style-name="ce16" office:value-type="string">
            <text:p>žezla rozšíri</text:p>
          </table:table-cell>
          <table:table-cell table:number-columns-repeated="1018"/>
        </table:table-row>
        <table:table-row table:style-name="ro4">
          <table:table-cell office:value-type="string">
            <text:p>1951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královstvom</text:p>
          </table:table-cell>
          <table:table-cell table:style-name="ce16" office:value-type="string">
            <text:p>kráľovstvom</text:p>
          </table:table-cell>
          <table:table-cell table:number-columns-repeated="1018"/>
        </table:table-row>
        <table:table-row table:style-name="ro4">
          <table:table-cell office:value-type="string">
            <text:p>1957</text:p>
          </table:table-cell>
          <table:table-cell office:value-type="string">
            <text:p>1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63</text:p>
          </table:table-cell>
          <table:table-cell office:value-type="string">
            <text:p>7. zhora</text:p>
          </table:table-cell>
          <table:table-cell office:value-type="string">
            <text:p>2</text:p>
          </table:table-cell>
          <table:table-cell office:value-type="string">
            <text:p>chybný znak (! -&gt; l)</text:p>
          </table:table-cell>
          <table:table-cell table:style-name="ce27" office:value-type="string">
            <text:p>Ga!</text:p>
          </table:table-cell>
          <table:table-cell table:style-name="ce27" office:value-type="string">
            <text:p>Gal</text:p>
          </table:table-cell>
          <table:table-cell table:number-columns-repeated="1018"/>
        </table:table-row>
        <table:table-row table:style-name="ro4">
          <table:table-cell office:value-type="string">
            <text:p>1965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16" office:value-type="string">
            <text:p>do Rima</text:p>
          </table:table-cell>
          <table:table-cell table:style-name="ce16" office:value-type="string">
            <text:p>do Ríma</text:p>
          </table:table-cell>
          <table:table-cell table:number-columns-repeated="1018"/>
        </table:table-row>
        <table:table-row table:style-name="ro1">
          <table:table-cell office:value-type="string">
            <text:p>1965</text:p>
          </table:table-cell>
          <table:table-cell office:value-type="string">
            <text:p>15., 16. zhora, 11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67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16" office:value-type="string">
            <text:p>duši</text:p>
          </table:table-cell>
          <table:table-cell table:style-name="ce16" office:value-type="string">
            <text:p>duší</text:p>
          </table:table-cell>
          <table:table-cell table:number-columns-repeated="1018"/>
        </table:table-row>
        <table:table-row table:style-name="ro4">
          <table:table-cell office:value-type="string">
            <text:p>1969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nemajú byť 2 čiarky</text:p>
          </table:table-cell>
          <table:table-cell table:style-name="ce16" office:value-type="string">
            <text:p>človeka, menom Matúša, a</text:p>
          </table:table-cell>
          <table:table-cell table:style-name="ce16" office:value-type="string">
            <text:p>človeka menom Matúša a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970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podla</text:p>
          </table:table-cell>
          <table:table-cell table:style-name="ce16" office:value-type="string">
            <text:p>podľa</text:p>
          </table:table-cell>
          <table:table-cell table:number-columns-repeated="1018"/>
        </table:table-row>
        <table:table-row table:style-name="ro4">
          <table:table-cell office:value-type="string">
            <text:p>1972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ne rozpoznané slovo</text:p>
          </table:table-cell>
          <table:table-cell table:style-name="ce16" office:value-type="string">
            <text:p>Oddal</text:p>
          </table:table-cell>
          <table:table-cell table:style-name="ce16" office:value-type="string">
            <text:p>Odtiaľ</text:p>
          </table:table-cell>
          <table:table-cell table:number-columns-repeated="1018"/>
        </table:table-row>
        <table:table-row table:style-name="ro1">
          <table:table-cell office:value-type="string">
            <text:p>1972</text:p>
          </table:table-cell>
          <table:table-cell office:value-type="string">
            <text:p>6. zhora, 1., 2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73</text:p>
          </table:table-cell>
          <table:table-cell/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74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má byť bodka namiesto čiarky</text:p>
          </table:table-cell>
          <table:table-cell table:style-name="ce16" office:value-type="string">
            <text:p>str, 2172</text:p>
          </table:table-cell>
          <table:table-cell table:style-name="ce16" office:value-type="string">
            <text:p>str. 2172</text:p>
          </table:table-cell>
          <table:table-cell table:number-columns-repeated="1018"/>
        </table:table-row>
        <table:table-row table:style-name="ro4">
          <table:table-cell office:value-type="string">
            <text:p>1975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plúc</text:p>
          </table:table-cell>
          <table:table-cell table:style-name="ce16" office:value-type="string">
            <text:p>pľúc</text:p>
          </table:table-cell>
          <table:table-cell table:number-columns-repeated="1018"/>
        </table:table-row>
        <table:table-row table:style-name="ro4">
          <table:table-cell office:value-type="string">
            <text:p>1975-1976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árne riadky hymnusu majú byť viac odsadené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78</text:p>
          </table:table-cell>
          <table:table-cell office:value-type="string">
            <text:p>1. až 6. zhora</text:p>
          </table:table-cell>
          <table:table-cell office:value-type="string">
            <text:p>5</text:p>
          </table:table-cell>
          <table:table-cell office:value-type="string">
            <text:p>text modlitby a "MODLITBA CEZ DEŇ" šedou farbou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80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80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bôloch</text:p>
          </table:table-cell>
          <table:table-cell table:style-name="ce16" office:value-type="string">
            <text:p>bôľoch</text:p>
          </table:table-cell>
          <table:table-cell table:number-columns-repeated="1018"/>
        </table:table-row>
        <table:table-row table:style-name="ro4">
          <table:table-cell office:value-type="string">
            <text:p>1981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hladím</text:p>
          </table:table-cell>
          <table:table-cell table:style-name="ce16" office:value-type="string">
            <text:p>hľadím</text:p>
          </table:table-cell>
          <table:table-cell table:number-columns-repeated="1018"/>
        </table:table-row>
        <table:table-row table:style-name="ro4">
          <table:table-cell office:value-type="string">
            <text:p>1981</text:p>
          </table:table-cell>
          <table:table-cell office:value-type="string">
            <text:p>11. zdola</text:p>
          </table:table-cell>
          <table:table-cell office:value-type="string">
            <text:p>8</text:p>
          </table:table-cell>
          <table:table-cell office:value-type="string">
            <text:p>riadok má byť odsadený (ako "i všetko")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83</text:p>
          </table:table-cell>
          <table:table-cell office:value-type="string">
            <text:p>11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1018"/>
        </table:table-row>
        <table:table-row table:style-name="ro4">
          <table:table-cell office:value-type="string">
            <text:p>1986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88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má byť bodka namiesto čiarky</text:p>
          </table:table-cell>
          <table:table-cell table:style-name="ce16" office:value-type="string">
            <text:p>1873, Bola</text:p>
          </table:table-cell>
          <table:table-cell table:style-name="ce16" office:value-type="string">
            <text:p>1873. Bola</text:p>
          </table:table-cell>
          <table:table-cell table:number-columns-repeated="1018"/>
        </table:table-row>
        <table:table-row table:style-name="ro4">
          <table:table-cell office:value-type="string">
            <text:p>1989</text:p>
          </table:table-cell>
          <table:table-cell office:value-type="string">
            <text:p>4. zhora</text:p>
          </table:table-cell>
          <table:table-cell office:value-type="string">
            <text:p>4</text:p>
          </table:table-cell>
          <table:table-cell office:value-type="string">
            <text:p>farba INVITATÓRIUM je červeno-čierna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1990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Chválte</text:p>
          </table:table-cell>
          <table:table-cell table:style-name="ce16" office:value-type="string">
            <text:p>Chváľte</text:p>
          </table:table-cell>
          <table:table-cell table:number-columns-repeated="1018"/>
        </table:table-row>
        <table:table-row table:style-name="ro4">
          <table:table-cell office:value-type="string">
            <text:p>1993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hladel</text:p>
          </table:table-cell>
          <table:table-cell table:style-name="ce16" office:value-type="string">
            <text:p>hľadel</text:p>
          </table:table-cell>
          <table:table-cell table:number-columns-repeated="1018"/>
        </table:table-row>
        <table:table-row table:style-name="ro4">
          <table:table-cell office:value-type="string">
            <text:p>1993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2000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table:style-name="ce16" office:value-type="string">
            <text:p>vyznavačov</text:p>
          </table:table-cell>
          <table:table-cell table:style-name="ce16" office:value-type="string">
            <text:p>vyznávačov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00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čiarka za slovom "iným"</text:p>
          </table:table-cell>
          <table:table-cell table:style-name="ce16" office:value-type="string">
            <text:p>iným iba</text:p>
          </table:table-cell>
          <table:table-cell table:style-name="ce16" office:value-type="string">
            <text:p>iným, iba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2003</text:p>
          </table:table-cell>
          <table:table-cell/>
          <table:table-cell office:value-type="string">
            <text:p>6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2004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Zdravas'</text:p>
          </table:table-cell>
          <table:table-cell office:value-type="string">
            <text:p>Zdravas’</text:p>
          </table:table-cell>
          <table:table-cell table:number-columns-repeated="1018"/>
        </table:table-row>
        <table:table-row table:style-name="ro4">
          <table:table-cell office:value-type="string">
            <text:p>2006</text:p>
          </table:table-cell>
          <table:table-cell office:value-type="string">
            <text:p>8. zdola</text:p>
          </table:table-cell>
          <table:table-cell office:value-type="string">
            <text:p>2</text:p>
          </table:table-cell>
          <table:table-cell office:value-type="string">
            <text:p>chybne rozpoznané znaky (L -&gt; I.)</text:p>
          </table:table-cell>
          <table:table-cell table:style-name="ce16" office:value-type="string">
            <text:p>KALIXTA L.</text:p>
          </table:table-cell>
          <table:table-cell table:style-name="ce16" office:value-type="string">
            <text:p>KALIXTA I.</text:p>
          </table:table-cell>
          <table:table-cell table:number-columns-repeated="1018"/>
        </table:table-row>
        <table:table-row table:style-name="ro4">
          <table:table-cell office:value-type="string">
            <text:p>2009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čiarka za zátvorkou</text:p>
          </table:table-cell>
          <table:table-cell table:style-name="ce16" office:value-type="string">
            <text:p>(str. 2292) alebo</text:p>
          </table:table-cell>
          <table:table-cell table:style-name="ce16" office:value-type="string">
            <text:p>(str. 2292), alebo</text:p>
          </table:table-cell>
          <table:table-cell table:number-columns-repeated="1018"/>
        </table:table-row>
        <table:table-row table:style-name="ro4">
          <table:table-cell office:value-type="string">
            <text:p>2010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7" office:value-type="string">
            <text:p>častí</text:p>
          </table:table-cell>
          <table:table-cell table:style-name="ce27" office:value-type="string">
            <text:p>časti</text:p>
          </table:table-cell>
          <table:table-cell table:number-columns-repeated="1018"/>
        </table:table-row>
        <table:table-row table:style-name="ro4">
          <table:table-cell office:value-type="string">
            <text:p>2012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2018</text:p>
          </table:table-cell>
          <table:table-cell office:value-type="string">
            <text:p>3. zhora</text:p>
          </table:table-cell>
          <table:table-cell office:value-type="string">
            <text:p>8</text:p>
          </table:table-cell>
          <table:table-cell office:value-type="string">
            <text:p>text "Otče náš." má byť zalomený na novom riadku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2024</text:p>
          </table:table-cell>
          <table:table-cell office:value-type="string">
            <text:p>4. zhora/3. zdola</text:p>
          </table:table-cell>
          <table:table-cell office:value-type="string">
            <text:p>1</text:p>
          </table:table-cell>
          <table:table-cell office:value-type="string">
            <text:p>chybne rozpoznané slovo (f -&gt; í)</text:p>
          </table:table-cell>
          <table:table-cell table:style-name="ce27" office:value-type="string">
            <text:p>čftanie</text:p>
          </table:table-cell>
          <table:table-cell table:style-name="ce27" office:value-type="string">
            <text:p>čítanie</text:p>
          </table:table-cell>
          <table:table-cell table:number-columns-repeated="1018"/>
        </table:table-row>
        <table:table-row table:style-name="ro4">
          <table:table-cell office:value-type="string">
            <text:p>2025</text:p>
          </table:table-cell>
          <table:table-cell office:value-type="string">
            <text:p>7. zhora</text:p>
          </table:table-cell>
          <table:table-cell/>
          <table:table-cell office:value-type="string">
            <text:p>chýba čiarka za Ó</text:p>
          </table:table-cell>
          <table:table-cell table:style-name="ce16" office:value-type="string">
            <text:p>Ó Kriste</text:p>
          </table:table-cell>
          <table:table-cell table:style-name="ce16" office:value-type="string">
            <text:p>Ó, Kriste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025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table:style-name="ce16" office:value-type="string">
            <text:p>vyznavači</text:p>
          </table:table-cell>
          <table:table-cell table:style-name="ce16" office:value-type="string">
            <text:p>vyznávači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027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medzera za hviezdičkou</text:p>
          </table:table-cell>
          <table:table-cell table:style-name="ce16" office:value-type="string">
            <text:p>zamrzlo;*</text:p>
          </table:table-cell>
          <table:table-cell table:style-name="ce16" office:value-type="string">
            <text:p>zamrzlo; *</text:p>
          </table:table-cell>
          <table:table-cell table:number-columns-repeated="1018"/>
        </table:table-row>
        <table:table-row table:style-name="ro4">
          <table:table-cell office:value-type="string">
            <text:p>2029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16" office:value-type="string">
            <text:p>velký</text:p>
          </table:table-cell>
          <table:table-cell table:style-name="ce16" office:value-type="string">
            <text:p>veľký</text:p>
          </table:table-cell>
          <table:table-cell table:number-columns-repeated="1018"/>
        </table:table-row>
        <table:table-row table:style-name="ro4">
          <table:table-cell office:value-type="string">
            <text:p>2031</text:p>
          </table:table-cell>
          <table:table-cell office:value-type="string">
            <text:p>6. a 5. zdola</text:p>
          </table:table-cell>
          <table:table-cell office:value-type="string">
            <text:p>2</text:p>
          </table:table-cell>
          <table:table-cell office:value-type="string">
            <text:p>chybné zalomenie verša ("nás" má byť ešte v 6. zdola)</text:p>
          </table:table-cell>
          <table:table-cell office:value-type="string">
            <text:p>všetkých / nás vyvedú</text:p>
          </table:table-cell>
          <table:table-cell office:value-type="string">
            <text:p>všetkých nás / vyvedú</text:p>
          </table:table-cell>
          <table:table-cell table:number-columns-repeated="1018"/>
        </table:table-row>
        <table:table-row table:style-name="ro4">
          <table:table-cell office:value-type="string">
            <text:p>2031</text:p>
          </table:table-cell>
          <table:table-cell office:value-type="string">
            <text:p>3. zdola</text:p>
          </table:table-cell>
          <table:table-cell office:value-type="string">
            <text:p>2</text:p>
          </table:table-cell>
          <table:table-cell office:value-type="string">
            <text:p>chýba i v slove "svätými"</text:p>
          </table:table-cell>
          <table:table-cell table:style-name="ce16" office:value-type="string">
            <text:p>svätým</text:p>
          </table:table-cell>
          <table:table-cell table:style-name="ce16" office:value-type="string">
            <text:p>svätými</text:p>
          </table:table-cell>
          <table:table-cell table:number-columns-repeated="1018"/>
        </table:table-row>
        <table:table-row table:style-name="ro4">
          <table:table-cell office:value-type="string">
            <text:p>2033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bodka na konci riadka nemá byť tučným (boldom)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203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table:style-name="ce16" office:value-type="string">
            <text:p>Ó Kriste</text:p>
          </table:table-cell>
          <table:table-cell table:style-name="ce16" office:value-type="string">
            <text:p>Ó, Kriste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036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emá byť dĺžeň na i (správne str. 2037)</text:p>
          </table:table-cell>
          <table:table-cell table:style-name="ce16" office:value-type="string">
            <text:p>hodní;</text:p>
          </table:table-cell>
          <table:table-cell table:style-name="ce16" office:value-type="string">
            <text:p>hodni;</text:p>
          </table:table-cell>
          <table:table-cell table:number-columns-repeated="1018"/>
        </table:table-row>
        <table:table-row table:style-name="ro4">
          <table:table-cell office:value-type="string">
            <text:p>2037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má byť čiarka namiesto bodky v biblickom odkaze</text:p>
          </table:table-cell>
          <table:table-cell table:style-name="ce27" office:value-type="string">
            <text:p>5. 9. 10. 12</text:p>
          </table:table-cell>
          <table:table-cell table:style-name="ce27" office:value-type="string">
            <text:p>5, 9. 10. 12</text:p>
          </table:table-cell>
          <table:table-cell table:number-columns-repeated="1018"/>
        </table:table-row>
        <table:table-row table:style-name="ro3" table:number-rows-repeated="2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2047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 za slovo "smrť"</text:p>
          </table:table-cell>
          <table:table-cell table:style-name="ce16" office:value-type="string">
            <text:p>(ani) smrť ani život</text:p>
          </table:table-cell>
          <table:table-cell table:style-name="ce16" office:value-type="string">
            <text:p>(ani) smrť, ani život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047-2048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2048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za slovom "ochotne" má byť čiarka, nie bodkočiarka</text:p>
          </table:table-cell>
          <table:table-cell office:value-type="string">
            <text:p>ochotne; nie</text:p>
          </table:table-cell>
          <table:table-cell office:value-type="string">
            <text:p>ochotne, nie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2051</text:p>
          </table:table-cell>
          <table:table-cell/>
          <table:table-cell office:value-type="string">
            <text:p>6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3" table:number-rows-repeated="3">
          <table:table-cell table:number-columns-repeated="4"/>
          <table:table-cell table:style-name="ce16" table:number-columns-repeated="2"/>
          <table:table-cell table:number-columns-repeated="1018"/>
        </table:table-row>
        <table:table-row table:style-name="ro4">
          <table:table-cell office:value-type="string">
            <text:p>2105</text:p>
          </table:table-cell>
          <table:table-cell office:value-type="string">
            <text:p>9. zdola</text:p>
          </table:table-cell>
          <table:table-cell office:value-type="string">
            <text:p>2</text:p>
          </table:table-cell>
          <table:table-cell office:value-type="string">
            <text:p>chybný biblický odkaz (správne napr. str. 2117)</text:p>
          </table:table-cell>
          <table:table-cell table:style-name="ce27" office:value-type="string">
            <text:p>Zjv 19, 1-7</text:p>
          </table:table-cell>
          <table:table-cell table:style-name="ce27" office:value-type="string">
            <text:p>Zjv 19, 1-2. 5-7</text:p>
          </table:table-cell>
          <table:table-cell table:number-columns-repeated="1018"/>
        </table:table-row>
        <table:table-row table:style-name="ro1">
          <table:table-cell office:value-type="string">
            <text:p>2107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a konci riadka má byť bodka a medzera pred krížikom, nie čiarka</text:p>
          </table:table-cell>
          <table:table-cell office:value-type="string">
            <text:p>Cirkvi,+</text:p>
          </table:table-cell>
          <table:table-cell office:value-type="string">
            <text:p>Cirkvi. +</text:p>
          </table:table-cell>
          <table:table-cell table:number-columns-repeated="1018"/>
        </table:table-row>
        <table:table-row table:style-name="ro4">
          <table:table-cell office:value-type="string">
            <text:p>2107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emá byť mäkčeň na l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2108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109</text:p>
          </table:table-cell>
          <table:table-cell office:value-type="string">
            <text:p>4. a 5. zhora</text:p>
          </table:table-cell>
          <table:table-cell office:value-type="string">
            <text:p>1</text:p>
          </table:table-cell>
          <table:table-cell office:value-type="string">
            <text:p>chybne delená strofa na verše -- má byť 6-riadková (porov. napr. LH, zv. IV, str. 1707)</text:p>
          </table:table-cell>
          <table:table-cell office:value-type="string">
            <text:p>všade šíri ozvenu i chválospev / a korí sa Bohu trojjedinému</text:p>
          </table:table-cell>
          <table:table-cell office:value-type="string">
            <text:p>všade šíri ozvenu / i chválospev a korí sa / Bohu trojjedinému</text:p>
          </table:table-cell>
          <table:table-cell table:number-columns-repeated="1018"/>
        </table:table-row>
        <table:table-row table:style-name="ro4">
          <table:table-cell office:value-type="string">
            <text:p>211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Chválte</text:p>
          </table:table-cell>
          <table:table-cell office:value-type="string">
            <text:p>Chváľte</text:p>
          </table:table-cell>
          <table:table-cell table:number-columns-repeated="1018"/>
        </table:table-row>
        <table:table-row table:style-name="ro4">
          <table:table-cell office:value-type="string">
            <text:p>2112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rislúbenú</text:p>
          </table:table-cell>
          <table:table-cell office:value-type="string">
            <text:p>prisľúbenú</text:p>
          </table:table-cell>
          <table:table-cell table:number-columns-repeated="1018"/>
        </table:table-row>
        <table:table-row table:style-name="ro4">
          <table:table-cell office:value-type="string">
            <text:p>2115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čul</text:p>
          </table:table-cell>
          <table:table-cell office:value-type="string">
            <text:p>včuľ</text:p>
          </table:table-cell>
          <table:table-cell table:number-columns-repeated="1018"/>
        </table:table-row>
        <table:table-row table:style-name="ro4">
          <table:table-cell office:value-type="string">
            <text:p>2116</text:p>
          </table:table-cell>
          <table:table-cell office:value-type="string">
            <text:p>10. zdola</text:p>
          </table:table-cell>
          <table:table-cell office:value-type="string">
            <text:p>2</text:p>
          </table:table-cell>
          <table:table-cell office:value-type="string">
            <text:p>na konci riadka nemá byť bodka</text:p>
          </table:table-cell>
          <table:table-cell office:value-type="string">
            <text:p>Izraela.</text:p>
          </table:table-cell>
          <table:table-cell office:value-type="string">
            <text:p>Izraela</text:p>
          </table:table-cell>
          <table:table-cell table:number-columns-repeated="1018"/>
        </table:table-row>
        <table:table-row table:style-name="ro4">
          <table:table-cell office:value-type="string">
            <text:p>2118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luďmi</text:p>
          </table:table-cell>
          <table:table-cell office:value-type="string">
            <text:p>ľuďmi</text:p>
          </table:table-cell>
          <table:table-cell table:number-columns-repeated="1018"/>
        </table:table-row>
        <table:table-row table:style-name="ro4">
          <table:table-cell office:value-type="string">
            <text:p>212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dla</text:p>
          </table:table-cell>
          <table:table-cell office:value-type="string">
            <text:p>podľa</text:p>
          </table:table-cell>
          <table:table-cell table:number-columns-repeated="1018"/>
        </table:table-row>
        <table:table-row table:style-name="ro4">
          <table:table-cell office:value-type="string">
            <text:p>2130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Spasitela</text:p>
          </table:table-cell>
          <table:table-cell office:value-type="string">
            <text:p>Spasiteľa</text:p>
          </table:table-cell>
          <table:table-cell table:number-columns-repeated="1018"/>
        </table:table-row>
        <table:table-row table:style-name="ro4">
          <table:table-cell office:value-type="string">
            <text:p>2133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prihovor</text:p>
          </table:table-cell>
          <table:table-cell office:value-type="string">
            <text:p>príhovor</text:p>
          </table:table-cell>
          <table:table-cell table:number-columns-repeated="1018"/>
        </table:table-row>
        <table:table-row table:style-name="ro4">
          <table:table-cell office:value-type="string">
            <text:p>2133</text:p>
          </table:table-cell>
          <table:table-cell office:value-type="string">
            <text:p>6. zdola</text:p>
          </table:table-cell>
          <table:table-cell office:value-type="string">
            <text:p>2</text:p>
          </table:table-cell>
          <table:table-cell office:value-type="string">
            <text:p>chybne uvedené číslo žalmu (3 -&gt; 2)</text:p>
          </table:table-cell>
          <table:table-cell table:style-name="ce27" office:value-type="string">
            <text:p>žalmu 137</text:p>
          </table:table-cell>
          <table:table-cell table:style-name="ce27" office:value-type="string">
            <text:p>žalmu 127</text:p>
          </table:table-cell>
          <table:table-cell table:number-columns-repeated="1018"/>
        </table:table-row>
        <table:table-row table:style-name="ro4">
          <table:table-cell office:value-type="string">
            <text:p>2134</text:p>
          </table:table-cell>
          <table:table-cell office:value-type="string">
            <text:p>krátke čítanie</text:p>
          </table:table-cell>
          <table:table-cell office:value-type="string">
            <text:p>5</text:p>
          </table:table-cell>
          <table:table-cell office:value-type="string">
            <text:p>text krátkeho čítania zo Sof 3 uvedený šedou farbou</text:p>
          </table:table-cell>
          <table:table-cell table:number-columns-repeated="1020"/>
        </table:table-row>
        <table:table-row table:style-name="ro4">
          <table:table-cell office:value-type="string">
            <text:p>2136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lúdne;</text:p>
          </table:table-cell>
          <table:table-cell office:value-type="string">
            <text:p>vľúdne;</text:p>
          </table:table-cell>
          <table:table-cell table:number-columns-repeated="1018"/>
        </table:table-row>
        <table:table-row table:style-name="ro4">
          <table:table-cell office:value-type="string">
            <text:p>2146</text:p>
          </table:table-cell>
          <table:table-cell office:value-type="string">
            <text:p>11. zdola</text:p>
          </table:table-cell>
          <table:table-cell office:value-type="string">
            <text:p>2</text:p>
          </table:table-cell>
          <table:table-cell office:value-type="string">
            <text:p>chybne rozpoznané slovo (a -&gt; u)</text:p>
          </table:table-cell>
          <table:table-cell office:value-type="string">
            <text:p>žiara</text:p>
          </table:table-cell>
          <table:table-cell office:value-type="string">
            <text:p>žiaru</text:p>
          </table:table-cell>
          <table:table-cell table:number-columns-repeated="1018"/>
        </table:table-row>
        <table:table-row table:style-name="ro4">
          <table:table-cell office:value-type="string">
            <text:p>2147</text:p>
          </table:table-cell>
          <table:table-cell office:value-type="string">
            <text:p>3. zdola</text:p>
          </table:table-cell>
          <table:table-cell office:value-type="string">
            <text:p>4</text:p>
          </table:table-cell>
          <table:table-cell office:value-type="string">
            <text:p>úvodné slová hymnu majú byť čiernou farbou</text:p>
          </table:table-cell>
          <table:table-cell table:style-name="ce27" office:value-type="string">
            <text:p>Zdravas', hviezda morská</text:p>
          </table:table-cell>
          <table:table-cell office:value-type="string">
            <text:p>Zdravas', hviezda morská</text:p>
          </table:table-cell>
          <table:table-cell table:number-columns-repeated="1018"/>
        </table:table-row>
        <table:table-row table:style-name="ro4">
          <table:table-cell office:value-type="string">
            <text:p>2154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1018"/>
        </table:table-row>
        <table:table-row table:style-name="ro1">
          <table:table-cell office:value-type="string">
            <text:p>2154-2155</text:p>
          </table:table-cell>
          <table:table-cell office:value-type="string">
            <text:p>chválospev</text:p>
          </table:table-cell>
          <table:table-cell office:value-type="string">
            <text:p>8</text:p>
          </table:table-cell>
          <table:table-cell office:value-type="string">
            <text:p>druhé odsadenie (str. 2154: 13., 11., 9., 5., 3. zdola; str. 2155: 7. zhora) má byť väčšie; správne str. 2124-2125</text:p>
          </table:table-cell>
          <table:table-cell table:number-columns-repeated="1020"/>
        </table:table-row>
        <table:table-row table:style-name="ro4">
          <table:table-cell office:value-type="string">
            <text:p>2155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rozdelovali</text:p>
          </table:table-cell>
          <table:table-cell office:value-type="string">
            <text:p>rozdeľovali</text:p>
          </table:table-cell>
          <table:table-cell table:number-columns-repeated="1018"/>
        </table:table-row>
        <table:table-row table:style-name="ro4">
          <table:table-cell office:value-type="string">
            <text:p>2158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nemá byť mäkčeň na l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2160</text:p>
          </table:table-cell>
          <table:table-cell office:value-type="string">
            <text:p>9. a 7. zdola</text:p>
          </table:table-cell>
          <table:table-cell office:value-type="string">
            <text:p>4</text:p>
          </table:table-cell>
          <table:table-cell office:value-type="string">
            <text:p>záverečná zátvorka za "Aleluja." má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2161</text:p>
          </table:table-cell>
          <table:table-cell office:value-type="string">
            <text:p>8. a 9. zhor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ísmeno (Ž -&gt; ž) 2x</text:p>
          </table:table-cell>
          <table:table-cell table:style-name="ce27" office:value-type="string">
            <text:p>namiesto Žalmu 126... Žalm 129</text:p>
          </table:table-cell>
          <table:table-cell table:style-name="ce27" office:value-type="string">
            <text:p>namiesto žalmu 126... žalm 129</text:p>
          </table:table-cell>
          <table:table-cell table:number-columns-repeated="1018"/>
        </table:table-row>
        <table:table-row table:style-name="ro1">
          <table:table-cell office:value-type="string">
            <text:p>2165</text:p>
          </table:table-cell>
          <table:table-cell office:value-type="string">
            <text:p>chválospev</text:p>
          </table:table-cell>
          <table:table-cell office:value-type="string">
            <text:p>8</text:p>
          </table:table-cell>
          <table:table-cell office:value-type="string">
            <text:p>druhé odsadenie (15., 13., 11., 8., 6. zdola) má byť väčšie; správne str. 2124-2125</text:p>
          </table:table-cell>
          <table:table-cell table:number-columns-repeated="1020"/>
        </table:table-row>
        <table:table-row table:style-name="ro4">
          <table:table-cell office:value-type="string">
            <text:p>2167</text:p>
          </table:table-cell>
          <table:table-cell office:value-type="string">
            <text:p>8. až 10. zhora</text:p>
          </table:table-cell>
          <table:table-cell office:value-type="string">
            <text:p>5</text:p>
          </table:table-cell>
          <table:table-cell office:value-type="string">
            <text:p>text zvolania a úvodu prvej prosby je šedou farbou</text:p>
          </table:table-cell>
          <table:table-cell table:number-columns-repeated="1020"/>
        </table:table-row>
        <table:table-row table:style-name="ro4">
          <table:table-cell office:value-type="string">
            <text:p>2171</text:p>
          </table:table-cell>
          <table:table-cell office:value-type="string">
            <text:p>chválospev</text:p>
          </table:table-cell>
          <table:table-cell office:value-type="string">
            <text:p>5</text:p>
          </table:table-cell>
          <table:table-cell office:value-type="string">
            <text:p>text chválospevu (8 riadkov) je šedou farbou (raster)</text:p>
          </table:table-cell>
          <table:table-cell table:number-columns-repeated="1020"/>
        </table:table-row>
        <table:table-row table:style-name="ro5">
          <table:table-cell office:value-type="string">
            <text:p>2171</text:p>
          </table:table-cell>
          <table:table-cell office:value-type="string">
            <text:p>14. až 12. zdola</text:p>
          </table:table-cell>
          <table:table-cell office:value-type="string">
            <text:p>3</text:p>
          </table:table-cell>
          <table:table-cell office:value-type="string">
            <text:p>chýbajúce čiarky pred "ani" (9 čiarok celkovo chýba)</text:p>
          </table:table-cell>
          <table:table-cell office:value-type="string">
            <text:p>smrť ani život ani anjeli ani kniežatstvá ani prítomnosť ani budúcnosť ani mocnosti ani výška ani hĺbka ani nijaké</text:p>
          </table:table-cell>
          <table:table-cell office:value-type="string">
            <text:p>smrť, ani život, ani anjeli, ani kniežatstvá, ani prítomnosť, ani budúcnosť, ani mocnosti, ani výška, ani hĺbka, ani nijaké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2173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Trýznitel</text:p>
          </table:table-cell>
          <table:table-cell office:value-type="string">
            <text:p>Trýzniteľ</text:p>
          </table:table-cell>
          <table:table-cell table:number-columns-repeated="1018"/>
        </table:table-row>
        <table:table-row table:style-name="ro4">
          <table:table-cell office:value-type="string">
            <text:p>2175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za vyznavačov</text:p>
          </table:table-cell>
          <table:table-cell office:value-type="string">
            <text:p>za vyznávačov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178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edzera v skratke biblickej knihy</text:p>
          </table:table-cell>
          <table:table-cell table:style-name="ce27" office:value-type="string">
            <text:p>1Pt</text:p>
          </table:table-cell>
          <table:table-cell table:style-name="ce27" office:value-type="string">
            <text:p>1 Pt</text:p>
          </table:table-cell>
          <table:table-cell table:number-columns-repeated="1018"/>
        </table:table-row>
        <table:table-row table:style-name="ro4">
          <table:table-cell office:value-type="string">
            <text:p>2182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sluby</text:p>
          </table:table-cell>
          <table:table-cell office:value-type="string">
            <text:p>sľuby</text:p>
          </table:table-cell>
          <table:table-cell table:number-columns-repeated="1018"/>
        </table:table-row>
        <table:table-row table:style-name="ro4">
          <table:table-cell office:value-type="string">
            <text:p>2184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2189</text:p>
          </table:table-cell>
          <table:table-cell office:value-type="string">
            <text:p>13. a 14. zhora</text:p>
          </table:table-cell>
          <table:table-cell office:value-type="string">
            <text:p>8</text:p>
          </table:table-cell>
          <table:table-cell office:value-type="string">
            <text:p>riadky majú byť odsadené (ako "znie...")</text:p>
          </table:table-cell>
          <table:table-cell table:number-columns-repeated="1020"/>
        </table:table-row>
        <table:table-row table:style-name="ro5">
          <table:table-cell office:value-type="string">
            <text:p>2191</text:p>
          </table:table-cell>
          <table:table-cell office:value-type="string">
            <text:p>12. až 10. zdola</text:p>
          </table:table-cell>
          <table:table-cell office:value-type="string">
            <text:p>3</text:p>
          </table:table-cell>
          <table:table-cell office:value-type="string">
            <text:p>chýbajúce čiarky pred "ani" (9 čiarok celkovo chýba)</text:p>
          </table:table-cell>
          <table:table-cell office:value-type="string">
            <text:p>smrť ani život ani anjeli ani kniežatstvá ani prítomnosť ani budúcnosť ani mocnosti ani výška ani hĺbka ani nijaké</text:p>
          </table:table-cell>
          <table:table-cell office:value-type="string">
            <text:p>smrť, ani život, ani anjeli, ani kniežatstvá, ani prítomnosť, ani budúcnosť, ani mocnosti, ani výška, ani hĺbka, ani nijaké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2193</text:p>
          </table:table-cell>
          <table:table-cell office:value-type="string">
            <text:p>12. zdola</text:p>
          </table:table-cell>
          <table:table-cell office:value-type="string">
            <text:p>4</text:p>
          </table:table-cell>
          <table:table-cell office:value-type="string">
            <text:p>zátvorky (ľavá aj pravá) majú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2193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Tešitelovi</text:p>
          </table:table-cell>
          <table:table-cell office:value-type="string">
            <text:p>Tešiteľovi</text:p>
          </table:table-cell>
          <table:table-cell table:number-columns-repeated="1018"/>
        </table:table-row>
        <table:table-row table:style-name="ro4">
          <table:table-cell office:value-type="string">
            <text:p>2196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za vyznavačov</text:p>
          </table:table-cell>
          <table:table-cell office:value-type="string">
            <text:p>za vyznávačov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197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nepriatela.</text:p>
          </table:table-cell>
          <table:table-cell office:value-type="string">
            <text:p>nepriateľa.</text:p>
          </table:table-cell>
          <table:table-cell table:number-columns-repeated="1018"/>
        </table:table-row>
        <table:table-row table:style-name="ro4">
          <table:table-cell office:value-type="string">
            <text:p>2201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1018"/>
        </table:table-row>
        <table:table-row table:style-name="ro4">
          <table:table-cell office:value-type="string">
            <text:p>2202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5., 9., 13., 17. riadok zhora: viac odsadiť</text:p>
          </table:table-cell>
          <table:table-cell table:number-columns-repeated="1020"/>
        </table:table-row>
        <table:table-row table:style-name="ro4">
          <table:table-cell office:value-type="string">
            <text:p>2203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elmi</text:p>
          </table:table-cell>
          <table:table-cell office:value-type="string">
            <text:p>veľmi</text:p>
          </table:table-cell>
          <table:table-cell table:number-columns-repeated="1018"/>
        </table:table-row>
        <table:table-row table:style-name="ro4">
          <table:table-cell office:value-type="string">
            <text:p>2205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elkého</text:p>
          </table:table-cell>
          <table:table-cell office:value-type="string">
            <text:p>veľkého</text:p>
          </table:table-cell>
          <table:table-cell table:number-columns-repeated="1018"/>
        </table:table-row>
        <table:table-row table:style-name="ro4">
          <table:table-cell office:value-type="string">
            <text:p>2206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2210</text:p>
          </table:table-cell>
          <table:table-cell office:value-type="string">
            <text:p>1. a 2. zhora</text:p>
          </table:table-cell>
          <table:table-cell office:value-type="string">
            <text:p>5</text:p>
          </table:table-cell>
          <table:table-cell office:value-type="string">
            <text:p>nadpis je šedou farbou</text:p>
          </table:table-cell>
          <table:table-cell table:number-columns-repeated="1020"/>
        </table:table-row>
        <table:table-row table:style-name="ro4">
          <table:table-cell office:value-type="string">
            <text:p>2211</text:p>
          </table:table-cell>
          <table:table-cell office:value-type="string">
            <text:p>15. zhora</text:p>
          </table:table-cell>
          <table:table-cell office:value-type="string">
            <text:p>2</text:p>
          </table:table-cell>
          <table:table-cell office:value-type="string">
            <text:p>má byť malé písmeno v slove "všetko"</text:p>
          </table:table-cell>
          <table:table-cell office:value-type="string">
            <text:p>Všetko</text:p>
          </table:table-cell>
          <table:table-cell office:value-type="string">
            <text:p>všetko</text:p>
          </table:table-cell>
          <table:table-cell table:number-columns-repeated="1018"/>
        </table:table-row>
        <table:table-row table:style-name="ro4">
          <table:table-cell office:value-type="string">
            <text:p>2212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milostí, *</text:p>
          </table:table-cell>
          <table:table-cell office:value-type="string">
            <text:p>milosti, *</text:p>
          </table:table-cell>
          <table:table-cell table:number-columns-repeated="1018"/>
        </table:table-row>
        <table:table-row table:style-name="ro4">
          <table:table-cell office:value-type="string">
            <text:p>2212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number-columns-repeated="1018"/>
        </table:table-row>
        <table:table-row table:style-name="ro4">
          <table:table-cell office:value-type="string">
            <text:p>2213</text:p>
          </table:table-cell>
          <table:table-cell office:value-type="string">
            <text:p>7. zhora</text:p>
          </table:table-cell>
          <table:table-cell office:value-type="string">
            <text:p>2</text:p>
          </table:table-cell>
          <table:table-cell office:value-type="string">
            <text:p>na konci riadka nemá byť čiarka</text:p>
          </table:table-cell>
          <table:table-cell office:value-type="string">
            <text:p>oň,</text:p>
          </table:table-cell>
          <table:table-cell office:value-type="string">
            <text:p>oň</text:p>
          </table:table-cell>
          <table:table-cell table:number-columns-repeated="1018"/>
        </table:table-row>
        <table:table-row table:style-name="ro4">
          <table:table-cell office:value-type="string">
            <text:p>2213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za slovom "ochotne" má byť čiarka, nie bodkočiarka</text:p>
          </table:table-cell>
          <table:table-cell office:value-type="string">
            <text:p>ochotne; nie</text:p>
          </table:table-cell>
          <table:table-cell office:value-type="string">
            <text:p>ochotne, nie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2214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šlachetný</text:p>
          </table:table-cell>
          <table:table-cell office:value-type="string">
            <text:p>šľachetný</text:p>
          </table:table-cell>
          <table:table-cell table:number-columns-repeated="1018"/>
        </table:table-row>
        <table:table-row table:style-name="ro4">
          <table:table-cell office:value-type="string">
            <text:p>2214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11., 16. zhora a 6. a 1. zdola majú byť viac odsadené</text:p>
          </table:table-cell>
          <table:table-cell table:number-columns-repeated="1020"/>
        </table:table-row>
        <table:table-row table:style-name="ro4">
          <table:table-cell office:value-type="string">
            <text:p>2215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4., 8., 13. zhora a 12., 8. a 4. zdola majú byť viac odsadené</text:p>
          </table:table-cell>
          <table:table-cell table:number-columns-repeated="1020"/>
        </table:table-row>
        <table:table-row table:style-name="ro4">
          <table:table-cell office:value-type="string">
            <text:p>2216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office:value-type="string">
            <text:p>chybne rozpoznaný odkaz</text:p>
          </table:table-cell>
          <table:table-cell table:style-name="ce27" office:value-type="string">
            <text:p>7-93</text:p>
          </table:table-cell>
          <table:table-cell table:style-name="ce27" office:value-type="string">
            <text:p>7-9a</text:p>
          </table:table-cell>
          <table:table-cell table:number-columns-repeated="1018"/>
        </table:table-row>
        <table:table-row table:style-name="ro4">
          <table:table-cell office:value-type="string">
            <text:p>2223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škodu, +</text:p>
          </table:table-cell>
          <table:table-cell office:value-type="string">
            <text:p>škodu. +</text:p>
          </table:table-cell>
          <table:table-cell table:number-columns-repeated="1018"/>
        </table:table-row>
        <table:table-row table:style-name="ro4">
          <table:table-cell office:value-type="string">
            <text:p>222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za slovom "ochotne" má byť čiarka, nie bodkočiarka</text:p>
          </table:table-cell>
          <table:table-cell office:value-type="string">
            <text:p>ochotne; nie</text:p>
          </table:table-cell>
          <table:table-cell office:value-type="string">
            <text:p>ochotne, nie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2230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(múd-)rostí.</text:p>
          </table:table-cell>
          <table:table-cell office:value-type="string">
            <text:p>(múd-)rosti.</text:p>
          </table:table-cell>
          <table:table-cell table:number-columns-repeated="1018"/>
        </table:table-row>
        <table:table-row table:style-name="ro4">
          <table:table-cell office:value-type="string">
            <text:p>2230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9., 5. a 1. zdola majú byť viac odsadené</text:p>
          </table:table-cell>
          <table:table-cell table:number-columns-repeated="1020"/>
        </table:table-row>
        <table:table-row table:style-name="ro4">
          <table:table-cell office:value-type="string">
            <text:p>2231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4. a 8. riadok hymnu majú byť viac odsadené</text:p>
          </table:table-cell>
          <table:table-cell table:number-columns-repeated="1020"/>
        </table:table-row>
        <table:table-row table:style-name="ro4">
          <table:table-cell office:value-type="string">
            <text:p>2235</text:p>
          </table:table-cell>
          <table:table-cell office:value-type="string">
            <text:p>1. zdola</text:p>
          </table:table-cell>
          <table:table-cell office:value-type="string">
            <text:p>4</text:p>
          </table:table-cell>
          <table:table-cell office:value-type="string">
            <text:p>zátvorka na konci riadka má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2236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1018"/>
        </table:table-row>
        <table:table-row table:style-name="ro1">
          <table:table-cell office:value-type="string">
            <text:p>2237</text:p>
          </table:table-cell>
          <table:table-cell office:value-type="string">
            <text:p>10. až 8. zdola</text:p>
          </table:table-cell>
          <table:table-cell office:value-type="string">
            <text:p>8</text:p>
          </table:table-cell>
          <table:table-cell office:value-type="string">
            <text:p>riadky majú byť odsadené o jeden TAB menej/vľavo (správne napr. str. 2212, 2247)</text:p>
          </table:table-cell>
          <table:table-cell table:number-columns-repeated="1020"/>
        </table:table-row>
        <table:table-row table:style-name="ro4">
          <table:table-cell office:value-type="string">
            <text:p>2239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za slovom "HYMNUS" nemá byť dvojbodka</text:p>
          </table:table-cell>
          <table:table-cell table:style-name="ce27" office:value-type="string">
            <text:p>HYMNUS:</text:p>
          </table:table-cell>
          <table:table-cell table:style-name="ce27" office:value-type="string">
            <text:p>HYMNUS</text:p>
          </table:table-cell>
          <table:table-cell table:number-columns-repeated="1018"/>
        </table:table-row>
        <table:table-row table:style-name="ro4">
          <table:table-cell office:value-type="string">
            <text:p>2240</text:p>
          </table:table-cell>
          <table:table-cell office:value-type="string">
            <text:p>4. zdola</text:p>
          </table:table-cell>
          <table:table-cell office:value-type="string">
            <text:p>4</text:p>
          </table:table-cell>
          <table:table-cell office:value-type="string">
            <text:p>slová majú byť červenou</text:p>
          </table:table-cell>
          <table:table-cell table:style-name="ce30" office:value-type="string">
            <text:p>pre pannu mučenicu:</text:p>
          </table:table-cell>
          <table:table-cell table:style-name="ce33" office:value-type="string">
            <text:p>pre pannu mučenicu:</text:p>
          </table:table-cell>
          <table:table-cell table:number-columns-repeated="1018"/>
        </table:table-row>
        <table:table-row table:style-name="ro4">
          <table:table-cell office:value-type="string">
            <text:p>2241</text:p>
          </table:table-cell>
          <table:table-cell office:value-type="string">
            <text:p>9. zhora</text:p>
          </table:table-cell>
          <table:table-cell office:value-type="string">
            <text:p>1</text:p>
          </table:table-cell>
          <table:table-cell office:value-type="string">
            <text:p>chybne rozpozané slovo (š -&gt; ž)</text:p>
          </table:table-cell>
          <table:table-cell office:value-type="string">
            <text:p>Ješišu</text:p>
          </table:table-cell>
          <table:table-cell office:value-type="string">
            <text:p>Ježišu</text:p>
          </table:table-cell>
          <table:table-cell table:number-columns-repeated="1018"/>
        </table:table-row>
        <table:table-row table:style-name="ro4">
          <table:table-cell office:value-type="string">
            <text:p>2242</text:p>
          </table:table-cell>
          <table:table-cell office:value-type="string">
            <text:p>3. zdola</text:p>
          </table:table-cell>
          <table:table-cell table:style-name="ce21" office:value-type="string">
            <text:p>3</text:p>
          </table:table-cell>
          <table:table-cell table:style-name="ce14" office:value-type="string">
            <text:p>chybné písmeno (Ž -&gt; ž)</text:p>
          </table:table-cell>
          <table:table-cell table:style-name="ce27" office:value-type="string">
            <text:p>namiesto Žalmu 122...</text:p>
          </table:table-cell>
          <table:table-cell table:style-name="ce27" office:value-type="string">
            <text:p>namiesto žalmu 122...</text:p>
          </table:table-cell>
          <table:table-cell table:number-columns-repeated="1018"/>
        </table:table-row>
        <table:table-row table:style-name="ro4">
          <table:table-cell office:value-type="string">
            <text:p>2242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table:style-name="ce14" office:value-type="string">
            <text:p>chybné písmeno (Ž -&gt; ž) 3x</text:p>
          </table:table-cell>
          <table:table-cell table:style-name="ce27" office:value-type="string">
            <text:p>Žalm 129... Žalmu 127... Žalm 131</text:p>
          </table:table-cell>
          <table:table-cell table:style-name="ce27" office:value-type="string">
            <text:p>žalm 129... žalmu 127... žalm 131</text:p>
          </table:table-cell>
          <table:table-cell table:number-columns-repeated="1018"/>
        </table:table-row>
        <table:table-row table:style-name="ro4">
          <table:table-cell office:value-type="string">
            <text:p>2244</text:p>
          </table:table-cell>
          <table:table-cell office:value-type="string">
            <text:p>6. a 5. zdola</text:p>
          </table:table-cell>
          <table:table-cell office:value-type="string">
            <text:p>2</text:p>
          </table:table-cell>
          <table:table-cell office:value-type="string">
            <text:p>chybné zalomenie verša ("úder" má byť na ďalšom r.)</text:p>
          </table:table-cell>
          <table:table-cell office:value-type="string">
            <text:p>nestihol úder / a rana</text:p>
          </table:table-cell>
          <table:table-cell office:value-type="string">
            <text:p>nestihol / úder a rana</text:p>
          </table:table-cell>
          <table:table-cell table:number-columns-repeated="1018"/>
        </table:table-row>
        <table:table-row table:style-name="ro4">
          <table:table-cell office:value-type="string">
            <text:p>2248</text:p>
          </table:table-cell>
          <table:table-cell office:value-type="string">
            <text:p>10. zdola</text:p>
          </table:table-cell>
          <table:table-cell office:value-type="string">
            <text:p>4</text:p>
          </table:table-cell>
          <table:table-cell office:value-type="string">
            <text:p>zátvorka na konci riadka má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2248</text:p>
          </table:table-cell>
          <table:table-cell office:value-type="string">
            <text:p>6. až 4. zdola</text:p>
          </table:table-cell>
          <table:table-cell office:value-type="string">
            <text:p>5</text:p>
          </table:table-cell>
          <table:table-cell office:value-type="string">
            <text:p>zvolanie a začiatok prosby sú šedou farbou</text:p>
          </table:table-cell>
          <table:table-cell table:number-columns-repeated="1020"/>
        </table:table-row>
        <table:table-row table:style-name="ro1">
          <table:table-cell office:value-type="string">
            <text:p>2253</text:p>
          </table:table-cell>
          <table:table-cell office:value-type="string">
            <text:p>chválospev</text:p>
          </table:table-cell>
          <table:table-cell office:value-type="string">
            <text:p>8</text:p>
          </table:table-cell>
          <table:table-cell office:value-type="string">
            <text:p>3., 5., 7., 11., 13. riadok majú byť viac odsadené (správne je riadok 8. zdola)</text:p>
          </table:table-cell>
          <table:table-cell table:number-columns-repeated="1020"/>
        </table:table-row>
        <table:table-row table:style-name="ro4">
          <table:table-cell office:value-type="string">
            <text:p>225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vyznavačovi</text:p>
          </table:table-cell>
          <table:table-cell office:value-type="string">
            <text:p>vyznávačovi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258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solou</text:p>
          </table:table-cell>
          <table:table-cell office:value-type="string">
            <text:p>soľou</text:p>
          </table:table-cell>
          <table:table-cell table:number-columns-repeated="1018"/>
        </table:table-row>
        <table:table-row table:style-name="ro4">
          <table:table-cell office:value-type="string">
            <text:p>2261</text:p>
          </table:table-cell>
          <table:table-cell office:value-type="string">
            <text:p>11. zhora</text:p>
          </table:table-cell>
          <table:table-cell office:value-type="string">
            <text:p>1</text:p>
          </table:table-cell>
          <table:table-cell office:value-type="string">
            <text:p>chybne rozpoznané slovo (o -&gt; ô, l -&gt; ľ)</text:p>
          </table:table-cell>
          <table:table-cell office:value-type="string">
            <text:p>volu</text:p>
          </table:table-cell>
          <table:table-cell office:value-type="string">
            <text:p>vôľu</text:p>
          </table:table-cell>
          <table:table-cell table:number-columns-repeated="1018"/>
        </table:table-row>
        <table:table-row table:style-name="ro4">
          <table:table-cell office:value-type="string">
            <text:p>2261</text:p>
          </table:table-cell>
          <table:table-cell office:value-type="string">
            <text:p>12. zhora</text:p>
          </table:table-cell>
          <table:table-cell office:value-type="string">
            <text:p>4</text:p>
          </table:table-cell>
          <table:table-cell office:value-type="string">
            <text:p>zátvorka na konci riadka má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2262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vyznavač</text:p>
          </table:table-cell>
          <table:table-cell office:value-type="string">
            <text:p>vyznávač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263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11. a 15. zhora, 12., 8. a 4. zdola majú byť viac odsadené</text:p>
          </table:table-cell>
          <table:table-cell table:number-columns-repeated="1020"/>
        </table:table-row>
        <table:table-row table:style-name="ro4">
          <table:table-cell office:value-type="string">
            <text:p>2264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škodu, +</text:p>
          </table:table-cell>
          <table:table-cell office:value-type="string">
            <text:p>škodu. +</text:p>
          </table:table-cell>
          <table:table-cell table:number-columns-repeated="1018"/>
        </table:table-row>
        <table:table-row table:style-name="ro4">
          <table:table-cell office:value-type="string">
            <text:p>2270</text:p>
          </table:table-cell>
          <table:table-cell office:value-type="string">
            <text:p>8. zdola</text:p>
          </table:table-cell>
          <table:table-cell office:value-type="string">
            <text:p>1</text:p>
          </table:table-cell>
          <table:table-cell office:value-type="string">
            <text:p>chybne rozpoznané slovo (i -&gt; ľ)</text:p>
          </table:table-cell>
          <table:table-cell office:value-type="string">
            <text:p>vedia</text:p>
          </table:table-cell>
          <table:table-cell office:value-type="string">
            <text:p>vedľa</text:p>
          </table:table-cell>
          <table:table-cell table:number-columns-repeated="1018"/>
        </table:table-row>
        <table:table-row table:style-name="ro4">
          <table:table-cell office:value-type="string">
            <text:p>2271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ta</text:p>
          </table:table-cell>
          <table:table-cell office:value-type="string">
            <text:p>ťa</text:p>
          </table:table-cell>
          <table:table-cell table:number-columns-repeated="1018"/>
        </table:table-row>
        <table:table-row table:style-name="ro4">
          <table:table-cell office:value-type="string">
            <text:p>2271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1018"/>
        </table:table-row>
        <table:table-row table:style-name="ro4">
          <table:table-cell office:value-type="string">
            <text:p>2271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1018"/>
        </table:table-row>
        <table:table-row table:style-name="ro4">
          <table:table-cell office:value-type="string">
            <text:p>2271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lúbil;</text:p>
          </table:table-cell>
          <table:table-cell office:value-type="string">
            <text:p>obľúbil;</text:p>
          </table:table-cell>
          <table:table-cell table:number-columns-repeated="1018"/>
        </table:table-row>
        <table:table-row table:style-name="ro4">
          <table:table-cell office:value-type="string">
            <text:p>2274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7., 11., 15. zhora, 10., 5. a 1. zdola majú byť viac odsadené</text:p>
          </table:table-cell>
          <table:table-cell table:number-columns-repeated="1020"/>
        </table:table-row>
        <table:table-row table:style-name="ro4">
          <table:table-cell office:value-type="string">
            <text:p>2275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1018"/>
        </table:table-row>
        <table:table-row table:style-name="ro4">
          <table:table-cell office:value-type="string">
            <text:p>2275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4. a 8. riadok zhora majú byť viac odsadené</text:p>
          </table:table-cell>
          <table:table-cell table:number-columns-repeated="1020"/>
        </table:table-row>
        <table:table-row table:style-name="ro4">
          <table:table-cell table:style-name="ce9" office:value-type="string">
            <text:p>2276</text:p>
          </table:table-cell>
          <table:table-cell table:style-name="ce17" office:value-type="string">
            <text:p>7./8. zhora</text:p>
          </table:table-cell>
          <table:table-cell table:style-name="ce25"/>
          <table:table-cell table:style-name="ce17" office:value-type="string">
            <text:p>delenie slova</text:p>
          </table:table-cell>
          <table:table-cell table:style-name="ce15" office:value-type="string">
            <text:p>ná-jde</text:p>
          </table:table-cell>
          <table:table-cell table:style-name="ce15" office:value-type="string">
            <text:p>náj-de</text:p>
          </table:table-cell>
          <table:table-cell table:number-columns-repeated="1018"/>
        </table:table-row>
        <table:table-row table:style-name="ro4">
          <table:table-cell office:value-type="string">
            <text:p>2277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ne rozpoznané slovo (l -&gt; š); správne str. 2286</text:p>
          </table:table-cell>
          <table:table-cell office:value-type="string">
            <text:p>napĺňal</text:p>
          </table:table-cell>
          <table:table-cell office:value-type="string">
            <text:p>napĺňaš</text:p>
          </table:table-cell>
          <table:table-cell table:number-columns-repeated="1018"/>
        </table:table-row>
        <table:table-row table:style-name="ro4">
          <table:table-cell office:value-type="string">
            <text:p>2279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table:style-name="ce14" office:value-type="string">
            <text:p>chybné písmeno (Ž -&gt; ž)</text:p>
          </table:table-cell>
          <table:table-cell table:style-name="ce27" office:value-type="string">
            <text:p>namiesto Žalmu 122...</text:p>
          </table:table-cell>
          <table:table-cell table:style-name="ce27" office:value-type="string">
            <text:p>namiesto žalmu 122...</text:p>
          </table:table-cell>
          <table:table-cell table:number-columns-repeated="1018"/>
        </table:table-row>
        <table:table-row table:style-name="ro4">
          <table:table-cell office:value-type="string">
            <text:p>2279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table:style-name="ce14" office:value-type="string">
            <text:p>chybné písmeno (Ž -&gt; ž) 3x</text:p>
          </table:table-cell>
          <table:table-cell table:style-name="ce27" office:value-type="string">
            <text:p>Žalm 129... Žalmu 127... Žalm 131</text:p>
          </table:table-cell>
          <table:table-cell table:style-name="ce27" office:value-type="string">
            <text:p>žalm 129... žalmu 127... žalm 131</text:p>
          </table:table-cell>
          <table:table-cell table:number-columns-repeated="1018"/>
        </table:table-row>
        <table:table-row table:style-name="ro4">
          <table:table-cell office:value-type="string">
            <text:p>2281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16., 12., 8., 4. riadok zdola majú byť viac odsadené</text:p>
          </table:table-cell>
          <table:table-cell table:number-columns-repeated="1020"/>
        </table:table-row>
        <table:table-row table:style-name="ro4">
          <table:table-cell office:value-type="string">
            <text:p>2283</text:p>
          </table:table-cell>
          <table:table-cell office:value-type="string">
            <text:p>chválospev</text:p>
          </table:table-cell>
          <table:table-cell office:value-type="string">
            <text:p>8</text:p>
          </table:table-cell>
          <table:table-cell office:value-type="string">
            <text:p>11., 9., 7., 3. a 1. riadok zdola majú byť viac odsadené</text:p>
          </table:table-cell>
          <table:table-cell table:number-columns-repeated="1020"/>
        </table:table-row>
        <table:table-row table:style-name="ro4">
          <table:table-cell office:value-type="string">
            <text:p>2287</text:p>
          </table:table-cell>
          <table:table-cell office:value-type="string">
            <text:p>7. zdola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number-columns-repeated="1018"/>
        </table:table-row>
        <table:table-row table:style-name="ro4">
          <table:table-cell office:value-type="string">
            <text:p>2288</text:p>
          </table:table-cell>
          <table:table-cell office:value-type="string">
            <text:p>10. zdola</text:p>
          </table:table-cell>
          <table:table-cell office:value-type="string">
            <text:p>4</text:p>
          </table:table-cell>
          <table:table-cell office:value-type="string">
            <text:p>zátvorka na konci riadka má byť červenou farbou</text:p>
          </table:table-cell>
          <table:table-cell table:number-columns-repeated="1020"/>
        </table:table-row>
        <table:table-row table:style-name="ro1">
          <table:table-cell office:value-type="string">
            <text:p>2289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6., 10., 11. a 14. riadok zhora; 10., 5. a 1. riadok zdola majú byť viac odsadené</text:p>
          </table:table-cell>
          <table:table-cell table:number-columns-repeated="1020"/>
        </table:table-row>
        <table:table-row table:style-name="ro4">
          <table:table-cell office:value-type="string">
            <text:p>2289</text:p>
          </table:table-cell>
          <table:table-cell office:value-type="string">
            <text:p>11. zhora</text:p>
          </table:table-cell>
          <table:table-cell office:value-type="string">
            <text:p>2</text:p>
          </table:table-cell>
          <table:table-cell office:value-type="string">
            <text:p>chýba mäkčeň na š</text:p>
          </table:table-cell>
          <table:table-cell office:value-type="string">
            <text:p>zves</text:p>
          </table:table-cell>
          <table:table-cell office:value-type="string">
            <text:p>zveš</text:p>
          </table:table-cell>
          <table:table-cell table:number-columns-repeated="1018"/>
        </table:table-row>
        <table:table-row table:style-name="ro4">
          <table:table-cell office:value-type="string">
            <text:p>2290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table:style-name="ce14" office:value-type="string">
            <text:p>chybne rozpoznané slovo „vôľu“ (o -&gt; ô, l -&gt; ľ)</text:p>
          </table:table-cell>
          <table:table-cell office:value-type="string">
            <text:p>volu</text:p>
          </table:table-cell>
          <table:table-cell office:value-type="string">
            <text:p>vôľu</text:p>
          </table:table-cell>
          <table:table-cell table:number-columns-repeated="1018"/>
        </table:table-row>
        <table:table-row table:style-name="ro4">
          <table:table-cell office:value-type="string">
            <text:p>2290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amiesto bodky má byť čiarka (za slovom "niet")</text:p>
          </table:table-cell>
          <table:table-cell table:style-name="ce27" office:value-type="string">
            <text:p>niet. berie</text:p>
          </table:table-cell>
          <table:table-cell table:style-name="ce27" office:value-type="string">
            <text:p>niet, berie</text:p>
          </table:table-cell>
          <table:table-cell table:number-columns-repeated="1018"/>
        </table:table-row>
        <table:table-row table:style-name="ro4">
          <table:table-cell office:value-type="string">
            <text:p>2291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ol</text:p>
          </table:table-cell>
          <table:table-cell office:value-type="string">
            <text:p>moľ</text:p>
          </table:table-cell>
          <table:table-cell table:number-columns-repeated="1018"/>
        </table:table-row>
        <table:table-row table:style-name="ro4">
          <table:table-cell office:value-type="string">
            <text:p>2294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chýba bodka</text:p>
          </table:table-cell>
          <table:table-cell table:style-name="ce27" office:value-type="string">
            <text:p>chvály</text:p>
          </table:table-cell>
          <table:table-cell table:style-name="ce27" office:value-type="string">
            <text:p>chvály.</text:p>
          </table:table-cell>
          <table:table-cell table:number-columns-repeated="1018"/>
        </table:table-row>
        <table:table-row table:style-name="ro4">
          <table:table-cell office:value-type="string">
            <text:p>2298</text:p>
          </table:table-cell>
          <table:table-cell office:value-type="string">
            <text:p>13. zhora</text:p>
          </table:table-cell>
          <table:table-cell office:value-type="string">
            <text:p>2</text:p>
          </table:table-cell>
          <table:table-cell office:value-type="string">
            <text:p>za slovom "večnosť" chýba bodkočiarka</text:p>
          </table:table-cell>
          <table:table-cell office:value-type="string">
            <text:p>večnosť</text:p>
          </table:table-cell>
          <table:table-cell office:value-type="string">
            <text:p>večnosť;</text:p>
          </table:table-cell>
          <table:table-cell table:number-columns-repeated="1018"/>
        </table:table-row>
        <table:table-row table:style-name="ro1">
          <table:table-cell office:value-type="string">
            <text:p>2298</text:p>
          </table:table-cell>
          <table:table-cell office:value-type="string">
            <text:p>13. a 14. zhora</text:p>
          </table:table-cell>
          <table:table-cell office:value-type="string">
            <text:p>2</text:p>
          </table:table-cell>
          <table:table-cell office:value-type="string">
            <text:p>chybne zalomený verš ("daj," má byť až na začiaku 14. riadka); porov. predošlé strofy</text:p>
          </table:table-cell>
          <table:table-cell office:value-type="string">
            <text:p>večnosť daj, / nech sa</text:p>
          </table:table-cell>
          <table:table-cell office:value-type="string">
            <text:p>večnosť; daj, nech sa</text:p>
          </table:table-cell>
          <table:table-cell table:number-columns-repeated="1018"/>
        </table:table-row>
        <table:table-row table:style-name="ro4">
          <table:table-cell office:value-type="string">
            <text:p>2299</text:p>
          </table:table-cell>
          <table:table-cell office:value-type="string">
            <text:p>5. zdola</text:p>
          </table:table-cell>
          <table:table-cell office:value-type="string">
            <text:p>8</text:p>
          </table:table-cell>
          <table:table-cell office:value-type="string">
            <text:p>riadok má byť odsadený (ako predchádzajúci, "zbav")</text:p>
          </table:table-cell>
          <table:table-cell table:number-columns-repeated="1020"/>
        </table:table-row>
        <table:table-row table:style-name="ro4">
          <table:table-cell office:value-type="string">
            <text:p>2301</text:p>
          </table:table-cell>
          <table:table-cell office:value-type="string">
            <text:p>6. zdola</text:p>
          </table:table-cell>
          <table:table-cell office:value-type="string">
            <text:p>2</text:p>
          </table:table-cell>
          <table:table-cell office:value-type="string">
            <text:p>na konci riadka chýba hviezdička (správne napr. 2252)</text:p>
          </table:table-cell>
          <table:table-cell office:value-type="string">
            <text:p>zeme;</text:p>
          </table:table-cell>
          <table:table-cell office:value-type="string">
            <text:p>zeme; *</text:p>
          </table:table-cell>
          <table:table-cell table:number-columns-repeated="1018"/>
        </table:table-row>
        <table:table-row table:style-name="ro4">
          <table:table-cell office:value-type="string">
            <text:p>2305</text:p>
          </table:table-cell>
          <table:table-cell office:value-type="string">
            <text:p>6. zhora</text:p>
          </table:table-cell>
          <table:table-cell office:value-type="string">
            <text:p>4</text:p>
          </table:table-cell>
          <table:table-cell office:value-type="string">
            <text:p>čiarka v zátvorke má byť čiernou (LH IV, str. 2013)</text:p>
          </table:table-cell>
          <table:table-cell table:number-columns-repeated="1020"/>
        </table:table-row>
        <table:table-row table:style-name="ro4">
          <table:table-cell office:value-type="string">
            <text:p>2310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môj;*</text:p>
          </table:table-cell>
          <table:table-cell office:value-type="string">
            <text:p>môj; *</text:p>
          </table:table-cell>
          <table:table-cell table:number-columns-repeated="1018"/>
        </table:table-row>
        <table:table-row table:style-name="ro4">
          <table:table-cell office:value-type="string">
            <text:p>2311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office:value-type="string">
            <text:p>chybne rozpoznané slovo (í -&gt; l)</text:p>
          </table:table-cell>
          <table:table-cell office:value-type="string">
            <text:p>íebo</text:p>
          </table:table-cell>
          <table:table-cell office:value-type="string">
            <text:p>lebo</text:p>
          </table:table-cell>
          <table:table-cell table:number-columns-repeated="1018"/>
        </table:table-row>
        <table:table-row table:style-name="ro4">
          <table:table-cell office:value-type="string">
            <text:p>2312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má byť bodka namiesto čiarky na konci riadka</text:p>
          </table:table-cell>
          <table:table-cell office:value-type="string">
            <text:p>(str. 2304),</text:p>
          </table:table-cell>
          <table:table-cell office:value-type="string">
            <text:p>(str. 2304).</text:p>
          </table:table-cell>
          <table:table-cell table:number-columns-repeated="1018"/>
        </table:table-row>
        <table:table-row table:style-name="ro4">
          <table:table-cell office:value-type="string">
            <text:p>2318</text:p>
          </table:table-cell>
          <table:table-cell office:value-type="string">
            <text:p>9. zhora</text:p>
          </table:table-cell>
          <table:table-cell office:value-type="string">
            <text:p>4</text:p>
          </table:table-cell>
          <table:table-cell office:value-type="string">
            <text:p>čiarka v zátvorke má byť čiernou (LH IV, str. 2013)</text:p>
          </table:table-cell>
          <table:table-cell table:number-columns-repeated="1020"/>
        </table:table-row>
        <table:table-row table:style-name="ro4">
          <table:table-cell office:value-type="string">
            <text:p>2324</text:p>
          </table:table-cell>
          <table:table-cell office:value-type="string">
            <text:p>záhlavie</text:p>
          </table:table-cell>
          <table:table-cell office:value-type="string">
            <text:p>1</text:p>
          </table:table-cell>
          <table:table-cell office:value-type="string">
            <text:p>vypadlo písmeno "u" v slove "formuly"</text:p>
          </table:table-cell>
          <table:table-cell table:style-name="ce27" office:value-type="string">
            <text:p>formly</text:p>
          </table:table-cell>
          <table:table-cell table:style-name="ce27" office:value-type="string">
            <text:p>formuly</text:p>
          </table:table-cell>
          <table:table-cell table:number-columns-repeated="1018"/>
        </table:table-row>
        <table:table-row table:style-name="ro4">
          <table:table-cell office:value-type="string">
            <text:p>232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má byť arabská číslica 1 namiesto rímskej (veľkého I)</text:p>
          </table:table-cell>
          <table:table-cell table:style-name="ce16" office:value-type="string">
            <text:p>I. Po...</text:p>
          </table:table-cell>
          <table:table-cell table:style-name="ce16" office:value-type="string">
            <text:p>1. Po...</text:p>
          </table:table-cell>
          <table:table-cell table:number-columns-repeated="1018"/>
        </table:table-row>
        <table:table-row table:style-name="ro4">
          <table:table-cell office:value-type="string">
            <text:p>2326</text:p>
          </table:table-cell>
          <table:table-cell office:value-type="string">
            <text:p>10. zhora</text:p>
          </table:table-cell>
          <table:table-cell office:value-type="string">
            <text:p>4</text:p>
          </table:table-cell>
          <table:table-cell office:value-type="string">
            <text:p>dvojbodka za slovom "sa" má byť červenou farbou</text:p>
          </table:table-cell>
          <table:table-cell table:number-columns-repeated="1020"/>
        </table:table-row>
        <table:table-row table:style-name="ro4">
          <table:table-cell office:value-type="string">
            <text:p>2326</text:p>
          </table:table-cell>
          <table:table-cell office:value-type="string">
            <text:p>9. zdola</text:p>
          </table:table-cell>
          <table:table-cell office:value-type="string">
            <text:p>1</text:p>
          </table:table-cell>
          <table:table-cell office:value-type="string">
            <text:p>za dvojbodkou chýba text "Pane, zmiluj sa."</text:p>
          </table:table-cell>
          <table:table-cell office:value-type="string">
            <text:p>zastával:</text:p>
          </table:table-cell>
          <table:table-cell office:value-type="string">
            <text:p>zastával: Pane, zmiluj sa.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28</text:p>
          </table:table-cell>
          <table:table-cell office:value-type="string">
            <text:p>14. zdola</text:p>
          </table:table-cell>
          <table:table-cell office:value-type="string">
            <text:p>2</text:p>
          </table:table-cell>
          <table:table-cell office:value-type="string">
            <text:p>chýba medzera a hviezdička na konci riadka</text:p>
          </table:table-cell>
          <table:table-cell office:value-type="string">
            <text:p>Sion,</text:p>
          </table:table-cell>
          <table:table-cell office:value-type="string">
            <text:p>Sion, *</text:p>
          </table:table-cell>
          <table:table-cell table:number-columns-repeated="1018"/>
        </table:table-row>
        <table:table-row table:style-name="ro4">
          <table:table-cell office:value-type="string">
            <text:p>2332</text:p>
          </table:table-cell>
          <table:table-cell office:value-type="string">
            <text:p>1. až 14. zhora</text:p>
          </table:table-cell>
          <table:table-cell office:value-type="string">
            <text:p>5</text:p>
          </table:table-cell>
          <table:table-cell office:value-type="string">
            <text:p>riadky sú šedou farbou (raster)</text:p>
          </table:table-cell>
          <table:table-cell table:number-columns-repeated="1020"/>
        </table:table-row>
        <table:table-row table:style-name="ro4">
          <table:table-cell office:value-type="string">
            <text:p>2337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de' Liguóri</text:p>
          </table:table-cell>
          <table:table-cell office:value-type="string">
            <text:p>de’ Liguori</text:p>
          </table:table-cell>
          <table:table-cell table:number-columns-repeated="1018"/>
        </table:table-row>
        <table:table-row table:style-name="ro4">
          <table:table-cell office:value-type="string">
            <text:p>2337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emá byť dĺžeň na o</text:p>
          </table:table-cell>
          <table:table-cell office:value-type="string">
            <text:p>Liguóri</text:p>
          </table:table-cell>
          <table:table-cell office:value-type="string">
            <text:p>Liguori</text:p>
          </table:table-cell>
          <table:table-cell table:number-columns-repeated="1018"/>
        </table:table-row>
        <table:table-row table:style-name="ro4">
          <table:table-cell office:value-type="string">
            <text:p>2337</text:p>
          </table:table-cell>
          <table:table-cell office:value-type="string">
            <text:p>18. zhora</text:p>
          </table:table-cell>
          <table:table-cell office:value-type="string">
            <text:p>3</text:p>
          </table:table-cell>
          <table:table-cell office:value-type="string">
            <text:p>chýba medzera za čiarkou </text:p>
          </table:table-cell>
          <table:table-cell office:value-type="string">
            <text:p>opáta,17.</text:p>
          </table:table-cell>
          <table:table-cell office:value-type="string">
            <text:p>opáta, 17.</text:p>
          </table:table-cell>
          <table:table-cell table:number-columns-repeated="1018"/>
        </table:table-row>
        <table:table-row table:style-name="ro4">
          <table:table-cell office:value-type="string">
            <text:p>2337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čiarka za slovom "pustovníkov"</text:p>
          </table:table-cell>
          <table:table-cell office:value-type="string">
            <text:p>pustovníkov 17.</text:p>
          </table:table-cell>
          <table:table-cell office:value-type="string">
            <text:p>pustovníkov, 17.</text:p>
          </table:table-cell>
          <table:table-cell table:number-columns-repeated="1018"/>
        </table:table-row>
        <table:table-row table:style-name="ro4">
          <table:table-cell office:value-type="string">
            <text:p>2338</text:p>
          </table:table-cell>
          <table:table-cell office:value-type="string">
            <text:p>2. zdola</text:p>
          </table:table-cell>
          <table:table-cell office:value-type="string">
            <text:p>1</text:p>
          </table:table-cell>
          <table:table-cell office:value-type="string">
            <text:p>chybne rozpoznané slovo (x -&gt; i)</text:p>
          </table:table-cell>
          <table:table-cell office:value-type="string">
            <text:p>Poncxána</text:p>
          </table:table-cell>
          <table:table-cell office:value-type="string">
            <text:p>Ponciána</text:p>
          </table:table-cell>
          <table:table-cell table:number-columns-repeated="1018"/>
        </table:table-row>
        <table:table-row table:style-name="ro4">
          <table:table-cell office:value-type="string">
            <text:p>2340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de' Pazzi</text:p>
          </table:table-cell>
          <table:table-cell office:value-type="string">
            <text:p>de’ Pazzi</text:p>
          </table:table-cell>
          <table:table-cell table:number-columns-repeated="1018"/>
        </table:table-row>
        <table:table-row table:style-name="ro4">
          <table:table-cell office:value-type="string">
            <text:p>2340</text:p>
          </table:table-cell>
          <table:table-cell office:value-type="string">
            <text:p>11. zdola</text:p>
          </table:table-cell>
          <table:table-cell office:value-type="string">
            <text:p>2</text:p>
          </table:table-cell>
          <table:table-cell office:value-type="string">
            <text:p>vypadlo písmeno "u" v slove "Krstiteľa"</text:p>
          </table:table-cell>
          <table:table-cell office:value-type="string">
            <text:p>Krstiteľ</text:p>
          </table:table-cell>
          <table:table-cell office:value-type="string">
            <text:p>Krstiteľa</text:p>
          </table:table-cell>
          <table:table-cell table:number-columns-repeated="1018"/>
        </table:table-row>
        <table:table-row table:style-name="ro1">
          <table:table-cell office:value-type="string">
            <text:p>2340-2341</text:p>
          </table:table-cell>
          <table:table-cell table:number-columns-repeated="2"/>
          <table:table-cell office:value-type="string">
            <text:p>od "Jána Eudes" po "Kataríny Sienskej" by mali byť zoradené abecedne (abecedné poradie nie je dodržané)</text:p>
          </table:table-cell>
          <table:table-cell table:number-columns-repeated="2"/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1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za slovom "júla" nemá byť bodka</text:p>
          </table:table-cell>
          <table:table-cell office:value-type="string">
            <text:p>júla.</text:p>
          </table:table-cell>
          <table:table-cell office:value-type="string">
            <text:p>júla</text:p>
          </table:table-cell>
          <table:table-cell table:number-columns-repeated="1018"/>
        </table:table-row>
        <table:table-row table:style-name="ro4">
          <table:table-cell office:value-type="string">
            <text:p>2341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za slovom "novembra" nemá byť bodka</text:p>
          </table:table-cell>
          <table:table-cell office:value-type="string">
            <text:p>novembra.</text:p>
          </table:table-cell>
          <table:table-cell office:value-type="string">
            <text:p>novembra</text:p>
          </table:table-cell>
          <table:table-cell table:number-columns-repeated="1018"/>
        </table:table-row>
        <table:table-row table:style-name="ro4">
          <table:table-cell office:value-type="string">
            <text:p>2342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Kíma</text:p>
          </table:table-cell>
          <table:table-cell office:value-type="string">
            <text:p>Kima</text:p>
          </table:table-cell>
          <table:table-cell table:number-columns-repeated="1018"/>
        </table:table-row>
        <table:table-row table:style-name="ro4">
          <table:table-cell office:value-type="string">
            <text:p>2342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ýba uvedenie, že Ondrej bol kňaz</text:p>
          </table:table-cell>
          <table:table-cell office:value-type="string">
            <text:p>Taegona a spoločníkov</text:p>
          </table:table-cell>
          <table:table-cell office:value-type="string">
            <text:p>Taegona, kňaza, a spoločníkov</text:p>
          </table:table-cell>
          <table:table-cell table:number-columns-repeated="1018"/>
        </table:table-row>
        <table:table-row table:style-name="ro4">
          <table:table-cell office:value-type="string">
            <text:p>2342</text:p>
          </table:table-cell>
          <table:table-cell office:value-type="string">
            <text:p>19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Pía</text:p>
          </table:table-cell>
          <table:table-cell office:value-type="string">
            <text:p>Pia</text:p>
          </table:table-cell>
          <table:table-cell table:number-columns-repeated="1018"/>
        </table:table-row>
        <table:table-row table:style-name="ro4">
          <table:table-cell office:value-type="string">
            <text:p>2342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Š (správne str. 1675)</text:p>
          </table:table-cell>
          <table:table-cell office:value-type="string">
            <text:p>Skolastiky</text:p>
          </table:table-cell>
          <table:table-cell office:value-type="string">
            <text:p>Školastiky</text:p>
          </table:table-cell>
          <table:table-cell table:number-columns-repeated="1018"/>
        </table:table-row>
        <table:table-row table:style-name="ro4">
          <table:table-cell office:value-type="string">
            <text:p>2342</text:p>
          </table:table-cell>
          <table:table-cell office:value-type="string">
            <text:p>2. zdola</text:p>
          </table:table-cell>
          <table:table-cell office:value-type="string">
            <text:p>1</text:p>
          </table:table-cell>
          <table:table-cell office:value-type="string">
            <text:p>chybne rozpoznané slovo (r -&gt; ľ)</text:p>
          </table:table-cell>
          <table:table-cell office:value-type="string">
            <text:p>učiterky</text:p>
          </table:table-cell>
          <table:table-cell office:value-type="string">
            <text:p>učiteľky</text:p>
          </table:table-cell>
          <table:table-cell table:number-columns-repeated="1018"/>
        </table:table-row>
        <table:table-row table:style-name="ro4">
          <table:table-cell office:value-type="string">
            <text:p>2343</text:p>
          </table:table-cell>
          <table:table-cell office:value-type="string">
            <text:p>17. zhora</text:p>
          </table:table-cell>
          <table:table-cell office:value-type="string">
            <text:p>3</text:p>
          </table:table-cell>
          <table:table-cell office:value-type="string">
            <text:p>za slovom "apríla" nemá byť bodka</text:p>
          </table:table-cell>
          <table:table-cell office:value-type="string">
            <text:p>apríla.</text:p>
          </table:table-cell>
          <table:table-cell office:value-type="string">
            <text:p>apríla</text:p>
          </table:table-cell>
          <table:table-cell table:number-columns-repeated="1018"/>
        </table:table-row>
        <table:table-row table:style-name="ro4">
          <table:table-cell office:value-type="string">
            <text:p>2343</text:p>
          </table:table-cell>
          <table:table-cell office:value-type="string">
            <text:p>19. zhora</text:p>
          </table:table-cell>
          <table:table-cell office:value-type="string">
            <text:p>3</text:p>
          </table:table-cell>
          <table:table-cell office:value-type="string">
            <text:p>za slovom "novembra" nemá byť bodka</text:p>
          </table:table-cell>
          <table:table-cell office:value-type="string">
            <text:p>novembra.</text:p>
          </table:table-cell>
          <table:table-cell office:value-type="string">
            <text:p>novembra</text:p>
          </table:table-cell>
          <table:table-cell table:number-columns-repeated="1018"/>
        </table:table-row>
        <table:table-row table:style-name="ro4">
          <table:table-cell office:value-type="string">
            <text:p>2343</text:p>
          </table:table-cell>
          <table:table-cell office:value-type="string">
            <text:p>22. zhora</text:p>
          </table:table-cell>
          <table:table-cell office:value-type="string">
            <text:p>3</text:p>
          </table:table-cell>
          <table:table-cell office:value-type="string">
            <text:p>chýba medzera za čiarkou </text:p>
          </table:table-cell>
          <table:table-cell office:value-type="string">
            <text:p>Pavla,18.</text:p>
          </table:table-cell>
          <table:table-cell office:value-type="string">
            <text:p>Pavla, 18.</text:p>
          </table:table-cell>
          <table:table-cell table:number-columns-repeated="1018"/>
        </table:table-row>
        <table:table-row table:style-name="ro4">
          <table:table-cell office:value-type="string">
            <text:p>2343</text:p>
          </table:table-cell>
          <table:table-cell office:value-type="string">
            <text:p>4. zdola</text:p>
          </table:table-cell>
          <table:table-cell office:value-type="string">
            <text:p>8</text:p>
          </table:table-cell>
          <table:table-cell office:value-type="string">
            <text:p>text je v rámci "Výročie posviacky", má byť odsadený</text:p>
          </table:table-cell>
          <table:table-cell table:number-columns-repeated="1020"/>
        </table:table-row>
        <table:table-row table:style-name="ro4">
          <table:table-cell office:value-type="string">
            <text:p>2344</text:p>
          </table:table-cell>
          <table:table-cell office:value-type="string">
            <text:p>3. zhora</text:p>
          </table:table-cell>
          <table:table-cell office:value-type="string">
            <text:p>2</text:p>
          </table:table-cell>
          <table:table-cell office:value-type="string">
            <text:p>chybne uvedené číslo strany</text:p>
          </table:table-cell>
          <table:table-cell table:style-name="ce6" office:value-type="float" office:value="1956">
            <text:p>1956</text:p>
          </table:table-cell>
          <table:table-cell table:style-name="ce6" office:value-type="float" office:value="1596">
            <text:p>1596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4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ýbajú čísla veršov</text:p>
          </table:table-cell>
          <table:table-cell table:style-name="ce6" office:value-type="float" office:value="5">
            <text:p>5</text:p>
          </table:table-cell>
          <table:table-cell office:value-type="string">
            <text:p>5, 2-10. 12-13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4</text:p>
          </table:table-cell>
          <table:table-cell office:value-type="string">
            <text:p>5. zhora</text:p>
          </table:table-cell>
          <table:table-cell office:value-type="string">
            <text:p>2</text:p>
          </table:table-cell>
          <table:table-cell office:value-type="string">
            <text:p>chybne uvedené číslo strany</text:p>
          </table:table-cell>
          <table:table-cell table:style-name="ce6" office:value-type="float" office:value="1907">
            <text:p>1907</text:p>
          </table:table-cell>
          <table:table-cell table:style-name="ce6" office:value-type="float" office:value="1097">
            <text:p>1097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4</text:p>
          </table:table-cell>
          <table:table-cell table:style-name="ce8" office:value-type="string">
            <text:p>14. zhora</text:p>
          </table:table-cell>
          <table:table-cell office:value-type="string">
            <text:p>2</text:p>
          </table:table-cell>
          <table:table-cell office:value-type="string">
            <text:p>chybne uvedené číslo verša</text:p>
          </table:table-cell>
          <table:table-cell office:value-type="string">
            <text:p>19, 8-14</text:p>
          </table:table-cell>
          <table:table-cell office:value-type="string">
            <text:p>19, 8-15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4</text:p>
          </table:table-cell>
          <table:table-cell table:style-name="ce8" office:value-type="string">
            <text:p>16. zhora</text:p>
          </table:table-cell>
          <table:table-cell office:value-type="string">
            <text:p>2</text:p>
          </table:table-cell>
          <table:table-cell office:value-type="string">
            <text:p>chýbajú čísla veršov</text:p>
          </table:table-cell>
          <table:table-cell table:style-name="ce6" office:value-type="float" office:value="21">
            <text:p>21</text:p>
          </table:table-cell>
          <table:table-cell office:value-type="string">
            <text:p>21, 2-8. 14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4</text:p>
          </table:table-cell>
          <table:table-cell office:value-type="string">
            <text:p>13. zdola</text:p>
          </table:table-cell>
          <table:table-cell office:value-type="string">
            <text:p>2</text:p>
          </table:table-cell>
          <table:table-cell office:value-type="string">
            <text:p>chýbajú čísla veršov</text:p>
          </table:table-cell>
          <table:table-cell table:style-name="ce6" office:value-type="float" office:value="31">
            <text:p>31</text:p>
          </table:table-cell>
          <table:table-cell office:value-type="string">
            <text:p>31, 2-6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4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za slovom "Bože" nemá byť bodka</text:p>
          </table:table-cell>
          <table:table-cell office:value-type="string">
            <text:p>Bože.</text:p>
          </table:table-cell>
          <table:table-cell office:value-type="string">
            <text:p>Bože</text:p>
          </table:table-cell>
          <table:table-cell table:number-columns-repeated="1018"/>
        </table:table-row>
        <table:table-row table:style-name="ro4">
          <table:table-cell office:value-type="string">
            <text:p>2345</text:p>
          </table:table-cell>
          <table:table-cell office:value-type="string">
            <text:p>16. zhora</text:p>
          </table:table-cell>
          <table:table-cell office:value-type="string">
            <text:p>3</text:p>
          </table:table-cell>
          <table:table-cell office:value-type="string">
            <text:p>za slovom "nárek" nemá byť bodka</text:p>
          </table:table-cell>
          <table:table-cell office:value-type="string">
            <text:p>nárek.</text:p>
          </table:table-cell>
          <table:table-cell office:value-type="string">
            <text:p>nárek</text:p>
          </table:table-cell>
          <table:table-cell table:number-columns-repeated="1018"/>
        </table:table-row>
        <table:table-row table:style-name="ro4">
          <table:table-cell office:value-type="string">
            <text:p>2345</text:p>
          </table:table-cell>
          <table:table-cell office:value-type="string">
            <text:p>14. a 13. zdola</text:p>
          </table:table-cell>
          <table:table-cell office:value-type="string">
            <text:p>1</text:p>
          </table:table-cell>
          <table:table-cell office:value-type="string">
            <text:p>vypadol odkaz na Ž 81 (má odkazovať na str. 1283)</text:p>
          </table:table-cell>
          <table:table-cell/>
          <table:table-cell office:value-type="string">
            <text:p>81 <text:s/>......................... 1283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5</text:p>
          </table:table-cell>
          <table:table-cell office:value-type="string">
            <text:p>11. zdola</text:p>
          </table:table-cell>
          <table:table-cell office:value-type="string">
            <text:p>1</text:p>
          </table:table-cell>
          <table:table-cell office:value-type="string">
            <text:p>nemá byť uvedené č. strany 273</text:p>
          </table:table-cell>
          <table:table-cell office:value-type="string">
            <text:p>273, 1394, 1604...</text:p>
          </table:table-cell>
          <table:table-cell office:value-type="string">
            <text:p>1394, 1604...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5</text:p>
          </table:table-cell>
          <table:table-cell office:value-type="string">
            <text:p>11. a 10. zdola</text:p>
          </table:table-cell>
          <table:table-cell office:value-type="string">
            <text:p>1</text:p>
          </table:table-cell>
          <table:table-cell office:value-type="string">
            <text:p>má byť samostatne odkaz na Ž 86, 1-10</text:p>
          </table:table-cell>
          <table:table-cell/>
          <table:table-cell office:value-type="string">
            <text:p>86, 1-10 .................. 273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6</text:p>
          </table:table-cell>
          <table:table-cell office:value-type="string">
            <text:p>13. zdola</text:p>
          </table:table-cell>
          <table:table-cell office:value-type="string">
            <text:p>2</text:p>
          </table:table-cell>
          <table:table-cell office:value-type="string">
            <text:p>chybne uvedené č. strany (znak 0 -&gt; 9)</text:p>
          </table:table-cell>
          <table:table-cell office:value-type="string">
            <text:p>... 610</text:p>
          </table:table-cell>
          <table:table-cell office:value-type="string">
            <text:p>... 619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7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za slovom "Pánovo" nemá byť bodka</text:p>
          </table:table-cell>
          <table:table-cell office:value-type="string">
            <text:p>Pánovo.</text:p>
          </table:table-cell>
          <table:table-cell office:value-type="string">
            <text:p>Pánovo</text:p>
          </table:table-cell>
          <table:table-cell table:number-columns-repeated="1018"/>
        </table:table-row>
        <table:table-row table:style-name="ro4">
          <table:table-cell office:value-type="string">
            <text:p>2347</text:p>
          </table:table-cell>
          <table:table-cell office:value-type="string">
            <text:p>12. zdola</text:p>
          </table:table-cell>
          <table:table-cell office:value-type="string">
            <text:p>1</text:p>
          </table:table-cell>
          <table:table-cell office:value-type="string">
            <text:p>Ž 135, 1-12 sa na str. 165 nenachádza</text:p>
          </table:table-cell>
          <table:table-cell office:value-type="string">
            <text:p>... 165, 1490</text:p>
          </table:table-cell>
          <table:table-cell office:value-type="string">
            <text:p>... 1490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7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za slovom "dobrý" nemá byť bodka</text:p>
          </table:table-cell>
          <table:table-cell office:value-type="string">
            <text:p>dobrý.</text:p>
          </table:table-cell>
          <table:table-cell office:value-type="string">
            <text:p>dobrý</text:p>
          </table:table-cell>
          <table:table-cell table:number-columns-repeated="1018"/>
        </table:table-row>
        <table:table-row table:style-name="ro4">
          <table:table-cell office:value-type="string">
            <text:p>2347</text:p>
          </table:table-cell>
          <table:table-cell office:value-type="string">
            <text:p>7. zdola</text:p>
          </table:table-cell>
          <table:table-cell office:value-type="string">
            <text:p>2</text:p>
          </table:table-cell>
          <table:table-cell office:value-type="string">
            <text:p>chýbajú čísla veršov</text:p>
          </table:table-cell>
          <table:table-cell table:style-name="ce6" office:value-type="float" office:value="139">
            <text:p>139</text:p>
          </table:table-cell>
          <table:table-cell office:value-type="string">
            <text:p>139, 1-18. 23-24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7</text:p>
          </table:table-cell>
          <table:table-cell office:value-type="string">
            <text:p>6. zdola</text:p>
          </table:table-cell>
          <table:table-cell office:value-type="string">
            <text:p>2</text:p>
          </table:table-cell>
          <table:table-cell office:value-type="string">
            <text:p>chýbajú čísla veršov</text:p>
          </table:table-cell>
          <table:table-cell table:style-name="ce6" office:value-type="float" office:value="140">
            <text:p>140</text:p>
          </table:table-cell>
          <table:table-cell office:value-type="string">
            <text:p>140, 1-9. 13-14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7</text:p>
          </table:table-cell>
          <table:table-cell office:value-type="string">
            <text:p>1. zdola</text:p>
          </table:table-cell>
          <table:table-cell office:value-type="string">
            <text:p>1</text:p>
          </table:table-cell>
          <table:table-cell office:value-type="string">
            <text:p>chýba odkaz na (celý) žalm 144</text:p>
          </table:table-cell>
          <table:table-cell/>
          <table:table-cell office:value-type="string">
            <text:p>144 <text:s/>..................... 1557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7</text:p>
          </table:table-cell>
          <table:table-cell office:value-type="string">
            <text:p>1. zdola</text:p>
          </table:table-cell>
          <table:table-cell office:value-type="string">
            <text:p>1</text:p>
          </table:table-cell>
          <table:table-cell office:value-type="string">
            <text:p>nemá byť uvedené č. strany 1557</text:p>
          </table:table-cell>
          <table:table-cell office:value-type="string">
            <text:p>... 1510, 1557</text:p>
          </table:table-cell>
          <table:table-cell office:value-type="string">
            <text:p>... 1510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8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chýba odkaz na samostatne žalm 145, 1-13</text:p>
          </table:table-cell>
          <table:table-cell/>
          <table:table-cell office:value-type="string">
            <text:p>145, 1-13 <text:s/>..................... 990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8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nemá byť uvedené č. strany 990</text:p>
          </table:table-cell>
          <table:table-cell office:value-type="string">
            <text:p>... 990, 1575</text:p>
          </table:table-cell>
          <table:table-cell office:value-type="string">
            <text:p>... 1575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8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za číslom žalmu chýba čiarka</text:p>
          </table:table-cell>
          <table:table-cell office:value-type="string">
            <text:p>147 I-II</text:p>
          </table:table-cell>
          <table:table-cell table:style-name="ce37" office:value-type="string">
            <text:p>147, 1-11</text:p>
          </table:table-cell>
          <table:table-cell table:number-columns-repeated="1018"/>
        </table:table-row>
        <table:table-row table:style-name="ro4">
          <table:table-cell office:value-type="string">
            <text:p>2348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ne rozpoznané znaky (nie rímske I, II, ale arabské)</text:p>
          </table:table-cell>
          <table:table-cell office:value-type="string">
            <text:p>I-II</text:p>
          </table:table-cell>
          <table:table-cell table:style-name="ce37" office:value-type="string">
            <text:p>1-11</text:p>
          </table:table-cell>
          <table:table-cell table:number-columns-repeated="1018"/>
        </table:table-row>
        <table:table-row table:style-name="ro4">
          <table:table-cell office:value-type="string">
            <text:p>2348</text:p>
          </table:table-cell>
          <table:table-cell office:value-type="string">
            <text:p>6. zdola</text:p>
          </table:table-cell>
          <table:table-cell office:value-type="string">
            <text:p>1</text:p>
          </table:table-cell>
          <table:table-cell office:value-type="string">
            <text:p>medzi odkazmi na Ž 147, 12-20 chýba str. 1940</text:p>
          </table:table-cell>
          <table:table-cell office:value-type="string">
            <text:p>... 1709, 2027, ...</text:p>
          </table:table-cell>
          <table:table-cell office:value-type="string">
            <text:p>... 1709, 1940, 2027, ...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9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bud,</text:p>
          </table:table-cell>
          <table:table-cell office:value-type="string">
            <text:p>buď,</text:p>
          </table:table-cell>
          <table:table-cell table:number-columns-repeated="1018"/>
        </table:table-row>
        <table:table-row table:style-name="ro4">
          <table:table-cell office:value-type="string">
            <text:p>2349</text:p>
          </table:table-cell>
          <table:table-cell office:value-type="string">
            <text:p>5. a 6. zhora</text:p>
          </table:table-cell>
          <table:table-cell office:value-type="string">
            <text:p>1</text:p>
          </table:table-cell>
          <table:table-cell office:value-type="string">
            <text:p>vypadol odkaz na Tob 13, 2-8 (je na str. 1110)</text:p>
          </table:table-cell>
          <table:table-cell/>
          <table:table-cell office:value-type="string">
            <text:p>Tob 13, 2-8 ............. 1110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9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office:value-type="string">
            <text:p>na str. 1110 sa Tob 13, 8-11... nenachádza</text:p>
          </table:table-cell>
          <table:table-cell office:value-type="string">
            <text:p>... 1110, 1565</text:p>
          </table:table-cell>
          <table:table-cell office:value-type="string">
            <text:p>... 1565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2">
          <table:table-cell office:value-type="string">
            <text:p>2349</text:p>
          </table:table-cell>
          <table:table-cell office:value-type="string">
            <text:p>9. zhora</text:p>
          </table:table-cell>
          <table:table-cell office:value-type="string">
            <text:p>1</text:p>
          </table:table-cell>
          <table:table-cell office:value-type="string">
            <text:p>tento riadok tu nemá byť (Sir 31 sa nachádza len v dodatkoch štvorzväzkovej LH) -- odstrániť riadok, odkazuje na str. 0000</text:p>
          </table:table-cell>
          <table:table-cell table:number-columns-repeated="2"/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2349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za slovom "nami" nemá byť bodka</text:p>
          </table:table-cell>
          <table:table-cell office:value-type="string">
            <text:p>nami.</text:p>
          </table:table-cell>
          <table:table-cell office:value-type="string">
            <text:p>nami</text:p>
          </table:table-cell>
          <table:table-cell table:number-columns-repeated="1018"/>
        </table:table-row>
        <table:table-row table:style-name="ro4">
          <table:table-cell office:value-type="string">
            <text:p>2349</text:p>
          </table:table-cell>
          <table:table-cell office:value-type="string">
            <text:p>11. zhora</text:p>
          </table:table-cell>
          <table:table-cell office:value-type="string">
            <text:p>2</text:p>
          </table:table-cell>
          <table:table-cell office:value-type="string">
            <text:p>chybne uvedený biblický odkaz</text:p>
          </table:table-cell>
          <table:table-cell office:value-type="string">
            <text:p>Iz 2-2-5</text:p>
          </table:table-cell>
          <table:table-cell office:value-type="string">
            <text:p>Iz 2, 2-5</text:p>
          </table:table-cell>
          <table:table-cell table:number-columns-repeated="1018"/>
        </table:table-row>
        <table:table-row table:style-name="ro4">
          <table:table-cell office:value-type="string">
            <text:p>2349</text:p>
          </table:table-cell>
          <table:table-cell office:value-type="string">
            <text:p>16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daleko</text:p>
          </table:table-cell>
          <table:table-cell office:value-type="string">
            <text:p>ďaleko</text:p>
          </table:table-cell>
          <table:table-cell table:number-columns-repeated="1018"/>
        </table:table-row>
        <table:table-row table:style-name="ro4">
          <table:table-cell office:value-type="string">
            <text:p>2349</text:p>
          </table:table-cell>
          <table:table-cell office:value-type="string">
            <text:p>17. zhora</text:p>
          </table:table-cell>
          <table:table-cell office:value-type="string">
            <text:p>2</text:p>
          </table:table-cell>
          <table:table-cell office:value-type="string">
            <text:p>chybne rozpoznaný znak (O -&gt; 0, veľké o -&gt; nula)</text:p>
          </table:table-cell>
          <table:table-cell office:value-type="string">
            <text:p>17b-2O</text:p>
          </table:table-cell>
          <table:table-cell office:value-type="string">
            <text:p>17b-20</text:p>
          </table:table-cell>
          <table:table-cell table:number-columns-repeated="1018"/>
        </table:table-row>
        <table:table-row table:style-name="ro4">
          <table:table-cell office:value-type="string">
            <text:p>2349</text:p>
          </table:table-cell>
          <table:table-cell office:value-type="string">
            <text:p>19. zhora</text:p>
          </table:table-cell>
          <table:table-cell office:value-type="string">
            <text:p>3</text:p>
          </table:table-cell>
          <table:table-cell office:value-type="string">
            <text:p>chýba čiarka za slovom "Pán"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ysvetlivky" table:style-name="ta1">
        <table:table-column table:style-name="co7" table:default-cell-style-name="Default"/>
        <table:table-column table:style-name="co9" table:default-cell-style-name="ce43"/>
        <table:table-column table:style-name="co9" table:number-columns-repeated="1022" table:default-cell-style-name="Default"/>
        <table:table-row table:style-name="ro6">
          <table:table-cell table:style-name="ce39" office:value-type="string">
            <text:p>typ chyby</text:p>
          </table:table-cell>
          <table:table-cell table:style-name="ce39" office:value-type="string">
            <text:p>popis chyby</text:p>
          </table:table-cell>
          <table:table-cell table:number-columns-repeated="102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najzávažnejšie chyby (vypadnuté slová, chybný text)</text:p>
          </table:table-cell>
          <table:table-cell table:number-columns-repeated="1022"/>
        </table:table-row>
        <table:table-row table:style-name="ro6">
          <table:table-cell table:style-name="ce41"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  <table:table-cell table:number-columns-repeated="1022"/>
        </table:table-row>
        <table:table-row table:style-name="ro6">
          <table:table-cell table:style-name="ce41"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  <table:table-cell table:number-columns-repeated="1022"/>
        </table:table-row>
        <table:table-row table:style-name="ro6">
          <table:table-cell table:style-name="ce41"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  <table:table-cell table:number-columns-repeated="1022"/>
        </table:table-row>
        <table:table-row table:style-name="ro6">
          <table:table-cell table:style-name="ce41"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  <table:table-cell table:number-columns-repeated="1022"/>
        </table:table-row>
        <table:table-row table:style-name="ro6">
          <table:table-cell table:style-name="ce41" office:value-type="float" office:value="6">
            <text:p>6</text:p>
          </table:table-cell>
          <table:table-cell office:value-type="string">
            <text:p>posunutá tlač červeného a čierneho textu (spôsobuje, že napr. chýbajú medzery za červeným textom)</text:p>
          </table:table-cell>
          <table:table-cell table:number-columns-repeated="1022"/>
        </table:table-row>
        <table:table-row table:style-name="ro6">
          <table:table-cell table:style-name="ce41" office:value-type="float" office:value="7">
            <text:p>7</text:p>
          </table:table-cell>
          <table:table-cell office:value-type="string">
            <text:p>delenie slov (niekedy som si nie istý)</text:p>
          </table:table-cell>
          <table:table-cell table:number-columns-repeated="1022"/>
        </table:table-row>
        <table:table-row table:style-name="ro6">
          <table:table-cell table:style-name="ce41"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  <table:table-cell table:number-columns-repeated="1022"/>
        </table:table-row>
        <table:table-row table:style-name="ro7">
          <table:table-cell/>
          <table:table-cell table:style-name="Default"/>
          <table:table-cell table:number-columns-repeated="1022"/>
        </table:table-row>
        <table:table-row table:style-name="ro6">
          <table:table-cell table:style-name="ce39" office:value-type="string">
            <text:p>skratka</text:p>
          </table:table-cell>
          <table:table-cell table:style-name="ce39" office:value-type="string">
            <text:p>vysvetlenie</text:p>
          </table:table-cell>
          <table:table-cell table:number-columns-repeated="1022"/>
        </table:table-row>
        <table:table-row table:style-name="ro6">
          <table:table-cell table:style-name="ce42" office:value-type="string">
            <text:p>ST-SS</text:p>
          </table:table-cell>
          <table:table-cell table:style-name="ce42" office:value-type="string">
            <text:p>spoločné texty na slávnosti a sviatky (vložená príloha)</text:p>
          </table:table-cell>
          <table:table-cell table:number-columns-repeated="1022"/>
        </table:table-row>
        <table:table-row table:style-name="ro6">
          <table:table-cell table:style-name="ce43" office:value-type="string">
            <text:p>ST-I</text:p>
          </table:table-cell>
          <table:table-cell office:value-type="string">
            <text:p>spoločné texty I (vložená príloha)</text:p>
          </table:table-cell>
          <table:table-cell table:number-columns-repeated="1022"/>
        </table:table-row>
        <table:table-row table:style-name="ro6">
          <table:table-cell table:style-name="ce43" office:value-type="string">
            <text:p>ST-II</text:p>
          </table:table-cell>
          <table:table-cell office:value-type="string">
            <text:p>spoločné texty II (vložená príloha)</text:p>
          </table:table-cell>
          <table:table-cell table:number-columns-repeated="1022"/>
        </table:table-row>
        <table:table-row table:style-name="ro7">
          <table:table-cell/>
          <table:table-cell table:style-name="Default"/>
          <table:table-cell table:number-columns-repeated="1022"/>
        </table:table-row>
        <table:table-row table:style-name="ro6">
          <table:table-cell table:style-name="ce44" office:value-type="string">
            <text:p>/</text:p>
          </table:table-cell>
          <table:table-cell table:style-name="ce44" office:value-type="string">
            <text:p>lomka značí zalomenie riadka (najmä pri poézii: hymnus)</text:p>
          </table:table-cell>
          <table:table-cell table:number-columns-repeated="1022"/>
        </table:table-row>
        <table:table-row table:style-name="ro6">
          <table:table-cell table:style-name="ce44" office:value-type="string">
            <text:p>_</text:p>
          </table:table-cell>
          <table:table-cell table:style-name="ce44" office:value-type="string">
            <text:p>znak "podčiarkovník" znamená medzeru (na zvýraznenie)</text:p>
          </table:table-cell>
          <table:table-cell table:number-columns-repeated="1022"/>
        </table:table-row>
        <table:table-row table:style-name="ro6">
          <table:table-cell table:style-name="ce44" office:value-type="string">
            <text:p>( )</text:p>
          </table:table-cell>
          <table:table-cell table:style-name="ce44" office:value-type="string">
            <text:p>slovo uvedené v zátvorke je ešte z predchádzajúceho riadka (kvôli zreteľnosti)</text:p>
          </table:table-cell>
          <table:table-cell table:number-columns-repeated="1022"/>
        </table:table-row>
        <table:table-row table:style-name="ro7">
          <table:table-cell/>
          <table:table-cell table:style-name="Default"/>
          <table:table-cell table:number-columns-repeated="1022"/>
        </table:table-row>
        <table:table-row table:style-name="ro6">
          <table:table-cell table:style-name="ce45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do číslovania riadkov sa počítajú všetky riadky textu; voľné riadky sa nepočítajú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ak je to potrebné (resp. jednoduchšie), uvádzame odkaz na konkrétnu časť na danej strane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(napr. riadok vzťahujúci sa na prosby, na krátke responzórium a pod.)</text:p>
          </table:table-cell>
          <table:table-cell table:number-columns-repeated="1022"/>
        </table:table-row>
        <table:table-row table:style-name="ro7">
          <table:table-cell/>
          <table:table-cell table:style-name="Default"/>
          <table:table-cell table:number-columns-repeated="1022"/>
        </table:table-row>
        <table:table-row table:style-name="ro6">
          <table:table-cell table:style-name="ce43"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  <table:table-cell table:number-columns-repeated="1022"/>
        </table:table-row>
        <table:table-row table:style-name="ro7">
          <table:table-cell/>
          <table:table-cell table:style-name="Default"/>
          <table:table-cell table:number-columns-repeated="1022"/>
        </table:table-row>
        <table:table-row table:style-name="ro6">
          <table:table-cell table:style-name="ce43" office:value-type="string">
            <text:p>?</text:p>
          </table:table-cell>
          <table:table-cell office:value-type="string">
            <text:p>nie som si istý (týka sa napr. čiarok v „Ó antifónach“)</text:p>
          </table:table-cell>
          <table:table-cell table:number-columns-repeated="1022"/>
        </table:table-row>
        <table:table-row table:style-name="ro7" table:number-rows-repeated="2">
          <table:table-cell/>
          <table:table-cell table:style-name="Default"/>
          <table:table-cell table:number-columns-repeated="1022"/>
        </table:table-row>
        <table:table-row table:style-name="ro8">
          <table:table-cell/>
          <table:table-cell table:style-name="ce46" office:value-type="string">
            <text:p>Poznámka. Od istého momentu som prestal písať typografické chyby (napr. príliš veľké alebo nerovnomerné medzery), nakoľko ich je veľmi veľa...</text:p>
          </table:table-cell>
          <table:table-cell table:number-columns-repeated="1022"/>
        </table:table-row>
        <table:table-row table:style-name="ro7" table:number-rows-repeated="2">
          <table:table-cell/>
          <table:table-cell table:style-name="Default"/>
          <table:table-cell table:number-columns-repeated="1022"/>
        </table:table-row>
        <table:table-row table:style-name="ro9">
          <table:table-cell table:style-name="ce43" office:value-type="string">
            <text:p>SSV</text:p>
          </table:table-cell>
          <table:table-cell table:style-name="ce12" office:value-type="string">
            <text:p>Vo vydaniach lekcionárov a Svätého písma sú doplnené čiarky (napr. pred opakovanou spojkou „aj“, „ani“ a pod.</text:p>
          </table:table-cell>
          <table:table-cell table:number-columns-repeated="1022"/>
        </table:table-row>
        <table:table-row table:style-name="ro6">
          <table:table-cell table:style-name="ce43" office:value-type="string">
            <text:p>chyba LH</text:p>
          </table:table-cell>
          <table:table-cell office:value-type="string">
            <text:p>Táto chyba sa vyskytuje aj v Liturgii hodín (jednozväzková, tlačená v Ríme, 1989)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print-page-order="ttb" style:first-page-number="continue" style:scale-to="100%" style:print="zero-values">
        <style:background-image/>
      </style:page-layout-properties>
      <style:header-style>
        <style:header-footer-properties fo:min-height="2.101cm" fo:margin-left="2cm" fo:margin-right="2cm" fo:margin-bottom="2cm"/>
      </style:header-style>
      <style:footer-style>
        <style:header-footer-properties fo:min-height="2.101cm" fo:margin-left="2cm" fo:margin-right="2cm" fo:margin-top="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.11.2012</text:date>, <text:time>00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11-23T00:01:48.45</dc:date>
    <meta:print-date>1969-12-31T16:00:00</meta:print-date>
    <dc:creator>Juraj Vidéky</dc:creator>
    <meta:editing-duration>PT1M53S</meta:editing-duration>
    <meta:editing-cycles>1</meta:editing-cycles>
    <meta:generator>OpenOffice.org/3.4.1$Win32 OpenOffice.org_project/341m1$Build-9593</meta:generator>
    <meta:document-statistic meta:table-count="2" meta:cell-count="7473" meta:object-count="0"/>
  </office:meta>
</office:document-meta>
</file>